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55269"/>
    </style:style>
    <style:style style:name="ce2" style:family="table-cell" style:parent-style-name="Default" style:data-style-name="N10049"/>
    <style:style style:name="ce3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49"/>
    <style:style style:name="ce14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ck Data" table:style-name="ta1"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Week Start</text:p>
          </table:table-cell>
          <table:table-cell table:style-name="ce3" office:value-type="string" calcext:value-type="string">
            <table:cell-range-source table:name="CSV_all" xlink:type="simple" xlink:href="https://stooq.com/q/d/l/?s=xom.us&amp;f=20240102&amp;t=20260123&amp;i=d" table:filter-name="Text - txt - csv (StarCalc)" table:filter-options="44,34,12,1,,0,false,false,true,false,false,0,false,false,true" table:last-column-spanned="6" table:last-row-spanned="518"/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Volume</text:p>
          </table:table-cell>
          <table:table-cell office:value-type="string" calcext:value-type="string">
            <text:p>21d SMA</text:p>
          </table:table-cell>
          <table:table-cell office:value-type="string" calcext:value-type="string">
            <text:p>50d SMA</text:p>
          </table:table-cell>
          <table:table-cell office:value-type="string" calcext:value-type="string">
            <text:p>100d SMA</text:p>
          </table:table-cell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2" calcext:value-type="date">
            <text:p>2024-01-02</text:p>
          </table:table-cell>
          <table:table-cell office:value-type="float" office:value="100.92" calcext:value-type="float">
            <text:p>100.92</text:p>
          </table:table-cell>
          <table:table-cell office:value-type="float" office:value="103.1" calcext:value-type="float">
            <text:p>103.1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2.36" calcext:value-type="float">
            <text:p>102.36</text:p>
          </table:table-cell>
          <table:table-cell office:value-type="float" office:value="23483049" calcext:value-type="float">
            <text:p>23483049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102.27" calcext:value-type="float">
            <text:p>102.27</text:p>
          </table:table-cell>
          <table:table-cell office:value-type="float" office:value="103.62" calcext:value-type="float">
            <text:p>103.62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3.22" calcext:value-type="float">
            <text:p>103.22</text:p>
          </table:table-cell>
          <table:table-cell office:value-type="float" office:value="23490779" calcext:value-type="float">
            <text:p>23490779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104.08" calcext:value-type="float">
            <text:p>104.08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2.32" calcext:value-type="float">
            <text:p>102.32</text:p>
          </table:table-cell>
          <table:table-cell office:value-type="float" office:value="19395154" calcext:value-type="float">
            <text:p>19395154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103.17" calcext:value-type="float">
            <text:p>103.17</text:p>
          </table:table-cell>
          <table:table-cell office:value-type="float" office:value="103.3987" calcext:value-type="float">
            <text:p>103.3987</text:p>
          </table:table-cell>
          <table:table-cell office:value-type="float" office:value="102.125" calcext:value-type="float">
            <text:p>102.125</text:p>
          </table:table-cell>
          <table:table-cell office:value-type="float" office:value="102.63" calcext:value-type="float">
            <text:p>102.63</text:p>
          </table:table-cell>
          <table:table-cell office:value-type="float" office:value="15827392" calcext:value-type="float">
            <text:p>15827392</text:p>
          </table:table-cell>
          <table:table-cell table:number-columns-repeated="3"/>
        </table:table-row>
        <table:table-row table:style-name="ro1">
          <table:table-cell table:number-columns-repeated="2" office:value-type="date" office:date-value="2024-01-08" calcext:value-type="date">
            <text:p>2024-01-08</text:p>
          </table:table-cell>
          <table:table-cell office:value-type="float" office:value="100.73" calcext:value-type="float">
            <text:p>100.73</text:p>
          </table:table-cell>
          <table:table-cell office:value-type="float" office:value="101.04" calcext:value-type="float">
            <text:p>101.04</text:p>
          </table:table-cell>
          <table:table-cell office:value-type="float" office:value="98.9" calcext:value-type="float">
            <text:p>98.9</text:p>
          </table:table-cell>
          <table:table-cell office:value-type="float" office:value="100.92" calcext:value-type="float">
            <text:p>100.92</text:p>
          </table:table-cell>
          <table:table-cell office:value-type="float" office:value="23370127" calcext:value-type="float">
            <text:p>23370127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2" office:value-type="float" office:value="101.29" calcext:value-type="float">
            <text:p>101.29</text:p>
          </table:table-cell>
          <table:table-cell office:value-type="float" office:value="99.19" calcext:value-type="float">
            <text:p>99.19</text:p>
          </table:table-cell>
          <table:table-cell office:value-type="float" office:value="99.67" calcext:value-type="float">
            <text:p>99.67</text:p>
          </table:table-cell>
          <table:table-cell office:value-type="float" office:value="19496647" calcext:value-type="float">
            <text:p>19496647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8.16" calcext:value-type="float">
            <text:p>98.16</text:p>
          </table:table-cell>
          <table:table-cell office:value-type="float" office:value="98.69" calcext:value-type="float">
            <text:p>98.69</text:p>
          </table:table-cell>
          <table:table-cell office:value-type="float" office:value="18206088" calcext:value-type="float">
            <text:p>18206088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99.04" calcext:value-type="float">
            <text:p>99.04</text:p>
          </table:table-cell>
          <table:table-cell office:value-type="float" office:value="99.5" calcext:value-type="float">
            <text:p>99.5</text:p>
          </table:table-cell>
          <table:table-cell office:value-type="float" office:value="98.56" calcext:value-type="float">
            <text:p>98.56</text:p>
          </table:table-cell>
          <table:table-cell office:value-type="float" office:value="98.67" calcext:value-type="float">
            <text:p>98.67</text:p>
          </table:table-cell>
          <table:table-cell office:value-type="float" office:value="15833360" calcext:value-type="float">
            <text:p>15833360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65" calcext:value-type="float">
            <text:p>100.65</text:p>
          </table:table-cell>
          <table:table-cell office:value-type="float" office:value="99.1703" calcext:value-type="float">
            <text:p>99.1703</text:p>
          </table:table-cell>
          <table:table-cell office:value-type="float" office:value="99.95" calcext:value-type="float">
            <text:p>99.95</text:p>
          </table:table-cell>
          <table:table-cell office:value-type="float" office:value="18041683" calcext:value-type="float">
            <text:p>18041683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99.82" calcext:value-type="float">
            <text:p>99.82</text:p>
          </table:table-cell>
          <table:table-cell office:value-type="float" office:value="100.01" calcext:value-type="float">
            <text:p>100.01</text:p>
          </table:table-cell>
          <table:table-cell office:value-type="float" office:value="97.53" calcext:value-type="float">
            <text:p>97.53</text:p>
          </table:table-cell>
          <table:table-cell office:value-type="float" office:value="97.69" calcext:value-type="float">
            <text:p>97.69</text:p>
          </table:table-cell>
          <table:table-cell office:value-type="float" office:value="20235699" calcext:value-type="float">
            <text:p>20235699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96.6" calcext:value-type="float">
            <text:p>96.6</text:p>
          </table:table-cell>
          <table:table-cell office:value-type="float" office:value="97.96" calcext:value-type="float">
            <text:p>97.96</text:p>
          </table:table-cell>
          <table:table-cell office:value-type="float" office:value="96.58" calcext:value-type="float">
            <text:p>96.58</text:p>
          </table:table-cell>
          <table:table-cell office:value-type="float" office:value="96.98" calcext:value-type="float">
            <text:p>96.98</text:p>
          </table:table-cell>
          <table:table-cell office:value-type="float" office:value="18384015" calcext:value-type="float">
            <text:p>18384015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97" calcext:value-type="float">
            <text:p>97</text:p>
          </table:table-cell>
          <table:table-cell office:value-type="float" office:value="97.09" calcext:value-type="float">
            <text:p>97.09</text:p>
          </table:table-cell>
          <table:table-cell office:value-type="float" office:value="95.82" calcext:value-type="float">
            <text:p>95.82</text:p>
          </table:table-cell>
          <table:table-cell office:value-type="float" office:value="96.8" calcext:value-type="float">
            <text:p>96.8</text:p>
          </table:table-cell>
          <table:table-cell office:value-type="float" office:value="20940275" calcext:value-type="float">
            <text:p>20940275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96.72" calcext:value-type="float">
            <text:p>96.72</text:p>
          </table:table-cell>
          <table:table-cell office:value-type="float" office:value="97.0156" calcext:value-type="float">
            <text:p>97.0156</text:p>
          </table:table-cell>
          <table:table-cell office:value-type="float" office:value="96.41" calcext:value-type="float">
            <text:p>96.41</text:p>
          </table:table-cell>
          <table:table-cell office:value-type="float" office:value="96.95" calcext:value-type="float">
            <text:p>96.95</text:p>
          </table:table-cell>
          <table:table-cell office:value-type="float" office:value="20088432" calcext:value-type="float">
            <text:p>20088432</text:p>
          </table:table-cell>
          <table:table-cell table:number-columns-repeated="3"/>
        </table:table-row>
        <table:table-row table:style-name="ro1">
          <table:table-cell table:number-columns-repeated="2" office:value-type="date" office:date-value="2024-01-22" calcext:value-type="date">
            <text:p>2024-01-22</text:p>
          </table:table-cell>
          <table:table-cell office:value-type="float" office:value="96.7" calcext:value-type="float">
            <text:p>96.7</text:p>
          </table:table-cell>
          <table:table-cell office:value-type="float" office:value="97.095" calcext:value-type="float">
            <text:p>97.095</text:p>
          </table:table-cell>
          <table:table-cell office:value-type="float" office:value="95.77" calcext:value-type="float">
            <text:p>95.77</text:p>
          </table:table-cell>
          <table:table-cell office:value-type="float" office:value="96.82" calcext:value-type="float">
            <text:p>96.82</text:p>
          </table:table-cell>
          <table:table-cell office:value-type="float" office:value="19955946" calcext:value-type="float">
            <text:p>19955946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96.81" calcext:value-type="float">
            <text:p>96.81</text:p>
          </table:table-cell>
          <table:table-cell office:value-type="float" office:value="98.5" calcext:value-type="float">
            <text:p>98.5</text:p>
          </table:table-cell>
          <table:table-cell office:value-type="float" office:value="96.73" calcext:value-type="float">
            <text:p>96.73</text:p>
          </table:table-cell>
          <table:table-cell office:value-type="float" office:value="97.91" calcext:value-type="float">
            <text:p>97.91</text:p>
          </table:table-cell>
          <table:table-cell office:value-type="float" office:value="15863433" calcext:value-type="float">
            <text:p>15863433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98.32" calcext:value-type="float">
            <text:p>98.32</text:p>
          </table:table-cell>
          <table:table-cell office:value-type="float" office:value="99.65" calcext:value-type="float">
            <text:p>99.65</text:p>
          </table:table-cell>
          <table:table-cell office:value-type="float" office:value="97.74" calcext:value-type="float">
            <text:p>97.74</text:p>
          </table:table-cell>
          <table:table-cell office:value-type="float" office:value="99.6" calcext:value-type="float">
            <text:p>99.6</text:p>
          </table:table-cell>
          <table:table-cell office:value-type="float" office:value="17330646" calcext:value-type="float">
            <text:p>17330646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100.31" calcext:value-type="float">
            <text:p>100.31</text:p>
          </table:table-cell>
          <table:table-cell office:value-type="float" office:value="102.18" calcext:value-type="float">
            <text:p>102.18</text:p>
          </table:table-cell>
          <table:table-cell office:value-type="float" office:value="99.615" calcext:value-type="float">
            <text:p>99.615</text:p>
          </table:table-cell>
          <table:table-cell office:value-type="float" office:value="102.13" calcext:value-type="float">
            <text:p>102.13</text:p>
          </table:table-cell>
          <table:table-cell office:value-type="float" office:value="22089510" calcext:value-type="float">
            <text:p>22089510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101.97" calcext:value-type="float">
            <text:p>101.97</text:p>
          </table:table-cell>
          <table:table-cell office:value-type="float" office:value="103.08" calcext:value-type="float">
            <text:p>103.08</text:p>
          </table:table-cell>
          <table:table-cell office:value-type="float" office:value="101.1901" calcext:value-type="float">
            <text:p>101.1901</text:p>
          </table:table-cell>
          <table:table-cell office:value-type="float" office:value="103" calcext:value-type="float">
            <text:p>103</text:p>
          </table:table-cell>
          <table:table-cell office:value-type="float" office:value="20817240" calcext:value-type="float">
            <text:p>20817240</text:p>
          </table:table-cell>
          <table:table-cell table:number-columns-repeated="3"/>
        </table:table-row>
        <table:table-row table:style-name="ro1">
          <table:table-cell table:number-columns-repeated="2" office:value-type="date" office:date-value="2024-01-29" calcext:value-type="date">
            <text:p>2024-01-29</text:p>
          </table:table-cell>
          <table:table-cell office:value-type="float" office:value="102.98" calcext:value-type="float">
            <text:p>102.98</text:p>
          </table:table-cell>
          <table:table-cell office:value-type="float" office:value="103.2" calcext:value-type="float">
            <text:p>103.2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13" calcext:value-type="float">
            <text:p>103.13</text:p>
          </table:table-cell>
          <table:table-cell office:value-type="float" office:value="18317549" calcext:value-type="float">
            <text:p>18317549</text:p>
          </table:table-cell>
          <table:table-cell table:number-columns-repeated="3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102.41" calcext:value-type="float">
            <text:p>102.41</text:p>
          </table:table-cell>
          <table:table-cell office:value-type="float" office:value="104.88" calcext:value-type="float">
            <text:p>104.88</text:p>
          </table:table-cell>
          <table:table-cell office:value-type="float" office:value="102.1" calcext:value-type="float">
            <text:p>102.1</text:p>
          </table:table-cell>
          <table:table-cell office:value-type="float" office:value="104.85" calcext:value-type="float">
            <text:p>104.85</text:p>
          </table:table-cell>
          <table:table-cell office:value-type="float" office:value="19610934" calcext:value-type="float">
            <text:p>19610934</text:p>
          </table:table-cell>
          <table:table-cell table:formula="of:=AVERAGE([.F2:.F21])" office:value-type="float" office:value="100.2145" calcext:value-type="float">
            <text:p>100.2145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4.88" calcext:value-type="float">
            <text:p>104.88</text:p>
          </table:table-cell>
          <table:table-cell office:value-type="float" office:value="102.7714" calcext:value-type="float">
            <text:p>102.7714</text:p>
          </table:table-cell>
          <table:table-cell office:value-type="float" office:value="102.81" calcext:value-type="float">
            <text:p>102.81</text:p>
          </table:table-cell>
          <table:table-cell office:value-type="float" office:value="22415291" calcext:value-type="float">
            <text:p>22415291</text:p>
          </table:table-cell>
          <table:table-cell table:formula="of:=AVERAGE([.F3:.F22])" office:value-type="float" office:value="100.237" calcext:value-type="float">
            <text:p>100.237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1.62" calcext:value-type="float">
            <text:p>101.62</text:p>
          </table:table-cell>
          <table:table-cell office:value-type="float" office:value="102.39" calcext:value-type="float">
            <text:p>102.39</text:p>
          </table:table-cell>
          <table:table-cell office:value-type="float" office:value="19240687" calcext:value-type="float">
            <text:p>19240687</text:p>
          </table:table-cell>
          <table:table-cell table:formula="of:=AVERAGE([.F4:.F23])" office:value-type="float" office:value="100.1955" calcext:value-type="float">
            <text:p>100.1955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4" calcext:value-type="float">
            <text:p>104</text:p>
          </table:table-cell>
          <table:table-cell office:value-type="float" office:value="101.611" calcext:value-type="float">
            <text:p>101.611</text:p>
          </table:table-cell>
          <table:table-cell office:value-type="float" office:value="101.97" calcext:value-type="float">
            <text:p>101.97</text:p>
          </table:table-cell>
          <table:table-cell office:value-type="float" office:value="21973405" calcext:value-type="float">
            <text:p>21973405</text:p>
          </table:table-cell>
          <table:table-cell table:formula="of:=AVERAGE([.F5:.F24])" office:value-type="float" office:value="100.178" calcext:value-type="float">
            <text:p>100.178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2-05" calcext:value-type="date">
            <text:p>2024-02-05</text:p>
          </table:table-cell>
          <table:table-cell office:value-type="float" office:value="101.45" calcext:value-type="float">
            <text:p>101.45</text:p>
          </table:table-cell>
          <table:table-cell office:value-type="float" office:value="102.38" calcext:value-type="float">
            <text:p>102.38</text:p>
          </table:table-cell>
          <table:table-cell office:value-type="float" office:value="100.5" calcext:value-type="float">
            <text:p>100.5</text:p>
          </table:table-cell>
          <table:table-cell office:value-type="float" office:value="101.55" calcext:value-type="float">
            <text:p>101.55</text:p>
          </table:table-cell>
          <table:table-cell office:value-type="float" office:value="17190890" calcext:value-type="float">
            <text:p>17190890</text:p>
          </table:table-cell>
          <table:table-cell table:formula="of:=AVERAGE([.F6:.F25])" office:value-type="float" office:value="100.124" calcext:value-type="float">
            <text:p>100.124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1.57" calcext:value-type="float">
            <text:p>101.57</text:p>
          </table:table-cell>
          <table:table-cell office:value-type="float" office:value="102.25" calcext:value-type="float">
            <text:p>102.25</text:p>
          </table:table-cell>
          <table:table-cell office:value-type="float" office:value="13353286" calcext:value-type="float">
            <text:p>13353286</text:p>
          </table:table-cell>
          <table:table-cell table:formula="of:=AVERAGE([.F7:.F26])" office:value-type="float" office:value="100.1905" calcext:value-type="float">
            <text:p>100.1905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22" calcext:value-type="float">
            <text:p>102.22</text:p>
          </table:table-cell>
          <table:table-cell office:value-type="float" office:value="13826832" calcext:value-type="float">
            <text:p>13826832</text:p>
          </table:table-cell>
          <table:table-cell table:formula="of:=AVERAGE([.F8:.F27])" office:value-type="float" office:value="100.318" calcext:value-type="float">
            <text:p>100.318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102.34" calcext:value-type="float">
            <text:p>102.3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2.11" calcext:value-type="float">
            <text:p>102.11</text:p>
          </table:table-cell>
          <table:table-cell office:value-type="float" office:value="103.97" calcext:value-type="float">
            <text:p>103.97</text:p>
          </table:table-cell>
          <table:table-cell office:value-type="float" office:value="19636898" calcext:value-type="float">
            <text:p>19636898</text:p>
          </table:table-cell>
          <table:table-cell table:formula="of:=AVERAGE([.F9:.F28])" office:value-type="float" office:value="100.582" calcext:value-type="float">
            <text:p>100.582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84" calcext:value-type="float">
            <text:p>104.84</text:p>
          </table:table-cell>
          <table:table-cell office:value-type="float" office:value="101.7" calcext:value-type="float">
            <text:p>101.7</text:p>
          </table:table-cell>
          <table:table-cell office:value-type="float" office:value="101.77" calcext:value-type="float">
            <text:p>101.77</text:p>
          </table:table-cell>
          <table:table-cell office:value-type="float" office:value="20410510" calcext:value-type="float">
            <text:p>20410510</text:p>
          </table:table-cell>
          <table:table-cell table:formula="of:=AVERAGE([.F10:.F29])" office:value-type="float" office:value="100.737" calcext:value-type="float">
            <text:p>100.737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2-12" calcext:value-type="date">
            <text:p>2024-02-12</text:p>
          </table:table-cell>
          <table:table-cell office:value-type="float" office:value="102.16" calcext:value-type="float">
            <text:p>102.16</text:p>
          </table:table-cell>
          <table:table-cell office:value-type="float" office:value="103.4" calcext:value-type="float">
            <text:p>103.4</text:p>
          </table:table-cell>
          <table:table-cell office:value-type="float" office:value="102" calcext:value-type="float">
            <text:p>102</text:p>
          </table:table-cell>
          <table:table-cell office:value-type="float" office:value="103.17" calcext:value-type="float">
            <text:p>103.17</text:p>
          </table:table-cell>
          <table:table-cell office:value-type="float" office:value="18173061" calcext:value-type="float">
            <text:p>18173061</text:p>
          </table:table-cell>
          <table:table-cell table:formula="of:=AVERAGE([.F11:.F30])" office:value-type="float" office:value="100.898" calcext:value-type="float">
            <text:p>100.898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34" calcext:value-type="float">
            <text:p>101.34</text:p>
          </table:table-cell>
          <table:table-cell office:value-type="float" office:value="18917431" calcext:value-type="float">
            <text:p>18917431</text:p>
          </table:table-cell>
          <table:table-cell table:formula="of:=AVERAGE([.F12:.F31])" office:value-type="float" office:value="101.0805" calcext:value-type="float">
            <text:p>101.0805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101.87" calcext:value-type="float">
            <text:p>101.87</text:p>
          </table:table-cell>
          <table:table-cell office:value-type="float" office:value="102.615" calcext:value-type="float">
            <text:p>102.615</text:p>
          </table:table-cell>
          <table:table-cell office:value-type="float" office:value="100.42" calcext:value-type="float">
            <text:p>100.42</text:p>
          </table:table-cell>
          <table:table-cell office:value-type="float" office:value="100.84" calcext:value-type="float">
            <text:p>100.84</text:p>
          </table:table-cell>
          <table:table-cell office:value-type="float" office:value="17651253" calcext:value-type="float">
            <text:p>17651253</text:p>
          </table:table-cell>
          <table:table-cell table:formula="of:=AVERAGE([.F13:.F32])" office:value-type="float" office:value="101.2735" calcext:value-type="float">
            <text:p>101.2735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100.6" calcext:value-type="float">
            <text:p>100.6</text:p>
          </table:table-cell>
          <table:table-cell office:value-type="float" office:value="103.935" calcext:value-type="float">
            <text:p>103.935</text:p>
          </table:table-cell>
          <table:table-cell office:value-type="float" office:value="100.6" calcext:value-type="float">
            <text:p>100.6</text:p>
          </table:table-cell>
          <table:table-cell office:value-type="float" office:value="103.73" calcext:value-type="float">
            <text:p>103.73</text:p>
          </table:table-cell>
          <table:table-cell office:value-type="float" office:value="23196310" calcext:value-type="float">
            <text:p>23196310</text:p>
          </table:table-cell>
          <table:table-cell table:formula="of:=AVERAGE([.F14:.F33])" office:value-type="float" office:value="101.62" calcext:value-type="float">
            <text:p>101.62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3.52" calcext:value-type="float">
            <text:p>103.52</text:p>
          </table:table-cell>
          <table:table-cell office:value-type="float" office:value="103.73" calcext:value-type="float">
            <text:p>103.73</text:p>
          </table:table-cell>
          <table:table-cell office:value-type="float" office:value="20151426" calcext:value-type="float">
            <text:p>20151426</text:p>
          </table:table-cell>
          <table:table-cell table:formula="of:=AVERAGE([.F15:.F34])" office:value-type="float" office:value="101.959" calcext:value-type="float">
            <text:p>101.959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103.84" calcext:value-type="float">
            <text:p>103.84</text:p>
          </table:table-cell>
          <table:table-cell office:value-type="float" office:value="104.12" calcext:value-type="float">
            <text:p>104.12</text:p>
          </table:table-cell>
          <table:table-cell office:value-type="float" office:value="102.645" calcext:value-type="float">
            <text:p>102.645</text:p>
          </table:table-cell>
          <table:table-cell office:value-type="float" office:value="102.75" calcext:value-type="float">
            <text:p>102.75</text:p>
          </table:table-cell>
          <table:table-cell office:value-type="float" office:value="17650010" calcext:value-type="float">
            <text:p>17650010</text:p>
          </table:table-cell>
          <table:table-cell table:formula="of:=AVERAGE([.F16:.F35])" office:value-type="float" office:value="102.2555" calcext:value-type="float">
            <text:p>102.2555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103.02" calcext:value-type="float">
            <text:p>103.02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2.99" calcext:value-type="float">
            <text:p>102.99</text:p>
          </table:table-cell>
          <table:table-cell office:value-type="float" office:value="104.85" calcext:value-type="float">
            <text:p>104.85</text:p>
          </table:table-cell>
          <table:table-cell office:value-type="float" office:value="20999189" calcext:value-type="float">
            <text:p>20999189</text:p>
          </table:table-cell>
          <table:table-cell table:formula="of:=AVERAGE([.F17:.F36])" office:value-type="float" office:value="102.6025" calcext:value-type="float">
            <text:p>102.6025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5.41" calcext:value-type="float">
            <text:p>105.41</text:p>
          </table:table-cell>
          <table:table-cell office:value-type="float" office:value="103.45" calcext:value-type="float">
            <text:p>103.45</text:p>
          </table:table-cell>
          <table:table-cell office:value-type="float" office:value="104.76" calcext:value-type="float">
            <text:p>104.76</text:p>
          </table:table-cell>
          <table:table-cell office:value-type="float" office:value="20470668" calcext:value-type="float">
            <text:p>20470668</text:p>
          </table:table-cell>
          <table:table-cell table:formula="of:=AVERAGE([.F18:.F37])" office:value-type="float" office:value="102.8605" calcext:value-type="float">
            <text:p>102.8605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103.88" calcext:value-type="float">
            <text:p>103.88</text:p>
          </table:table-cell>
          <table:table-cell office:value-type="float" office:value="104.09" calcext:value-type="float">
            <text:p>104.09</text:p>
          </table:table-cell>
          <table:table-cell office:value-type="float" office:value="102.88" calcext:value-type="float">
            <text:p>102.88</text:p>
          </table:table-cell>
          <table:table-cell office:value-type="float" office:value="103.84" calcext:value-type="float">
            <text:p>103.84</text:p>
          </table:table-cell>
          <table:table-cell office:value-type="float" office:value="15975888" calcext:value-type="float">
            <text:p>15975888</text:p>
          </table:table-cell>
          <table:table-cell table:formula="of:=AVERAGE([.F19:.F38])" office:value-type="float" office:value="102.946" calcext:value-type="float">
            <text:p>102.946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2-26" calcext:value-type="date">
            <text:p>2024-02-26</text:p>
          </table:table-cell>
          <table:table-cell office:value-type="float" office:value="103.72" calcext:value-type="float">
            <text:p>103.72</text:p>
          </table:table-cell>
          <table:table-cell office:value-type="float" office:value="104.935" calcext:value-type="float">
            <text:p>104.935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4.25" calcext:value-type="float">
            <text:p>104.25</text:p>
          </table:table-cell>
          <table:table-cell office:value-type="float" office:value="13360800" calcext:value-type="float">
            <text:p>13360800</text:p>
          </table:table-cell>
          <table:table-cell table:formula="of:=AVERAGE([.F20:.F39])" office:value-type="float" office:value="103.0085" calcext:value-type="float">
            <text:p>103.0085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5.15" calcext:value-type="float">
            <text:p>105.15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4.03" calcext:value-type="float">
            <text:p>104.03</text:p>
          </table:table-cell>
          <table:table-cell office:value-type="float" office:value="16359978" calcext:value-type="float">
            <text:p>16359978</text:p>
          </table:table-cell>
          <table:table-cell table:formula="of:=AVERAGE([.F21:.F40])" office:value-type="float" office:value="103.0535" calcext:value-type="float">
            <text:p>103.0535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4" calcext:value-type="float">
            <text:p>104</text:p>
          </table:table-cell>
          <table:table-cell office:value-type="float" office:value="104.32" calcext:value-type="float">
            <text:p>104.32</text:p>
          </table:table-cell>
          <table:table-cell office:value-type="float" office:value="14810486" calcext:value-type="float">
            <text:p>14810486</text:p>
          </table:table-cell>
          <table:table-cell table:formula="of:=AVERAGE([.F22:.F41])" office:value-type="float" office:value="103.027" calcext:value-type="float">
            <text:p>103.027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104.675" calcext:value-type="float">
            <text:p>104.675</text:p>
          </table:table-cell>
          <table:table-cell office:value-type="float" office:value="105.07" calcext:value-type="float">
            <text:p>105.07</text:p>
          </table:table-cell>
          <table:table-cell office:value-type="float" office:value="104.215" calcext:value-type="float">
            <text:p>104.215</text:p>
          </table:table-cell>
          <table:table-cell office:value-type="float" office:value="104.52" calcext:value-type="float">
            <text:p>104.52</text:p>
          </table:table-cell>
          <table:table-cell office:value-type="float" office:value="17566066" calcext:value-type="float">
            <text:p>17566066</text:p>
          </table:table-cell>
          <table:table-cell table:formula="of:=AVERAGE([.F23:.F42])" office:value-type="float" office:value="103.1125" calcext:value-type="float">
            <text:p>103.1125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6.39" calcext:value-type="float">
            <text:p>106.39</text:p>
          </table:table-cell>
          <table:table-cell office:value-type="float" office:value="105.375" calcext:value-type="float">
            <text:p>105.375</text:p>
          </table:table-cell>
          <table:table-cell office:value-type="float" office:value="105.84" calcext:value-type="float">
            <text:p>105.84</text:p>
          </table:table-cell>
          <table:table-cell office:value-type="float" office:value="18460120" calcext:value-type="float">
            <text:p>18460120</text:p>
          </table:table-cell>
          <table:table-cell table:formula="of:=AVERAGE([.F24:.F43])" office:value-type="float" office:value="103.285" calcext:value-type="float">
            <text:p>103.285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3-04" calcext:value-type="date">
            <text:p>2024-03-04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4.36" calcext:value-type="float">
            <text:p>104.36</text:p>
          </table:table-cell>
          <table:table-cell office:value-type="float" office:value="18137989" calcext:value-type="float">
            <text:p>18137989</text:p>
          </table:table-cell>
          <table:table-cell table:formula="of:=AVERAGE([.F25:.F44])" office:value-type="float" office:value="103.4045" calcext:value-type="float">
            <text:p>103.4045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104.53" calcext:value-type="float">
            <text:p>104.53</text:p>
          </table:table-cell>
          <table:table-cell office:value-type="float" office:value="106.27" calcext:value-type="float">
            <text:p>106.27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5.64" calcext:value-type="float">
            <text:p>105.64</text:p>
          </table:table-cell>
          <table:table-cell office:value-type="float" office:value="19952712" calcext:value-type="float">
            <text:p>19952712</text:p>
          </table:table-cell>
          <table:table-cell table:formula="of:=AVERAGE([.F26:.F45])" office:value-type="float" office:value="103.609" calcext:value-type="float">
            <text:p>103.609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106.62" calcext:value-type="float">
            <text:p>106.62</text:p>
          </table:table-cell>
          <table:table-cell office:value-type="float" office:value="107.57" calcext:value-type="float">
            <text:p>107.57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6.77" calcext:value-type="float">
            <text:p>106.77</text:p>
          </table:table-cell>
          <table:table-cell office:value-type="float" office:value="20472790" calcext:value-type="float">
            <text:p>20472790</text:p>
          </table:table-cell>
          <table:table-cell table:formula="of:=AVERAGE([.F27:.F46])" office:value-type="float" office:value="103.835" calcext:value-type="float">
            <text:p>103.835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98" calcext:value-type="float">
            <text:p>107.98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37" calcext:value-type="float">
            <text:p>107.37</text:p>
          </table:table-cell>
          <table:table-cell office:value-type="float" office:value="15195406" calcext:value-type="float">
            <text:p>15195406</text:p>
          </table:table-cell>
          <table:table-cell table:formula="of:=AVERAGE([.F28:.F47])" office:value-type="float" office:value="104.0925" calcext:value-type="float">
            <text:p>104.0925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107.23" calcext:value-type="float">
            <text:p>107.23</text:p>
          </table:table-cell>
          <table:table-cell office:value-type="float" office:value="108.4" calcext:value-type="float">
            <text:p>108.4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8.38" calcext:value-type="float">
            <text:p>108.38</text:p>
          </table:table-cell>
          <table:table-cell office:value-type="float" office:value="16281468" calcext:value-type="float">
            <text:p>16281468</text:p>
          </table:table-cell>
          <table:table-cell table:formula="of:=AVERAGE([.F29:.F48])" office:value-type="float" office:value="104.313" calcext:value-type="float">
            <text:p>104.313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3-11" calcext:value-type="date">
            <text:p>2024-03-11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9.02" calcext:value-type="float">
            <text:p>109.02</text:p>
          </table:table-cell>
          <table:table-cell office:value-type="float" office:value="17577285" calcext:value-type="float">
            <text:p>17577285</text:p>
          </table:table-cell>
          <table:table-cell table:formula="of:=AVERAGE([.F30:.F49])" office:value-type="float" office:value="104.6755" calcext:value-type="float">
            <text:p>104.6755</text:p>
          </table:table-cell>
          <table:table-cell table:number-columns-repeated="2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109.06" calcext:value-type="float">
            <text:p>109.06</text:p>
          </table:table-cell>
          <table:table-cell office:value-type="float" office:value="109.28" calcext:value-type="float">
            <text:p>109.28</text:p>
          </table:table-cell>
          <table:table-cell office:value-type="float" office:value="108.025" calcext:value-type="float">
            <text:p>108.025</text:p>
          </table:table-cell>
          <table:table-cell office:value-type="float" office:value="108.32" calcext:value-type="float">
            <text:p>108.32</text:p>
          </table:table-cell>
          <table:table-cell office:value-type="float" office:value="14957247" calcext:value-type="float">
            <text:p>14957247</text:p>
          </table:table-cell>
          <table:table-cell table:formula="of:=AVERAGE([.F31:.F50])" office:value-type="float" office:value="104.933" calcext:value-type="float">
            <text:p>104.933</text:p>
          </table:table-cell>
          <table:table-cell table:number-columns-repeated="2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0.35" calcext:value-type="float">
            <text:p>110.35</text:p>
          </table:table-cell>
          <table:table-cell office:value-type="float" office:value="109.1101" calcext:value-type="float">
            <text:p>109.1101</text:p>
          </table:table-cell>
          <table:table-cell office:value-type="float" office:value="109.53" calcext:value-type="float">
            <text:p>109.53</text:p>
          </table:table-cell>
          <table:table-cell office:value-type="float" office:value="17122239" calcext:value-type="float">
            <text:p>17122239</text:p>
          </table:table-cell>
          <table:table-cell table:formula="of:=AVERAGE([.F32:.F51])" office:value-type="float" office:value="105.3425" calcext:value-type="float">
            <text:p>105.3425</text:p>
          </table:table-cell>
          <table:table-cell table:formula="of:=AVERAGE([.F2:.F51])" office:value-type="float" office:value="102.6916" calcext:value-type="float">
            <text:p>102.6916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109.83" calcext:value-type="float">
            <text:p>109.83</text:p>
          </table:table-cell>
          <table:table-cell office:value-type="float" office:value="111.55" calcext:value-type="float">
            <text:p>111.55</text:p>
          </table:table-cell>
          <table:table-cell office:value-type="float" office:value="109.69" calcext:value-type="float">
            <text:p>109.69</text:p>
          </table:table-cell>
          <table:table-cell office:value-type="float" office:value="111.47" calcext:value-type="float">
            <text:p>111.47</text:p>
          </table:table-cell>
          <table:table-cell office:value-type="float" office:value="22121014" calcext:value-type="float">
            <text:p>22121014</text:p>
          </table:table-cell>
          <table:table-cell table:formula="of:=AVERAGE([.F33:.F52])" office:value-type="float" office:value="105.874" calcext:value-type="float">
            <text:p>105.874</text:p>
          </table:table-cell>
          <table:table-cell table:formula="of:=AVERAGE([.F3:.F52])" office:value-type="float" office:value="102.8738" calcext:value-type="float">
            <text:p>102.8738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10.85" calcext:value-type="float">
            <text:p>110.85</text:p>
          </table:table-cell>
          <table:table-cell office:value-type="float" office:value="112.3" calcext:value-type="float">
            <text:p>112.3</text:p>
          </table:table-cell>
          <table:table-cell office:value-type="float" office:value="110.85" calcext:value-type="float">
            <text:p>110.85</text:p>
          </table:table-cell>
          <table:table-cell office:value-type="float" office:value="111.27" calcext:value-type="float">
            <text:p>111.27</text:p>
          </table:table-cell>
          <table:table-cell office:value-type="float" office:value="38264401" calcext:value-type="float">
            <text:p>38264401</text:p>
          </table:table-cell>
          <table:table-cell table:formula="of:=AVERAGE([.F34:.F53])" office:value-type="float" office:value="106.251" calcext:value-type="float">
            <text:p>106.251</text:p>
          </table:table-cell>
          <table:table-cell table:formula="of:=AVERAGE([.F4:.F53])" office:value-type="float" office:value="103.0348" calcext:value-type="float">
            <text:p>103.0348</text:p>
          </table:table-cell>
          <table:table-cell/>
        </table:table-row>
        <table:table-row table:style-name="ro1">
          <table:table-cell table:number-columns-repeated="2" office:value-type="date" office:date-value="2024-03-18" calcext:value-type="date">
            <text:p>2024-03-18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1.1" calcext:value-type="float">
            <text:p>111.1</text:p>
          </table:table-cell>
          <table:table-cell office:value-type="float" office:value="112.3" calcext:value-type="float">
            <text:p>112.3</text:p>
          </table:table-cell>
          <table:table-cell office:value-type="float" office:value="16770462" calcext:value-type="float">
            <text:p>16770462</text:p>
          </table:table-cell>
          <table:table-cell table:formula="of:=AVERAGE([.F35:.F54])" office:value-type="float" office:value="106.6795" calcext:value-type="float">
            <text:p>106.6795</text:p>
          </table:table-cell>
          <table:table-cell table:formula="of:=AVERAGE([.F5:.F54])" office:value-type="float" office:value="103.2344" calcext:value-type="float">
            <text:p>103.2344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112.22" calcext:value-type="float">
            <text:p>112.22</text:p>
          </table:table-cell>
          <table:table-cell office:value-type="float" office:value="113.485" calcext:value-type="float">
            <text:p>113.485</text:p>
          </table:table-cell>
          <table:table-cell office:value-type="float" office:value="112.06" calcext:value-type="float">
            <text:p>112.06</text:p>
          </table:table-cell>
          <table:table-cell office:value-type="float" office:value="113.09" calcext:value-type="float">
            <text:p>113.09</text:p>
          </table:table-cell>
          <table:table-cell office:value-type="float" office:value="14878756" calcext:value-type="float">
            <text:p>14878756</text:p>
          </table:table-cell>
          <table:table-cell table:formula="of:=AVERAGE([.F36:.F55])" office:value-type="float" office:value="107.1965" calcext:value-type="float">
            <text:p>107.1965</text:p>
          </table:table-cell>
          <table:table-cell table:formula="of:=AVERAGE([.F6:.F55])" office:value-type="float" office:value="103.4436" calcext:value-type="float">
            <text:p>103.4436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12.72" calcext:value-type="float">
            <text:p>112.72</text:p>
          </table:table-cell>
          <table:table-cell office:value-type="float" office:value="113.4" calcext:value-type="float">
            <text:p>113.4</text:p>
          </table:table-cell>
          <table:table-cell office:value-type="float" office:value="112.13" calcext:value-type="float">
            <text:p>112.13</text:p>
          </table:table-cell>
          <table:table-cell office:value-type="float" office:value="112.99" calcext:value-type="float">
            <text:p>112.99</text:p>
          </table:table-cell>
          <table:table-cell office:value-type="float" office:value="16119703" calcext:value-type="float">
            <text:p>16119703</text:p>
          </table:table-cell>
          <table:table-cell table:formula="of:=AVERAGE([.F37:.F56])" office:value-type="float" office:value="107.6035" calcext:value-type="float">
            <text:p>107.6035</text:p>
          </table:table-cell>
          <table:table-cell table:formula="of:=AVERAGE([.F7:.F56])" office:value-type="float" office:value="103.685" calcext:value-type="float">
            <text:p>103.685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112.92" calcext:value-type="float">
            <text:p>112.92</text:p>
          </table:table-cell>
          <table:table-cell office:value-type="float" office:value="113.91" calcext:value-type="float">
            <text:p>113.91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3.49" calcext:value-type="float">
            <text:p>113.49</text:p>
          </table:table-cell>
          <table:table-cell office:value-type="float" office:value="14878022" calcext:value-type="float">
            <text:p>14878022</text:p>
          </table:table-cell>
          <table:table-cell table:formula="of:=AVERAGE([.F38:.F57])" office:value-type="float" office:value="108.04" calcext:value-type="float">
            <text:p>108.04</text:p>
          </table:table-cell>
          <table:table-cell table:formula="of:=AVERAGE([.F8:.F57])" office:value-type="float" office:value="103.9614" calcext:value-type="float">
            <text:p>103.9614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3.685" calcext:value-type="float">
            <text:p>113.685</text:p>
          </table:table-cell>
          <table:table-cell office:value-type="float" office:value="112.8239" calcext:value-type="float">
            <text:p>112.8239</text:p>
          </table:table-cell>
          <table:table-cell office:value-type="float" office:value="113.49" calcext:value-type="float">
            <text:p>113.49</text:p>
          </table:table-cell>
          <table:table-cell office:value-type="float" office:value="14701933" calcext:value-type="float">
            <text:p>14701933</text:p>
          </table:table-cell>
          <table:table-cell table:formula="of:=AVERAGE([.F39:.F58])" office:value-type="float" office:value="108.5225" calcext:value-type="float">
            <text:p>108.5225</text:p>
          </table:table-cell>
          <table:table-cell table:formula="of:=AVERAGE([.F9:.F58])" office:value-type="float" office:value="104.2574" calcext:value-type="float">
            <text:p>104.2574</text:p>
          </table:table-cell>
          <table:table-cell/>
        </table:table-row>
        <table:table-row table:style-name="ro1">
          <table:table-cell table:number-columns-repeated="2" office:value-type="date" office:date-value="2024-03-25" calcext:value-type="date">
            <text:p>2024-03-25</text:p>
          </table:table-cell>
          <table:table-cell office:value-type="float" office:value="113.83" calcext:value-type="float">
            <text:p>113.83</text:p>
          </table:table-cell>
          <table:table-cell office:value-type="float" office:value="115.775" calcext:value-type="float">
            <text:p>115.775</text:p>
          </table:table-cell>
          <table:table-cell office:value-type="float" office:value="113.83" calcext:value-type="float">
            <text:p>113.8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4011734" calcext:value-type="float">
            <text:p>14011734</text:p>
          </table:table-cell>
          <table:table-cell table:formula="of:=AVERAGE([.F40:.F59])" office:value-type="float" office:value="109.0425" calcext:value-type="float">
            <text:p>109.0425</text:p>
          </table:table-cell>
          <table:table-cell table:formula="of:=AVERAGE([.F10:.F59])" office:value-type="float" office:value="104.577" calcext:value-type="float">
            <text:p>104.577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114.66" calcext:value-type="float">
            <text:p>114.66</text:p>
          </table:table-cell>
          <table:table-cell office:value-type="float" office:value="114.98" calcext:value-type="float">
            <text:p>114.98</text:p>
          </table:table-cell>
          <table:table-cell office:value-type="float" office:value="113.41" calcext:value-type="float">
            <text:p>113.41</text:p>
          </table:table-cell>
          <table:table-cell office:value-type="float" office:value="113.79" calcext:value-type="float">
            <text:p>113.79</text:p>
          </table:table-cell>
          <table:table-cell office:value-type="float" office:value="13152287" calcext:value-type="float">
            <text:p>13152287</text:p>
          </table:table-cell>
          <table:table-cell table:formula="of:=AVERAGE([.F41:.F60])" office:value-type="float" office:value="109.5305" calcext:value-type="float">
            <text:p>109.5305</text:p>
          </table:table-cell>
          <table:table-cell table:formula="of:=AVERAGE([.F11:.F60])" office:value-type="float" office:value="104.8538" calcext:value-type="float">
            <text:p>104.8538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5.06" calcext:value-type="float">
            <text:p>115.06</text:p>
          </table:table-cell>
          <table:table-cell office:value-type="float" office:value="113.41" calcext:value-type="float">
            <text:p>113.41</text:p>
          </table:table-cell>
          <table:table-cell office:value-type="float" office:value="114.97" calcext:value-type="float">
            <text:p>114.97</text:p>
          </table:table-cell>
          <table:table-cell office:value-type="float" office:value="12415674" calcext:value-type="float">
            <text:p>12415674</text:p>
          </table:table-cell>
          <table:table-cell table:formula="of:=AVERAGE([.F42:.F61])" office:value-type="float" office:value="110.063" calcext:value-type="float">
            <text:p>110.063</text:p>
          </table:table-cell>
          <table:table-cell table:formula="of:=AVERAGE([.F12:.F61])" office:value-type="float" office:value="105.1994" calcext:value-type="float">
            <text:p>105.1994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115.53" calcext:value-type="float">
            <text:p>115.53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5.06" calcext:value-type="float">
            <text:p>115.06</text:p>
          </table:table-cell>
          <table:table-cell office:value-type="float" office:value="116.24" calcext:value-type="float">
            <text:p>116.24</text:p>
          </table:table-cell>
          <table:table-cell office:value-type="float" office:value="18482055" calcext:value-type="float">
            <text:p>18482055</text:p>
          </table:table-cell>
          <table:table-cell table:formula="of:=AVERAGE([.F43:.F62])" office:value-type="float" office:value="110.649" calcext:value-type="float">
            <text:p>110.649</text:p>
          </table:table-cell>
          <table:table-cell table:formula="of:=AVERAGE([.F13:.F62])" office:value-type="float" office:value="105.5846" calcext:value-type="float">
            <text:p>105.5846</text:p>
          </table:table-cell>
          <table:table-cell/>
        </table:table-row>
        <table:table-row table:style-name="ro1">
          <table:table-cell table:number-columns-repeated="2" office:value-type="date" office:date-value="2024-04-01" calcext:value-type="date">
            <text:p>2024-04-01</text:p>
          </table:table-cell>
          <table:table-cell office:value-type="float" office:value="116.41" calcext:value-type="float">
            <text:p>116.41</text:p>
          </table:table-cell>
          <table:table-cell office:value-type="float" office:value="117.24" calcext:value-type="float">
            <text:p>117.24</text:p>
          </table:table-cell>
          <table:table-cell office:value-type="float" office:value="115.38" calcext:value-type="float">
            <text:p>115.38</text:p>
          </table:table-cell>
          <table:table-cell office:value-type="float" office:value="116.99" calcext:value-type="float">
            <text:p>116.99</text:p>
          </table:table-cell>
          <table:table-cell office:value-type="float" office:value="13816996" calcext:value-type="float">
            <text:p>13816996</text:p>
          </table:table-cell>
          <table:table-cell table:formula="of:=AVERAGE([.F44:.F63])" office:value-type="float" office:value="111.2065" calcext:value-type="float">
            <text:p>111.2065</text:p>
          </table:table-cell>
          <table:table-cell table:formula="of:=AVERAGE([.F14:.F63])" office:value-type="float" office:value="105.9884" calcext:value-type="float">
            <text:p>105.9884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117.92" calcext:value-type="float">
            <text:p>117.92</text:p>
          </table:table-cell>
          <table:table-cell office:value-type="float" office:value="119.6" calcext:value-type="float">
            <text:p>119.6</text:p>
          </table:table-cell>
          <table:table-cell office:value-type="float" office:value="117.33" calcext:value-type="float">
            <text:p>117.33</text:p>
          </table:table-cell>
          <table:table-cell office:value-type="float" office:value="119.28" calcext:value-type="float">
            <text:p>119.28</text:p>
          </table:table-cell>
          <table:table-cell office:value-type="float" office:value="19919643" calcext:value-type="float">
            <text:p>19919643</text:p>
          </table:table-cell>
          <table:table-cell table:formula="of:=AVERAGE([.F45:.F64])" office:value-type="float" office:value="111.9525" calcext:value-type="float">
            <text:p>111.9525</text:p>
          </table:table-cell>
          <table:table-cell table:formula="of:=AVERAGE([.F15:.F64])" office:value-type="float" office:value="106.435" calcext:value-type="float">
            <text:p>106.435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119.48" calcext:value-type="float">
            <text:p>119.48</text:p>
          </table:table-cell>
          <table:table-cell office:value-type="float" office:value="119.7479" calcext:value-type="float">
            <text:p>119.7479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9.3" calcext:value-type="float">
            <text:p>119.3</text:p>
          </table:table-cell>
          <table:table-cell office:value-type="float" office:value="16504307" calcext:value-type="float">
            <text:p>16504307</text:p>
          </table:table-cell>
          <table:table-cell table:formula="of:=AVERAGE([.F46:.F65])" office:value-type="float" office:value="112.6355" calcext:value-type="float">
            <text:p>112.6355</text:p>
          </table:table-cell>
          <table:table-cell table:formula="of:=AVERAGE([.F16:.F65])" office:value-type="float" office:value="106.8846" calcext:value-type="float">
            <text:p>106.8846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9.88" calcext:value-type="float">
            <text:p>119.88</text:p>
          </table:table-cell>
          <table:table-cell office:value-type="float" office:value="118.64" calcext:value-type="float">
            <text:p>118.64</text:p>
          </table:table-cell>
          <table:table-cell office:value-type="float" office:value="119.72" calcext:value-type="float">
            <text:p>119.72</text:p>
          </table:table-cell>
          <table:table-cell office:value-type="float" office:value="18467362" calcext:value-type="float">
            <text:p>18467362</text:p>
          </table:table-cell>
          <table:table-cell table:formula="of:=AVERAGE([.F47:.F66])" office:value-type="float" office:value="113.283" calcext:value-type="float">
            <text:p>113.283</text:p>
          </table:table-cell>
          <table:table-cell table:formula="of:=AVERAGE([.F17:.F66])" office:value-type="float" office:value="107.3208" calcext:value-type="float">
            <text:p>107.3208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119.98" calcext:value-type="float">
            <text:p>119.98</text:p>
          </table:table-cell>
          <table:table-cell office:value-type="float" office:value="122.15" calcext:value-type="float">
            <text:p>122.15</text:p>
          </table:table-cell>
          <table:table-cell office:value-type="float" office:value="119.64" calcext:value-type="float">
            <text:p>119.64</text:p>
          </table:table-cell>
          <table:table-cell office:value-type="float" office:value="121.37" calcext:value-type="float">
            <text:p>121.37</text:p>
          </table:table-cell>
          <table:table-cell office:value-type="float" office:value="21720591" calcext:value-type="float">
            <text:p>21720591</text:p>
          </table:table-cell>
          <table:table-cell table:formula="of:=AVERAGE([.F48:.F67])" office:value-type="float" office:value="113.983" calcext:value-type="float">
            <text:p>113.983</text:p>
          </table:table-cell>
          <table:table-cell table:formula="of:=AVERAGE([.F18:.F67])" office:value-type="float" office:value="107.7562" calcext:value-type="float">
            <text:p>107.7562</text:p>
          </table:table-cell>
          <table:table-cell/>
        </table:table-row>
        <table:table-row table:style-name="ro1">
          <table:table-cell table:number-columns-repeated="2" office:value-type="date" office:date-value="2024-04-08" calcext:value-type="date">
            <text:p>2024-04-08</text:p>
          </table:table-cell>
          <table:table-cell office:value-type="float" office:value="121.08" calcext:value-type="float">
            <text:p>121.08</text:p>
          </table:table-cell>
          <table:table-cell office:value-type="float" office:value="121.735" calcext:value-type="float">
            <text:p>121.735</text:p>
          </table:table-cell>
          <table:table-cell office:value-type="float" office:value="120.205" calcext:value-type="float">
            <text:p>120.205</text:p>
          </table:table-cell>
          <table:table-cell office:value-type="float" office:value="120.55" calcext:value-type="float">
            <text:p>120.55</text:p>
          </table:table-cell>
          <table:table-cell office:value-type="float" office:value="17513939" calcext:value-type="float">
            <text:p>17513939</text:p>
          </table:table-cell>
          <table:table-cell table:formula="of:=AVERAGE([.F49:.F68])" office:value-type="float" office:value="114.5915" calcext:value-type="float">
            <text:p>114.5915</text:p>
          </table:table-cell>
          <table:table-cell table:formula="of:=AVERAGE([.F19:.F68])" office:value-type="float" office:value="108.1246" calcext:value-type="float">
            <text:p>108.1246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121" calcext:value-type="float">
            <text:p>121</text:p>
          </table:table-cell>
          <table:table-cell office:value-type="float" office:value="121.6492" calcext:value-type="float">
            <text:p>121.6492</text:p>
          </table:table-cell>
          <table:table-cell office:value-type="float" office:value="120.34" calcext:value-type="float">
            <text:p>120.34</text:p>
          </table:table-cell>
          <table:table-cell office:value-type="float" office:value="121.18" calcext:value-type="float">
            <text:p>121.18</text:p>
          </table:table-cell>
          <table:table-cell office:value-type="float" office:value="14135720" calcext:value-type="float">
            <text:p>14135720</text:p>
          </table:table-cell>
          <table:table-cell table:formula="of:=AVERAGE([.F50:.F69])" office:value-type="float" office:value="115.1995" calcext:value-type="float">
            <text:p>115.1995</text:p>
          </table:table-cell>
          <table:table-cell table:formula="of:=AVERAGE([.F20:.F69])" office:value-type="float" office:value="108.4882" calcext:value-type="float">
            <text:p>108.4882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121.22" calcext:value-type="float">
            <text:p>121.22</text:p>
          </table:table-cell>
          <table:table-cell office:value-type="float" office:value="122.47" calcext:value-type="float">
            <text:p>122.47</text:p>
          </table:table-cell>
          <table:table-cell office:value-type="float" office:value="120.73" calcext:value-type="float">
            <text:p>120.73</text:p>
          </table:table-cell>
          <table:table-cell office:value-type="float" office:value="122.2" calcext:value-type="float">
            <text:p>122.2</text:p>
          </table:table-cell>
          <table:table-cell office:value-type="float" office:value="17409184" calcext:value-type="float">
            <text:p>17409184</text:p>
          </table:table-cell>
          <table:table-cell table:formula="of:=AVERAGE([.F51:.F70])" office:value-type="float" office:value="115.8935" calcext:value-type="float">
            <text:p>115.8935</text:p>
          </table:table-cell>
          <table:table-cell table:formula="of:=AVERAGE([.F21:.F70])" office:value-type="float" office:value="108.8696" calcext:value-type="float">
            <text:p>108.8696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2" office:value-type="float" office:value="122.69" calcext:value-type="float">
            <text:p>122.6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21.79" calcext:value-type="float">
            <text:p>121.79</text:p>
          </table:table-cell>
          <table:table-cell office:value-type="float" office:value="17555869" calcext:value-type="float">
            <text:p>17555869</text:p>
          </table:table-cell>
          <table:table-cell table:formula="of:=AVERAGE([.F52:.F71])" office:value-type="float" office:value="116.5065" calcext:value-type="float">
            <text:p>116.5065</text:p>
          </table:table-cell>
          <table:table-cell table:formula="of:=AVERAGE([.F22:.F71])" office:value-type="float" office:value="109.2084" calcext:value-type="float">
            <text:p>109.2084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3.75" calcext:value-type="float">
            <text:p>123.75</text:p>
          </table:table-cell>
          <table:table-cell office:value-type="float" office:value="119.67" calcext:value-type="float">
            <text:p>119.67</text:p>
          </table:table-cell>
          <table:table-cell office:value-type="float" office:value="120.37" calcext:value-type="float">
            <text:p>120.37</text:p>
          </table:table-cell>
          <table:table-cell office:value-type="float" office:value="21556218" calcext:value-type="float">
            <text:p>21556218</text:p>
          </table:table-cell>
          <table:table-cell table:formula="of:=AVERAGE([.F53:.F72])" office:value-type="float" office:value="116.9515" calcext:value-type="float">
            <text:p>116.9515</text:p>
          </table:table-cell>
          <table:table-cell table:formula="of:=AVERAGE([.F23:.F72])" office:value-type="float" office:value="109.5596" calcext:value-type="float">
            <text:p>109.5596</text:p>
          </table:table-cell>
          <table:table-cell/>
        </table:table-row>
        <table:table-row table:style-name="ro1">
          <table:table-cell table:number-columns-repeated="2" office:value-type="date" office:date-value="2024-04-15" calcext:value-type="date">
            <text:p>2024-04-15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1.69" calcext:value-type="float">
            <text:p>121.69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68" calcext:value-type="float">
            <text:p>119.68</text:p>
          </table:table-cell>
          <table:table-cell office:value-type="float" office:value="15029528" calcext:value-type="float">
            <text:p>15029528</text:p>
          </table:table-cell>
          <table:table-cell table:formula="of:=AVERAGE([.F54:.F73])" office:value-type="float" office:value="117.372" calcext:value-type="float">
            <text:p>117.372</text:p>
          </table:table-cell>
          <table:table-cell table:formula="of:=AVERAGE([.F24:.F73])" office:value-type="float" office:value="109.9054" calcext:value-type="float">
            <text:p>109.9054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119.555" calcext:value-type="float">
            <text:p>119.555</text:p>
          </table:table-cell>
          <table:table-cell office:value-type="float" office:value="120.22" calcext:value-type="float">
            <text:p>120.22</text:p>
          </table:table-cell>
          <table:table-cell office:value-type="float" office:value="117.92" calcext:value-type="float">
            <text:p>117.92</text:p>
          </table:table-cell>
          <table:table-cell office:value-type="float" office:value="118.69" calcext:value-type="float">
            <text:p>118.69</text:p>
          </table:table-cell>
          <table:table-cell office:value-type="float" office:value="18082228" calcext:value-type="float">
            <text:p>18082228</text:p>
          </table:table-cell>
          <table:table-cell table:formula="of:=AVERAGE([.F55:.F74])" office:value-type="float" office:value="117.6915" calcext:value-type="float">
            <text:p>117.6915</text:p>
          </table:table-cell>
          <table:table-cell table:formula="of:=AVERAGE([.F25:.F74])" office:value-type="float" office:value="110.2398" calcext:value-type="float">
            <text:p>110.2398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118.55" calcext:value-type="float">
            <text:p>118.55</text:p>
          </table:table-cell>
          <table:table-cell office:value-type="float" office:value="119.35" calcext:value-type="float">
            <text:p>119.35</text:p>
          </table:table-cell>
          <table:table-cell office:value-type="float" office:value="117.12" calcext:value-type="float">
            <text:p>117.12</text:p>
          </table:table-cell>
          <table:table-cell office:value-type="float" office:value="118.63" calcext:value-type="float">
            <text:p>118.63</text:p>
          </table:table-cell>
          <table:table-cell office:value-type="float" office:value="14538577" calcext:value-type="float">
            <text:p>14538577</text:p>
          </table:table-cell>
          <table:table-cell table:formula="of:=AVERAGE([.F56:.F75])" office:value-type="float" office:value="117.9685" calcext:value-type="float">
            <text:p>117.9685</text:p>
          </table:table-cell>
          <table:table-cell table:formula="of:=AVERAGE([.F26:.F75])" office:value-type="float" office:value="110.5814" calcext:value-type="float">
            <text:p>110.5814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119" calcext:value-type="float">
            <text:p>119</text:p>
          </table:table-cell>
          <table:table-cell office:value-type="float" office:value="119.72" calcext:value-type="float">
            <text:p>119.72</text:p>
          </table:table-cell>
          <table:table-cell office:value-type="float" office:value="117.97" calcext:value-type="float">
            <text:p>117.97</text:p>
          </table:table-cell>
          <table:table-cell office:value-type="float" office:value="118.52" calcext:value-type="float">
            <text:p>118.52</text:p>
          </table:table-cell>
          <table:table-cell office:value-type="float" office:value="13821356" calcext:value-type="float">
            <text:p>13821356</text:p>
          </table:table-cell>
          <table:table-cell table:formula="of:=AVERAGE([.F57:.F76])" office:value-type="float" office:value="118.245" calcext:value-type="float">
            <text:p>118.245</text:p>
          </table:table-cell>
          <table:table-cell table:formula="of:=AVERAGE([.F27:.F76])" office:value-type="float" office:value="110.9068" calcext:value-type="float">
            <text:p>110.9068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119.155" calcext:value-type="float">
            <text:p>119.155</text:p>
          </table:table-cell>
          <table:table-cell office:value-type="float" office:value="120.925" calcext:value-type="float">
            <text:p>120.925</text:p>
          </table:table-cell>
          <table:table-cell office:value-type="float" office:value="118.95" calcext:value-type="float">
            <text:p>118.95</text:p>
          </table:table-cell>
          <table:table-cell office:value-type="float" office:value="119.88" calcext:value-type="float">
            <text:p>119.88</text:p>
          </table:table-cell>
          <table:table-cell office:value-type="float" office:value="21563940" calcext:value-type="float">
            <text:p>21563940</text:p>
          </table:table-cell>
          <table:table-cell table:formula="of:=AVERAGE([.F58:.F77])" office:value-type="float" office:value="118.5645" calcext:value-type="float">
            <text:p>118.5645</text:p>
          </table:table-cell>
          <table:table-cell table:formula="of:=AVERAGE([.F28:.F77])" office:value-type="float" office:value="111.26" calcext:value-type="float">
            <text:p>111.26</text:p>
          </table:table-cell>
          <table:table-cell/>
        </table:table-row>
        <table:table-row table:style-name="ro1">
          <table:table-cell table:number-columns-repeated="2" office:value-type="date" office:date-value="2024-04-22" calcext:value-type="date">
            <text:p>2024-04-22</text:p>
          </table:table-cell>
          <table:table-cell office:value-type="float" office:value="119.26" calcext:value-type="float">
            <text:p>119.26</text:p>
          </table:table-cell>
          <table:table-cell office:value-type="float" office:value="121.565" calcext:value-type="float">
            <text:p>121.565</text:p>
          </table:table-cell>
          <table:table-cell office:value-type="float" office:value="118.43" calcext:value-type="float">
            <text:p>118.43</text:p>
          </table:table-cell>
          <table:table-cell office:value-type="float" office:value="120.56" calcext:value-type="float">
            <text:p>120.56</text:p>
          </table:table-cell>
          <table:table-cell office:value-type="float" office:value="16340694" calcext:value-type="float">
            <text:p>16340694</text:p>
          </table:table-cell>
          <table:table-cell table:formula="of:=AVERAGE([.F59:.F78])" office:value-type="float" office:value="118.918" calcext:value-type="float">
            <text:p>118.918</text:p>
          </table:table-cell>
          <table:table-cell table:formula="of:=AVERAGE([.F29:.F78])" office:value-type="float" office:value="111.5918" calcext:value-type="float">
            <text:p>111.5918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120" calcext:value-type="float">
            <text:p>120</text:p>
          </table:table-cell>
          <table:table-cell office:value-type="float" office:value="121.06" calcext:value-type="float">
            <text:p>121.06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1.03" calcext:value-type="float">
            <text:p>121.03</text:p>
          </table:table-cell>
          <table:table-cell office:value-type="float" office:value="13929816" calcext:value-type="float">
            <text:p>13929816</text:p>
          </table:table-cell>
          <table:table-cell table:formula="of:=AVERAGE([.F60:.F79])" office:value-type="float" office:value="119.237" calcext:value-type="float">
            <text:p>119.237</text:p>
          </table:table-cell>
          <table:table-cell table:formula="of:=AVERAGE([.F30:.F79])" office:value-type="float" office:value="111.977" calcext:value-type="float">
            <text:p>111.977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255" calcext:value-type="float">
            <text:p>121.255</text:p>
          </table:table-cell>
          <table:table-cell office:value-type="float" office:value="119.39" calcext:value-type="float">
            <text:p>119.39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101161" calcext:value-type="float">
            <text:p>12101161</text:p>
          </table:table-cell>
          <table:table-cell table:formula="of:=AVERAGE([.F61:.F80])" office:value-type="float" office:value="119.6" calcext:value-type="float">
            <text:p>119.6</text:p>
          </table:table-cell>
          <table:table-cell table:formula="of:=AVERAGE([.F31:.F80])" office:value-type="float" office:value="112.3346" calcext:value-type="float">
            <text:p>112.3346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121.03" calcext:value-type="float">
            <text:p>121.03</text:p>
          </table:table-cell>
          <table:table-cell office:value-type="float" office:value="121.76" calcext:value-type="float">
            <text:p>121.76</text:p>
          </table:table-cell>
          <table:table-cell office:value-type="float" office:value="119.4" calcext:value-type="float">
            <text:p>119.4</text:p>
          </table:table-cell>
          <table:table-cell office:value-type="float" office:value="121.33" calcext:value-type="float">
            <text:p>121.33</text:p>
          </table:table-cell>
          <table:table-cell office:value-type="float" office:value="16041029" calcext:value-type="float">
            <text:p>16041029</text:p>
          </table:table-cell>
          <table:table-cell table:formula="of:=AVERAGE([.F62:.F81])" office:value-type="float" office:value="119.918" calcext:value-type="float">
            <text:p>119.918</text:p>
          </table:table-cell>
          <table:table-cell table:formula="of:=AVERAGE([.F32:.F81])" office:value-type="float" office:value="112.7344" calcext:value-type="float">
            <text:p>112.7344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19" calcext:value-type="float">
            <text:p>119</text:p>
          </table:table-cell>
          <table:table-cell office:value-type="float" office:value="119.1" calcext:value-type="float">
            <text:p>119.1</text:p>
          </table:table-cell>
          <table:table-cell office:value-type="float" office:value="116.22" calcext:value-type="float">
            <text:p>116.22</text:p>
          </table:table-cell>
          <table:table-cell office:value-type="float" office:value="117.96" calcext:value-type="float">
            <text:p>117.96</text:p>
          </table:table-cell>
          <table:table-cell office:value-type="float" office:value="27289468" calcext:value-type="float">
            <text:p>27289468</text:p>
          </table:table-cell>
          <table:table-cell table:formula="of:=AVERAGE([.F63:.F82])" office:value-type="float" office:value="120.004" calcext:value-type="float">
            <text:p>120.004</text:p>
          </table:table-cell>
          <table:table-cell table:formula="of:=AVERAGE([.F33:.F82])" office:value-type="float" office:value="113.0768" calcext:value-type="float">
            <text:p>113.0768</text:p>
          </table:table-cell>
          <table:table-cell/>
        </table:table-row>
        <table:table-row table:style-name="ro1">
          <table:table-cell table:number-columns-repeated="2" office:value-type="date" office:date-value="2024-04-29" calcext:value-type="date">
            <text:p>2024-04-29</text:p>
          </table:table-cell>
          <table:table-cell office:value-type="float" office:value="117.76" calcext:value-type="float">
            <text:p>117.76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7.76" calcext:value-type="float">
            <text:p>117.76</text:p>
          </table:table-cell>
          <table:table-cell office:value-type="float" office:value="119.64" calcext:value-type="float">
            <text:p>119.64</text:p>
          </table:table-cell>
          <table:table-cell office:value-type="float" office:value="17343755" calcext:value-type="float">
            <text:p>17343755</text:p>
          </table:table-cell>
          <table:table-cell table:formula="of:=AVERAGE([.F64:.F83])" office:value-type="float" office:value="120.1365" calcext:value-type="float">
            <text:p>120.1365</text:p>
          </table:table-cell>
          <table:table-cell table:formula="of:=AVERAGE([.F34:.F83])" office:value-type="float" office:value="113.395" calcext:value-type="float">
            <text:p>113.395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119.11" calcext:value-type="float">
            <text:p>119.11</text:p>
          </table:table-cell>
          <table:table-cell office:value-type="float" office:value="120.2" calcext:value-type="float">
            <text:p>120.2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8.27" calcext:value-type="float">
            <text:p>118.27</text:p>
          </table:table-cell>
          <table:table-cell office:value-type="float" office:value="21083294" calcext:value-type="float">
            <text:p>21083294</text:p>
          </table:table-cell>
          <table:table-cell table:formula="of:=AVERAGE([.F65:.F84])" office:value-type="float" office:value="120.086" calcext:value-type="float">
            <text:p>120.086</text:p>
          </table:table-cell>
          <table:table-cell table:formula="of:=AVERAGE([.F35:.F84])" office:value-type="float" office:value="113.6858" calcext:value-type="float">
            <text:p>113.6858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47" calcext:value-type="float">
            <text:p>118.47</text:p>
          </table:table-cell>
          <table:table-cell office:value-type="float" office:value="115.66" calcext:value-type="float">
            <text:p>115.66</text:p>
          </table:table-cell>
          <table:table-cell office:value-type="float" office:value="116.03" calcext:value-type="float">
            <text:p>116.03</text:p>
          </table:table-cell>
          <table:table-cell office:value-type="float" office:value="27789759" calcext:value-type="float">
            <text:p>27789759</text:p>
          </table:table-cell>
          <table:table-cell table:formula="of:=AVERAGE([.F66:.F85])" office:value-type="float" office:value="119.9225" calcext:value-type="float">
            <text:p>119.9225</text:p>
          </table:table-cell>
          <table:table-cell table:formula="of:=AVERAGE([.F36:.F85])" office:value-type="float" office:value="113.9514" calcext:value-type="float">
            <text:p>113.9514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5.9" calcext:value-type="float">
            <text:p>115.9</text:p>
          </table:table-cell>
          <table:table-cell office:value-type="float" office:value="116.24" calcext:value-type="float">
            <text:p>116.24</text:p>
          </table:table-cell>
          <table:table-cell office:value-type="float" office:value="25513648" calcext:value-type="float">
            <text:p>25513648</text:p>
          </table:table-cell>
          <table:table-cell table:formula="of:=AVERAGE([.F67:.F86])" office:value-type="float" office:value="119.7485" calcext:value-type="float">
            <text:p>119.7485</text:p>
          </table:table-cell>
          <table:table-cell table:formula="of:=AVERAGE([.F37:.F86])" office:value-type="float" office:value="114.1792" calcext:value-type="float">
            <text:p>114.179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116" calcext:value-type="float">
            <text:p>116</text:p>
          </table:table-cell>
          <table:table-cell office:value-type="float" office:value="116.07" calcext:value-type="float">
            <text:p>116.07</text:p>
          </table:table-cell>
          <table:table-cell office:value-type="float" office:value="114.13" calcext:value-type="float">
            <text:p>114.13</text:p>
          </table:table-cell>
          <table:table-cell office:value-type="float" office:value="116" calcext:value-type="float">
            <text:p>116</text:p>
          </table:table-cell>
          <table:table-cell office:value-type="float" office:value="28023313" calcext:value-type="float">
            <text:p>28023313</text:p>
          </table:table-cell>
          <table:table-cell table:formula="of:=AVERAGE([.F68:.F87])" office:value-type="float" office:value="119.48" calcext:value-type="float">
            <text:p>119.48</text:p>
          </table:table-cell>
          <table:table-cell table:formula="of:=AVERAGE([.F38:.F87])" office:value-type="float" office:value="114.404" calcext:value-type="float">
            <text:p>114.404</text:p>
          </table:table-cell>
          <table:table-cell/>
        </table:table-row>
        <table:table-row table:style-name="ro1">
          <table:table-cell table:number-columns-repeated="2" office:value-type="date" office:date-value="2024-05-06" calcext:value-type="date">
            <text:p>2024-05-06</text:p>
          </table:table-cell>
          <table:table-cell office:value-type="float" office:value="116.67" calcext:value-type="float">
            <text:p>116.67</text:p>
          </table:table-cell>
          <table:table-cell office:value-type="float" office:value="118.34" calcext:value-type="float">
            <text:p>118.34</text:p>
          </table:table-cell>
          <table:table-cell office:value-type="float" office:value="116.4" calcext:value-type="float">
            <text:p>116.4</text:p>
          </table:table-cell>
          <table:table-cell office:value-type="float" office:value="116.75" calcext:value-type="float">
            <text:p>116.75</text:p>
          </table:table-cell>
          <table:table-cell office:value-type="float" office:value="31401260" calcext:value-type="float">
            <text:p>31401260</text:p>
          </table:table-cell>
          <table:table-cell table:formula="of:=AVERAGE([.F69:.F88])" office:value-type="float" office:value="119.29" calcext:value-type="float">
            <text:p>119.29</text:p>
          </table:table-cell>
          <table:table-cell table:formula="of:=AVERAGE([.F39:.F88])" office:value-type="float" office:value="114.6622" calcext:value-type="float">
            <text:p>114.662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6.17" calcext:value-type="float">
            <text:p>116.17</text:p>
          </table:table-cell>
          <table:table-cell office:value-type="float" office:value="30121973" calcext:value-type="float">
            <text:p>30121973</text:p>
          </table:table-cell>
          <table:table-cell table:formula="of:=AVERAGE([.F70:.F89])" office:value-type="float" office:value="119.0395" calcext:value-type="float">
            <text:p>119.0395</text:p>
          </table:table-cell>
          <table:table-cell table:formula="of:=AVERAGE([.F40:.F89])" office:value-type="float" office:value="114.9006" calcext:value-type="float">
            <text:p>114.9006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115.71" calcext:value-type="float">
            <text:p>115.71</text:p>
          </table:table-cell>
          <table:table-cell office:value-type="float" office:value="116.9542" calcext:value-type="float">
            <text:p>116.9542</text:p>
          </table:table-cell>
          <table:table-cell office:value-type="float" office:value="115.41" calcext:value-type="float">
            <text:p>115.41</text:p>
          </table:table-cell>
          <table:table-cell office:value-type="float" office:value="116.15" calcext:value-type="float">
            <text:p>116.15</text:p>
          </table:table-cell>
          <table:table-cell office:value-type="float" office:value="18957166" calcext:value-type="float">
            <text:p>18957166</text:p>
          </table:table-cell>
          <table:table-cell table:formula="of:=AVERAGE([.F71:.F90])" office:value-type="float" office:value="118.737" calcext:value-type="float">
            <text:p>118.737</text:p>
          </table:table-cell>
          <table:table-cell table:formula="of:=AVERAGE([.F41:.F90])" office:value-type="float" office:value="115.143" calcext:value-type="float">
            <text:p>115.143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116.2" calcext:value-type="float">
            <text:p>116.2</text:p>
          </table:table-cell>
          <table:table-cell office:value-type="float" office:value="118.53" calcext:value-type="float">
            <text:p>118.53</text:p>
          </table:table-cell>
          <table:table-cell office:value-type="float" office:value="116.19" calcext:value-type="float">
            <text:p>116.19</text:p>
          </table:table-cell>
          <table:table-cell office:value-type="float" office:value="118.44" calcext:value-type="float">
            <text:p>118.44</text:p>
          </table:table-cell>
          <table:table-cell office:value-type="float" office:value="17563975" calcext:value-type="float">
            <text:p>17563975</text:p>
          </table:table-cell>
          <table:table-cell table:formula="of:=AVERAGE([.F72:.F91])" office:value-type="float" office:value="118.5695" calcext:value-type="float">
            <text:p>118.5695</text:p>
          </table:table-cell>
          <table:table-cell table:formula="of:=AVERAGE([.F42:.F91])" office:value-type="float" office:value="115.4254" calcext:value-type="float">
            <text:p>115.4254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118.54" calcext:value-type="float">
            <text:p>118.54</text:p>
          </table:table-cell>
          <table:table-cell office:value-type="float" office:value="118.66" calcext:value-type="float">
            <text:p>118.6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7.96" calcext:value-type="float">
            <text:p>117.96</text:p>
          </table:table-cell>
          <table:table-cell office:value-type="float" office:value="13648130" calcext:value-type="float">
            <text:p>13648130</text:p>
          </table:table-cell>
          <table:table-cell table:formula="of:=AVERAGE([.F73:.F92])" office:value-type="float" office:value="118.449" calcext:value-type="float">
            <text:p>118.449</text:p>
          </table:table-cell>
          <table:table-cell table:formula="of:=AVERAGE([.F43:.F92])" office:value-type="float" office:value="115.6942" calcext:value-type="float">
            <text:p>115.6942</text:p>
          </table:table-cell>
          <table:table-cell/>
        </table:table-row>
        <table:table-row table:style-name="ro1">
          <table:table-cell table:number-columns-repeated="2" office:value-type="date" office:date-value="2024-05-13" calcext:value-type="date">
            <text:p>2024-05-13</text:p>
          </table:table-cell>
          <table:table-cell office:value-type="float" office:value="118.42" calcext:value-type="float">
            <text:p>118.42</text:p>
          </table:table-cell>
          <table:table-cell office:value-type="float" office:value="119.04" calcext:value-type="float">
            <text:p>119.04</text:p>
          </table:table-cell>
          <table:table-cell office:value-type="float" office:value="117.12" calcext:value-type="float">
            <text:p>117.12</text:p>
          </table:table-cell>
          <table:table-cell office:value-type="float" office:value="117.91" calcext:value-type="float">
            <text:p>117.91</text:p>
          </table:table-cell>
          <table:table-cell office:value-type="float" office:value="15060619" calcext:value-type="float">
            <text:p>15060619</text:p>
          </table:table-cell>
          <table:table-cell table:formula="of:=AVERAGE([.F74:.F93])" office:value-type="float" office:value="118.3605" calcext:value-type="float">
            <text:p>118.3605</text:p>
          </table:table-cell>
          <table:table-cell table:formula="of:=AVERAGE([.F44:.F93])" office:value-type="float" office:value="115.9356" calcext:value-type="float">
            <text:p>115.9356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4" calcext:value-type="float">
            <text:p>117.74</text:p>
          </table:table-cell>
          <table:table-cell office:value-type="float" office:value="116.48" calcext:value-type="float">
            <text:p>116.48</text:p>
          </table:table-cell>
          <table:table-cell office:value-type="float" office:value="117.67" calcext:value-type="float">
            <text:p>117.67</text:p>
          </table:table-cell>
          <table:table-cell office:value-type="float" office:value="15079131" calcext:value-type="float">
            <text:p>15079131</text:p>
          </table:table-cell>
          <table:table-cell table:formula="of:=AVERAGE([.F75:.F94])" office:value-type="float" office:value="118.3095" calcext:value-type="float">
            <text:p>118.3095</text:p>
          </table:table-cell>
          <table:table-cell table:formula="of:=AVERAGE([.F45:.F94])" office:value-type="float" office:value="116.2018" calcext:value-type="float">
            <text:p>116.2018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17.61" calcext:value-type="float">
            <text:p>117.61</text:p>
          </table:table-cell>
          <table:table-cell office:value-type="float" office:value="118.84" calcext:value-type="float">
            <text:p>118.84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8.58" calcext:value-type="float">
            <text:p>118.58</text:p>
          </table:table-cell>
          <table:table-cell office:value-type="float" office:value="18244303" calcext:value-type="float">
            <text:p>18244303</text:p>
          </table:table-cell>
          <table:table-cell table:formula="of:=AVERAGE([.F76:.F95])" office:value-type="float" office:value="118.307" calcext:value-type="float">
            <text:p>118.307</text:p>
          </table:table-cell>
          <table:table-cell table:formula="of:=AVERAGE([.F46:.F95])" office:value-type="float" office:value="116.4606" calcext:value-type="float">
            <text:p>116.4606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118.54" calcext:value-type="float">
            <text:p>118.54</text:p>
          </table:table-cell>
          <table:table-cell office:value-type="float" office:value="119.3" calcext:value-type="float">
            <text:p>119.3</text:p>
          </table:table-cell>
          <table:table-cell office:value-type="float" office:value="117.54" calcext:value-type="float">
            <text:p>117.54</text:p>
          </table:table-cell>
          <table:table-cell office:value-type="float" office:value="117.87" calcext:value-type="float">
            <text:p>117.87</text:p>
          </table:table-cell>
          <table:table-cell office:value-type="float" office:value="15745202" calcext:value-type="float">
            <text:p>15745202</text:p>
          </table:table-cell>
          <table:table-cell table:formula="of:=AVERAGE([.F77:.F96])" office:value-type="float" office:value="118.2745" calcext:value-type="float">
            <text:p>118.2745</text:p>
          </table:table-cell>
          <table:table-cell table:formula="of:=AVERAGE([.F47:.F96])" office:value-type="float" office:value="116.6826" calcext:value-type="float">
            <text:p>116.6826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7" calcext:value-type="date">
            <text:p>2024-05-17</text:p>
          </table:table-cell>
          <table:table-cell office:value-type="float" office:value="118.3" calcext:value-type="float">
            <text:p>118.3</text:p>
          </table:table-cell>
          <table:table-cell office:value-type="float" office:value="119.83" calcext:value-type="float">
            <text:p>119.83</text:p>
          </table:table-cell>
          <table:table-cell office:value-type="float" office:value="117.96" calcext:value-type="float">
            <text:p>117.96</text:p>
          </table:table-cell>
          <table:table-cell office:value-type="float" office:value="119.64" calcext:value-type="float">
            <text:p>119.64</text:p>
          </table:table-cell>
          <table:table-cell office:value-type="float" office:value="15104469" calcext:value-type="float">
            <text:p>15104469</text:p>
          </table:table-cell>
          <table:table-cell table:formula="of:=AVERAGE([.F78:.F97])" office:value-type="float" office:value="118.2625" calcext:value-type="float">
            <text:p>118.2625</text:p>
          </table:table-cell>
          <table:table-cell table:formula="of:=AVERAGE([.F48:.F97])" office:value-type="float" office:value="116.928" calcext:value-type="float">
            <text:p>116.928</text:p>
          </table:table-cell>
          <table:table-cell/>
        </table:table-row>
        <table:table-row table:style-name="ro1">
          <table:table-cell table:number-columns-repeated="2" office:value-type="date" office:date-value="2024-05-20" calcext:value-type="date">
            <text:p>2024-05-20</text:p>
          </table:table-cell>
          <table:table-cell office:value-type="float" office:value="119.73" calcext:value-type="float">
            <text:p>119.73</text:p>
          </table:table-cell>
          <table:table-cell office:value-type="float" office:value="119.89" calcext:value-type="float">
            <text:p>119.89</text:p>
          </table:table-cell>
          <table:table-cell office:value-type="float" office:value="118.55" calcext:value-type="float">
            <text:p>118.55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551250" calcext:value-type="float">
            <text:p>11551250</text:p>
          </table:table-cell>
          <table:table-cell table:formula="of:=AVERAGE([.F79:.F98])" office:value-type="float" office:value="118.168" calcext:value-type="float">
            <text:p>118.168</text:p>
          </table:table-cell>
          <table:table-cell table:formula="of:=AVERAGE([.F49:.F98])" office:value-type="float" office:value="117.1338" calcext:value-type="float">
            <text:p>117.1338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118.4" calcext:value-type="float">
            <text:p>118.4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7.78" calcext:value-type="float">
            <text:p>117.78</text:p>
          </table:table-cell>
          <table:table-cell office:value-type="float" office:value="117.85" calcext:value-type="float">
            <text:p>117.85</text:p>
          </table:table-cell>
          <table:table-cell office:value-type="float" office:value="14494980" calcext:value-type="float">
            <text:p>14494980</text:p>
          </table:table-cell>
          <table:table-cell table:formula="of:=AVERAGE([.F80:.F99])" office:value-type="float" office:value="118.009" calcext:value-type="float">
            <text:p>118.009</text:p>
          </table:table-cell>
          <table:table-cell table:formula="of:=AVERAGE([.F50:.F99])" office:value-type="float" office:value="117.3104" calcext:value-type="float">
            <text:p>117.3104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2" calcext:value-type="date">
            <text:p>2024-05-22</text:p>
          </table:table-cell>
          <table:table-cell table:number-columns-repeated="2" office:value-type="float" office:value="117.46" calcext:value-type="float">
            <text:p>117.46</text:p>
          </table:table-cell>
          <table:table-cell office:value-type="float" office:value="114.96" calcext:value-type="float">
            <text:p>114.96</text:p>
          </table:table-cell>
          <table:table-cell office:value-type="float" office:value="115.48" calcext:value-type="float">
            <text:p>115.48</text:p>
          </table:table-cell>
          <table:table-cell office:value-type="float" office:value="17879252" calcext:value-type="float">
            <text:p>17879252</text:p>
          </table:table-cell>
          <table:table-cell table:formula="of:=AVERAGE([.F81:.F100])" office:value-type="float" office:value="117.7305" calcext:value-type="float">
            <text:p>117.7305</text:p>
          </table:table-cell>
          <table:table-cell table:formula="of:=AVERAGE([.F51:.F100])" office:value-type="float" office:value="117.4536" calcext:value-type="float">
            <text:p>117.4536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115.6" calcext:value-type="float">
            <text:p>115.6</text:p>
          </table:table-cell>
          <table:table-cell office:value-type="float" office:value="117.51" calcext:value-type="float">
            <text:p>117.51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3.51" calcext:value-type="float">
            <text:p>113.51</text:p>
          </table:table-cell>
          <table:table-cell office:value-type="float" office:value="15979835" calcext:value-type="float">
            <text:p>15979835</text:p>
          </table:table-cell>
          <table:table-cell table:formula="of:=AVERAGE([.F82:.F101])" office:value-type="float" office:value="117.3395" calcext:value-type="float">
            <text:p>117.3395</text:p>
          </table:table-cell>
          <table:table-cell table:formula="of:=AVERAGE([.F52:.F101])" office:value-type="float" office:value="117.5332" calcext:value-type="float">
            <text:p>117.5332</text:p>
          </table:table-cell>
          <table:table-cell table:formula="of:=AVERAGE([.F2:.F101])" office:value-type="float" office:value="110.1124" calcext:value-type="float">
            <text:p>110.1124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114.84" calcext:value-type="float">
            <text:p>114.84</text:p>
          </table:table-cell>
          <table:table-cell office:value-type="float" office:value="115.08" calcext:value-type="float">
            <text:p>115.08</text:p>
          </table:table-cell>
          <table:table-cell office:value-type="float" office:value="113.035" calcext:value-type="float">
            <text:p>113.035</text:p>
          </table:table-cell>
          <table:table-cell office:value-type="float" office:value="113.42" calcext:value-type="float">
            <text:p>113.42</text:p>
          </table:table-cell>
          <table:table-cell office:value-type="float" office:value="12212949" calcext:value-type="float">
            <text:p>12212949</text:p>
          </table:table-cell>
          <table:table-cell table:formula="of:=AVERAGE([.F83:.F102])" office:value-type="float" office:value="117.1125" calcext:value-type="float">
            <text:p>117.1125</text:p>
          </table:table-cell>
          <table:table-cell table:formula="of:=AVERAGE([.F53:.F102])" office:value-type="float" office:value="117.5722" calcext:value-type="float">
            <text:p>117.5722</text:p>
          </table:table-cell>
          <table:table-cell table:formula="of:=AVERAGE([.F3:.F102])" office:value-type="float" office:value="110.223" calcext:value-type="float">
            <text:p>110.223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113.52" calcext:value-type="float">
            <text:p>113.52</text:p>
          </table:table-cell>
          <table:table-cell office:value-type="float" office:value="115.11" calcext:value-type="float">
            <text:p>115.11</text:p>
          </table:table-cell>
          <table:table-cell office:value-type="float" office:value="113.07" calcext:value-type="float">
            <text:p>113.07</text:p>
          </table:table-cell>
          <table:table-cell office:value-type="float" office:value="114.86" calcext:value-type="float">
            <text:p>114.86</text:p>
          </table:table-cell>
          <table:table-cell office:value-type="float" office:value="13978305" calcext:value-type="float">
            <text:p>13978305</text:p>
          </table:table-cell>
          <table:table-cell table:formula="of:=AVERAGE([.F84:.F103])" office:value-type="float" office:value="116.8735" calcext:value-type="float">
            <text:p>116.8735</text:p>
          </table:table-cell>
          <table:table-cell table:formula="of:=AVERAGE([.F54:.F103])" office:value-type="float" office:value="117.644" calcext:value-type="float">
            <text:p>117.644</text:p>
          </table:table-cell>
          <table:table-cell table:formula="of:=AVERAGE([.F4:.F103])" office:value-type="float" office:value="110.3394" calcext:value-type="float">
            <text:p>110.3394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114.525" calcext:value-type="float">
            <text:p>114.525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3.63" calcext:value-type="float">
            <text:p>113.63</text:p>
          </table:table-cell>
          <table:table-cell office:value-type="float" office:value="13902001" calcext:value-type="float">
            <text:p>13902001</text:p>
          </table:table-cell>
          <table:table-cell table:formula="of:=AVERAGE([.F85:.F104])" office:value-type="float" office:value="116.6415" calcext:value-type="float">
            <text:p>116.6415</text:p>
          </table:table-cell>
          <table:table-cell table:formula="of:=AVERAGE([.F55:.F104])" office:value-type="float" office:value="117.6706" calcext:value-type="float">
            <text:p>117.6706</text:p>
          </table:table-cell>
          <table:table-cell table:formula="of:=AVERAGE([.F5:.F104])" office:value-type="float" office:value="110.4525" calcext:value-type="float">
            <text:p>110.4525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113.27" calcext:value-type="float">
            <text:p>113.27</text:p>
          </table:table-cell>
          <table:table-cell office:value-type="float" office:value="114.13" calcext:value-type="float">
            <text:p>114.13</text:p>
          </table:table-cell>
          <table:table-cell office:value-type="float" office:value="112.955" calcext:value-type="float">
            <text:p>112.955</text:p>
          </table:table-cell>
          <table:table-cell office:value-type="float" office:value="113.99" calcext:value-type="float">
            <text:p>113.99</text:p>
          </table:table-cell>
          <table:table-cell office:value-type="float" office:value="14691976" calcext:value-type="float">
            <text:p>14691976</text:p>
          </table:table-cell>
          <table:table-cell table:formula="of:=AVERAGE([.F86:.F105])" office:value-type="float" office:value="116.5395" calcext:value-type="float">
            <text:p>116.5395</text:p>
          </table:table-cell>
          <table:table-cell table:formula="of:=AVERAGE([.F56:.F105])" office:value-type="float" office:value="117.6886" calcext:value-type="float">
            <text:p>117.6886</text:p>
          </table:table-cell>
          <table:table-cell table:formula="of:=AVERAGE([.F6:.F105])" office:value-type="float" office:value="110.5661" calcext:value-type="float">
            <text:p>110.5661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7.49" calcext:value-type="float">
            <text:p>117.49</text:p>
          </table:table-cell>
          <table:table-cell office:value-type="float" office:value="113.99" calcext:value-type="float">
            <text:p>113.99</text:p>
          </table:table-cell>
          <table:table-cell office:value-type="float" office:value="117.26" calcext:value-type="float">
            <text:p>117.26</text:p>
          </table:table-cell>
          <table:table-cell office:value-type="float" office:value="29037378" calcext:value-type="float">
            <text:p>29037378</text:p>
          </table:table-cell>
          <table:table-cell table:formula="of:=AVERAGE([.F87:.F106])" office:value-type="float" office:value="116.5905" calcext:value-type="float">
            <text:p>116.5905</text:p>
          </table:table-cell>
          <table:table-cell table:formula="of:=AVERAGE([.F57:.F106])" office:value-type="float" office:value="117.774" calcext:value-type="float">
            <text:p>117.774</text:p>
          </table:table-cell>
          <table:table-cell table:formula="of:=AVERAGE([.F7:.F106])" office:value-type="float" office:value="110.7295" calcext:value-type="float">
            <text:p>110.7295</text:p>
          </table:table-cell>
        </table:table-row>
        <table:table-row table:style-name="ro1">
          <table:table-cell table:number-columns-repeated="2" office:value-type="date" office:date-value="2024-06-03" calcext:value-type="date">
            <text:p>2024-06-03</text:p>
          </table:table-cell>
          <table:table-cell office:value-type="float" office:value="116.3" calcext:value-type="float">
            <text:p>116.3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4.45" calcext:value-type="float">
            <text:p>114.45</text:p>
          </table:table-cell>
          <table:table-cell office:value-type="float" office:value="19589338" calcext:value-type="float">
            <text:p>19589338</text:p>
          </table:table-cell>
          <table:table-cell table:formula="of:=AVERAGE([.F88:.F107])" office:value-type="float" office:value="116.513" calcext:value-type="float">
            <text:p>116.513</text:p>
          </table:table-cell>
          <table:table-cell table:formula="of:=AVERAGE([.F58:.F107])" office:value-type="float" office:value="117.7932" calcext:value-type="float">
            <text:p>117.7932</text:p>
          </table:table-cell>
          <table:table-cell table:formula="of:=AVERAGE([.F8:.F107])" office:value-type="float" office:value="110.8773" calcext:value-type="float">
            <text:p>110.8773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113" calcext:value-type="float">
            <text:p>113</text:p>
          </table:table-cell>
          <table:table-cell office:value-type="float" office:value="113.09" calcext:value-type="float">
            <text:p>113.09</text:p>
          </table:table-cell>
          <table:table-cell office:value-type="float" office:value="110.92" calcext:value-type="float">
            <text:p>110.92</text:p>
          </table:table-cell>
          <table:table-cell office:value-type="float" office:value="112.67" calcext:value-type="float">
            <text:p>112.67</text:p>
          </table:table-cell>
          <table:table-cell office:value-type="float" office:value="19412238" calcext:value-type="float">
            <text:p>19412238</text:p>
          </table:table-cell>
          <table:table-cell table:formula="of:=AVERAGE([.F89:.F108])" office:value-type="float" office:value="116.309" calcext:value-type="float">
            <text:p>116.309</text:p>
          </table:table-cell>
          <table:table-cell table:formula="of:=AVERAGE([.F59:.F108])" office:value-type="float" office:value="117.7768" calcext:value-type="float">
            <text:p>117.7768</text:p>
          </table:table-cell>
          <table:table-cell table:formula="of:=AVERAGE([.F9:.F108])" office:value-type="float" office:value="111.0171" calcext:value-type="float">
            <text:p>111.0171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3.19" calcext:value-type="float">
            <text:p>113.19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3.12" calcext:value-type="float">
            <text:p>113.12</text:p>
          </table:table-cell>
          <table:table-cell office:value-type="float" office:value="14863516" calcext:value-type="float">
            <text:p>14863516</text:p>
          </table:table-cell>
          <table:table-cell table:formula="of:=AVERAGE([.F90:.F109])" office:value-type="float" office:value="116.1565" calcext:value-type="float">
            <text:p>116.1565</text:p>
          </table:table-cell>
          <table:table-cell table:formula="of:=AVERAGE([.F60:.F109])" office:value-type="float" office:value="117.7462" calcext:value-type="float">
            <text:p>117.7462</text:p>
          </table:table-cell>
          <table:table-cell table:formula="of:=AVERAGE([.F10:.F109])" office:value-type="float" office:value="111.1616" calcext:value-type="float">
            <text:p>111.1616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112.75" calcext:value-type="float">
            <text:p>112.75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2.11" calcext:value-type="float">
            <text:p>112.11</text:p>
          </table:table-cell>
          <table:table-cell office:value-type="float" office:value="113.97" calcext:value-type="float">
            <text:p>113.97</text:p>
          </table:table-cell>
          <table:table-cell office:value-type="float" office:value="13154094" calcext:value-type="float">
            <text:p>13154094</text:p>
          </table:table-cell>
          <table:table-cell table:formula="of:=AVERAGE([.F91:.F110])" office:value-type="float" office:value="116.0475" calcext:value-type="float">
            <text:p>116.0475</text:p>
          </table:table-cell>
          <table:table-cell table:formula="of:=AVERAGE([.F61:.F110])" office:value-type="float" office:value="117.7498" calcext:value-type="float">
            <text:p>117.7498</text:p>
          </table:table-cell>
          <table:table-cell table:formula="of:=AVERAGE([.F11:.F110])" office:value-type="float" office:value="111.3018" calcext:value-type="float">
            <text:p>111.3018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113.79" calcext:value-type="float">
            <text:p>113.79</text:p>
          </table:table-cell>
          <table:table-cell office:value-type="float" office:value="114.895" calcext:value-type="float">
            <text:p>114.895</text:p>
          </table:table-cell>
          <table:table-cell office:value-type="float" office:value="112.6735" calcext:value-type="float">
            <text:p>112.6735</text:p>
          </table:table-cell>
          <table:table-cell office:value-type="float" office:value="112.75" calcext:value-type="float">
            <text:p>112.75</text:p>
          </table:table-cell>
          <table:table-cell office:value-type="float" office:value="13289196" calcext:value-type="float">
            <text:p>13289196</text:p>
          </table:table-cell>
          <table:table-cell table:formula="of:=AVERAGE([.F92:.F111])" office:value-type="float" office:value="115.763" calcext:value-type="float">
            <text:p>115.763</text:p>
          </table:table-cell>
          <table:table-cell table:formula="of:=AVERAGE([.F62:.F111])" office:value-type="float" office:value="117.7054" calcext:value-type="float">
            <text:p>117.7054</text:p>
          </table:table-cell>
          <table:table-cell table:formula="of:=AVERAGE([.F12:.F111])" office:value-type="float" office:value="111.4524" calcext:value-type="float">
            <text:p>111.4524</text:p>
          </table:table-cell>
        </table:table-row>
        <table:table-row table:style-name="ro1">
          <table:table-cell table:number-columns-repeated="2" office:value-type="date" office:date-value="2024-06-10" calcext:value-type="date">
            <text:p>2024-06-10</text:p>
          </table:table-cell>
          <table:table-cell office:value-type="float" office:value="113.06" calcext:value-type="float">
            <text:p>113.06</text:p>
          </table:table-cell>
          <table:table-cell office:value-type="float" office:value="114.2199" calcext:value-type="float">
            <text:p>114.2199</text:p>
          </table:table-cell>
          <table:table-cell office:value-type="float" office:value="112.7" calcext:value-type="float">
            <text:p>112.7</text:p>
          </table:table-cell>
          <table:table-cell office:value-type="float" office:value="113.08" calcext:value-type="float">
            <text:p>113.08</text:p>
          </table:table-cell>
          <table:table-cell office:value-type="float" office:value="15245227" calcext:value-type="float">
            <text:p>15245227</text:p>
          </table:table-cell>
          <table:table-cell table:formula="of:=AVERAGE([.F93:.F112])" office:value-type="float" office:value="115.519" calcext:value-type="float">
            <text:p>115.519</text:p>
          </table:table-cell>
          <table:table-cell table:formula="of:=AVERAGE([.F63:.F112])" office:value-type="float" office:value="117.6422" calcext:value-type="float">
            <text:p>117.6422</text:p>
          </table:table-cell>
          <table:table-cell table:formula="of:=AVERAGE([.F13:.F112])" office:value-type="float" office:value="111.6134" calcext:value-type="float">
            <text:p>111.6134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2.6701" calcext:value-type="float">
            <text:p>112.6701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2.17" calcext:value-type="float">
            <text:p>112.17</text:p>
          </table:table-cell>
          <table:table-cell office:value-type="float" office:value="12462403" calcext:value-type="float">
            <text:p>12462403</text:p>
          </table:table-cell>
          <table:table-cell table:formula="of:=AVERAGE([.F94:.F113])" office:value-type="float" office:value="115.232" calcext:value-type="float">
            <text:p>115.232</text:p>
          </table:table-cell>
          <table:table-cell table:formula="of:=AVERAGE([.F64:.F113])" office:value-type="float" office:value="117.5458" calcext:value-type="float">
            <text:p>117.5458</text:p>
          </table:table-cell>
          <table:table-cell table:formula="of:=AVERAGE([.F14:.F113])" office:value-type="float" office:value="111.7671" calcext:value-type="float">
            <text:p>111.7671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2" calcext:value-type="date">
            <text:p>2024-06-12</text:p>
          </table:table-cell>
          <table:table-cell table:number-columns-repeated="2" office:value-type="float" office:value="113.3" calcext:value-type="float">
            <text:p>113.3</text:p>
          </table:table-cell>
          <table:table-cell office:value-type="float" office:value="110.54" calcext:value-type="float">
            <text:p>110.54</text:p>
          </table:table-cell>
          <table:table-cell office:value-type="float" office:value="110.93" calcext:value-type="float">
            <text:p>110.93</text:p>
          </table:table-cell>
          <table:table-cell office:value-type="float" office:value="13606788" calcext:value-type="float">
            <text:p>13606788</text:p>
          </table:table-cell>
          <table:table-cell table:formula="of:=AVERAGE([.F95:.F114])" office:value-type="float" office:value="114.895" calcext:value-type="float">
            <text:p>114.895</text:p>
          </table:table-cell>
          <table:table-cell table:formula="of:=AVERAGE([.F65:.F114])" office:value-type="float" office:value="117.3788" calcext:value-type="float">
            <text:p>117.3788</text:p>
          </table:table-cell>
          <table:table-cell table:formula="of:=AVERAGE([.F15:.F114])" office:value-type="float" office:value="111.9069" calcext:value-type="float">
            <text:p>111.9069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110.84" calcext:value-type="float">
            <text:p>110.84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0.04" calcext:value-type="float">
            <text:p>110.04</text:p>
          </table:table-cell>
          <table:table-cell office:value-type="float" office:value="14466868" calcext:value-type="float">
            <text:p>14466868</text:p>
          </table:table-cell>
          <table:table-cell table:formula="of:=AVERAGE([.F96:.F115])" office:value-type="float" office:value="114.468" calcext:value-type="float">
            <text:p>114.468</text:p>
          </table:table-cell>
          <table:table-cell table:formula="of:=AVERAGE([.F66:.F115])" office:value-type="float" office:value="117.1936" calcext:value-type="float">
            <text:p>117.1936</text:p>
          </table:table-cell>
          <table:table-cell table:formula="of:=AVERAGE([.F16:.F115])" office:value-type="float" office:value="112.0391" calcext:value-type="float">
            <text:p>112.0391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0.207" calcext:value-type="float">
            <text:p>110.207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9.11" calcext:value-type="float">
            <text:p>109.11</text:p>
          </table:table-cell>
          <table:table-cell office:value-type="float" office:value="13313430" calcext:value-type="float">
            <text:p>13313430</text:p>
          </table:table-cell>
          <table:table-cell table:formula="of:=AVERAGE([.F97:.F116])" office:value-type="float" office:value="114.03" calcext:value-type="float">
            <text:p>114.03</text:p>
          </table:table-cell>
          <table:table-cell table:formula="of:=AVERAGE([.F67:.F116])" office:value-type="float" office:value="116.9814" calcext:value-type="float">
            <text:p>116.9814</text:p>
          </table:table-cell>
          <table:table-cell table:formula="of:=AVERAGE([.F17:.F116])" office:value-type="float" office:value="112.1511" calcext:value-type="float">
            <text:p>112.1511</text:p>
          </table:table-cell>
        </table:table-row>
        <table:table-row table:style-name="ro1">
          <table:table-cell table:number-columns-repeated="2" office:value-type="date" office:date-value="2024-06-17" calcext:value-type="date">
            <text:p>2024-06-17</text:p>
          </table:table-cell>
          <table:table-cell office:value-type="float" office:value="109.17" calcext:value-type="float">
            <text:p>109.17</text:p>
          </table:table-cell>
          <table:table-cell office:value-type="float" office:value="109.46" calcext:value-type="float">
            <text:p>109.46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147943" calcext:value-type="float">
            <text:p>21147943</text:p>
          </table:table-cell>
          <table:table-cell table:formula="of:=AVERAGE([.F98:.F117])" office:value-type="float" office:value="113.466" calcext:value-type="float">
            <text:p>113.466</text:p>
          </table:table-cell>
          <table:table-cell table:formula="of:=AVERAGE([.F68:.F117])" office:value-type="float" office:value="116.7212" calcext:value-type="float">
            <text:p>116.7212</text:p>
          </table:table-cell>
          <table:table-cell table:formula="of:=AVERAGE([.F18:.F117])" office:value-type="float" office:value="112.2387" calcext:value-type="float">
            <text:p>112.2387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109.03" calcext:value-type="float">
            <text:p>109.03</text:p>
          </table:table-cell>
          <table:table-cell office:value-type="float" office:value="110.72" calcext:value-type="float">
            <text:p>110.72</text:p>
          </table:table-cell>
          <table:table-cell office:value-type="float" office:value="108.8" calcext:value-type="float">
            <text:p>108.8</text:p>
          </table:table-cell>
          <table:table-cell office:value-type="float" office:value="109.38" calcext:value-type="float">
            <text:p>109.38</text:p>
          </table:table-cell>
          <table:table-cell office:value-type="float" office:value="17762915" calcext:value-type="float">
            <text:p>17762915</text:p>
          </table:table-cell>
          <table:table-cell table:formula="of:=AVERAGE([.F99:.F118])" office:value-type="float" office:value="113.0015" calcext:value-type="float">
            <text:p>113.0015</text:p>
          </table:table-cell>
          <table:table-cell table:formula="of:=AVERAGE([.F69:.F118])" office:value-type="float" office:value="116.4978" calcext:value-type="float">
            <text:p>116.4978</text:p>
          </table:table-cell>
          <table:table-cell table:formula="of:=AVERAGE([.F19:.F118])" office:value-type="float" office:value="112.3112" calcext:value-type="float">
            <text:p>112.3112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109.91" calcext:value-type="float">
            <text:p>109.91</text:p>
          </table:table-cell>
          <table:table-cell office:value-type="float" office:value="112.62" calcext:value-type="float">
            <text:p>112.62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1.74" calcext:value-type="float">
            <text:p>111.74</text:p>
          </table:table-cell>
          <table:table-cell office:value-type="float" office:value="17433192" calcext:value-type="float">
            <text:p>17433192</text:p>
          </table:table-cell>
          <table:table-cell table:formula="of:=AVERAGE([.F100:.F119])" office:value-type="float" office:value="112.696" calcext:value-type="float">
            <text:p>112.696</text:p>
          </table:table-cell>
          <table:table-cell table:formula="of:=AVERAGE([.F70:.F119])" office:value-type="float" office:value="116.309" calcext:value-type="float">
            <text:p>116.309</text:p>
          </table:table-cell>
          <table:table-cell table:formula="of:=AVERAGE([.F20:.F119])" office:value-type="float" office:value="112.3986" calcext:value-type="float">
            <text:p>112.3986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111.9" calcext:value-type="float">
            <text:p>111.9</text:p>
          </table:table-cell>
          <table:table-cell office:value-type="float" office:value="112.695" calcext:value-type="float">
            <text:p>112.695</text:p>
          </table:table-cell>
          <table:table-cell table:number-columns-repeated="2" office:value-type="float" office:value="110.76" calcext:value-type="float">
            <text:p>110.76</text:p>
          </table:table-cell>
          <table:table-cell office:value-type="float" office:value="52220574" calcext:value-type="float">
            <text:p>52220574</text:p>
          </table:table-cell>
          <table:table-cell table:formula="of:=AVERAGE([.F101:.F120])" office:value-type="float" office:value="112.46" calcext:value-type="float">
            <text:p>112.46</text:p>
          </table:table-cell>
          <table:table-cell table:formula="of:=AVERAGE([.F71:.F120])" office:value-type="float" office:value="116.0802" calcext:value-type="float">
            <text:p>116.0802</text:p>
          </table:table-cell>
          <table:table-cell table:formula="of:=AVERAGE([.F21:.F120])" office:value-type="float" office:value="112.4749" calcext:value-type="float">
            <text:p>112.4749</text:p>
          </table:table-cell>
        </table:table-row>
        <table:table-row table:style-name="ro1">
          <table:table-cell table:number-columns-repeated="2" office:value-type="date" office:date-value="2024-06-24" calcext:value-type="date">
            <text:p>2024-06-24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4.525" calcext:value-type="float">
            <text:p>114.525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4.05" calcext:value-type="float">
            <text:p>114.05</text:p>
          </table:table-cell>
          <table:table-cell office:value-type="float" office:value="16266688" calcext:value-type="float">
            <text:p>16266688</text:p>
          </table:table-cell>
          <table:table-cell table:formula="of:=AVERAGE([.F102:.F121])" office:value-type="float" office:value="112.487" calcext:value-type="float">
            <text:p>112.487</text:p>
          </table:table-cell>
          <table:table-cell table:formula="of:=AVERAGE([.F72:.F121])" office:value-type="float" office:value="115.9254" calcext:value-type="float">
            <text:p>115.9254</text:p>
          </table:table-cell>
          <table:table-cell table:formula="of:=AVERAGE([.F22:.F121])" office:value-type="float" office:value="112.5669" calcext:value-type="float">
            <text:p>112.5669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114.11" calcext:value-type="float">
            <text:p>114.11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3.455" calcext:value-type="float">
            <text:p>113.45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6213682" calcext:value-type="float">
            <text:p>16213682</text:p>
          </table:table-cell>
          <table:table-cell table:formula="of:=AVERAGE([.F103:.F122])" office:value-type="float" office:value="112.5345" calcext:value-type="float">
            <text:p>112.5345</text:p>
          </table:table-cell>
          <table:table-cell table:formula="of:=AVERAGE([.F73:.F122])" office:value-type="float" office:value="115.8054" calcext:value-type="float">
            <text:p>115.8054</text:p>
          </table:table-cell>
          <table:table-cell table:formula="of:=AVERAGE([.F23:.F122])" office:value-type="float" office:value="112.6825" calcext:value-type="float">
            <text:p>112.6825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6" calcext:value-type="date">
            <text:p>2024-06-26</text:p>
          </table:table-cell>
          <table:table-cell office:value-type="float" office:value="114.39" calcext:value-type="float">
            <text:p>114.39</text:p>
          </table:table-cell>
          <table:table-cell office:value-type="float" office:value="114.815" calcext:value-type="float">
            <text:p>114.815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4.41" calcext:value-type="float">
            <text:p>114.41</text:p>
          </table:table-cell>
          <table:table-cell office:value-type="float" office:value="15771751" calcext:value-type="float">
            <text:p>15771751</text:p>
          </table:table-cell>
          <table:table-cell table:formula="of:=AVERAGE([.F104:.F123])" office:value-type="float" office:value="112.512" calcext:value-type="float">
            <text:p>112.512</text:p>
          </table:table-cell>
          <table:table-cell table:formula="of:=AVERAGE([.F74:.F123])" office:value-type="float" office:value="115.7" calcext:value-type="float">
            <text:p>115.7</text:p>
          </table:table-cell>
          <table:table-cell table:formula="of:=AVERAGE([.F24:.F123])" office:value-type="float" office:value="112.8027" calcext:value-type="float">
            <text:p>112.8027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7" calcext:value-type="date">
            <text:p>2024-06-27</text:p>
          </table:table-cell>
          <table:table-cell table:number-columns-repeated="2" office:value-type="float" office:value="114.99" calcext:value-type="float">
            <text:p>114.99</text:p>
          </table:table-cell>
          <table:table-cell office:value-type="float" office:value="114.11" calcext:value-type="float">
            <text:p>114.11</text:p>
          </table:table-cell>
          <table:table-cell office:value-type="float" office:value="114.9" calcext:value-type="float">
            <text:p>114.9</text:p>
          </table:table-cell>
          <table:table-cell office:value-type="float" office:value="16812731" calcext:value-type="float">
            <text:p>16812731</text:p>
          </table:table-cell>
          <table:table-cell table:formula="of:=AVERAGE([.F105:.F124])" office:value-type="float" office:value="112.5755" calcext:value-type="float">
            <text:p>112.5755</text:p>
          </table:table-cell>
          <table:table-cell table:formula="of:=AVERAGE([.F75:.F124])" office:value-type="float" office:value="115.6242" calcext:value-type="float">
            <text:p>115.6242</text:p>
          </table:table-cell>
          <table:table-cell table:formula="of:=AVERAGE([.F25:.F124])" office:value-type="float" office:value="112.932" calcext:value-type="float">
            <text:p>112.932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115.86" calcext:value-type="float">
            <text:p>115.86</text:p>
          </table:table-cell>
          <table:table-cell office:value-type="float" office:value="116.54" calcext:value-type="float">
            <text:p>116.54</text:p>
          </table:table-cell>
          <table:table-cell office:value-type="float" office:value="114.675" calcext:value-type="float">
            <text:p>114.675</text:p>
          </table:table-cell>
          <table:table-cell office:value-type="float" office:value="115.12" calcext:value-type="float">
            <text:p>115.12</text:p>
          </table:table-cell>
          <table:table-cell office:value-type="float" office:value="24565910" calcext:value-type="float">
            <text:p>24565910</text:p>
          </table:table-cell>
          <table:table-cell table:formula="of:=AVERAGE([.F106:.F125])" office:value-type="float" office:value="112.632" calcext:value-type="float">
            <text:p>112.632</text:p>
          </table:table-cell>
          <table:table-cell table:formula="of:=AVERAGE([.F76:.F125])" office:value-type="float" office:value="115.554" calcext:value-type="float">
            <text:p>115.554</text:p>
          </table:table-cell>
          <table:table-cell table:formula="of:=AVERAGE([.F26:.F125])" office:value-type="float" office:value="113.0677" calcext:value-type="float">
            <text:p>113.0677</text:p>
          </table:table-cell>
        </table:table-row>
        <table:table-row table:style-name="ro1">
          <table:table-cell table:number-columns-repeated="2" office:value-type="date" office:date-value="2024-07-01" calcext:value-type="date">
            <text:p>2024-07-01</text:p>
          </table:table-cell>
          <table:table-cell office:value-type="float" office:value="115.71" calcext:value-type="float">
            <text:p>115.71</text:p>
          </table:table-cell>
          <table:table-cell office:value-type="float" office:value="116.74" calcext:value-type="float">
            <text:p>116.74</text:p>
          </table:table-cell>
          <table:table-cell office:value-type="float" office:value="114.53" calcext:value-type="float">
            <text:p>114.53</text:p>
          </table:table-cell>
          <table:table-cell office:value-type="float" office:value="114.96" calcext:value-type="float">
            <text:p>114.96</text:p>
          </table:table-cell>
          <table:table-cell office:value-type="float" office:value="11972881" calcext:value-type="float">
            <text:p>11972881</text:p>
          </table:table-cell>
          <table:table-cell table:formula="of:=AVERAGE([.F107:.F126])" office:value-type="float" office:value="112.517" calcext:value-type="float">
            <text:p>112.517</text:p>
          </table:table-cell>
          <table:table-cell table:formula="of:=AVERAGE([.F77:.F126])" office:value-type="float" office:value="115.4828" calcext:value-type="float">
            <text:p>115.4828</text:p>
          </table:table-cell>
          <table:table-cell table:formula="of:=AVERAGE([.F27:.F126])" office:value-type="float" office:value="113.1948" calcext:value-type="float">
            <text:p>113.1948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115.9" calcext:value-type="float">
            <text:p>115.9</text:p>
          </table:table-cell>
          <table:table-cell office:value-type="float" office:value="115.94" calcext:value-type="float">
            <text:p>115.94</text:p>
          </table:table-cell>
          <table:table-cell office:value-type="float" office:value="113.49" calcext:value-type="float">
            <text:p>113.49</text:p>
          </table:table-cell>
          <table:table-cell office:value-type="float" office:value="114.18" calcext:value-type="float">
            <text:p>114.18</text:p>
          </table:table-cell>
          <table:table-cell office:value-type="float" office:value="13326703" calcext:value-type="float">
            <text:p>13326703</text:p>
          </table:table-cell>
          <table:table-cell table:formula="of:=AVERAGE([.F108:.F127])" office:value-type="float" office:value="112.5035" calcext:value-type="float">
            <text:p>112.5035</text:p>
          </table:table-cell>
          <table:table-cell table:formula="of:=AVERAGE([.F78:.F127])" office:value-type="float" office:value="115.3688" calcext:value-type="float">
            <text:p>115.3688</text:p>
          </table:table-cell>
          <table:table-cell table:formula="of:=AVERAGE([.F28:.F127])" office:value-type="float" office:value="113.3144" calcext:value-type="float">
            <text:p>113.3144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5.66" calcext:value-type="float">
            <text:p>115.66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4.76" calcext:value-type="float">
            <text:p>114.76</text:p>
          </table:table-cell>
          <table:table-cell office:value-type="float" office:value="7732928" calcext:value-type="float">
            <text:p>7732928</text:p>
          </table:table-cell>
          <table:table-cell table:formula="of:=AVERAGE([.F109:.F128])" office:value-type="float" office:value="112.608" calcext:value-type="float">
            <text:p>112.608</text:p>
          </table:table-cell>
          <table:table-cell table:formula="of:=AVERAGE([.F79:.F128])" office:value-type="float" office:value="115.2528" calcext:value-type="float">
            <text:p>115.2528</text:p>
          </table:table-cell>
          <table:table-cell table:formula="of:=AVERAGE([.F29:.F128])" office:value-type="float" office:value="113.4223" calcext:value-type="float">
            <text:p>113.4223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2.685" calcext:value-type="float">
            <text:p>112.685</text:p>
          </table:table-cell>
          <table:table-cell office:value-type="float" office:value="113.37" calcext:value-type="float">
            <text:p>113.37</text:p>
          </table:table-cell>
          <table:table-cell office:value-type="float" office:value="12630986" calcext:value-type="float">
            <text:p>12630986</text:p>
          </table:table-cell>
          <table:table-cell table:formula="of:=AVERAGE([.F110:.F129])" office:value-type="float" office:value="112.6205" calcext:value-type="float">
            <text:p>112.6205</text:p>
          </table:table-cell>
          <table:table-cell table:formula="of:=AVERAGE([.F80:.F129])" office:value-type="float" office:value="115.0996" calcext:value-type="float">
            <text:p>115.0996</text:p>
          </table:table-cell>
          <table:table-cell table:formula="of:=AVERAGE([.F30:.F129])" office:value-type="float" office:value="113.5383" calcext:value-type="float">
            <text:p>113.5383</text:p>
          </table:table-cell>
        </table:table-row>
        <table:table-row table:style-name="ro1">
          <table:table-cell table:number-columns-repeated="2" office:value-type="date" office:date-value="2024-07-08" calcext:value-type="date">
            <text:p>2024-07-08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2.18" calcext:value-type="float">
            <text:p>112.18</text:p>
          </table:table-cell>
          <table:table-cell office:value-type="float" office:value="13350549" calcext:value-type="float">
            <text:p>13350549</text:p>
          </table:table-cell>
          <table:table-cell table:formula="of:=AVERAGE([.F111:.F130])" office:value-type="float" office:value="112.531" calcext:value-type="float">
            <text:p>112.531</text:p>
          </table:table-cell>
          <table:table-cell table:formula="of:=AVERAGE([.F81:.F130])" office:value-type="float" office:value="114.9222" calcext:value-type="float">
            <text:p>114.9222</text:p>
          </table:table-cell>
          <table:table-cell table:formula="of:=AVERAGE([.F31:.F130])" office:value-type="float" office:value="113.6284" calcext:value-type="float">
            <text:p>113.628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2.54" calcext:value-type="float">
            <text:p>112.54</text:p>
          </table:table-cell>
          <table:table-cell office:value-type="float" office:value="110.62" calcext:value-type="float">
            <text:p>110.62</text:p>
          </table:table-cell>
          <table:table-cell office:value-type="float" office:value="110.94" calcext:value-type="float">
            <text:p>110.94</text:p>
          </table:table-cell>
          <table:table-cell office:value-type="float" office:value="11729085" calcext:value-type="float">
            <text:p>11729085</text:p>
          </table:table-cell>
          <table:table-cell table:formula="of:=AVERAGE([.F112:.F131])" office:value-type="float" office:value="112.4405" calcext:value-type="float">
            <text:p>112.4405</text:p>
          </table:table-cell>
          <table:table-cell table:formula="of:=AVERAGE([.F82:.F131])" office:value-type="float" office:value="114.7144" calcext:value-type="float">
            <text:p>114.7144</text:p>
          </table:table-cell>
          <table:table-cell table:formula="of:=AVERAGE([.F32:.F131])" office:value-type="float" office:value="113.7244" calcext:value-type="float">
            <text:p>113.724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110.92" calcext:value-type="float">
            <text:p>110.92</text:p>
          </table:table-cell>
          <table:table-cell office:value-type="float" office:value="111.96" calcext:value-type="float">
            <text:p>111.96</text:p>
          </table:table-cell>
          <table:table-cell office:value-type="float" office:value="110.42" calcext:value-type="float">
            <text:p>110.42</text:p>
          </table:table-cell>
          <table:table-cell office:value-type="float" office:value="111.92" calcext:value-type="float">
            <text:p>111.92</text:p>
          </table:table-cell>
          <table:table-cell office:value-type="float" office:value="10004094" calcext:value-type="float">
            <text:p>10004094</text:p>
          </table:table-cell>
          <table:table-cell table:formula="of:=AVERAGE([.F113:.F132])" office:value-type="float" office:value="112.3825" calcext:value-type="float">
            <text:p>112.3825</text:p>
          </table:table-cell>
          <table:table-cell table:formula="of:=AVERAGE([.F83:.F132])" office:value-type="float" office:value="114.5936" calcext:value-type="float">
            <text:p>114.5936</text:p>
          </table:table-cell>
          <table:table-cell table:formula="of:=AVERAGE([.F33:.F132])" office:value-type="float" office:value="113.8352" calcext:value-type="float">
            <text:p>113.8352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111.43" calcext:value-type="float">
            <text:p>111.43</text:p>
          </table:table-cell>
          <table:table-cell office:value-type="float" office:value="113.315" calcext:value-type="float">
            <text:p>113.315</text:p>
          </table:table-cell>
          <table:table-cell office:value-type="float" office:value="110.93" calcext:value-type="float">
            <text:p>110.93</text:p>
          </table:table-cell>
          <table:table-cell office:value-type="float" office:value="113.25" calcext:value-type="float">
            <text:p>113.25</text:p>
          </table:table-cell>
          <table:table-cell office:value-type="float" office:value="13084875" calcext:value-type="float">
            <text:p>13084875</text:p>
          </table:table-cell>
          <table:table-cell table:formula="of:=AVERAGE([.F114:.F133])" office:value-type="float" office:value="112.4365" calcext:value-type="float">
            <text:p>112.4365</text:p>
          </table:table-cell>
          <table:table-cell table:formula="of:=AVERAGE([.F84:.F133])" office:value-type="float" office:value="114.4658" calcext:value-type="float">
            <text:p>114.4658</text:p>
          </table:table-cell>
          <table:table-cell table:formula="of:=AVERAGE([.F34:.F133])" office:value-type="float" office:value="113.9304" calcext:value-type="float">
            <text:p>113.930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113.99" calcext:value-type="float">
            <text:p>113.99</text:p>
          </table:table-cell>
          <table:table-cell office:value-type="float" office:value="114.15" calcext:value-type="float">
            <text:p>114.15</text:p>
          </table:table-cell>
          <table:table-cell office:value-type="float" office:value="112.63" calcext:value-type="float">
            <text:p>112.63</text:p>
          </table:table-cell>
          <table:table-cell office:value-type="float" office:value="113.27" calcext:value-type="float">
            <text:p>113.27</text:p>
          </table:table-cell>
          <table:table-cell office:value-type="float" office:value="11684946" calcext:value-type="float">
            <text:p>11684946</text:p>
          </table:table-cell>
          <table:table-cell table:formula="of:=AVERAGE([.F115:.F134])" office:value-type="float" office:value="112.5535" calcext:value-type="float">
            <text:p>112.5535</text:p>
          </table:table-cell>
          <table:table-cell table:formula="of:=AVERAGE([.F85:.F134])" office:value-type="float" office:value="114.3658" calcext:value-type="float">
            <text:p>114.3658</text:p>
          </table:table-cell>
          <table:table-cell table:formula="of:=AVERAGE([.F35:.F134])" office:value-type="float" office:value="114.0258" calcext:value-type="float">
            <text:p>114.0258</text:p>
          </table:table-cell>
        </table:table-row>
        <table:table-row table:style-name="ro1">
          <table:table-cell table:number-columns-repeated="2" office:value-type="date" office:date-value="2024-07-15" calcext:value-type="date">
            <text:p>2024-07-15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6.16" calcext:value-type="float">
            <text:p>116.16</text:p>
          </table:table-cell>
          <table:table-cell office:value-type="float" office:value="113.575" calcext:value-type="float">
            <text:p>113.575</text:p>
          </table:table-cell>
          <table:table-cell office:value-type="float" office:value="115.21" calcext:value-type="float">
            <text:p>115.21</text:p>
          </table:table-cell>
          <table:table-cell office:value-type="float" office:value="13032503" calcext:value-type="float">
            <text:p>13032503</text:p>
          </table:table-cell>
          <table:table-cell table:formula="of:=AVERAGE([.F116:.F135])" office:value-type="float" office:value="112.812" calcext:value-type="float">
            <text:p>112.812</text:p>
          </table:table-cell>
          <table:table-cell table:formula="of:=AVERAGE([.F86:.F135])" office:value-type="float" office:value="114.3494" calcext:value-type="float">
            <text:p>114.3494</text:p>
          </table:table-cell>
          <table:table-cell table:formula="of:=AVERAGE([.F36:.F135])" office:value-type="float" office:value="114.1504" calcext:value-type="float">
            <text:p>114.1504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6.35" calcext:value-type="float">
            <text:p>116.35</text:p>
          </table:table-cell>
          <table:table-cell office:value-type="float" office:value="113.71" calcext:value-type="float">
            <text:p>113.71</text:p>
          </table:table-cell>
          <table:table-cell office:value-type="float" office:value="116.04" calcext:value-type="float">
            <text:p>116.04</text:p>
          </table:table-cell>
          <table:table-cell office:value-type="float" office:value="13614050" calcext:value-type="float">
            <text:p>13614050</text:p>
          </table:table-cell>
          <table:table-cell table:formula="of:=AVERAGE([.F117:.F136])" office:value-type="float" office:value="113.1585" calcext:value-type="float">
            <text:p>113.1585</text:p>
          </table:table-cell>
          <table:table-cell table:formula="of:=AVERAGE([.F87:.F136])" office:value-type="float" office:value="114.3454" calcext:value-type="float">
            <text:p>114.3454</text:p>
          </table:table-cell>
          <table:table-cell table:formula="of:=AVERAGE([.F37:.F136])" office:value-type="float" office:value="114.2623" calcext:value-type="float">
            <text:p>114.2623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116.74" calcext:value-type="float">
            <text:p>116.74</text:p>
          </table:table-cell>
          <table:table-cell office:value-type="float" office:value="118.175" calcext:value-type="float">
            <text:p>118.175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7.64" calcext:value-type="float">
            <text:p>117.64</text:p>
          </table:table-cell>
          <table:table-cell office:value-type="float" office:value="13602766" calcext:value-type="float">
            <text:p>13602766</text:p>
          </table:table-cell>
          <table:table-cell table:formula="of:=AVERAGE([.F118:.F137])" office:value-type="float" office:value="113.6225" calcext:value-type="float">
            <text:p>113.6225</text:p>
          </table:table-cell>
          <table:table-cell table:formula="of:=AVERAGE([.F88:.F137])" office:value-type="float" office:value="114.3782" calcext:value-type="float">
            <text:p>114.3782</text:p>
          </table:table-cell>
          <table:table-cell table:formula="of:=AVERAGE([.F38:.F137])" office:value-type="float" office:value="114.3911" calcext:value-type="float">
            <text:p>114.3911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9.92" calcext:value-type="float">
            <text:p>119.92</text:p>
          </table:table-cell>
          <table:table-cell office:value-type="float" office:value="117.435" calcext:value-type="float">
            <text:p>117.435</text:p>
          </table:table-cell>
          <table:table-cell office:value-type="float" office:value="118.8" calcext:value-type="float">
            <text:p>118.8</text:p>
          </table:table-cell>
          <table:table-cell office:value-type="float" office:value="13033563" calcext:value-type="float">
            <text:p>13033563</text:p>
          </table:table-cell>
          <table:table-cell table:formula="of:=AVERAGE([.F119:.F138])" office:value-type="float" office:value="114.0935" calcext:value-type="float">
            <text:p>114.0935</text:p>
          </table:table-cell>
          <table:table-cell table:formula="of:=AVERAGE([.F89:.F138])" office:value-type="float" office:value="114.4192" calcext:value-type="float">
            <text:p>114.4192</text:p>
          </table:table-cell>
          <table:table-cell table:formula="of:=AVERAGE([.F39:.F138])" office:value-type="float" office:value="114.5407" calcext:value-type="float">
            <text:p>114.5407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9" calcext:value-type="date">
            <text:p>2024-07-19</text:p>
          </table:table-cell>
          <table:table-cell office:value-type="float" office:value="118.59" calcext:value-type="float">
            <text:p>118.59</text:p>
          </table:table-cell>
          <table:table-cell office:value-type="float" office:value="118.8793" calcext:value-type="float">
            <text:p>118.8793</text:p>
          </table:table-cell>
          <table:table-cell office:value-type="float" office:value="115.87" calcext:value-type="float">
            <text:p>115.8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6157707" calcext:value-type="float">
            <text:p>16157707</text:p>
          </table:table-cell>
          <table:table-cell table:formula="of:=AVERAGE([.F120:.F139])" office:value-type="float" office:value="114.31" calcext:value-type="float">
            <text:p>114.31</text:p>
          </table:table-cell>
          <table:table-cell table:formula="of:=AVERAGE([.F90:.F139])" office:value-type="float" office:value="114.4172" calcext:value-type="float">
            <text:p>114.4172</text:p>
          </table:table-cell>
          <table:table-cell table:formula="of:=AVERAGE([.F40:.F139])" office:value-type="float" office:value="114.6589" calcext:value-type="float">
            <text:p>114.6589</text:p>
          </table:table-cell>
        </table:table-row>
        <table:table-row table:style-name="ro1">
          <table:table-cell table:number-columns-repeated="2" office:value-type="date" office:date-value="2024-07-22" calcext:value-type="date">
            <text:p>2024-07-22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5.94" calcext:value-type="float">
            <text:p>115.94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5.27" calcext:value-type="float">
            <text:p>115.27</text:p>
          </table:table-cell>
          <table:table-cell office:value-type="float" office:value="12065877" calcext:value-type="float">
            <text:p>12065877</text:p>
          </table:table-cell>
          <table:table-cell table:formula="of:=AVERAGE([.F121:.F140])" office:value-type="float" office:value="114.5355" calcext:value-type="float">
            <text:p>114.5355</text:p>
          </table:table-cell>
          <table:table-cell table:formula="of:=AVERAGE([.F91:.F140])" office:value-type="float" office:value="114.3996" calcext:value-type="float">
            <text:p>114.3996</text:p>
          </table:table-cell>
          <table:table-cell table:formula="of:=AVERAGE([.F41:.F140])" office:value-type="float" office:value="114.7713" calcext:value-type="float">
            <text:p>114.7713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5.17" calcext:value-type="float">
            <text:p>115.17</text:p>
          </table:table-cell>
          <table:table-cell office:value-type="float" office:value="113.17" calcext:value-type="float">
            <text:p>113.17</text:p>
          </table:table-cell>
          <table:table-cell office:value-type="float" office:value="113.41" calcext:value-type="float">
            <text:p>113.41</text:p>
          </table:table-cell>
          <table:table-cell office:value-type="float" office:value="11251733" calcext:value-type="float">
            <text:p>11251733</text:p>
          </table:table-cell>
          <table:table-cell table:formula="of:=AVERAGE([.F122:.F141])" office:value-type="float" office:value="114.5035" calcext:value-type="float">
            <text:p>114.5035</text:p>
          </table:table-cell>
          <table:table-cell table:formula="of:=AVERAGE([.F92:.F141])" office:value-type="float" office:value="114.299" calcext:value-type="float">
            <text:p>114.299</text:p>
          </table:table-cell>
          <table:table-cell table:formula="of:=AVERAGE([.F42:.F141])" office:value-type="float" office:value="114.8622" calcext:value-type="float">
            <text:p>114.8622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113.765" calcext:value-type="float">
            <text:p>113.765</text:p>
          </table:table-cell>
          <table:table-cell office:value-type="float" office:value="115.2" calcext:value-type="float">
            <text:p>115.2</text:p>
          </table:table-cell>
          <table:table-cell office:value-type="float" office:value="113.065" calcext:value-type="float">
            <text:p>113.065</text:p>
          </table:table-cell>
          <table:table-cell office:value-type="float" office:value="115.01" calcext:value-type="float">
            <text:p>115.01</text:p>
          </table:table-cell>
          <table:table-cell office:value-type="float" office:value="14925184" calcext:value-type="float">
            <text:p>14925184</text:p>
          </table:table-cell>
          <table:table-cell table:formula="of:=AVERAGE([.F123:.F142])" office:value-type="float" office:value="114.5355" calcext:value-type="float">
            <text:p>114.5355</text:p>
          </table:table-cell>
          <table:table-cell table:formula="of:=AVERAGE([.F93:.F142])" office:value-type="float" office:value="114.24" calcext:value-type="float">
            <text:p>114.24</text:p>
          </table:table-cell>
          <table:table-cell table:formula="of:=AVERAGE([.F43:.F142])" office:value-type="float" office:value="114.9671" calcext:value-type="float">
            <text:p>114.9671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115.17" calcext:value-type="float">
            <text:p>115.17</text:p>
          </table:table-cell>
          <table:table-cell office:value-type="float" office:value="118.03" calcext:value-type="float">
            <text:p>118.03</text:p>
          </table:table-cell>
          <table:table-cell office:value-type="float" office:value="114.56" calcext:value-type="float">
            <text:p>114.56</text:p>
          </table:table-cell>
          <table:table-cell office:value-type="float" office:value="117.43" calcext:value-type="float">
            <text:p>117.43</text:p>
          </table:table-cell>
          <table:table-cell office:value-type="float" office:value="17021698" calcext:value-type="float">
            <text:p>17021698</text:p>
          </table:table-cell>
          <table:table-cell table:formula="of:=AVERAGE([.F124:.F143])" office:value-type="float" office:value="114.6865" calcext:value-type="float">
            <text:p>114.6865</text:p>
          </table:table-cell>
          <table:table-cell table:formula="of:=AVERAGE([.F94:.F143])" office:value-type="float" office:value="114.2304" calcext:value-type="float">
            <text:p>114.2304</text:p>
          </table:table-cell>
          <table:table-cell table:formula="of:=AVERAGE([.F44:.F143])" office:value-type="float" office:value="115.083" calcext:value-type="float">
            <text:p>115.083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116.77" calcext:value-type="float">
            <text:p>116.77</text:p>
          </table:table-cell>
          <table:table-cell office:value-type="float" office:value="118.03" calcext:value-type="float">
            <text:p>118.03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7.33" calcext:value-type="float">
            <text:p>117.33</text:p>
          </table:table-cell>
          <table:table-cell office:value-type="float" office:value="11252479" calcext:value-type="float">
            <text:p>11252479</text:p>
          </table:table-cell>
          <table:table-cell table:formula="of:=AVERAGE([.F125:.F144])" office:value-type="float" office:value="114.808" calcext:value-type="float">
            <text:p>114.808</text:p>
          </table:table-cell>
          <table:table-cell table:formula="of:=AVERAGE([.F95:.F144])" office:value-type="float" office:value="114.2236" calcext:value-type="float">
            <text:p>114.2236</text:p>
          </table:table-cell>
          <table:table-cell table:formula="of:=AVERAGE([.F45:.F144])" office:value-type="float" office:value="115.2127" calcext:value-type="float">
            <text:p>115.2127</text:p>
          </table:table-cell>
        </table:table-row>
        <table:table-row table:style-name="ro1">
          <table:table-cell table:number-columns-repeated="2" office:value-type="date" office:date-value="2024-07-29" calcext:value-type="date">
            <text:p>2024-07-29</text:p>
          </table:table-cell>
          <table:table-cell office:value-type="float" office:value="117.32" calcext:value-type="float">
            <text:p>117.32</text:p>
          </table:table-cell>
          <table:table-cell office:value-type="float" office:value="117.39" calcext:value-type="float">
            <text:p>117.39</text:p>
          </table:table-cell>
          <table:table-cell office:value-type="float" office:value="115.38" calcext:value-type="float">
            <text:p>115.38</text:p>
          </table:table-cell>
          <table:table-cell office:value-type="float" office:value="116.1" calcext:value-type="float">
            <text:p>116.1</text:p>
          </table:table-cell>
          <table:table-cell office:value-type="float" office:value="8861806" calcext:value-type="float">
            <text:p>8861806</text:p>
          </table:table-cell>
          <table:table-cell table:formula="of:=AVERAGE([.F126:.F145])" office:value-type="float" office:value="114.857" calcext:value-type="float">
            <text:p>114.857</text:p>
          </table:table-cell>
          <table:table-cell table:formula="of:=AVERAGE([.F96:.F145])" office:value-type="float" office:value="114.174" calcext:value-type="float">
            <text:p>114.174</text:p>
          </table:table-cell>
          <table:table-cell table:formula="of:=AVERAGE([.F46:.F145])" office:value-type="float" office:value="115.3173" calcext:value-type="float">
            <text:p>115.3173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8.595" calcext:value-type="float">
            <text:p>118.595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8.17" calcext:value-type="float">
            <text:p>118.17</text:p>
          </table:table-cell>
          <table:table-cell office:value-type="float" office:value="12483857" calcext:value-type="float">
            <text:p>12483857</text:p>
          </table:table-cell>
          <table:table-cell table:formula="of:=AVERAGE([.F127:.F146])" office:value-type="float" office:value="115.0175" calcext:value-type="float">
            <text:p>115.0175</text:p>
          </table:table-cell>
          <table:table-cell table:formula="of:=AVERAGE([.F97:.F146])" office:value-type="float" office:value="114.18" calcext:value-type="float">
            <text:p>114.18</text:p>
          </table:table-cell>
          <table:table-cell table:formula="of:=AVERAGE([.F47:.F146])" office:value-type="float" office:value="115.4313" calcext:value-type="float">
            <text:p>115.4313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76" calcext:value-type="float">
            <text:p>119.76</text:p>
          </table:table-cell>
          <table:table-cell office:value-type="float" office:value="118.56" calcext:value-type="float">
            <text:p>118.56</text:p>
          </table:table-cell>
          <table:table-cell office:value-type="float" office:value="118.59" calcext:value-type="float">
            <text:p>118.59</text:p>
          </table:table-cell>
          <table:table-cell office:value-type="float" office:value="15137710" calcext:value-type="float">
            <text:p>15137710</text:p>
          </table:table-cell>
          <table:table-cell table:formula="of:=AVERAGE([.F128:.F147])" office:value-type="float" office:value="115.238" calcext:value-type="float">
            <text:p>115.238</text:p>
          </table:table-cell>
          <table:table-cell table:formula="of:=AVERAGE([.F98:.F147])" office:value-type="float" office:value="114.159" calcext:value-type="float">
            <text:p>114.159</text:p>
          </table:table-cell>
          <table:table-cell table:formula="of:=AVERAGE([.F48:.F147])" office:value-type="float" office:value="115.5435" calcext:value-type="float">
            <text:p>115.5435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118.35" calcext:value-type="float">
            <text:p>118.35</text:p>
          </table:table-cell>
          <table:table-cell office:value-type="float" office:value="119.49" calcext:value-type="float">
            <text:p>119.49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6.95" calcext:value-type="float">
            <text:p>116.95</text:p>
          </table:table-cell>
          <table:table-cell office:value-type="float" office:value="15051482" calcext:value-type="float">
            <text:p>15051482</text:p>
          </table:table-cell>
          <table:table-cell table:formula="of:=AVERAGE([.F129:.F148])" office:value-type="float" office:value="115.3475" calcext:value-type="float">
            <text:p>115.3475</text:p>
          </table:table-cell>
          <table:table-cell table:formula="of:=AVERAGE([.F99:.F148])" office:value-type="float" office:value="114.1246" calcext:value-type="float">
            <text:p>114.1246</text:p>
          </table:table-cell>
          <table:table-cell table:formula="of:=AVERAGE([.F49:.F148])" office:value-type="float" office:value="115.6292" calcext:value-type="float">
            <text:p>115.6292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115.97" calcext:value-type="float">
            <text:p>115.97</text:p>
          </table:table-cell>
          <table:table-cell office:value-type="float" office:value="118.87" calcext:value-type="float">
            <text:p>118.87</text:p>
          </table:table-cell>
          <table:table-cell office:value-type="float" office:value="115.42" calcext:value-type="float">
            <text:p>115.42</text:p>
          </table:table-cell>
          <table:table-cell office:value-type="float" office:value="116.88" calcext:value-type="float">
            <text:p>116.88</text:p>
          </table:table-cell>
          <table:table-cell office:value-type="float" office:value="20403773" calcext:value-type="float">
            <text:p>20403773</text:p>
          </table:table-cell>
          <table:table-cell table:formula="of:=AVERAGE([.F130:.F149])" office:value-type="float" office:value="115.523" calcext:value-type="float">
            <text:p>115.523</text:p>
          </table:table-cell>
          <table:table-cell table:formula="of:=AVERAGE([.F100:.F149])" office:value-type="float" office:value="114.1052" calcext:value-type="float">
            <text:p>114.1052</text:p>
          </table:table-cell>
          <table:table-cell table:formula="of:=AVERAGE([.F50:.F149])" office:value-type="float" office:value="115.7078" calcext:value-type="float">
            <text:p>115.7078</text:p>
          </table:table-cell>
        </table:table-row>
        <table:table-row table:style-name="ro1">
          <table:table-cell table:number-columns-repeated="2" office:value-type="date" office:date-value="2024-08-05" calcext:value-type="date">
            <text:p>2024-08-05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6.03" calcext:value-type="float">
            <text:p>116.03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4.77" calcext:value-type="float">
            <text:p>114.77</text:p>
          </table:table-cell>
          <table:table-cell office:value-type="float" office:value="18025858" calcext:value-type="float">
            <text:p>18025858</text:p>
          </table:table-cell>
          <table:table-cell table:formula="of:=AVERAGE([.F131:.F150])" office:value-type="float" office:value="115.6525" calcext:value-type="float">
            <text:p>115.6525</text:p>
          </table:table-cell>
          <table:table-cell table:formula="of:=AVERAGE([.F101:.F150])" office:value-type="float" office:value="114.091" calcext:value-type="float">
            <text:p>114.091</text:p>
          </table:table-cell>
          <table:table-cell table:formula="of:=AVERAGE([.F51:.F150])" office:value-type="float" office:value="115.7723" calcext:value-type="float">
            <text:p>115.7723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114.45" calcext:value-type="float">
            <text:p>114.45</text:p>
          </table:table-cell>
          <table:table-cell office:value-type="float" office:value="115.63" calcext:value-type="float">
            <text:p>115.63</text:p>
          </table:table-cell>
          <table:table-cell office:value-type="float" office:value="113.63" calcext:value-type="float">
            <text:p>113.63</text:p>
          </table:table-cell>
          <table:table-cell office:value-type="float" office:value="114.16" calcext:value-type="float">
            <text:p>114.16</text:p>
          </table:table-cell>
          <table:table-cell office:value-type="float" office:value="13647778" calcext:value-type="float">
            <text:p>13647778</text:p>
          </table:table-cell>
          <table:table-cell table:formula="of:=AVERAGE([.F132:.F151])" office:value-type="float" office:value="115.8135" calcext:value-type="float">
            <text:p>115.8135</text:p>
          </table:table-cell>
          <table:table-cell table:formula="of:=AVERAGE([.F102:.F151])" office:value-type="float" office:value="114.104" calcext:value-type="float">
            <text:p>114.104</text:p>
          </table:table-cell>
          <table:table-cell table:formula="of:=AVERAGE([.F52:.F151])" office:value-type="float" office:value="115.8186" calcext:value-type="float">
            <text:p>115.8186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115.45" calcext:value-type="float">
            <text:p>115.45</text:p>
          </table:table-cell>
          <table:table-cell office:value-type="float" office:value="117.119" calcext:value-type="float">
            <text:p>117.119</text:p>
          </table:table-cell>
          <table:table-cell office:value-type="float" office:value="115.26" calcext:value-type="float">
            <text:p>115.26</text:p>
          </table:table-cell>
          <table:table-cell office:value-type="float" office:value="115.68" calcext:value-type="float">
            <text:p>115.68</text:p>
          </table:table-cell>
          <table:table-cell office:value-type="float" office:value="13660657" calcext:value-type="float">
            <text:p>13660657</text:p>
          </table:table-cell>
          <table:table-cell table:formula="of:=AVERAGE([.F133:.F152])" office:value-type="float" office:value="116.0015" calcext:value-type="float">
            <text:p>116.0015</text:p>
          </table:table-cell>
          <table:table-cell table:formula="of:=AVERAGE([.F103:.F152])" office:value-type="float" office:value="114.1492" calcext:value-type="float">
            <text:p>114.1492</text:p>
          </table:table-cell>
          <table:table-cell table:formula="of:=AVERAGE([.F53:.F152])" office:value-type="float" office:value="115.8607" calcext:value-type="float">
            <text:p>115.8607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115.73" calcext:value-type="float">
            <text:p>115.73</text:p>
          </table:table-cell>
          <table:table-cell office:value-type="float" office:value="117.89" calcext:value-type="float">
            <text:p>117.89</text:p>
          </table:table-cell>
          <table:table-cell office:value-type="float" office:value="13850993" calcext:value-type="float">
            <text:p>13850993</text:p>
          </table:table-cell>
          <table:table-cell table:formula="of:=AVERAGE([.F134:.F153])" office:value-type="float" office:value="116.2335" calcext:value-type="float">
            <text:p>116.2335</text:p>
          </table:table-cell>
          <table:table-cell table:formula="of:=AVERAGE([.F104:.F153])" office:value-type="float" office:value="114.2098" calcext:value-type="float">
            <text:p>114.2098</text:p>
          </table:table-cell>
          <table:table-cell table:formula="of:=AVERAGE([.F54:.F153])" office:value-type="float" office:value="115.9269" calcext:value-type="float">
            <text:p>115.9269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9" calcext:value-type="date">
            <text:p>2024-08-09</text:p>
          </table:table-cell>
          <table:table-cell office:value-type="float" office:value="117.885" calcext:value-type="float">
            <text:p>117.885</text:p>
          </table:table-cell>
          <table:table-cell office:value-type="float" office:value="119.31" calcext:value-type="float">
            <text:p>119.31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8.85" calcext:value-type="float">
            <text:p>118.85</text:p>
          </table:table-cell>
          <table:table-cell office:value-type="float" office:value="12151867" calcext:value-type="float">
            <text:p>12151867</text:p>
          </table:table-cell>
          <table:table-cell table:formula="of:=AVERAGE([.F135:.F154])" office:value-type="float" office:value="116.5125" calcext:value-type="float">
            <text:p>116.5125</text:p>
          </table:table-cell>
          <table:table-cell table:formula="of:=AVERAGE([.F105:.F154])" office:value-type="float" office:value="114.3142" calcext:value-type="float">
            <text:p>114.3142</text:p>
          </table:table-cell>
          <table:table-cell table:formula="of:=AVERAGE([.F55:.F154])" office:value-type="float" office:value="115.9924" calcext:value-type="float">
            <text:p>115.9924</text:p>
          </table:table-cell>
        </table:table-row>
        <table:table-row table:style-name="ro1">
          <table:table-cell table:number-columns-repeated="2" office:value-type="date" office:date-value="2024-08-12" calcext:value-type="date">
            <text:p>2024-08-12</text:p>
          </table:table-cell>
          <table:table-cell office:value-type="float" office:value="119.55" calcext:value-type="float">
            <text:p>119.55</text:p>
          </table:table-cell>
          <table:table-cell office:value-type="float" office:value="120.1699" calcext:value-type="float">
            <text:p>120.1699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9" calcext:value-type="float">
            <text:p>119</text:p>
          </table:table-cell>
          <table:table-cell office:value-type="float" office:value="13228911" calcext:value-type="float">
            <text:p>13228911</text:p>
          </table:table-cell>
          <table:table-cell table:formula="of:=AVERAGE([.F136:.F155])" office:value-type="float" office:value="116.702" calcext:value-type="float">
            <text:p>116.702</text:p>
          </table:table-cell>
          <table:table-cell table:formula="of:=AVERAGE([.F106:.F155])" office:value-type="float" office:value="114.4144" calcext:value-type="float">
            <text:p>114.4144</text:p>
          </table:table-cell>
          <table:table-cell table:formula="of:=AVERAGE([.F56:.F155])" office:value-type="float" office:value="116.0515" calcext:value-type="float">
            <text:p>116.0515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118.275" calcext:value-type="float">
            <text:p>118.275</text:p>
          </table:table-cell>
          <table:table-cell office:value-type="float" office:value="118.51" calcext:value-type="float">
            <text:p>118.51</text:p>
          </table:table-cell>
          <table:table-cell office:value-type="float" office:value="117.5" calcext:value-type="float">
            <text:p>117.5</text:p>
          </table:table-cell>
          <table:table-cell office:value-type="float" office:value="117.86" calcext:value-type="float">
            <text:p>117.86</text:p>
          </table:table-cell>
          <table:table-cell office:value-type="float" office:value="11585067" calcext:value-type="float">
            <text:p>11585067</text:p>
          </table:table-cell>
          <table:table-cell table:formula="of:=AVERAGE([.F137:.F156])" office:value-type="float" office:value="116.793" calcext:value-type="float">
            <text:p>116.793</text:p>
          </table:table-cell>
          <table:table-cell table:formula="of:=AVERAGE([.F107:.F156])" office:value-type="float" office:value="114.4264" calcext:value-type="float">
            <text:p>114.4264</text:p>
          </table:table-cell>
          <table:table-cell table:formula="of:=AVERAGE([.F57:.F156])" office:value-type="float" office:value="116.1002" calcext:value-type="float">
            <text:p>116.1002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18.1" calcext:value-type="float">
            <text:p>118.1</text:p>
          </table:table-cell>
          <table:table-cell office:value-type="float" office:value="119.9" calcext:value-type="float">
            <text:p>119.9</text:p>
          </table:table-cell>
          <table:table-cell office:value-type="float" office:value="117.63" calcext:value-type="float">
            <text:p>117.63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194520" calcext:value-type="float">
            <text:p>12194520</text:p>
          </table:table-cell>
          <table:table-cell table:formula="of:=AVERAGE([.F138:.F157])" office:value-type="float" office:value="116.8585" calcext:value-type="float">
            <text:p>116.8585</text:p>
          </table:table-cell>
          <table:table-cell table:formula="of:=AVERAGE([.F108:.F157])" office:value-type="float" office:value="114.5164" calcext:value-type="float">
            <text:p>114.5164</text:p>
          </table:table-cell>
          <table:table-cell table:formula="of:=AVERAGE([.F58:.F157])" office:value-type="float" office:value="116.1548" calcext:value-type="float">
            <text:p>116.1548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9.63" calcext:value-type="float">
            <text:p>119.63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579432" calcext:value-type="float">
            <text:p>11579432</text:p>
          </table:table-cell>
          <table:table-cell table:formula="of:=AVERAGE([.F139:.F158])" office:value-type="float" office:value="116.855" calcext:value-type="float">
            <text:p>116.855</text:p>
          </table:table-cell>
          <table:table-cell table:formula="of:=AVERAGE([.F109:.F158])" office:value-type="float" office:value="114.6376" calcext:value-type="float">
            <text:p>114.6376</text:p>
          </table:table-cell>
          <table:table-cell table:formula="of:=AVERAGE([.F59:.F158])" office:value-type="float" office:value="116.2072" calcext:value-type="float">
            <text:p>116.2072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8.48" calcext:value-type="float">
            <text:p>118.48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8.17" calcext:value-type="float">
            <text:p>118.17</text:p>
          </table:table-cell>
          <table:table-cell office:value-type="float" office:value="10056024" calcext:value-type="float">
            <text:p>10056024</text:p>
          </table:table-cell>
          <table:table-cell table:formula="of:=AVERAGE([.F140:.F159])" office:value-type="float" office:value="116.96" calcext:value-type="float">
            <text:p>116.96</text:p>
          </table:table-cell>
          <table:table-cell table:formula="of:=AVERAGE([.F110:.F159])" office:value-type="float" office:value="114.7386" calcext:value-type="float">
            <text:p>114.7386</text:p>
          </table:table-cell>
          <table:table-cell table:formula="of:=AVERAGE([.F60:.F159])" office:value-type="float" office:value="116.2424" calcext:value-type="float">
            <text:p>116.2424</text:p>
          </table:table-cell>
        </table:table-row>
        <table:table-row table:style-name="ro1">
          <table:table-cell table:number-columns-repeated="2" office:value-type="date" office:date-value="2024-08-19" calcext:value-type="date">
            <text:p>2024-08-19</text:p>
          </table:table-cell>
          <table:table-cell office:value-type="float" office:value="118.4" calcext:value-type="float">
            <text:p>118.4</text:p>
          </table:table-cell>
          <table:table-cell office:value-type="float" office:value="120.5" calcext:value-type="float">
            <text:p>120.5</text:p>
          </table:table-cell>
          <table:table-cell office:value-type="float" office:value="118.17" calcext:value-type="float">
            <text:p>118.17</text:p>
          </table:table-cell>
          <table:table-cell office:value-type="float" office:value="118.53" calcext:value-type="float">
            <text:p>118.53</text:p>
          </table:table-cell>
          <table:table-cell office:value-type="float" office:value="12417467" calcext:value-type="float">
            <text:p>12417467</text:p>
          </table:table-cell>
          <table:table-cell table:formula="of:=AVERAGE([.F141:.F160])" office:value-type="float" office:value="117.123" calcext:value-type="float">
            <text:p>117.123</text:p>
          </table:table-cell>
          <table:table-cell table:formula="of:=AVERAGE([.F111:.F160])" office:value-type="float" office:value="114.8298" calcext:value-type="float">
            <text:p>114.8298</text:p>
          </table:table-cell>
          <table:table-cell table:formula="of:=AVERAGE([.F61:.F160])" office:value-type="float" office:value="116.2898" calcext:value-type="float">
            <text:p>116.2898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0" calcext:value-type="date">
            <text:p>2024-08-20</text:p>
          </table:table-cell>
          <table:table-cell table:number-columns-repeated="2" office:value-type="float" office:value="118.65" calcext:value-type="float">
            <text:p>118.65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5631967" calcext:value-type="float">
            <text:p>15631967</text:p>
          </table:table-cell>
          <table:table-cell table:formula="of:=AVERAGE([.F142:.F161])" office:value-type="float" office:value="117.1815" calcext:value-type="float">
            <text:p>117.1815</text:p>
          </table:table-cell>
          <table:table-cell table:formula="of:=AVERAGE([.F112:.F161])" office:value-type="float" office:value="114.8664" calcext:value-type="float">
            <text:p>114.8664</text:p>
          </table:table-cell>
          <table:table-cell table:formula="of:=AVERAGE([.F62:.F161])" office:value-type="float" office:value="116.2859" calcext:value-type="float">
            <text:p>116.2859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115.01" calcext:value-type="float">
            <text:p>115.01</text:p>
          </table:table-cell>
          <table:table-cell office:value-type="float" office:value="115.57" calcext:value-type="float">
            <text:p>115.57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3.85" calcext:value-type="float">
            <text:p>113.85</text:p>
          </table:table-cell>
          <table:table-cell office:value-type="float" office:value="11752358" calcext:value-type="float">
            <text:p>11752358</text:p>
          </table:table-cell>
          <table:table-cell table:formula="of:=AVERAGE([.F143:.F162])" office:value-type="float" office:value="117.1235" calcext:value-type="float">
            <text:p>117.1235</text:p>
          </table:table-cell>
          <table:table-cell table:formula="of:=AVERAGE([.F113:.F162])" office:value-type="float" office:value="114.8818" calcext:value-type="float">
            <text:p>114.8818</text:p>
          </table:table-cell>
          <table:table-cell table:formula="of:=AVERAGE([.F63:.F162])" office:value-type="float" office:value="116.262" calcext:value-type="float">
            <text:p>116.262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2" calcext:value-type="date">
            <text:p>2024-08-22</text:p>
          </table:table-cell>
          <table:table-cell office:value-type="float" office:value="113.78" calcext:value-type="float">
            <text:p>113.78</text:p>
          </table:table-cell>
          <table:table-cell office:value-type="float" office:value="115.01" calcext:value-type="float">
            <text:p>115.01</text:p>
          </table:table-cell>
          <table:table-cell office:value-type="float" office:value="113.635" calcext:value-type="float">
            <text:p>113.635</text:p>
          </table:table-cell>
          <table:table-cell office:value-type="float" office:value="114.73" calcext:value-type="float">
            <text:p>114.73</text:p>
          </table:table-cell>
          <table:table-cell office:value-type="float" office:value="10609501" calcext:value-type="float">
            <text:p>10609501</text:p>
          </table:table-cell>
          <table:table-cell table:formula="of:=AVERAGE([.F144:.F163])" office:value-type="float" office:value="116.9885" calcext:value-type="float">
            <text:p>116.9885</text:p>
          </table:table-cell>
          <table:table-cell table:formula="of:=AVERAGE([.F114:.F163])" office:value-type="float" office:value="114.933" calcext:value-type="float">
            <text:p>114.933</text:p>
          </table:table-cell>
          <table:table-cell table:formula="of:=AVERAGE([.F64:.F163])" office:value-type="float" office:value="116.2394" calcext:value-type="float">
            <text:p>116.2394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115.025" calcext:value-type="float">
            <text:p>115.025</text:p>
          </table:table-cell>
          <table:table-cell office:value-type="float" office:value="116.72" calcext:value-type="float">
            <text:p>116.72</text:p>
          </table:table-cell>
          <table:table-cell office:value-type="float" office:value="115.025" calcext:value-type="float">
            <text:p>115.025</text:p>
          </table:table-cell>
          <table:table-cell office:value-type="float" office:value="116.32" calcext:value-type="float">
            <text:p>116.32</text:p>
          </table:table-cell>
          <table:table-cell office:value-type="float" office:value="10381431" calcext:value-type="float">
            <text:p>10381431</text:p>
          </table:table-cell>
          <table:table-cell table:formula="of:=AVERAGE([.F145:.F164])" office:value-type="float" office:value="116.938" calcext:value-type="float">
            <text:p>116.938</text:p>
          </table:table-cell>
          <table:table-cell table:formula="of:=AVERAGE([.F115:.F164])" office:value-type="float" office:value="115.0408" calcext:value-type="float">
            <text:p>115.0408</text:p>
          </table:table-cell>
          <table:table-cell table:formula="of:=AVERAGE([.F65:.F164])" office:value-type="float" office:value="116.2098" calcext:value-type="float">
            <text:p>116.2098</text:p>
          </table:table-cell>
        </table:table-row>
        <table:table-row table:style-name="ro1">
          <table:table-cell table:number-columns-repeated="2" office:value-type="date" office:date-value="2024-08-26" calcext:value-type="date">
            <text:p>2024-08-26</text:p>
          </table:table-cell>
          <table:table-cell office:value-type="float" office:value="117.76" calcext:value-type="float">
            <text:p>117.76</text:p>
          </table:table-cell>
          <table:table-cell office:value-type="float" office:value="118.94" calcext:value-type="float">
            <text:p>118.94</text:p>
          </table:table-cell>
          <table:table-cell office:value-type="float" office:value="116.92" calcext:value-type="float">
            <text:p>116.92</text:p>
          </table:table-cell>
          <table:table-cell office:value-type="float" office:value="118.81" calcext:value-type="float">
            <text:p>118.81</text:p>
          </table:table-cell>
          <table:table-cell office:value-type="float" office:value="13671016" calcext:value-type="float">
            <text:p>13671016</text:p>
          </table:table-cell>
          <table:table-cell table:formula="of:=AVERAGE([.F146:.F165])" office:value-type="float" office:value="117.0735" calcext:value-type="float">
            <text:p>117.0735</text:p>
          </table:table-cell>
          <table:table-cell table:formula="of:=AVERAGE([.F116:.F165])" office:value-type="float" office:value="115.2162" calcext:value-type="float">
            <text:p>115.2162</text:p>
          </table:table-cell>
          <table:table-cell table:formula="of:=AVERAGE([.F66:.F165])" office:value-type="float" office:value="116.2049" calcext:value-type="float">
            <text:p>116.2049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118.96" calcext:value-type="float">
            <text:p>118.96</text:p>
          </table:table-cell>
          <table:table-cell office:value-type="float" office:value="119.41" calcext:value-type="float">
            <text:p>119.41</text:p>
          </table:table-cell>
          <table:table-cell office:value-type="float" office:value="117.4" calcext:value-type="float">
            <text:p>117.4</text:p>
          </table:table-cell>
          <table:table-cell office:value-type="float" office:value="117.68" calcext:value-type="float">
            <text:p>117.68</text:p>
          </table:table-cell>
          <table:table-cell office:value-type="float" office:value="9991631" calcext:value-type="float">
            <text:p>9991631</text:p>
          </table:table-cell>
          <table:table-cell table:formula="of:=AVERAGE([.F147:.F166])" office:value-type="float" office:value="117.049" calcext:value-type="float">
            <text:p>117.049</text:p>
          </table:table-cell>
          <table:table-cell table:formula="of:=AVERAGE([.F117:.F166])" office:value-type="float" office:value="115.3876" calcext:value-type="float">
            <text:p>115.3876</text:p>
          </table:table-cell>
          <table:table-cell table:formula="of:=AVERAGE([.F67:.F166])" office:value-type="float" office:value="116.1845" calcext:value-type="float">
            <text:p>116.1845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117" calcext:value-type="float">
            <text:p>117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6.52" calcext:value-type="float">
            <text:p>116.52</text:p>
          </table:table-cell>
          <table:table-cell office:value-type="float" office:value="10742867" calcext:value-type="float">
            <text:p>10742867</text:p>
          </table:table-cell>
          <table:table-cell table:formula="of:=AVERAGE([.F148:.F167])" office:value-type="float" office:value="116.9455" calcext:value-type="float">
            <text:p>116.9455</text:p>
          </table:table-cell>
          <table:table-cell table:formula="of:=AVERAGE([.F118:.F167])" office:value-type="float" office:value="115.5508" calcext:value-type="float">
            <text:p>115.5508</text:p>
          </table:table-cell>
          <table:table-cell table:formula="of:=AVERAGE([.F68:.F167])" office:value-type="float" office:value="116.136" calcext:value-type="float">
            <text:p>116.136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117.2" calcext:value-type="float">
            <text:p>117.2</text:p>
          </table:table-cell>
          <table:table-cell office:value-type="float" office:value="118.79" calcext:value-type="float">
            <text:p>118.79</text:p>
          </table:table-cell>
          <table:table-cell office:value-type="float" office:value="116.35" calcext:value-type="float">
            <text:p>116.35</text:p>
          </table:table-cell>
          <table:table-cell office:value-type="float" office:value="118.13" calcext:value-type="float">
            <text:p>118.13</text:p>
          </table:table-cell>
          <table:table-cell office:value-type="float" office:value="10753895" calcext:value-type="float">
            <text:p>10753895</text:p>
          </table:table-cell>
          <table:table-cell table:formula="of:=AVERAGE([.F149:.F168])" office:value-type="float" office:value="117.0045" calcext:value-type="float">
            <text:p>117.0045</text:p>
          </table:table-cell>
          <table:table-cell table:formula="of:=AVERAGE([.F119:.F168])" office:value-type="float" office:value="115.7258" calcext:value-type="float">
            <text:p>115.7258</text:p>
          </table:table-cell>
          <table:table-cell table:formula="of:=AVERAGE([.F69:.F168])" office:value-type="float" office:value="116.1118" calcext:value-type="float">
            <text:p>116.1118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6.29" calcext:value-type="float">
            <text:p>116.29</text:p>
          </table:table-cell>
          <table:table-cell office:value-type="float" office:value="117.94" calcext:value-type="float">
            <text:p>117.94</text:p>
          </table:table-cell>
          <table:table-cell office:value-type="float" office:value="13284689" calcext:value-type="float">
            <text:p>13284689</text:p>
          </table:table-cell>
          <table:table-cell table:formula="of:=AVERAGE([.F150:.F169])" office:value-type="float" office:value="117.0575" calcext:value-type="float">
            <text:p>117.0575</text:p>
          </table:table-cell>
          <table:table-cell table:formula="of:=AVERAGE([.F120:.F169])" office:value-type="float" office:value="115.8498" calcext:value-type="float">
            <text:p>115.8498</text:p>
          </table:table-cell>
          <table:table-cell table:formula="of:=AVERAGE([.F70:.F169])" office:value-type="float" office:value="116.0794" calcext:value-type="float">
            <text:p>116.0794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115.84" calcext:value-type="float">
            <text:p>115.84</text:p>
          </table:table-cell>
          <table:table-cell office:value-type="float" office:value="116.09" calcext:value-type="float">
            <text:p>116.09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5.47" calcext:value-type="float">
            <text:p>115.47</text:p>
          </table:table-cell>
          <table:table-cell office:value-type="float" office:value="15725139" calcext:value-type="float">
            <text:p>15725139</text:p>
          </table:table-cell>
          <table:table-cell table:formula="of:=AVERAGE([.F151:.F170])" office:value-type="float" office:value="117.0925" calcext:value-type="float">
            <text:p>117.0925</text:p>
          </table:table-cell>
          <table:table-cell table:formula="of:=AVERAGE([.F121:.F170])" office:value-type="float" office:value="115.944" calcext:value-type="float">
            <text:p>115.944</text:p>
          </table:table-cell>
          <table:table-cell table:formula="of:=AVERAGE([.F71:.F170])" office:value-type="float" office:value="116.0121" calcext:value-type="float">
            <text:p>116.0121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115.29" calcext:value-type="float">
            <text:p>115.29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3.975" calcext:value-type="float">
            <text:p>113.975</text:p>
          </table:table-cell>
          <table:table-cell office:value-type="float" office:value="114.06" calcext:value-type="float">
            <text:p>114.06</text:p>
          </table:table-cell>
          <table:table-cell office:value-type="float" office:value="12620584" calcext:value-type="float">
            <text:p>12620584</text:p>
          </table:table-cell>
          <table:table-cell table:formula="of:=AVERAGE([.F152:.F171])" office:value-type="float" office:value="117.0875" calcext:value-type="float">
            <text:p>117.0875</text:p>
          </table:table-cell>
          <table:table-cell table:formula="of:=AVERAGE([.F122:.F171])" office:value-type="float" office:value="115.9442" calcext:value-type="float">
            <text:p>115.9442</text:p>
          </table:table-cell>
          <table:table-cell table:formula="of:=AVERAGE([.F72:.F171])" office:value-type="float" office:value="115.9348" calcext:value-type="float">
            <text:p>115.934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115.07" calcext:value-type="float">
            <text:p>115.07</text:p>
          </table:table-cell>
          <table:table-cell office:value-type="float" office:value="115.28" calcext:value-type="float">
            <text:p>115.28</text:p>
          </table:table-cell>
          <table:table-cell office:value-type="float" office:value="113.07" calcext:value-type="float">
            <text:p>113.07</text:p>
          </table:table-cell>
          <table:table-cell office:value-type="float" office:value="113.17" calcext:value-type="float">
            <text:p>113.17</text:p>
          </table:table-cell>
          <table:table-cell office:value-type="float" office:value="17200770" calcext:value-type="float">
            <text:p>17200770</text:p>
          </table:table-cell>
          <table:table-cell table:formula="of:=AVERAGE([.F153:.F172])" office:value-type="float" office:value="116.962" calcext:value-type="float">
            <text:p>116.962</text:p>
          </table:table-cell>
          <table:table-cell table:formula="of:=AVERAGE([.F123:.F172])" office:value-type="float" office:value="115.9202" calcext:value-type="float">
            <text:p>115.9202</text:p>
          </table:table-cell>
          <table:table-cell table:formula="of:=AVERAGE([.F73:.F172])" office:value-type="float" office:value="115.8628" calcext:value-type="float">
            <text:p>115.862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113.59" calcext:value-type="float">
            <text:p>113.59</text:p>
          </table:table-cell>
          <table:table-cell office:value-type="float" office:value="114.18" calcext:value-type="float">
            <text:p>114.18</text:p>
          </table:table-cell>
          <table:table-cell office:value-type="float" office:value="111.732" calcext:value-type="float">
            <text:p>111.732</text:p>
          </table:table-cell>
          <table:table-cell office:value-type="float" office:value="112.64" calcext:value-type="float">
            <text:p>112.64</text:p>
          </table:table-cell>
          <table:table-cell office:value-type="float" office:value="13467747" calcext:value-type="float">
            <text:p>13467747</text:p>
          </table:table-cell>
          <table:table-cell table:formula="of:=AVERAGE([.F154:.F173])" office:value-type="float" office:value="116.6995" calcext:value-type="float">
            <text:p>116.6995</text:p>
          </table:table-cell>
          <table:table-cell table:formula="of:=AVERAGE([.F124:.F173])" office:value-type="float" office:value="115.8848" calcext:value-type="float">
            <text:p>115.8848</text:p>
          </table:table-cell>
          <table:table-cell table:formula="of:=AVERAGE([.F74:.F173])" office:value-type="float" office:value="115.7924" calcext:value-type="float">
            <text:p>115.7924</text:p>
          </table:table-cell>
        </table:table-row>
        <table:table-row table:style-name="ro1">
          <table:table-cell table:number-columns-repeated="2" office:value-type="date" office:date-value="2024-09-09" calcext:value-type="date">
            <text:p>2024-09-09</text:p>
          </table:table-cell>
          <table:table-cell office:value-type="float" office:value="112.87" calcext:value-type="float">
            <text:p>112.87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5.01" calcext:value-type="float">
            <text:p>115.01</text:p>
          </table:table-cell>
          <table:table-cell office:value-type="float" office:value="21645325" calcext:value-type="float">
            <text:p>21645325</text:p>
          </table:table-cell>
          <table:table-cell table:formula="of:=AVERAGE([.F155:.F174])" office:value-type="float" office:value="116.5075" calcext:value-type="float">
            <text:p>116.5075</text:p>
          </table:table-cell>
          <table:table-cell table:formula="of:=AVERAGE([.F125:.F174])" office:value-type="float" office:value="115.887" calcext:value-type="float">
            <text:p>115.887</text:p>
          </table:table-cell>
          <table:table-cell table:formula="of:=AVERAGE([.F75:.F174])" office:value-type="float" office:value="115.7556" calcext:value-type="float">
            <text:p>115.7556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115.1" calcext:value-type="float">
            <text:p>115.1</text:p>
          </table:table-cell>
          <table:table-cell office:value-type="float" office:value="115.4" calcext:value-type="float">
            <text:p>115.4</text:p>
          </table:table-cell>
          <table:table-cell office:value-type="float" office:value="110.17" calcext:value-type="float">
            <text:p>110.17</text:p>
          </table:table-cell>
          <table:table-cell office:value-type="float" office:value="110.82" calcext:value-type="float">
            <text:p>110.82</text:p>
          </table:table-cell>
          <table:table-cell office:value-type="float" office:value="20913405" calcext:value-type="float">
            <text:p>20913405</text:p>
          </table:table-cell>
          <table:table-cell table:formula="of:=AVERAGE([.F156:.F175])" office:value-type="float" office:value="116.0985" calcext:value-type="float">
            <text:p>116.0985</text:p>
          </table:table-cell>
          <table:table-cell table:formula="of:=AVERAGE([.F126:.F175])" office:value-type="float" office:value="115.801" calcext:value-type="float">
            <text:p>115.801</text:p>
          </table:table-cell>
          <table:table-cell table:formula="of:=AVERAGE([.F76:.F175])" office:value-type="float" office:value="115.6775" calcext:value-type="float">
            <text:p>115.6775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110.775" calcext:value-type="float">
            <text:p>110.775</text:p>
          </table:table-cell>
          <table:table-cell office:value-type="float" office:value="110.95" calcext:value-type="float">
            <text:p>110.95</text:p>
          </table:table-cell>
          <table:table-cell office:value-type="float" office:value="107.77" calcext:value-type="float">
            <text:p>107.77</text:p>
          </table:table-cell>
          <table:table-cell office:value-type="float" office:value="109.72" calcext:value-type="float">
            <text:p>109.72</text:p>
          </table:table-cell>
          <table:table-cell office:value-type="float" office:value="19571945" calcext:value-type="float">
            <text:p>19571945</text:p>
          </table:table-cell>
          <table:table-cell table:formula="of:=AVERAGE([.F157:.F176])" office:value-type="float" office:value="115.6915" calcext:value-type="float">
            <text:p>115.6915</text:p>
          </table:table-cell>
          <table:table-cell table:formula="of:=AVERAGE([.F127:.F176])" office:value-type="float" office:value="115.6962" calcext:value-type="float">
            <text:p>115.6962</text:p>
          </table:table-cell>
          <table:table-cell table:formula="of:=AVERAGE([.F77:.F176])" office:value-type="float" office:value="115.5895" calcext:value-type="float">
            <text:p>115.5895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109.9" calcext:value-type="float">
            <text:p>109.9</text:p>
          </table:table-cell>
          <table:table-cell office:value-type="float" office:value="111.33" calcext:value-type="float">
            <text:p>111.33</text:p>
          </table:table-cell>
          <table:table-cell office:value-type="float" office:value="109.7609" calcext:value-type="float">
            <text:p>109.7609</text:p>
          </table:table-cell>
          <table:table-cell office:value-type="float" office:value="111.23" calcext:value-type="float">
            <text:p>111.23</text:p>
          </table:table-cell>
          <table:table-cell office:value-type="float" office:value="15923318" calcext:value-type="float">
            <text:p>15923318</text:p>
          </table:table-cell>
          <table:table-cell table:formula="of:=AVERAGE([.F158:.F177])" office:value-type="float" office:value="115.3055" calcext:value-type="float">
            <text:p>115.3055</text:p>
          </table:table-cell>
          <table:table-cell table:formula="of:=AVERAGE([.F128:.F177])" office:value-type="float" office:value="115.6372" calcext:value-type="float">
            <text:p>115.6372</text:p>
          </table:table-cell>
          <table:table-cell table:formula="of:=AVERAGE([.F78:.F177])" office:value-type="float" office:value="115.503" calcext:value-type="float">
            <text:p>115.503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2.47" calcext:value-type="float">
            <text:p>112.47</text:p>
          </table:table-cell>
          <table:table-cell office:value-type="float" office:value="110.93" calcext:value-type="float">
            <text:p>110.93</text:p>
          </table:table-cell>
          <table:table-cell office:value-type="float" office:value="111.15" calcext:value-type="float">
            <text:p>111.15</text:p>
          </table:table-cell>
          <table:table-cell office:value-type="float" office:value="10035392" calcext:value-type="float">
            <text:p>10035392</text:p>
          </table:table-cell>
          <table:table-cell table:formula="of:=AVERAGE([.F159:.F178])" office:value-type="float" office:value="114.9265" calcext:value-type="float">
            <text:p>114.9265</text:p>
          </table:table-cell>
          <table:table-cell table:formula="of:=AVERAGE([.F129:.F178])" office:value-type="float" office:value="115.565" calcext:value-type="float">
            <text:p>115.565</text:p>
          </table:table-cell>
          <table:table-cell table:formula="of:=AVERAGE([.F79:.F178])" office:value-type="float" office:value="115.4089" calcext:value-type="float">
            <text:p>115.4089</text:p>
          </table:table-cell>
        </table:table-row>
        <table:table-row table:style-name="ro1">
          <table:table-cell table:number-columns-repeated="2" office:value-type="date" office:date-value="2024-09-16" calcext:value-type="date">
            <text:p>2024-09-16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3.085" calcext:value-type="float">
            <text:p>113.085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2.71" calcext:value-type="float">
            <text:p>112.71</text:p>
          </table:table-cell>
          <table:table-cell office:value-type="float" office:value="11729034" calcext:value-type="float">
            <text:p>11729034</text:p>
          </table:table-cell>
          <table:table-cell table:formula="of:=AVERAGE([.F160:.F179])" office:value-type="float" office:value="114.6535" calcext:value-type="float">
            <text:p>114.6535</text:p>
          </table:table-cell>
          <table:table-cell table:formula="of:=AVERAGE([.F130:.F179])" office:value-type="float" office:value="115.5518" calcext:value-type="float">
            <text:p>115.5518</text:p>
          </table:table-cell>
          <table:table-cell table:formula="of:=AVERAGE([.F80:.F179])" office:value-type="float" office:value="115.3257" calcext:value-type="float">
            <text:p>115.3257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2.12" calcext:value-type="float">
            <text:p>112.12</text:p>
          </table:table-cell>
          <table:table-cell office:value-type="float" office:value="114.18" calcext:value-type="float">
            <text:p>114.18</text:p>
          </table:table-cell>
          <table:table-cell office:value-type="float" office:value="12202556" calcext:value-type="float">
            <text:p>12202556</text:p>
          </table:table-cell>
          <table:table-cell table:formula="of:=AVERAGE([.F161:.F180])" office:value-type="float" office:value="114.436" calcext:value-type="float">
            <text:p>114.436</text:p>
          </table:table-cell>
          <table:table-cell table:formula="of:=AVERAGE([.F131:.F180])" office:value-type="float" office:value="115.5918" calcext:value-type="float">
            <text:p>115.5918</text:p>
          </table:table-cell>
          <table:table-cell table:formula="of:=AVERAGE([.F81:.F180])" office:value-type="float" office:value="115.257" calcext:value-type="float">
            <text:p>115.257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114.11" calcext:value-type="float">
            <text:p>114.11</text:p>
          </table:table-cell>
          <table:table-cell office:value-type="float" office:value="115.63" calcext:value-type="float">
            <text:p>115.63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2569929" calcext:value-type="float">
            <text:p>12569929</text:p>
          </table:table-cell>
          <table:table-cell table:formula="of:=AVERAGE([.F162:.F181])" office:value-type="float" office:value="114.436" calcext:value-type="float">
            <text:p>114.436</text:p>
          </table:table-cell>
          <table:table-cell table:formula="of:=AVERAGE([.F132:.F181])" office:value-type="float" office:value="115.6646" calcext:value-type="float">
            <text:p>115.6646</text:p>
          </table:table-cell>
          <table:table-cell table:formula="of:=AVERAGE([.F82:.F181])" office:value-type="float" office:value="115.1895" calcext:value-type="float">
            <text:p>115.1895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116.16" calcext:value-type="float">
            <text:p>116.16</text:p>
          </table:table-cell>
          <table:table-cell office:value-type="float" office:value="117.575" calcext:value-type="float">
            <text:p>117.575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6" calcext:value-type="float">
            <text:p>116</text:p>
          </table:table-cell>
          <table:table-cell office:value-type="float" office:value="12660642" calcext:value-type="float">
            <text:p>12660642</text:p>
          </table:table-cell>
          <table:table-cell table:formula="of:=AVERAGE([.F163:.F182])" office:value-type="float" office:value="114.5435" calcext:value-type="float">
            <text:p>114.5435</text:p>
          </table:table-cell>
          <table:table-cell table:formula="of:=AVERAGE([.F133:.F182])" office:value-type="float" office:value="115.7462" calcext:value-type="float">
            <text:p>115.7462</text:p>
          </table:table-cell>
          <table:table-cell table:formula="of:=AVERAGE([.F83:.F182])" office:value-type="float" office:value="115.1699" calcext:value-type="float">
            <text:p>115.1699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115.46" calcext:value-type="float">
            <text:p>115.46</text:p>
          </table:table-cell>
          <table:table-cell office:value-type="float" office:value="115.51" calcext:value-type="float">
            <text:p>115.51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5.27" calcext:value-type="float">
            <text:p>115.27</text:p>
          </table:table-cell>
          <table:table-cell office:value-type="float" office:value="36206195" calcext:value-type="float">
            <text:p>36206195</text:p>
          </table:table-cell>
          <table:table-cell table:formula="of:=AVERAGE([.F164:.F183])" office:value-type="float" office:value="114.5705" calcext:value-type="float">
            <text:p>114.5705</text:p>
          </table:table-cell>
          <table:table-cell table:formula="of:=AVERAGE([.F134:.F183])" office:value-type="float" office:value="115.7866" calcext:value-type="float">
            <text:p>115.7866</text:p>
          </table:table-cell>
          <table:table-cell table:formula="of:=AVERAGE([.F84:.F183])" office:value-type="float" office:value="115.1262" calcext:value-type="float">
            <text:p>115.1262</text:p>
          </table:table-cell>
        </table:table-row>
        <table:table-row table:style-name="ro1">
          <table:table-cell table:number-columns-repeated="2" office:value-type="date" office:date-value="2024-09-23" calcext:value-type="date">
            <text:p>2024-09-23</text:p>
          </table:table-cell>
          <table:table-cell office:value-type="float" office:value="115.33" calcext:value-type="float">
            <text:p>115.33</text:p>
          </table:table-cell>
          <table:table-cell office:value-type="float" office:value="117.793" calcext:value-type="float">
            <text:p>117.793</text:p>
          </table:table-cell>
          <table:table-cell office:value-type="float" office:value="115.12" calcext:value-type="float">
            <text:p>115.12</text:p>
          </table:table-cell>
          <table:table-cell office:value-type="float" office:value="117.36" calcext:value-type="float">
            <text:p>117.36</text:p>
          </table:table-cell>
          <table:table-cell office:value-type="float" office:value="16066285" calcext:value-type="float">
            <text:p>16066285</text:p>
          </table:table-cell>
          <table:table-cell table:formula="of:=AVERAGE([.F165:.F184])" office:value-type="float" office:value="114.6225" calcext:value-type="float">
            <text:p>114.6225</text:p>
          </table:table-cell>
          <table:table-cell table:formula="of:=AVERAGE([.F135:.F184])" office:value-type="float" office:value="115.8684" calcext:value-type="float">
            <text:p>115.8684</text:p>
          </table:table-cell>
          <table:table-cell table:formula="of:=AVERAGE([.F85:.F184])" office:value-type="float" office:value="115.1171" calcext:value-type="float">
            <text:p>115.1171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117.84" calcext:value-type="float">
            <text:p>117.84</text:p>
          </table:table-cell>
          <table:table-cell office:value-type="float" office:value="118.16" calcext:value-type="float">
            <text:p>118.16</text:p>
          </table:table-cell>
          <table:table-cell office:value-type="float" office:value="116.83" calcext:value-type="float">
            <text:p>116.83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984863" calcext:value-type="float">
            <text:p>11984863</text:p>
          </table:table-cell>
          <table:table-cell table:formula="of:=AVERAGE([.F166:.F185])" office:value-type="float" office:value="114.5345" calcext:value-type="float">
            <text:p>114.5345</text:p>
          </table:table-cell>
          <table:table-cell table:formula="of:=AVERAGE([.F136:.F185])" office:value-type="float" office:value="115.9052" calcext:value-type="float">
            <text:p>115.9052</text:p>
          </table:table-cell>
          <table:table-cell table:formula="of:=AVERAGE([.F86:.F185])" office:value-type="float" office:value="115.1273" calcext:value-type="float">
            <text:p>115.1273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116.485" calcext:value-type="float">
            <text:p>116.485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4.77" calcext:value-type="float">
            <text:p>114.77</text:p>
          </table:table-cell>
          <table:table-cell office:value-type="float" office:value="13816041" calcext:value-type="float">
            <text:p>13816041</text:p>
          </table:table-cell>
          <table:table-cell table:formula="of:=AVERAGE([.F167:.F186])" office:value-type="float" office:value="114.389" calcext:value-type="float">
            <text:p>114.389</text:p>
          </table:table-cell>
          <table:table-cell table:formula="of:=AVERAGE([.F137:.F186])" office:value-type="float" office:value="115.8798" calcext:value-type="float">
            <text:p>115.8798</text:p>
          </table:table-cell>
          <table:table-cell table:formula="of:=AVERAGE([.F87:.F186])" office:value-type="float" office:value="115.1126" calcext:value-type="float">
            <text:p>115.1126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2.8" calcext:value-type="float">
            <text:p>112.8</text:p>
          </table:table-cell>
          <table:table-cell office:value-type="float" office:value="16887908" calcext:value-type="float">
            <text:p>16887908</text:p>
          </table:table-cell>
          <table:table-cell table:formula="of:=AVERAGE([.F168:.F187])" office:value-type="float" office:value="114.203" calcext:value-type="float">
            <text:p>114.203</text:p>
          </table:table-cell>
          <table:table-cell table:formula="of:=AVERAGE([.F138:.F187])" office:value-type="float" office:value="115.783" calcext:value-type="float">
            <text:p>115.783</text:p>
          </table:table-cell>
          <table:table-cell table:formula="of:=AVERAGE([.F88:.F187])" office:value-type="float" office:value="115.0806" calcext:value-type="float">
            <text:p>115.0806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6.09" calcext:value-type="float">
            <text:p>116.09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.82" calcext:value-type="float">
            <text:p>115.82</text:p>
          </table:table-cell>
          <table:table-cell office:value-type="float" office:value="15963973" calcext:value-type="float">
            <text:p>15963973</text:p>
          </table:table-cell>
          <table:table-cell table:formula="of:=AVERAGE([.F169:.F188])" office:value-type="float" office:value="114.0875" calcext:value-type="float">
            <text:p>114.0875</text:p>
          </table:table-cell>
          <table:table-cell table:formula="of:=AVERAGE([.F139:.F188])" office:value-type="float" office:value="115.7234" calcext:value-type="float">
            <text:p>115.7234</text:p>
          </table:table-cell>
          <table:table-cell table:formula="of:=AVERAGE([.F89:.F188])" office:value-type="float" office:value="115.0713" calcext:value-type="float">
            <text:p>115.0713</text:p>
          </table:table-cell>
        </table:table-row>
        <table:table-row table:style-name="ro1">
          <table:table-cell table:number-columns-repeated="2" office:value-type="date" office:date-value="2024-09-30" calcext:value-type="date">
            <text:p>2024-09-30</text:p>
          </table:table-cell>
          <table:table-cell office:value-type="float" office:value="115.46" calcext:value-type="float">
            <text:p>115.46</text:p>
          </table:table-cell>
          <table:table-cell office:value-type="float" office:value="117.39" calcext:value-type="float">
            <text:p>117.39</text:p>
          </table:table-cell>
          <table:table-cell office:value-type="float" office:value="114.96" calcext:value-type="float">
            <text:p>114.96</text:p>
          </table:table-cell>
          <table:table-cell office:value-type="float" office:value="117.22" calcext:value-type="float">
            <text:p>117.22</text:p>
          </table:table-cell>
          <table:table-cell office:value-type="float" office:value="13250657" calcext:value-type="float">
            <text:p>13250657</text:p>
          </table:table-cell>
          <table:table-cell table:formula="of:=AVERAGE([.F170:.F189])" office:value-type="float" office:value="114.0515" calcext:value-type="float">
            <text:p>114.0515</text:p>
          </table:table-cell>
          <table:table-cell table:formula="of:=AVERAGE([.F140:.F189])" office:value-type="float" office:value="115.7464" calcext:value-type="float">
            <text:p>115.7464</text:p>
          </table:table-cell>
          <table:table-cell table:formula="of:=AVERAGE([.F90:.F189])" office:value-type="float" office:value="115.0818" calcext:value-type="float">
            <text:p>115.0818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116.04" calcext:value-type="float">
            <text:p>116.04</text:p>
          </table:table-cell>
          <table:table-cell office:value-type="float" office:value="120.6" calcext:value-type="float">
            <text:p>120.6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9.93" calcext:value-type="float">
            <text:p>119.93</text:p>
          </table:table-cell>
          <table:table-cell office:value-type="float" office:value="23235878" calcext:value-type="float">
            <text:p>23235878</text:p>
          </table:table-cell>
          <table:table-cell table:formula="of:=AVERAGE([.F171:.F190])" office:value-type="float" office:value="114.2745" calcext:value-type="float">
            <text:p>114.2745</text:p>
          </table:table-cell>
          <table:table-cell table:formula="of:=AVERAGE([.F141:.F190])" office:value-type="float" office:value="115.8396" calcext:value-type="float">
            <text:p>115.8396</text:p>
          </table:table-cell>
          <table:table-cell table:formula="of:=AVERAGE([.F91:.F190])" office:value-type="float" office:value="115.1196" calcext:value-type="float">
            <text:p>115.1196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121.93" calcext:value-type="float">
            <text:p>121.93</text:p>
          </table:table-cell>
          <table:table-cell office:value-type="float" office:value="122.82" calcext:value-type="float">
            <text:p>122.82</text:p>
          </table:table-cell>
          <table:table-cell office:value-type="float" office:value="120.2" calcext:value-type="float">
            <text:p>120.2</text:p>
          </table:table-cell>
          <table:table-cell office:value-type="float" office:value="121.52" calcext:value-type="float">
            <text:p>121.52</text:p>
          </table:table-cell>
          <table:table-cell office:value-type="float" office:value="17129676" calcext:value-type="float">
            <text:p>17129676</text:p>
          </table:table-cell>
          <table:table-cell table:formula="of:=AVERAGE([.F172:.F191])" office:value-type="float" office:value="114.6475" calcext:value-type="float">
            <text:p>114.6475</text:p>
          </table:table-cell>
          <table:table-cell table:formula="of:=AVERAGE([.F142:.F191])" office:value-type="float" office:value="116.0018" calcext:value-type="float">
            <text:p>116.0018</text:p>
          </table:table-cell>
          <table:table-cell table:formula="of:=AVERAGE([.F92:.F191])" office:value-type="float" office:value="115.1504" calcext:value-type="float">
            <text:p>115.150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121.9" calcext:value-type="float">
            <text:p>121.9</text:p>
          </table:table-cell>
          <table:table-cell office:value-type="float" office:value="123.17" calcext:value-type="float">
            <text:p>123.17</text:p>
          </table:table-cell>
          <table:table-cell office:value-type="float" office:value="120.929" calcext:value-type="float">
            <text:p>120.929</text:p>
          </table:table-cell>
          <table:table-cell office:value-type="float" office:value="122.58" calcext:value-type="float">
            <text:p>122.58</text:p>
          </table:table-cell>
          <table:table-cell office:value-type="float" office:value="16524334" calcext:value-type="float">
            <text:p>16524334</text:p>
          </table:table-cell>
          <table:table-cell table:formula="of:=AVERAGE([.F173:.F192])" office:value-type="float" office:value="115.118" calcext:value-type="float">
            <text:p>115.118</text:p>
          </table:table-cell>
          <table:table-cell table:formula="of:=AVERAGE([.F143:.F192])" office:value-type="float" office:value="116.1532" calcext:value-type="float">
            <text:p>116.1532</text:p>
          </table:table-cell>
          <table:table-cell table:formula="of:=AVERAGE([.F93:.F192])" office:value-type="float" office:value="115.1966" calcext:value-type="float">
            <text:p>115.1966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123.2" calcext:value-type="float">
            <text:p>123.2</text:p>
          </table:table-cell>
          <table:table-cell office:value-type="float" office:value="125.19" calcext:value-type="float">
            <text:p>125.19</text:p>
          </table:table-cell>
          <table:table-cell office:value-type="float" office:value="122.43" calcext:value-type="float">
            <text:p>122.43</text:p>
          </table:table-cell>
          <table:table-cell office:value-type="float" office:value="124.83" calcext:value-type="float">
            <text:p>124.83</text:p>
          </table:table-cell>
          <table:table-cell office:value-type="float" office:value="19759207" calcext:value-type="float">
            <text:p>19759207</text:p>
          </table:table-cell>
          <table:table-cell table:formula="of:=AVERAGE([.F174:.F193])" office:value-type="float" office:value="115.7275" calcext:value-type="float">
            <text:p>115.7275</text:p>
          </table:table-cell>
          <table:table-cell table:formula="of:=AVERAGE([.F144:.F193])" office:value-type="float" office:value="116.3012" calcext:value-type="float">
            <text:p>116.3012</text:p>
          </table:table-cell>
          <table:table-cell table:formula="of:=AVERAGE([.F94:.F193])" office:value-type="float" office:value="115.2658" calcext:value-type="float">
            <text:p>115.2658</text:p>
          </table:table-cell>
        </table:table-row>
        <table:table-row table:style-name="ro1">
          <table:table-cell table:number-columns-repeated="2" office:value-type="date" office:date-value="2024-10-07" calcext:value-type="date">
            <text:p>2024-10-07</text:p>
          </table:table-cell>
          <table:table-cell office:value-type="float" office:value="125.25" calcext:value-type="float">
            <text:p>125.25</text:p>
          </table:table-cell>
          <table:table-cell office:value-type="float" office:value="126.34" calcext:value-type="float">
            <text:p>126.34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5.37" calcext:value-type="float">
            <text:p>125.37</text:p>
          </table:table-cell>
          <table:table-cell office:value-type="float" office:value="15714440" calcext:value-type="float">
            <text:p>15714440</text:p>
          </table:table-cell>
          <table:table-cell table:formula="of:=AVERAGE([.F175:.F194])" office:value-type="float" office:value="116.2455" calcext:value-type="float">
            <text:p>116.2455</text:p>
          </table:table-cell>
          <table:table-cell table:formula="of:=AVERAGE([.F145:.F194])" office:value-type="float" office:value="116.462" calcext:value-type="float">
            <text:p>116.462</text:p>
          </table:table-cell>
          <table:table-cell table:formula="of:=AVERAGE([.F95:.F194])" office:value-type="float" office:value="115.3428" calcext:value-type="float">
            <text:p>115.342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123.88" calcext:value-type="float">
            <text:p>123.88</text:p>
          </table:table-cell>
          <table:table-cell office:value-type="float" office:value="124.02" calcext:value-type="float">
            <text:p>124.02</text:p>
          </table:table-cell>
          <table:table-cell office:value-type="float" office:value="121.26" calcext:value-type="float">
            <text:p>121.26</text:p>
          </table:table-cell>
          <table:table-cell office:value-type="float" office:value="122.04" calcext:value-type="float">
            <text:p>122.04</text:p>
          </table:table-cell>
          <table:table-cell office:value-type="float" office:value="14818475" calcext:value-type="float">
            <text:p>14818475</text:p>
          </table:table-cell>
          <table:table-cell table:formula="of:=AVERAGE([.F176:.F195])" office:value-type="float" office:value="116.8065" calcext:value-type="float">
            <text:p>116.8065</text:p>
          </table:table-cell>
          <table:table-cell table:formula="of:=AVERAGE([.F146:.F195])" office:value-type="float" office:value="116.5808" calcext:value-type="float">
            <text:p>116.5808</text:p>
          </table:table-cell>
          <table:table-cell table:formula="of:=AVERAGE([.F96:.F195])" office:value-type="float" office:value="115.3774" calcext:value-type="float">
            <text:p>115.3774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120.9" calcext:value-type="float">
            <text:p>120.9</text:p>
          </table:table-cell>
          <table:table-cell office:value-type="float" office:value="122.5799" calcext:value-type="float">
            <text:p>122.5799</text:p>
          </table:table-cell>
          <table:table-cell office:value-type="float" office:value="120.8" calcext:value-type="float">
            <text:p>120.8</text:p>
          </table:table-cell>
          <table:table-cell office:value-type="float" office:value="122.09" calcext:value-type="float">
            <text:p>122.09</text:p>
          </table:table-cell>
          <table:table-cell office:value-type="float" office:value="11144864" calcext:value-type="float">
            <text:p>11144864</text:p>
          </table:table-cell>
          <table:table-cell table:formula="of:=AVERAGE([.F177:.F196])" office:value-type="float" office:value="117.425" calcext:value-type="float">
            <text:p>117.425</text:p>
          </table:table-cell>
          <table:table-cell table:formula="of:=AVERAGE([.F147:.F196])" office:value-type="float" office:value="116.6592" calcext:value-type="float">
            <text:p>116.6592</text:p>
          </table:table-cell>
          <table:table-cell table:formula="of:=AVERAGE([.F97:.F196])" office:value-type="float" office:value="115.4196" calcext:value-type="float">
            <text:p>115.4196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0" calcext:value-type="date">
            <text:p>2024-10-10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3.7013" calcext:value-type="float">
            <text:p>123.7013</text:p>
          </table:table-cell>
          <table:table-cell office:value-type="float" office:value="122.29" calcext:value-type="float">
            <text:p>122.29</text:p>
          </table:table-cell>
          <table:table-cell office:value-type="float" office:value="123.14" calcext:value-type="float">
            <text:p>123.14</text:p>
          </table:table-cell>
          <table:table-cell office:value-type="float" office:value="10243320" calcext:value-type="float">
            <text:p>10243320</text:p>
          </table:table-cell>
          <table:table-cell table:formula="of:=AVERAGE([.F178:.F197])" office:value-type="float" office:value="118.0205" calcext:value-type="float">
            <text:p>118.0205</text:p>
          </table:table-cell>
          <table:table-cell table:formula="of:=AVERAGE([.F148:.F197])" office:value-type="float" office:value="116.7502" calcext:value-type="float">
            <text:p>116.7502</text:p>
          </table:table-cell>
          <table:table-cell table:formula="of:=AVERAGE([.F98:.F197])" office:value-type="float" office:value="115.4546" calcext:value-type="float">
            <text:p>115.4546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123.1" calcext:value-type="float">
            <text:p>123.1</text:p>
          </table:table-cell>
          <table:table-cell office:value-type="float" office:value="124.0339" calcext:value-type="float">
            <text:p>124.0339</text:p>
          </table:table-cell>
          <table:table-cell office:value-type="float" office:value="122.94" calcext:value-type="float">
            <text:p>122.94</text:p>
          </table:table-cell>
          <table:table-cell office:value-type="float" office:value="123.61" calcext:value-type="float">
            <text:p>123.61</text:p>
          </table:table-cell>
          <table:table-cell office:value-type="float" office:value="8294839" calcext:value-type="float">
            <text:p>8294839</text:p>
          </table:table-cell>
          <table:table-cell table:formula="of:=AVERAGE([.F179:.F198])" office:value-type="float" office:value="118.6435" calcext:value-type="float">
            <text:p>118.6435</text:p>
          </table:table-cell>
          <table:table-cell table:formula="of:=AVERAGE([.F149:.F198])" office:value-type="float" office:value="116.8834" calcext:value-type="float">
            <text:p>116.8834</text:p>
          </table:table-cell>
          <table:table-cell table:formula="of:=AVERAGE([.F99:.F198])" office:value-type="float" office:value="115.504" calcext:value-type="float">
            <text:p>115.504</text:p>
          </table:table-cell>
        </table:table-row>
        <table:table-row table:style-name="ro1">
          <table:table-cell table:number-columns-repeated="2" office:value-type="date" office:date-value="2024-10-14" calcext:value-type="date">
            <text:p>2024-10-14</text:p>
          </table:table-cell>
          <table:table-cell office:value-type="float" office:value="123.24" calcext:value-type="float">
            <text:p>123.24</text:p>
          </table:table-cell>
          <table:table-cell office:value-type="float" office:value="124.26" calcext:value-type="float">
            <text:p>124.26</text:p>
          </table:table-cell>
          <table:table-cell office:value-type="float" office:value="122.615" calcext:value-type="float">
            <text:p>122.615</text:p>
          </table:table-cell>
          <table:table-cell office:value-type="float" office:value="124.08" calcext:value-type="float">
            <text:p>124.08</text:p>
          </table:table-cell>
          <table:table-cell office:value-type="float" office:value="9808122" calcext:value-type="float">
            <text:p>9808122</text:p>
          </table:table-cell>
          <table:table-cell table:formula="of:=AVERAGE([.F180:.F199])" office:value-type="float" office:value="119.212" calcext:value-type="float">
            <text:p>119.212</text:p>
          </table:table-cell>
          <table:table-cell table:formula="of:=AVERAGE([.F150:.F199])" office:value-type="float" office:value="117.0274" calcext:value-type="float">
            <text:p>117.0274</text:p>
          </table:table-cell>
          <table:table-cell table:formula="of:=AVERAGE([.F100:.F199])" office:value-type="float" office:value="115.5663" calcext:value-type="float">
            <text:p>115.5663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120.82" calcext:value-type="float">
            <text:p>120.82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9.78" calcext:value-type="float">
            <text:p>119.78</text:p>
          </table:table-cell>
          <table:table-cell office:value-type="float" office:value="120.35" calcext:value-type="float">
            <text:p>120.35</text:p>
          </table:table-cell>
          <table:table-cell office:value-type="float" office:value="15771317" calcext:value-type="float">
            <text:p>15771317</text:p>
          </table:table-cell>
          <table:table-cell table:formula="of:=AVERAGE([.F181:.F200])" office:value-type="float" office:value="119.5205" calcext:value-type="float">
            <text:p>119.5205</text:p>
          </table:table-cell>
          <table:table-cell table:formula="of:=AVERAGE([.F151:.F200])" office:value-type="float" office:value="117.139" calcext:value-type="float">
            <text:p>117.139</text:p>
          </table:table-cell>
          <table:table-cell table:formula="of:=AVERAGE([.F101:.F200])" office:value-type="float" office:value="115.615" calcext:value-type="float">
            <text:p>115.61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121.02" calcext:value-type="float">
            <text:p>121.02</text:p>
          </table:table-cell>
          <table:table-cell office:value-type="float" office:value="121.435" calcext:value-type="float">
            <text:p>121.435</text:p>
          </table:table-cell>
          <table:table-cell office:value-type="float" office:value="120.6" calcext:value-type="float">
            <text:p>120.6</text:p>
          </table:table-cell>
          <table:table-cell office:value-type="float" office:value="120.66" calcext:value-type="float">
            <text:p>120.66</text:p>
          </table:table-cell>
          <table:table-cell office:value-type="float" office:value="8426770" calcext:value-type="float">
            <text:p>8426770</text:p>
          </table:table-cell>
          <table:table-cell table:formula="of:=AVERAGE([.F182:.F201])" office:value-type="float" office:value="119.8245" calcext:value-type="float">
            <text:p>119.8245</text:p>
          </table:table-cell>
          <table:table-cell table:formula="of:=AVERAGE([.F152:.F201])" office:value-type="float" office:value="117.269" calcext:value-type="float">
            <text:p>117.269</text:p>
          </table:table-cell>
          <table:table-cell table:formula="of:=AVERAGE([.F102:.F201])" office:value-type="float" office:value="115.6865" calcext:value-type="float">
            <text:p>115.686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120.76" calcext:value-type="float">
            <text:p>120.76</text:p>
          </table:table-cell>
          <table:table-cell office:value-type="float" office:value="121.58" calcext:value-type="float">
            <text:p>121.58</text:p>
          </table:table-cell>
          <table:table-cell office:value-type="float" office:value="119.71" calcext:value-type="float">
            <text:p>119.71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204857" calcext:value-type="float">
            <text:p>11204857</text:p>
          </table:table-cell>
          <table:table-cell table:formula="of:=AVERAGE([.F183:.F202])" office:value-type="float" office:value="120.042" calcext:value-type="float">
            <text:p>120.042</text:p>
          </table:table-cell>
          <table:table-cell table:formula="of:=AVERAGE([.F153:.F202])" office:value-type="float" office:value="117.3624" calcext:value-type="float">
            <text:p>117.3624</text:p>
          </table:table-cell>
          <table:table-cell table:formula="of:=AVERAGE([.F103:.F202])" office:value-type="float" office:value="115.7558" calcext:value-type="float">
            <text:p>115.7558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120.44" calcext:value-type="float">
            <text:p>120.44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898640" calcext:value-type="float">
            <text:p>12898640</text:p>
          </table:table-cell>
          <table:table-cell table:formula="of:=AVERAGE([.F184:.F203])" office:value-type="float" office:value="120.279" calcext:value-type="float">
            <text:p>120.279</text:p>
          </table:table-cell>
          <table:table-cell table:formula="of:=AVERAGE([.F154:.F203])" office:value-type="float" office:value="117.4048" calcext:value-type="float">
            <text:p>117.4048</text:p>
          </table:table-cell>
          <table:table-cell table:formula="of:=AVERAGE([.F104:.F203])" office:value-type="float" office:value="115.8073" calcext:value-type="float">
            <text:p>115.8073</text:p>
          </table:table-cell>
        </table:table-row>
        <table:table-row table:style-name="ro1">
          <table:table-cell table:number-columns-repeated="2" office:value-type="date" office:date-value="2024-10-21" calcext:value-type="date">
            <text:p>2024-10-21</text:p>
          </table:table-cell>
          <table:table-cell office:value-type="float" office:value="120.98" calcext:value-type="float">
            <text:p>120.98</text:p>
          </table:table-cell>
          <table:table-cell office:value-type="float" office:value="121.48" calcext:value-type="float">
            <text:p>121.48</text:p>
          </table:table-cell>
          <table:table-cell office:value-type="float" office:value="119.72" calcext:value-type="float">
            <text:p>119.72</text:p>
          </table:table-cell>
          <table:table-cell office:value-type="float" office:value="120.08" calcext:value-type="float">
            <text:p>120.08</text:p>
          </table:table-cell>
          <table:table-cell office:value-type="float" office:value="10177777" calcext:value-type="float">
            <text:p>10177777</text:p>
          </table:table-cell>
          <table:table-cell table:formula="of:=AVERAGE([.F185:.F204])" office:value-type="float" office:value="120.415" calcext:value-type="float">
            <text:p>120.415</text:p>
          </table:table-cell>
          <table:table-cell table:formula="of:=AVERAGE([.F155:.F204])" office:value-type="float" office:value="117.4294" calcext:value-type="float">
            <text:p>117.4294</text:p>
          </table:table-cell>
          <table:table-cell table:formula="of:=AVERAGE([.F105:.F204])" office:value-type="float" office:value="115.8718" calcext:value-type="float">
            <text:p>115.8718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120.26" calcext:value-type="float">
            <text:p>120.26</text:p>
          </table:table-cell>
          <table:table-cell office:value-type="float" office:value="121.19" calcext:value-type="float">
            <text:p>121.19</text:p>
          </table:table-cell>
          <table:table-cell office:value-type="float" office:value="119.94" calcext:value-type="float">
            <text:p>119.94</text:p>
          </table:table-cell>
          <table:table-cell office:value-type="float" office:value="120.7" calcext:value-type="float">
            <text:p>120.7</text:p>
          </table:table-cell>
          <table:table-cell office:value-type="float" office:value="9201408" calcext:value-type="float">
            <text:p>9201408</text:p>
          </table:table-cell>
          <table:table-cell table:formula="of:=AVERAGE([.F186:.F205])" office:value-type="float" office:value="120.5975" calcext:value-type="float">
            <text:p>120.5975</text:p>
          </table:table-cell>
          <table:table-cell table:formula="of:=AVERAGE([.F156:.F205])" office:value-type="float" office:value="117.4634" calcext:value-type="float">
            <text:p>117.4634</text:p>
          </table:table-cell>
          <table:table-cell table:formula="of:=AVERAGE([.F106:.F205])" office:value-type="float" office:value="115.9389" calcext:value-type="float">
            <text:p>115.9389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119.97" calcext:value-type="float">
            <text:p>119.97</text:p>
          </table:table-cell>
          <table:table-cell office:value-type="float" office:value="120.75" calcext:value-type="float">
            <text:p>120.75</text:p>
          </table:table-cell>
          <table:table-cell office:value-type="float" office:value="119.4" calcext:value-type="float">
            <text:p>119.4</text:p>
          </table:table-cell>
          <table:table-cell office:value-type="float" office:value="120.27" calcext:value-type="float">
            <text:p>120.27</text:p>
          </table:table-cell>
          <table:table-cell office:value-type="float" office:value="8320330" calcext:value-type="float">
            <text:p>8320330</text:p>
          </table:table-cell>
          <table:table-cell table:formula="of:=AVERAGE([.F187:.F206])" office:value-type="float" office:value="120.8725" calcext:value-type="float">
            <text:p>120.8725</text:p>
          </table:table-cell>
          <table:table-cell table:formula="of:=AVERAGE([.F157:.F206])" office:value-type="float" office:value="117.5116" calcext:value-type="float">
            <text:p>117.5116</text:p>
          </table:table-cell>
          <table:table-cell table:formula="of:=AVERAGE([.F107:.F206])" office:value-type="float" office:value="115.969" calcext:value-type="float">
            <text:p>115.969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120" calcext:value-type="float">
            <text:p>120</text:p>
          </table:table-cell>
          <table:table-cell office:value-type="float" office:value="120.44" calcext:value-type="float">
            <text:p>120.44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119.59" calcext:value-type="float">
            <text:p>119.59</text:p>
          </table:table-cell>
          <table:table-cell office:value-type="float" office:value="9905556" calcext:value-type="float">
            <text:p>9905556</text:p>
          </table:table-cell>
          <table:table-cell table:formula="of:=AVERAGE([.F188:.F207])" office:value-type="float" office:value="121.212" calcext:value-type="float">
            <text:p>121.212</text:p>
          </table:table-cell>
          <table:table-cell table:formula="of:=AVERAGE([.F158:.F207])" office:value-type="float" office:value="117.5244" calcext:value-type="float">
            <text:p>117.5244</text:p>
          </table:table-cell>
          <table:table-cell table:formula="of:=AVERAGE([.F108:.F207])" office:value-type="float" office:value="116.0204" calcext:value-type="float">
            <text:p>116.0204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120.2" calcext:value-type="float">
            <text:p>120.2</text:p>
          </table:table-cell>
          <table:table-cell office:value-type="float" office:value="120.43" calcext:value-type="float">
            <text:p>120.43</text:p>
          </table:table-cell>
          <table:table-cell office:value-type="float" office:value="119.315" calcext:value-type="float">
            <text:p>119.315</text:p>
          </table:table-cell>
          <table:table-cell office:value-type="float" office:value="119.49" calcext:value-type="float">
            <text:p>119.49</text:p>
          </table:table-cell>
          <table:table-cell office:value-type="float" office:value="10714583" calcext:value-type="float">
            <text:p>10714583</text:p>
          </table:table-cell>
          <table:table-cell table:formula="of:=AVERAGE([.F189:.F208])" office:value-type="float" office:value="121.3955" calcext:value-type="float">
            <text:p>121.3955</text:p>
          </table:table-cell>
          <table:table-cell table:formula="of:=AVERAGE([.F159:.F208])" office:value-type="float" office:value="117.5396" calcext:value-type="float">
            <text:p>117.5396</text:p>
          </table:table-cell>
          <table:table-cell table:formula="of:=AVERAGE([.F109:.F208])" office:value-type="float" office:value="116.0886" calcext:value-type="float">
            <text:p>116.0886</text:p>
          </table:table-cell>
        </table:table-row>
        <table:table-row table:style-name="ro1">
          <table:table-cell table:number-columns-repeated="2" office:value-type="date" office:date-value="2024-10-28" calcext:value-type="date">
            <text:p>2024-10-28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9.01" calcext:value-type="float">
            <text:p>119.01</text:p>
          </table:table-cell>
          <table:table-cell office:value-type="float" office:value="116.77" calcext:value-type="float">
            <text:p>116.77</text:p>
          </table:table-cell>
          <table:table-cell office:value-type="float" office:value="118.9" calcext:value-type="float">
            <text:p>118.9</text:p>
          </table:table-cell>
          <table:table-cell office:value-type="float" office:value="11844545" calcext:value-type="float">
            <text:p>11844545</text:p>
          </table:table-cell>
          <table:table-cell table:formula="of:=AVERAGE([.F190:.F209])" office:value-type="float" office:value="121.4795" calcext:value-type="float">
            <text:p>121.4795</text:p>
          </table:table-cell>
          <table:table-cell table:formula="of:=AVERAGE([.F160:.F209])" office:value-type="float" office:value="117.5542" calcext:value-type="float">
            <text:p>117.5542</text:p>
          </table:table-cell>
          <table:table-cell table:formula="of:=AVERAGE([.F110:.F209])" office:value-type="float" office:value="116.1464" calcext:value-type="float">
            <text:p>116.1464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9" calcext:value-type="date">
            <text:p>2024-10-29</text:p>
          </table:table-cell>
          <table:table-cell office:value-type="float" office:value="118.58" calcext:value-type="float">
            <text:p>118.58</text:p>
          </table:table-cell>
          <table:table-cell office:value-type="float" office:value="119.1719" calcext:value-type="float">
            <text:p>119.1719</text:p>
          </table:table-cell>
          <table:table-cell office:value-type="float" office:value="117.0701" calcext:value-type="float">
            <text:p>117.0701</text:p>
          </table:table-cell>
          <table:table-cell office:value-type="float" office:value="117.28" calcext:value-type="float">
            <text:p>117.28</text:p>
          </table:table-cell>
          <table:table-cell office:value-type="float" office:value="14731024" calcext:value-type="float">
            <text:p>14731024</text:p>
          </table:table-cell>
          <table:table-cell table:formula="of:=AVERAGE([.F191:.F210])" office:value-type="float" office:value="121.347" calcext:value-type="float">
            <text:p>121.347</text:p>
          </table:table-cell>
          <table:table-cell table:formula="of:=AVERAGE([.F161:.F210])" office:value-type="float" office:value="117.5292" calcext:value-type="float">
            <text:p>117.5292</text:p>
          </table:table-cell>
          <table:table-cell table:formula="of:=AVERAGE([.F111:.F210])" office:value-type="float" office:value="116.1795" calcext:value-type="float">
            <text:p>116.1795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117.62" calcext:value-type="float">
            <text:p>117.62</text:p>
          </table:table-cell>
          <table:table-cell office:value-type="float" office:value="118.27" calcext:value-type="float">
            <text:p>118.27</text:p>
          </table:table-cell>
          <table:table-cell office:value-type="float" office:value="116.48" calcext:value-type="float">
            <text:p>116.48</text:p>
          </table:table-cell>
          <table:table-cell office:value-type="float" office:value="116.69" calcext:value-type="float">
            <text:p>116.69</text:p>
          </table:table-cell>
          <table:table-cell office:value-type="float" office:value="12303738" calcext:value-type="float">
            <text:p>12303738</text:p>
          </table:table-cell>
          <table:table-cell table:formula="of:=AVERAGE([.F192:.F211])" office:value-type="float" office:value="121.1055" calcext:value-type="float">
            <text:p>121.1055</text:p>
          </table:table-cell>
          <table:table-cell table:formula="of:=AVERAGE([.F162:.F211])" office:value-type="float" office:value="117.5714" calcext:value-type="float">
            <text:p>117.5714</text:p>
          </table:table-cell>
          <table:table-cell table:formula="of:=AVERAGE([.F112:.F211])" office:value-type="float" office:value="116.2189" calcext:value-type="float">
            <text:p>116.218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17.15" calcext:value-type="float">
            <text:p>117.15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6.68" calcext:value-type="float">
            <text:p>116.68</text:p>
          </table:table-cell>
          <table:table-cell office:value-type="float" office:value="116.78" calcext:value-type="float">
            <text:p>116.78</text:p>
          </table:table-cell>
          <table:table-cell office:value-type="float" office:value="20511977" calcext:value-type="float">
            <text:p>20511977</text:p>
          </table:table-cell>
          <table:table-cell table:formula="of:=AVERAGE([.F193:.F212])" office:value-type="float" office:value="120.8155" calcext:value-type="float">
            <text:p>120.8155</text:p>
          </table:table-cell>
          <table:table-cell table:formula="of:=AVERAGE([.F163:.F212])" office:value-type="float" office:value="117.63" calcext:value-type="float">
            <text:p>117.63</text:p>
          </table:table-cell>
          <table:table-cell table:formula="of:=AVERAGE([.F113:.F212])" office:value-type="float" office:value="116.2559" calcext:value-type="float">
            <text:p>116.255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119.93" calcext:value-type="float">
            <text:p>119.93</text:p>
          </table:table-cell>
          <table:table-cell office:value-type="float" office:value="119.95" calcext:value-type="float">
            <text:p>119.95</text:p>
          </table:table-cell>
          <table:table-cell office:value-type="float" office:value="114.84" calcext:value-type="float">
            <text:p>114.84</text:p>
          </table:table-cell>
          <table:table-cell office:value-type="float" office:value="114.95" calcext:value-type="float">
            <text:p>114.95</text:p>
          </table:table-cell>
          <table:table-cell office:value-type="float" office:value="20939321" calcext:value-type="float">
            <text:p>20939321</text:p>
          </table:table-cell>
          <table:table-cell table:formula="of:=AVERAGE([.F194:.F213])" office:value-type="float" office:value="120.3215" calcext:value-type="float">
            <text:p>120.3215</text:p>
          </table:table-cell>
          <table:table-cell table:formula="of:=AVERAGE([.F164:.F213])" office:value-type="float" office:value="117.6344" calcext:value-type="float">
            <text:p>117.6344</text:p>
          </table:table-cell>
          <table:table-cell table:formula="of:=AVERAGE([.F114:.F213])" office:value-type="float" office:value="116.2837" calcext:value-type="float">
            <text:p>116.2837</text:p>
          </table:table-cell>
        </table:table-row>
        <table:table-row table:style-name="ro1">
          <table:table-cell table:number-columns-repeated="2" office:value-type="date" office:date-value="2024-11-04" calcext:value-type="date">
            <text:p>2024-11-04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8.7" calcext:value-type="float">
            <text:p>118.7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8.61" calcext:value-type="float">
            <text:p>118.61</text:p>
          </table:table-cell>
          <table:table-cell office:value-type="float" office:value="14965433" calcext:value-type="float">
            <text:p>14965433</text:p>
          </table:table-cell>
          <table:table-cell table:formula="of:=AVERAGE([.F195:.F214])" office:value-type="float" office:value="119.9835" calcext:value-type="float">
            <text:p>119.9835</text:p>
          </table:table-cell>
          <table:table-cell table:formula="of:=AVERAGE([.F165:.F214])" office:value-type="float" office:value="117.6802" calcext:value-type="float">
            <text:p>117.6802</text:p>
          </table:table-cell>
          <table:table-cell table:formula="of:=AVERAGE([.F115:.F214])" office:value-type="float" office:value="116.3605" calcext:value-type="float">
            <text:p>116.3605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119.08" calcext:value-type="float">
            <text:p>119.08</text:p>
          </table:table-cell>
          <table:table-cell office:value-type="float" office:value="119.21" calcext:value-type="float">
            <text:p>119.21</text:p>
          </table:table-cell>
          <table:table-cell office:value-type="float" office:value="118.01" calcext:value-type="float">
            <text:p>118.01</text:p>
          </table:table-cell>
          <table:table-cell office:value-type="float" office:value="118.96" calcext:value-type="float">
            <text:p>118.96</text:p>
          </table:table-cell>
          <table:table-cell office:value-type="float" office:value="10436744" calcext:value-type="float">
            <text:p>10436744</text:p>
          </table:table-cell>
          <table:table-cell table:formula="of:=AVERAGE([.F196:.F215])" office:value-type="float" office:value="119.8295" calcext:value-type="float">
            <text:p>119.8295</text:p>
          </table:table-cell>
          <table:table-cell table:formula="of:=AVERAGE([.F166:.F215])" office:value-type="float" office:value="117.6832" calcext:value-type="float">
            <text:p>117.6832</text:p>
          </table:table-cell>
          <table:table-cell table:formula="of:=AVERAGE([.F116:.F215])" office:value-type="float" office:value="116.4497" calcext:value-type="float">
            <text:p>116.4497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121.145" calcext:value-type="float">
            <text:p>121.145</text:p>
          </table:table-cell>
          <table:table-cell office:value-type="float" office:value="121.91" calcext:value-type="float">
            <text:p>121.91</text:p>
          </table:table-cell>
          <table:table-cell office:value-type="float" office:value="119.3" calcext:value-type="float">
            <text:p>119.3</text:p>
          </table:table-cell>
          <table:table-cell office:value-type="float" office:value="121" calcext:value-type="float">
            <text:p>121</text:p>
          </table:table-cell>
          <table:table-cell office:value-type="float" office:value="20807681" calcext:value-type="float">
            <text:p>20807681</text:p>
          </table:table-cell>
          <table:table-cell table:formula="of:=AVERAGE([.F197:.F216])" office:value-type="float" office:value="119.775" calcext:value-type="float">
            <text:p>119.775</text:p>
          </table:table-cell>
          <table:table-cell table:formula="of:=AVERAGE([.F167:.F216])" office:value-type="float" office:value="117.7496" calcext:value-type="float">
            <text:p>117.7496</text:p>
          </table:table-cell>
          <table:table-cell table:formula="of:=AVERAGE([.F117:.F216])" office:value-type="float" office:value="116.5686" calcext:value-type="float">
            <text:p>116.5686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121.3" calcext:value-type="float">
            <text:p>121.3</text:p>
          </table:table-cell>
          <table:table-cell office:value-type="float" office:value="121.5" calcext:value-type="float">
            <text:p>121.5</text:p>
          </table:table-cell>
          <table:table-cell office:value-type="float" office:value="119.61" calcext:value-type="float">
            <text:p>119.61</text:p>
          </table:table-cell>
          <table:table-cell office:value-type="float" office:value="121.15" calcext:value-type="float">
            <text:p>121.15</text:p>
          </table:table-cell>
          <table:table-cell office:value-type="float" office:value="12184431" calcext:value-type="float">
            <text:p>12184431</text:p>
          </table:table-cell>
          <table:table-cell table:formula="of:=AVERAGE([.F198:.F217])" office:value-type="float" office:value="119.6755" calcext:value-type="float">
            <text:p>119.6755</text:p>
          </table:table-cell>
          <table:table-cell table:formula="of:=AVERAGE([.F168:.F217])" office:value-type="float" office:value="117.8422" calcext:value-type="float">
            <text:p>117.8422</text:p>
          </table:table-cell>
          <table:table-cell table:formula="of:=AVERAGE([.F118:.F217])" office:value-type="float" office:value="116.6965" calcext:value-type="float">
            <text:p>116.6965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8" calcext:value-type="date">
            <text:p>2024-11-08</text:p>
          </table:table-cell>
          <table:table-cell office:value-type="float" office:value="120.98" calcext:value-type="float">
            <text:p>120.98</text:p>
          </table:table-cell>
          <table:table-cell office:value-type="float" office:value="121.42" calcext:value-type="float">
            <text:p>121.42</text:p>
          </table:table-cell>
          <table:table-cell office:value-type="float" office:value="119.66" calcext:value-type="float">
            <text:p>119.66</text:p>
          </table:table-cell>
          <table:table-cell office:value-type="float" office:value="121.11" calcext:value-type="float">
            <text:p>121.11</text:p>
          </table:table-cell>
          <table:table-cell office:value-type="float" office:value="12835969" calcext:value-type="float">
            <text:p>12835969</text:p>
          </table:table-cell>
          <table:table-cell table:formula="of:=AVERAGE([.F199:.F218])" office:value-type="float" office:value="119.5505" calcext:value-type="float">
            <text:p>119.5505</text:p>
          </table:table-cell>
          <table:table-cell table:formula="of:=AVERAGE([.F169:.F218])" office:value-type="float" office:value="117.9018" calcext:value-type="float">
            <text:p>117.9018</text:p>
          </table:table-cell>
          <table:table-cell table:formula="of:=AVERAGE([.F119:.F218])" office:value-type="float" office:value="116.8138" calcext:value-type="float">
            <text:p>116.8138</text:p>
          </table:table-cell>
        </table:table-row>
        <table:table-row table:style-name="ro1">
          <table:table-cell table:number-columns-repeated="2" office:value-type="date" office:date-value="2024-11-11" calcext:value-type="date">
            <text:p>2024-11-11</text:p>
          </table:table-cell>
          <table:table-cell office:value-type="float" office:value="121" calcext:value-type="float">
            <text:p>121</text:p>
          </table:table-cell>
          <table:table-cell office:value-type="float" office:value="121.62" calcext:value-type="float">
            <text:p>121.62</text:p>
          </table:table-cell>
          <table:table-cell office:value-type="float" office:value="120.07" calcext:value-type="float">
            <text:p>120.07</text:p>
          </table:table-cell>
          <table:table-cell office:value-type="float" office:value="120.47" calcext:value-type="float">
            <text:p>120.47</text:p>
          </table:table-cell>
          <table:table-cell office:value-type="float" office:value="11969663" calcext:value-type="float">
            <text:p>11969663</text:p>
          </table:table-cell>
          <table:table-cell table:formula="of:=AVERAGE([.F200:.F219])" office:value-type="float" office:value="119.37" calcext:value-type="float">
            <text:p>119.37</text:p>
          </table:table-cell>
          <table:table-cell table:formula="of:=AVERAGE([.F170:.F219])" office:value-type="float" office:value="117.9524" calcext:value-type="float">
            <text:p>117.9524</text:p>
          </table:table-cell>
          <table:table-cell table:formula="of:=AVERAGE([.F120:.F219])" office:value-type="float" office:value="116.9011" calcext:value-type="float">
            <text:p>116.9011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21.13" calcext:value-type="float">
            <text:p>121.13</text:p>
          </table:table-cell>
          <table:table-cell office:value-type="float" office:value="121.31" calcext:value-type="float">
            <text:p>121.31</text:p>
          </table:table-cell>
          <table:table-cell office:value-type="float" office:value="119.8365" calcext:value-type="float">
            <text:p>119.8365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972802" calcext:value-type="float">
            <text:p>11972802</text:p>
          </table:table-cell>
          <table:table-cell table:formula="of:=AVERAGE([.F201:.F220])" office:value-type="float" office:value="119.37" calcext:value-type="float">
            <text:p>119.37</text:p>
          </table:table-cell>
          <table:table-cell table:formula="of:=AVERAGE([.F171:.F220])" office:value-type="float" office:value="118.05" calcext:value-type="float">
            <text:p>118.05</text:p>
          </table:table-cell>
          <table:table-cell table:formula="of:=AVERAGE([.F121:.F220])" office:value-type="float" office:value="116.997" calcext:value-type="float">
            <text:p>116.997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120.565" calcext:value-type="float">
            <text:p>120.565</text:p>
          </table:table-cell>
          <table:table-cell office:value-type="float" office:value="122.05" calcext:value-type="float">
            <text:p>122.05</text:p>
          </table:table-cell>
          <table:table-cell office:value-type="float" office:value="118.8" calcext:value-type="float">
            <text:p>118.8</text:p>
          </table:table-cell>
          <table:table-cell office:value-type="float" office:value="121.47" calcext:value-type="float">
            <text:p>121.47</text:p>
          </table:table-cell>
          <table:table-cell office:value-type="float" office:value="15127877" calcext:value-type="float">
            <text:p>15127877</text:p>
          </table:table-cell>
          <table:table-cell table:formula="of:=AVERAGE([.F202:.F221])" office:value-type="float" office:value="119.4105" calcext:value-type="float">
            <text:p>119.4105</text:p>
          </table:table-cell>
          <table:table-cell table:formula="of:=AVERAGE([.F172:.F221])" office:value-type="float" office:value="118.1982" calcext:value-type="float">
            <text:p>118.1982</text:p>
          </table:table-cell>
          <table:table-cell table:formula="of:=AVERAGE([.F122:.F221])" office:value-type="float" office:value="117.0712" calcext:value-type="float">
            <text:p>117.0712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4" calcext:value-type="date">
            <text:p>2024-11-14</text:p>
          </table:table-cell>
          <table:table-cell office:value-type="float" office:value="121.5" calcext:value-type="float">
            <text:p>121.5</text:p>
          </table:table-cell>
          <table:table-cell office:value-type="float" office:value="121.88" calcext:value-type="float">
            <text:p>121.88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0.56" calcext:value-type="float">
            <text:p>120.56</text:p>
          </table:table-cell>
          <table:table-cell office:value-type="float" office:value="13041845" calcext:value-type="float">
            <text:p>13041845</text:p>
          </table:table-cell>
          <table:table-cell table:formula="of:=AVERAGE([.F203:.F222])" office:value-type="float" office:value="119.421" calcext:value-type="float">
            <text:p>119.421</text:p>
          </table:table-cell>
          <table:table-cell table:formula="of:=AVERAGE([.F173:.F222])" office:value-type="float" office:value="118.346" calcext:value-type="float">
            <text:p>118.346</text:p>
          </table:table-cell>
          <table:table-cell table:formula="of:=AVERAGE([.F123:.F222])" office:value-type="float" office:value="117.1331" calcext:value-type="float">
            <text:p>117.1331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5" calcext:value-type="date">
            <text:p>2024-11-15</text:p>
          </table:table-cell>
          <table:table-cell office:value-type="float" office:value="120.4" calcext:value-type="float">
            <text:p>120.4</text:p>
          </table:table-cell>
          <table:table-cell office:value-type="float" office:value="121.24" calcext:value-type="float">
            <text:p>121.24</text:p>
          </table:table-cell>
          <table:table-cell office:value-type="float" office:value="119.13" calcext:value-type="float">
            <text:p>119.13</text:p>
          </table:table-cell>
          <table:table-cell office:value-type="float" office:value="119.31" calcext:value-type="float">
            <text:p>119.31</text:p>
          </table:table-cell>
          <table:table-cell office:value-type="float" office:value="19051713" calcext:value-type="float">
            <text:p>19051713</text:p>
          </table:table-cell>
          <table:table-cell table:formula="of:=AVERAGE([.F204:.F223])" office:value-type="float" office:value="119.386" calcext:value-type="float">
            <text:p>119.386</text:p>
          </table:table-cell>
          <table:table-cell table:formula="of:=AVERAGE([.F174:.F223])" office:value-type="float" office:value="118.4794" calcext:value-type="float">
            <text:p>118.4794</text:p>
          </table:table-cell>
          <table:table-cell table:formula="of:=AVERAGE([.F124:.F223])" office:value-type="float" office:value="117.1821" calcext:value-type="float">
            <text:p>117.1821</text:p>
          </table:table-cell>
        </table:table-row>
        <table:table-row table:style-name="ro1">
          <table:table-cell table:number-columns-repeated="2" office:value-type="date" office:date-value="2024-11-18" calcext:value-type="date">
            <text:p>2024-11-18</text:p>
          </table:table-cell>
          <table:table-cell office:value-type="float" office:value="119.79" calcext:value-type="float">
            <text:p>119.79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27" calcext:value-type="float">
            <text:p>119.27</text:p>
          </table:table-cell>
          <table:table-cell office:value-type="float" office:value="120.31" calcext:value-type="float">
            <text:p>120.31</text:p>
          </table:table-cell>
          <table:table-cell office:value-type="float" office:value="14243701" calcext:value-type="float">
            <text:p>14243701</text:p>
          </table:table-cell>
          <table:table-cell table:formula="of:=AVERAGE([.F205:.F224])" office:value-type="float" office:value="119.3975" calcext:value-type="float">
            <text:p>119.3975</text:p>
          </table:table-cell>
          <table:table-cell table:formula="of:=AVERAGE([.F175:.F224])" office:value-type="float" office:value="118.5854" calcext:value-type="float">
            <text:p>118.5854</text:p>
          </table:table-cell>
          <table:table-cell table:formula="of:=AVERAGE([.F125:.F224])" office:value-type="float" office:value="117.2362" calcext:value-type="float">
            <text:p>117.2362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9" calcext:value-type="date">
            <text:p>2024-11-19</text:p>
          </table:table-cell>
          <table:table-cell table:number-columns-repeated="2" office:value-type="float" office:value="119.75" calcext:value-type="float">
            <text:p>119.75</text:p>
          </table:table-cell>
          <table:table-cell office:value-type="float" office:value="118.2" calcext:value-type="float">
            <text:p>118.2</text:p>
          </table:table-cell>
          <table:table-cell office:value-type="float" office:value="118.63" calcext:value-type="float">
            <text:p>118.63</text:p>
          </table:table-cell>
          <table:table-cell office:value-type="float" office:value="11584382" calcext:value-type="float">
            <text:p>11584382</text:p>
          </table:table-cell>
          <table:table-cell table:formula="of:=AVERAGE([.F206:.F225])" office:value-type="float" office:value="119.294" calcext:value-type="float">
            <text:p>119.294</text:p>
          </table:table-cell>
          <table:table-cell table:formula="of:=AVERAGE([.F176:.F225])" office:value-type="float" office:value="118.7416" calcext:value-type="float">
            <text:p>118.7416</text:p>
          </table:table-cell>
          <table:table-cell table:formula="of:=AVERAGE([.F126:.F225])" office:value-type="float" office:value="117.2713" calcext:value-type="float">
            <text:p>117.271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119.17" calcext:value-type="float">
            <text:p>119.17</text:p>
          </table:table-cell>
          <table:table-cell office:value-type="float" office:value="120.47" calcext:value-type="float">
            <text:p>120.47</text:p>
          </table:table-cell>
          <table:table-cell office:value-type="float" office:value="118.64" calcext:value-type="float">
            <text:p>118.64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360932" calcext:value-type="float">
            <text:p>11360932</text:p>
          </table:table-cell>
          <table:table-cell table:formula="of:=AVERAGE([.F207:.F226])" office:value-type="float" office:value="119.2965" calcext:value-type="float">
            <text:p>119.2965</text:p>
          </table:table-cell>
          <table:table-cell table:formula="of:=AVERAGE([.F177:.F226])" office:value-type="float" office:value="118.9536" calcext:value-type="float">
            <text:p>118.9536</text:p>
          </table:table-cell>
          <table:table-cell table:formula="of:=AVERAGE([.F127:.F226])" office:value-type="float" office:value="117.3249" calcext:value-type="float">
            <text:p>117.3249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121.08" calcext:value-type="float">
            <text:p>121.08</text:p>
          </table:table-cell>
          <table:table-cell office:value-type="float" office:value="122.5547" calcext:value-type="float">
            <text:p>122.5547</text:p>
          </table:table-cell>
          <table:table-cell office:value-type="float" office:value="120.27" calcext:value-type="float">
            <text:p>120.27</text:p>
          </table:table-cell>
          <table:table-cell office:value-type="float" office:value="121.93" calcext:value-type="float">
            <text:p>121.93</text:p>
          </table:table-cell>
          <table:table-cell office:value-type="float" office:value="14675422" calcext:value-type="float">
            <text:p>14675422</text:p>
          </table:table-cell>
          <table:table-cell table:formula="of:=AVERAGE([.F208:.F227])" office:value-type="float" office:value="119.4135" calcext:value-type="float">
            <text:p>119.4135</text:p>
          </table:table-cell>
          <table:table-cell table:formula="of:=AVERAGE([.F178:.F227])" office:value-type="float" office:value="119.1676" calcext:value-type="float">
            <text:p>119.1676</text:p>
          </table:table-cell>
          <table:table-cell table:formula="of:=AVERAGE([.F128:.F227])" office:value-type="float" office:value="117.4024" calcext:value-type="float">
            <text:p>117.4024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121.82" calcext:value-type="float">
            <text:p>121.82</text:p>
          </table:table-cell>
          <table:table-cell office:value-type="float" office:value="123.21" calcext:value-type="float">
            <text:p>123.21</text:p>
          </table:table-cell>
          <table:table-cell office:value-type="float" office:value="121.64" calcext:value-type="float">
            <text:p>121.64</text:p>
          </table:table-cell>
          <table:table-cell office:value-type="float" office:value="121.79" calcext:value-type="float">
            <text:p>121.79</text:p>
          </table:table-cell>
          <table:table-cell office:value-type="float" office:value="13323431" calcext:value-type="float">
            <text:p>13323431</text:p>
          </table:table-cell>
          <table:table-cell table:formula="of:=AVERAGE([.F209:.F228])" office:value-type="float" office:value="119.5285" calcext:value-type="float">
            <text:p>119.5285</text:p>
          </table:table-cell>
          <table:table-cell table:formula="of:=AVERAGE([.F179:.F228])" office:value-type="float" office:value="119.3804" calcext:value-type="float">
            <text:p>119.3804</text:p>
          </table:table-cell>
          <table:table-cell table:formula="of:=AVERAGE([.F129:.F228])" office:value-type="float" office:value="117.4727" calcext:value-type="float">
            <text:p>117.4727</text:p>
          </table:table-cell>
        </table:table-row>
        <table:table-row table:style-name="ro1">
          <table:table-cell table:number-columns-repeated="2" office:value-type="date" office:date-value="2024-11-25" calcext:value-type="date">
            <text:p>2024-11-25</text:p>
          </table:table-cell>
          <table:table-cell office:value-type="float" office:value="121.43" calcext:value-type="float">
            <text:p>121.43</text:p>
          </table:table-cell>
          <table:table-cell office:value-type="float" office:value="121.88" calcext:value-type="float">
            <text:p>121.88</text:p>
          </table:table-cell>
          <table:table-cell office:value-type="float" office:value="119.61" calcext:value-type="float">
            <text:p>119.61</text:p>
          </table:table-cell>
          <table:table-cell office:value-type="float" office:value="119.97" calcext:value-type="float">
            <text:p>119.97</text:p>
          </table:table-cell>
          <table:table-cell office:value-type="float" office:value="26580295" calcext:value-type="float">
            <text:p>26580295</text:p>
          </table:table-cell>
          <table:table-cell table:formula="of:=AVERAGE([.F210:.F229])" office:value-type="float" office:value="119.582" calcext:value-type="float">
            <text:p>119.582</text:p>
          </table:table-cell>
          <table:table-cell table:formula="of:=AVERAGE([.F180:.F229])" office:value-type="float" office:value="119.5256" calcext:value-type="float">
            <text:p>119.5256</text:p>
          </table:table-cell>
          <table:table-cell table:formula="of:=AVERAGE([.F130:.F229])" office:value-type="float" office:value="117.5387" calcext:value-type="float">
            <text:p>117.5387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119.53" calcext:value-type="float">
            <text:p>119.53</text:p>
          </table:table-cell>
          <table:table-cell office:value-type="float" office:value="119.68" calcext:value-type="float">
            <text:p>119.68</text:p>
          </table:table-cell>
          <table:table-cell office:value-type="float" office:value="117.845" calcext:value-type="float">
            <text:p>117.845</text:p>
          </table:table-cell>
          <table:table-cell office:value-type="float" office:value="117.97" calcext:value-type="float">
            <text:p>117.97</text:p>
          </table:table-cell>
          <table:table-cell office:value-type="float" office:value="14827327" calcext:value-type="float">
            <text:p>14827327</text:p>
          </table:table-cell>
          <table:table-cell table:formula="of:=AVERAGE([.F211:.F230])" office:value-type="float" office:value="119.6165" calcext:value-type="float">
            <text:p>119.6165</text:p>
          </table:table-cell>
          <table:table-cell table:formula="of:=AVERAGE([.F181:.F230])" office:value-type="float" office:value="119.6014" calcext:value-type="float">
            <text:p>119.6014</text:p>
          </table:table-cell>
          <table:table-cell table:formula="of:=AVERAGE([.F131:.F230])" office:value-type="float" office:value="117.5966" calcext:value-type="float">
            <text:p>117.5966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118.09" calcext:value-type="float">
            <text:p>118.09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079122" calcext:value-type="float">
            <text:p>11079122</text:p>
          </table:table-cell>
          <table:table-cell table:formula="of:=AVERAGE([.F212:.F231])" office:value-type="float" office:value="119.665" calcext:value-type="float">
            <text:p>119.665</text:p>
          </table:table-cell>
          <table:table-cell table:formula="of:=AVERAGE([.F182:.F231])" office:value-type="float" office:value="119.663" calcext:value-type="float">
            <text:p>119.663</text:p>
          </table:table-cell>
          <table:table-cell table:formula="of:=AVERAGE([.F132:.F231])" office:value-type="float" office:value="117.6638" calcext:value-type="float">
            <text:p>117.6638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117.44" calcext:value-type="float">
            <text:p>117.44</text:p>
          </table:table-cell>
          <table:table-cell office:value-type="float" office:value="118.5" calcext:value-type="float">
            <text:p>118.5</text:p>
          </table:table-cell>
          <table:table-cell office:value-type="float" office:value="116.95" calcext:value-type="float">
            <text:p>116.95</text:p>
          </table:table-cell>
          <table:table-cell office:value-type="float" office:value="117.96" calcext:value-type="float">
            <text:p>117.96</text:p>
          </table:table-cell>
          <table:table-cell office:value-type="float" office:value="9426499" calcext:value-type="float">
            <text:p>9426499</text:p>
          </table:table-cell>
          <table:table-cell table:formula="of:=AVERAGE([.F213:.F232])" office:value-type="float" office:value="119.724" calcext:value-type="float">
            <text:p>119.724</text:p>
          </table:table-cell>
          <table:table-cell table:formula="of:=AVERAGE([.F183:.F232])" office:value-type="float" office:value="119.7022" calcext:value-type="float">
            <text:p>119.7022</text:p>
          </table:table-cell>
          <table:table-cell table:formula="of:=AVERAGE([.F133:.F232])" office:value-type="float" office:value="117.7242" calcext:value-type="float">
            <text:p>117.7242</text:p>
          </table:table-cell>
        </table:table-row>
        <table:table-row table:style-name="ro1">
          <table:table-cell table:number-columns-repeated="2" office:value-type="date" office:date-value="2024-12-02" calcext:value-type="date">
            <text:p>2024-12-02</text:p>
          </table:table-cell>
          <table:table-cell office:value-type="float" office:value="118.05" calcext:value-type="float">
            <text:p>118.05</text:p>
          </table:table-cell>
          <table:table-cell office:value-type="float" office:value="118.2" calcext:value-type="float">
            <text:p>118.2</text:p>
          </table:table-cell>
          <table:table-cell office:value-type="float" office:value="116.82" calcext:value-type="float">
            <text:p>116.82</text:p>
          </table:table-cell>
          <table:table-cell office:value-type="float" office:value="117.85" calcext:value-type="float">
            <text:p>117.85</text:p>
          </table:table-cell>
          <table:table-cell office:value-type="float" office:value="12687317" calcext:value-type="float">
            <text:p>12687317</text:p>
          </table:table-cell>
          <table:table-cell table:formula="of:=AVERAGE([.F214:.F233])" office:value-type="float" office:value="119.869" calcext:value-type="float">
            <text:p>119.869</text:p>
          </table:table-cell>
          <table:table-cell table:formula="of:=AVERAGE([.F184:.F233])" office:value-type="float" office:value="119.7538" calcext:value-type="float">
            <text:p>119.7538</text:p>
          </table:table-cell>
          <table:table-cell table:formula="of:=AVERAGE([.F134:.F233])" office:value-type="float" office:value="117.7702" calcext:value-type="float">
            <text:p>117.7702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3" calcext:value-type="date">
            <text:p>2024-12-03</text:p>
          </table:table-cell>
          <table:table-cell table:number-columns-repeated="2" office:value-type="float" office:value="118.72" calcext:value-type="float">
            <text:p>118.72</text:p>
          </table:table-cell>
          <table:table-cell office:value-type="float" office:value="117.255" calcext:value-type="float">
            <text:p>117.255</text:p>
          </table:table-cell>
          <table:table-cell office:value-type="float" office:value="117.67" calcext:value-type="float">
            <text:p>117.67</text:p>
          </table:table-cell>
          <table:table-cell office:value-type="float" office:value="11756566" calcext:value-type="float">
            <text:p>11756566</text:p>
          </table:table-cell>
          <table:table-cell table:formula="of:=AVERAGE([.F215:.F234])" office:value-type="float" office:value="119.822" calcext:value-type="float">
            <text:p>119.822</text:p>
          </table:table-cell>
          <table:table-cell table:formula="of:=AVERAGE([.F185:.F234])" office:value-type="float" office:value="119.76" calcext:value-type="float">
            <text:p>119.76</text:p>
          </table:table-cell>
          <table:table-cell table:formula="of:=AVERAGE([.F135:.F234])" office:value-type="float" office:value="117.8142" calcext:value-type="float">
            <text:p>117.8142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117.5" calcext:value-type="float">
            <text:p>117.5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3.8612" calcext:value-type="float">
            <text:p>113.8612</text:p>
          </table:table-cell>
          <table:table-cell office:value-type="float" office:value="114.28" calcext:value-type="float">
            <text:p>114.28</text:p>
          </table:table-cell>
          <table:table-cell office:value-type="float" office:value="19520583" calcext:value-type="float">
            <text:p>19520583</text:p>
          </table:table-cell>
          <table:table-cell table:formula="of:=AVERAGE([.F216:.F235])" office:value-type="float" office:value="119.588" calcext:value-type="float">
            <text:p>119.588</text:p>
          </table:table-cell>
          <table:table-cell table:formula="of:=AVERAGE([.F186:.F235])" office:value-type="float" office:value="119.7046" calcext:value-type="float">
            <text:p>119.7046</text:p>
          </table:table-cell>
          <table:table-cell table:formula="of:=AVERAGE([.F136:.F235])" office:value-type="float" office:value="117.8049" calcext:value-type="float">
            <text:p>117.8049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114.71" calcext:value-type="float">
            <text:p>114.71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4.06" calcext:value-type="float">
            <text:p>114.06</text:p>
          </table:table-cell>
          <table:table-cell office:value-type="float" office:value="114.78" calcext:value-type="float">
            <text:p>114.78</text:p>
          </table:table-cell>
          <table:table-cell office:value-type="float" office:value="15751204" calcext:value-type="float">
            <text:p>15751204</text:p>
          </table:table-cell>
          <table:table-cell table:formula="of:=AVERAGE([.F217:.F236])" office:value-type="float" office:value="119.277" calcext:value-type="float">
            <text:p>119.277</text:p>
          </table:table-cell>
          <table:table-cell table:formula="of:=AVERAGE([.F187:.F236])" office:value-type="float" office:value="119.7048" calcext:value-type="float">
            <text:p>119.7048</text:p>
          </table:table-cell>
          <table:table-cell table:formula="of:=AVERAGE([.F137:.F236])" office:value-type="float" office:value="117.7923" calcext:value-type="float">
            <text:p>117.7923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114.54" calcext:value-type="float">
            <text:p>114.54</text:p>
          </table:table-cell>
          <table:table-cell office:value-type="float" office:value="114.77" calcext:value-type="float">
            <text:p>114.77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57" calcext:value-type="float">
            <text:p>113.57</text:p>
          </table:table-cell>
          <table:table-cell office:value-type="float" office:value="16171066" calcext:value-type="float">
            <text:p>16171066</text:p>
          </table:table-cell>
          <table:table-cell table:formula="of:=AVERAGE([.F218:.F237])" office:value-type="float" office:value="118.898" calcext:value-type="float">
            <text:p>118.898</text:p>
          </table:table-cell>
          <table:table-cell table:formula="of:=AVERAGE([.F188:.F237])" office:value-type="float" office:value="119.7202" calcext:value-type="float">
            <text:p>119.7202</text:p>
          </table:table-cell>
          <table:table-cell table:formula="of:=AVERAGE([.F138:.F237])" office:value-type="float" office:value="117.7516" calcext:value-type="float">
            <text:p>117.7516</text:p>
          </table:table-cell>
        </table:table-row>
        <table:table-row table:style-name="ro1">
          <table:table-cell table:number-columns-repeated="2" office:value-type="date" office:date-value="2024-12-09" calcext:value-type="date">
            <text:p>2024-12-09</text:p>
          </table:table-cell>
          <table:table-cell office:value-type="float" office:value="114.64" calcext:value-type="float">
            <text:p>114.64</text:p>
          </table:table-cell>
          <table:table-cell office:value-type="float" office:value="114.94" calcext:value-type="float">
            <text:p>114.94</text:p>
          </table:table-cell>
          <table:table-cell office:value-type="float" office:value="112.745" calcext:value-type="float">
            <text:p>112.745</text:p>
          </table:table-cell>
          <table:table-cell office:value-type="float" office:value="112.9" calcext:value-type="float">
            <text:p>112.9</text:p>
          </table:table-cell>
          <table:table-cell office:value-type="float" office:value="17412565" calcext:value-type="float">
            <text:p>17412565</text:p>
          </table:table-cell>
          <table:table-cell table:formula="of:=AVERAGE([.F219:.F238])" office:value-type="float" office:value="118.4875" calcext:value-type="float">
            <text:p>118.4875</text:p>
          </table:table-cell>
          <table:table-cell table:formula="of:=AVERAGE([.F189:.F238])" office:value-type="float" office:value="119.6618" calcext:value-type="float">
            <text:p>119.6618</text:p>
          </table:table-cell>
          <table:table-cell table:formula="of:=AVERAGE([.F139:.F238])" office:value-type="float" office:value="117.6926" calcext:value-type="float">
            <text:p>117.6926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113.585" calcext:value-type="float">
            <text:p>113.585</text:p>
          </table:table-cell>
          <table:table-cell office:value-type="float" office:value="113.88" calcext:value-type="float">
            <text:p>113.88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2.67" calcext:value-type="float">
            <text:p>112.67</text:p>
          </table:table-cell>
          <table:table-cell office:value-type="float" office:value="20990943" calcext:value-type="float">
            <text:p>20990943</text:p>
          </table:table-cell>
          <table:table-cell table:formula="of:=AVERAGE([.F220:.F239])" office:value-type="float" office:value="118.0975" calcext:value-type="float">
            <text:p>118.0975</text:p>
          </table:table-cell>
          <table:table-cell table:formula="of:=AVERAGE([.F190:.F239])" office:value-type="float" office:value="119.5708" calcext:value-type="float">
            <text:p>119.5708</text:p>
          </table:table-cell>
          <table:table-cell table:formula="of:=AVERAGE([.F140:.F239])" office:value-type="float" office:value="117.6586" calcext:value-type="float">
            <text:p>117.6586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12" calcext:value-type="float">
            <text:p>112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1.92" calcext:value-type="float">
            <text:p>111.92</text:p>
          </table:table-cell>
          <table:table-cell office:value-type="float" office:value="32392238" calcext:value-type="float">
            <text:p>32392238</text:p>
          </table:table-cell>
          <table:table-cell table:formula="of:=AVERAGE([.F221:.F240])" office:value-type="float" office:value="117.676" calcext:value-type="float">
            <text:p>117.676</text:p>
          </table:table-cell>
          <table:table-cell table:formula="of:=AVERAGE([.F191:.F240])" office:value-type="float" office:value="119.4106" calcext:value-type="float">
            <text:p>119.4106</text:p>
          </table:table-cell>
          <table:table-cell table:formula="of:=AVERAGE([.F141:.F240])" office:value-type="float" office:value="117.6251" calcext:value-type="float">
            <text:p>117.6251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111.59" calcext:value-type="float">
            <text:p>111.59</text:p>
          </table:table-cell>
          <table:table-cell office:value-type="float" office:value="112.38" calcext:value-type="float">
            <text:p>112.38</text:p>
          </table:table-cell>
          <table:table-cell office:value-type="float" office:value="110.78" calcext:value-type="float">
            <text:p>110.78</text:p>
          </table:table-cell>
          <table:table-cell office:value-type="float" office:value="111.82" calcext:value-type="float">
            <text:p>111.82</text:p>
          </table:table-cell>
          <table:table-cell office:value-type="float" office:value="14543256" calcext:value-type="float">
            <text:p>14543256</text:p>
          </table:table-cell>
          <table:table-cell table:formula="of:=AVERAGE([.F222:.F241])" office:value-type="float" office:value="117.1935" calcext:value-type="float">
            <text:p>117.1935</text:p>
          </table:table-cell>
          <table:table-cell table:formula="of:=AVERAGE([.F192:.F241])" office:value-type="float" office:value="119.2166" calcext:value-type="float">
            <text:p>119.2166</text:p>
          </table:table-cell>
          <table:table-cell table:formula="of:=AVERAGE([.F142:.F241])" office:value-type="float" office:value="117.6092" calcext:value-type="float">
            <text:p>117.6092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3" calcext:value-type="date">
            <text:p>2024-12-13</text:p>
          </table:table-cell>
          <table:table-cell table:number-columns-repeated="2" office:value-type="float" office:value="111.899" calcext:value-type="float">
            <text:p>111.899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0.84" calcext:value-type="float">
            <text:p>110.84</text:p>
          </table:table-cell>
          <table:table-cell office:value-type="float" office:value="13106079" calcext:value-type="float">
            <text:p>13106079</text:p>
          </table:table-cell>
          <table:table-cell table:formula="of:=AVERAGE([.F223:.F242])" office:value-type="float" office:value="116.7075" calcext:value-type="float">
            <text:p>116.7075</text:p>
          </table:table-cell>
          <table:table-cell table:formula="of:=AVERAGE([.F193:.F242])" office:value-type="float" office:value="118.9818" calcext:value-type="float">
            <text:p>118.9818</text:p>
          </table:table-cell>
          <table:table-cell table:formula="of:=AVERAGE([.F143:.F242])" office:value-type="float" office:value="117.5675" calcext:value-type="float">
            <text:p>117.5675</text:p>
          </table:table-cell>
        </table:table-row>
        <table:table-row table:style-name="ro1">
          <table:table-cell table:number-columns-repeated="2" office:value-type="date" office:date-value="2024-12-16" calcext:value-type="date">
            <text:p>2024-12-16</text:p>
          </table:table-cell>
          <table:table-cell office:value-type="float" office:value="110.2" calcext:value-type="float">
            <text:p>110.2</text:p>
          </table:table-cell>
          <table:table-cell office:value-type="float" office:value="110.4" calcext:value-type="float">
            <text:p>110.4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47" calcext:value-type="float">
            <text:p>108.47</text:p>
          </table:table-cell>
          <table:table-cell office:value-type="float" office:value="20256088" calcext:value-type="float">
            <text:p>20256088</text:p>
          </table:table-cell>
          <table:table-cell table:formula="of:=AVERAGE([.F224:.F243])" office:value-type="float" office:value="116.1655" calcext:value-type="float">
            <text:p>116.1655</text:p>
          </table:table-cell>
          <table:table-cell table:formula="of:=AVERAGE([.F194:.F243])" office:value-type="float" office:value="118.6546" calcext:value-type="float">
            <text:p>118.6546</text:p>
          </table:table-cell>
          <table:table-cell table:formula="of:=AVERAGE([.F144:.F243])" office:value-type="float" office:value="117.4779" calcext:value-type="float">
            <text:p>117.4779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107.235" calcext:value-type="float">
            <text:p>107.235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6.7869" calcext:value-type="float">
            <text:p>106.7869</text:p>
          </table:table-cell>
          <table:table-cell office:value-type="float" office:value="108.01" calcext:value-type="float">
            <text:p>108.01</text:p>
          </table:table-cell>
          <table:table-cell office:value-type="float" office:value="17553995" calcext:value-type="float">
            <text:p>17553995</text:p>
          </table:table-cell>
          <table:table-cell table:formula="of:=AVERAGE([.F225:.F244])" office:value-type="float" office:value="115.5505" calcext:value-type="float">
            <text:p>115.5505</text:p>
          </table:table-cell>
          <table:table-cell table:formula="of:=AVERAGE([.F195:.F244])" office:value-type="float" office:value="118.3074" calcext:value-type="float">
            <text:p>118.3074</text:p>
          </table:table-cell>
          <table:table-cell table:formula="of:=AVERAGE([.F145:.F244])" office:value-type="float" office:value="117.3847" calcext:value-type="float">
            <text:p>117.3847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8" calcext:value-type="date">
            <text:p>2024-12-18</text:p>
          </table:table-cell>
          <table:table-cell office:value-type="float" office:value="107.57" calcext:value-type="float">
            <text:p>107.57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6.31" calcext:value-type="float">
            <text:p>106.31</text:p>
          </table:table-cell>
          <table:table-cell office:value-type="float" office:value="106.42" calcext:value-type="float">
            <text:p>106.42</text:p>
          </table:table-cell>
          <table:table-cell office:value-type="float" office:value="17114542" calcext:value-type="float">
            <text:p>17114542</text:p>
          </table:table-cell>
          <table:table-cell table:formula="of:=AVERAGE([.F226:.F245])" office:value-type="float" office:value="114.94" calcext:value-type="float">
            <text:p>114.94</text:p>
          </table:table-cell>
          <table:table-cell table:formula="of:=AVERAGE([.F196:.F245])" office:value-type="float" office:value="117.995" calcext:value-type="float">
            <text:p>117.995</text:p>
          </table:table-cell>
          <table:table-cell table:formula="of:=AVERAGE([.F146:.F245])" office:value-type="float" office:value="117.2879" calcext:value-type="float">
            <text:p>117.2879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5.21" calcext:value-type="float">
            <text:p>105.21</text:p>
          </table:table-cell>
          <table:table-cell office:value-type="float" office:value="105.51" calcext:value-type="float">
            <text:p>105.51</text:p>
          </table:table-cell>
          <table:table-cell office:value-type="float" office:value="20565557" calcext:value-type="float">
            <text:p>20565557</text:p>
          </table:table-cell>
          <table:table-cell table:formula="of:=AVERAGE([.F227:.F246])" office:value-type="float" office:value="114.1995" calcext:value-type="float">
            <text:p>114.1995</text:p>
          </table:table-cell>
          <table:table-cell table:formula="of:=AVERAGE([.F197:.F246])" office:value-type="float" office:value="117.6634" calcext:value-type="float">
            <text:p>117.6634</text:p>
          </table:table-cell>
          <table:table-cell table:formula="of:=AVERAGE([.F147:.F246])" office:value-type="float" office:value="117.1613" calcext:value-type="float">
            <text:p>117.1613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6.135" calcext:value-type="float">
            <text:p>106.135</text:p>
          </table:table-cell>
          <table:table-cell office:value-type="float" office:value="104.84" calcext:value-type="float">
            <text:p>104.84</text:p>
          </table:table-cell>
          <table:table-cell office:value-type="float" office:value="105.87" calcext:value-type="float">
            <text:p>105.87</text:p>
          </table:table-cell>
          <table:table-cell office:value-type="float" office:value="40141153" calcext:value-type="float">
            <text:p>40141153</text:p>
          </table:table-cell>
          <table:table-cell table:formula="of:=AVERAGE([.F228:.F247])" office:value-type="float" office:value="113.3965" calcext:value-type="float">
            <text:p>113.3965</text:p>
          </table:table-cell>
          <table:table-cell table:formula="of:=AVERAGE([.F198:.F247])" office:value-type="float" office:value="117.318" calcext:value-type="float">
            <text:p>117.318</text:p>
          </table:table-cell>
          <table:table-cell table:formula="of:=AVERAGE([.F148:.F247])" office:value-type="float" office:value="117.0341" calcext:value-type="float">
            <text:p>117.0341</text:p>
          </table:table-cell>
        </table:table-row>
        <table:table-row table:style-name="ro1">
          <table:table-cell table:number-columns-repeated="2" office:value-type="date" office:date-value="2024-12-23" calcext:value-type="date">
            <text:p>2024-12-23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92" calcext:value-type="float">
            <text:p>104.92</text:p>
          </table:table-cell>
          <table:table-cell office:value-type="float" office:value="106.3" calcext:value-type="float">
            <text:p>106.3</text:p>
          </table:table-cell>
          <table:table-cell office:value-type="float" office:value="12285078" calcext:value-type="float">
            <text:p>12285078</text:p>
          </table:table-cell>
          <table:table-cell table:formula="of:=AVERAGE([.F229:.F248])" office:value-type="float" office:value="112.622" calcext:value-type="float">
            <text:p>112.622</text:p>
          </table:table-cell>
          <table:table-cell table:formula="of:=AVERAGE([.F199:.F248])" office:value-type="float" office:value="116.9718" calcext:value-type="float">
            <text:p>116.9718</text:p>
          </table:table-cell>
          <table:table-cell table:formula="of:=AVERAGE([.F149:.F248])" office:value-type="float" office:value="116.9276" calcext:value-type="float">
            <text:p>116.9276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4" calcext:value-type="float">
            <text:p>106.4</text:p>
          </table:table-cell>
          <table:table-cell office:value-type="float" office:value="7806997" calcext:value-type="float">
            <text:p>7806997</text:p>
          </table:table-cell>
          <table:table-cell table:formula="of:=AVERAGE([.F230:.F249])" office:value-type="float" office:value="111.9435" calcext:value-type="float">
            <text:p>111.9435</text:p>
          </table:table-cell>
          <table:table-cell table:formula="of:=AVERAGE([.F200:.F249])" office:value-type="float" office:value="116.6182" calcext:value-type="float">
            <text:p>116.6182</text:p>
          </table:table-cell>
          <table:table-cell table:formula="of:=AVERAGE([.F150:.F249])" office:value-type="float" office:value="116.8228" calcext:value-type="float">
            <text:p>116.8228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6.49" calcext:value-type="float">
            <text:p>106.49</text:p>
          </table:table-cell>
          <table:table-cell office:value-type="float" office:value="9653408" calcext:value-type="float">
            <text:p>9653408</text:p>
          </table:table-cell>
          <table:table-cell table:formula="of:=AVERAGE([.F231:.F250])" office:value-type="float" office:value="111.3695" calcext:value-type="float">
            <text:p>111.3695</text:p>
          </table:table-cell>
          <table:table-cell table:formula="of:=AVERAGE([.F201:.F250])" office:value-type="float" office:value="116.341" calcext:value-type="float">
            <text:p>116.341</text:p>
          </table:table-cell>
          <table:table-cell table:formula="of:=AVERAGE([.F151:.F250])" office:value-type="float" office:value="116.74" calcext:value-type="float">
            <text:p>116.74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5.77" calcext:value-type="float">
            <text:p>105.77</text:p>
          </table:table-cell>
          <table:table-cell office:value-type="float" office:value="106.48" calcext:value-type="float">
            <text:p>106.48</text:p>
          </table:table-cell>
          <table:table-cell office:value-type="float" office:value="11943906" calcext:value-type="float">
            <text:p>11943906</text:p>
          </table:table-cell>
          <table:table-cell table:formula="of:=AVERAGE([.F232:.F251])" office:value-type="float" office:value="110.8105" calcext:value-type="float">
            <text:p>110.8105</text:p>
          </table:table-cell>
          <table:table-cell table:formula="of:=AVERAGE([.F202:.F251])" office:value-type="float" office:value="116.0574" calcext:value-type="float">
            <text:p>116.0574</text:p>
          </table:table-cell>
          <table:table-cell table:formula="of:=AVERAGE([.F152:.F251])" office:value-type="float" office:value="116.6632" calcext:value-type="float">
            <text:p>116.6632</text:p>
          </table:table-cell>
        </table:table-row>
        <table:table-row table:style-name="ro1">
          <table:table-cell table:number-columns-repeated="2" office:value-type="date" office:date-value="2024-12-30" calcext:value-type="date">
            <text:p>2024-12-30</text:p>
          </table:table-cell>
          <table:table-cell office:value-type="float" office:value="106.3" calcext:value-type="float">
            <text:p>106.3</text:p>
          </table:table-cell>
          <table:table-cell office:value-type="float" office:value="106.56" calcext:value-type="float">
            <text:p>106.56</text:p>
          </table:table-cell>
          <table:table-cell office:value-type="float" office:value="105.51" calcext:value-type="float">
            <text:p>105.51</text:p>
          </table:table-cell>
          <table:table-cell office:value-type="float" office:value="105.76" calcext:value-type="float">
            <text:p>105.76</text:p>
          </table:table-cell>
          <table:table-cell office:value-type="float" office:value="11080770" calcext:value-type="float">
            <text:p>11080770</text:p>
          </table:table-cell>
          <table:table-cell table:formula="of:=AVERAGE([.F233:.F252])" office:value-type="float" office:value="110.2005" calcext:value-type="float">
            <text:p>110.2005</text:p>
          </table:table-cell>
          <table:table-cell table:formula="of:=AVERAGE([.F203:.F252])" office:value-type="float" office:value="115.7656" calcext:value-type="float">
            <text:p>115.7656</text:p>
          </table:table-cell>
          <table:table-cell table:formula="of:=AVERAGE([.F153:.F252])" office:value-type="float" office:value="116.564" calcext:value-type="float">
            <text:p>116.564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06.17" calcext:value-type="float">
            <text:p>106.17</text:p>
          </table:table-cell>
          <table:table-cell office:value-type="float" office:value="107.9" calcext:value-type="float">
            <text:p>107.9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7.57" calcext:value-type="float">
            <text:p>107.57</text:p>
          </table:table-cell>
          <table:table-cell office:value-type="float" office:value="12387756" calcext:value-type="float">
            <text:p>12387756</text:p>
          </table:table-cell>
          <table:table-cell table:formula="of:=AVERAGE([.F234:.F253])" office:value-type="float" office:value="109.6865" calcext:value-type="float">
            <text:p>109.6865</text:p>
          </table:table-cell>
          <table:table-cell table:formula="of:=AVERAGE([.F204:.F253])" office:value-type="float" office:value="115.5168" calcext:value-type="float">
            <text:p>115.5168</text:p>
          </table:table-cell>
          <table:table-cell table:formula="of:=AVERAGE([.F154:.F253])" office:value-type="float" office:value="116.4608" calcext:value-type="float">
            <text:p>116.4608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108.275" calcext:value-type="float">
            <text:p>108.275</text:p>
          </table:table-cell>
          <table:table-cell office:value-type="float" office:value="109" calcext:value-type="float">
            <text:p>109</text:p>
          </table:table-cell>
          <table:table-cell office:value-type="float" office:value="106.88" calcext:value-type="float">
            <text:p>106.88</text:p>
          </table:table-cell>
          <table:table-cell office:value-type="float" office:value="107.31" calcext:value-type="float">
            <text:p>107.31</text:p>
          </table:table-cell>
          <table:table-cell office:value-type="float" office:value="12685447" calcext:value-type="float">
            <text:p>12685447</text:p>
          </table:table-cell>
          <table:table-cell table:formula="of:=AVERAGE([.F235:.F254])" office:value-type="float" office:value="109.1685" calcext:value-type="float">
            <text:p>109.1685</text:p>
          </table:table-cell>
          <table:table-cell table:formula="of:=AVERAGE([.F205:.F254])" office:value-type="float" office:value="115.2614" calcext:value-type="float">
            <text:p>115.2614</text:p>
          </table:table-cell>
          <table:table-cell table:formula="of:=AVERAGE([.F155:.F254])" office:value-type="float" office:value="116.3454" calcext:value-type="float">
            <text:p>116.3454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108" calcext:value-type="float">
            <text:p>108</text:p>
          </table:table-cell>
          <table:table-cell office:value-type="float" office:value="108.49" calcext:value-type="float">
            <text:p>108.49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7.86" calcext:value-type="float">
            <text:p>107.86</text:p>
          </table:table-cell>
          <table:table-cell office:value-type="float" office:value="14237885" calcext:value-type="float">
            <text:p>14237885</text:p>
          </table:table-cell>
          <table:table-cell table:formula="of:=AVERAGE([.F236:.F255])" office:value-type="float" office:value="108.8475" calcext:value-type="float">
            <text:p>108.8475</text:p>
          </table:table-cell>
          <table:table-cell table:formula="of:=AVERAGE([.F206:.F255])" office:value-type="float" office:value="115.0046" calcext:value-type="float">
            <text:p>115.0046</text:p>
          </table:table-cell>
          <table:table-cell table:formula="of:=AVERAGE([.F156:.F255])" office:value-type="float" office:value="116.234" calcext:value-type="float">
            <text:p>116.234</text:p>
          </table:table-cell>
        </table:table-row>
        <table:table-row table:style-name="ro1">
          <table:table-cell table:number-columns-repeated="2" office:value-type="date" office:date-value="2025-01-06" calcext:value-type="date">
            <text:p>2025-01-06</text:p>
          </table:table-cell>
          <table:table-cell office:value-type="float" office:value="108.24" calcext:value-type="float">
            <text:p>108.24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7.74" calcext:value-type="float">
            <text:p>107.74</text:p>
          </table:table-cell>
          <table:table-cell office:value-type="float" office:value="15623677" calcext:value-type="float">
            <text:p>15623677</text:p>
          </table:table-cell>
          <table:table-cell table:formula="of:=AVERAGE([.F237:.F256])" office:value-type="float" office:value="108.4955" calcext:value-type="float">
            <text:p>108.4955</text:p>
          </table:table-cell>
          <table:table-cell table:formula="of:=AVERAGE([.F207:.F256])" office:value-type="float" office:value="114.754" calcext:value-type="float">
            <text:p>114.754</text:p>
          </table:table-cell>
          <table:table-cell table:formula="of:=AVERAGE([.F157:.F256])" office:value-type="float" office:value="116.1328" calcext:value-type="float">
            <text:p>116.132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8.75" calcext:value-type="float">
            <text:p>108.75</text:p>
          </table:table-cell>
          <table:table-cell office:value-type="float" office:value="12625890" calcext:value-type="float">
            <text:p>12625890</text:p>
          </table:table-cell>
          <table:table-cell table:formula="of:=AVERAGE([.F238:.F257])" office:value-type="float" office:value="108.2545" calcext:value-type="float">
            <text:p>108.2545</text:p>
          </table:table-cell>
          <table:table-cell table:formula="of:=AVERAGE([.F208:.F257])" office:value-type="float" office:value="114.5372" calcext:value-type="float">
            <text:p>114.5372</text:p>
          </table:table-cell>
          <table:table-cell table:formula="of:=AVERAGE([.F158:.F257])" office:value-type="float" office:value="116.0308" calcext:value-type="float">
            <text:p>116.030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07.31" calcext:value-type="float">
            <text:p>107.31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6.01" calcext:value-type="float">
            <text:p>106.01</text:p>
          </table:table-cell>
          <table:table-cell office:value-type="float" office:value="106.93" calcext:value-type="float">
            <text:p>106.93</text:p>
          </table:table-cell>
          <table:table-cell office:value-type="float" office:value="17858110" calcext:value-type="float">
            <text:p>17858110</text:p>
          </table:table-cell>
          <table:table-cell table:formula="of:=AVERAGE([.F239:.F258])" office:value-type="float" office:value="107.956" calcext:value-type="float">
            <text:p>107.956</text:p>
          </table:table-cell>
          <table:table-cell table:formula="of:=AVERAGE([.F209:.F258])" office:value-type="float" office:value="114.286" calcext:value-type="float">
            <text:p>114.286</text:p>
          </table:table-cell>
          <table:table-cell table:formula="of:=AVERAGE([.F159:.F258])" office:value-type="float" office:value="115.9128" calcext:value-type="float">
            <text:p>115.912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1" calcext:value-type="float">
            <text:p>110.1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6.54" calcext:value-type="float">
            <text:p>106.54</text:p>
          </table:table-cell>
          <table:table-cell office:value-type="float" office:value="19304499" calcext:value-type="float">
            <text:p>19304499</text:p>
          </table:table-cell>
          <table:table-cell table:formula="of:=AVERAGE([.F240:.F259])" office:value-type="float" office:value="107.6495" calcext:value-type="float">
            <text:p>107.6495</text:p>
          </table:table-cell>
          <table:table-cell table:formula="of:=AVERAGE([.F210:.F259])" office:value-type="float" office:value="114.0388" calcext:value-type="float">
            <text:p>114.0388</text:p>
          </table:table-cell>
          <table:table-cell table:formula="of:=AVERAGE([.F160:.F259])" office:value-type="float" office:value="115.7965" calcext:value-type="float">
            <text:p>115.7965</text:p>
          </table:table-cell>
        </table:table-row>
        <table:table-row table:style-name="ro1">
          <table:table-cell table:number-columns-repeated="2" office:value-type="date" office:date-value="2025-01-13" calcext:value-type="date">
            <text:p>2025-01-13</text:p>
          </table:table-cell>
          <table:table-cell office:value-type="float" office:value="107.125" calcext:value-type="float">
            <text:p>107.125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7.125" calcext:value-type="float">
            <text:p>107.125</text:p>
          </table:table-cell>
          <table:table-cell office:value-type="float" office:value="109.29" calcext:value-type="float">
            <text:p>109.29</text:p>
          </table:table-cell>
          <table:table-cell office:value-type="float" office:value="17073395" calcext:value-type="float">
            <text:p>17073395</text:p>
          </table:table-cell>
          <table:table-cell table:formula="of:=AVERAGE([.F241:.F260])" office:value-type="float" office:value="107.518" calcext:value-type="float">
            <text:p>107.518</text:p>
          </table:table-cell>
          <table:table-cell table:formula="of:=AVERAGE([.F211:.F260])" office:value-type="float" office:value="113.879" calcext:value-type="float">
            <text:p>113.879</text:p>
          </table:table-cell>
          <table:table-cell table:formula="of:=AVERAGE([.F161:.F260])" office:value-type="float" office:value="115.7041" calcext:value-type="float">
            <text:p>115.7041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108.79" calcext:value-type="float">
            <text:p>108.79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7.83" calcext:value-type="float">
            <text:p>107.83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191175" calcext:value-type="float">
            <text:p>11191175</text:p>
          </table:table-cell>
          <table:table-cell table:formula="of:=AVERAGE([.F242:.F261])" office:value-type="float" office:value="107.413" calcext:value-type="float">
            <text:p>107.413</text:p>
          </table:table-cell>
          <table:table-cell table:formula="of:=AVERAGE([.F212:.F261])" office:value-type="float" office:value="113.7396" calcext:value-type="float">
            <text:p>113.7396</text:p>
          </table:table-cell>
          <table:table-cell table:formula="of:=AVERAGE([.F162:.F261])" office:value-type="float" office:value="115.6555" calcext:value-type="float">
            <text:p>115.6555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1.73" calcext:value-type="float">
            <text:p>111.73</text:p>
          </table:table-cell>
          <table:table-cell office:value-type="float" office:value="109.47" calcext:value-type="float">
            <text:p>109.47</text:p>
          </table:table-cell>
          <table:table-cell office:value-type="float" office:value="111.51" calcext:value-type="float">
            <text:p>111.51</text:p>
          </table:table-cell>
          <table:table-cell office:value-type="float" office:value="14521095" calcext:value-type="float">
            <text:p>14521095</text:p>
          </table:table-cell>
          <table:table-cell table:formula="of:=AVERAGE([.F243:.F262])" office:value-type="float" office:value="107.4465" calcext:value-type="float">
            <text:p>107.4465</text:p>
          </table:table-cell>
          <table:table-cell table:formula="of:=AVERAGE([.F213:.F262])" office:value-type="float" office:value="113.6342" calcext:value-type="float">
            <text:p>113.6342</text:p>
          </table:table-cell>
          <table:table-cell table:formula="of:=AVERAGE([.F163:.F262])" office:value-type="float" office:value="115.6321" calcext:value-type="float">
            <text:p>115.6321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111.19" calcext:value-type="float">
            <text:p>111.19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32" calcext:value-type="float">
            <text:p>111.32</text:p>
          </table:table-cell>
          <table:table-cell office:value-type="float" office:value="10366585" calcext:value-type="float">
            <text:p>10366585</text:p>
          </table:table-cell>
          <table:table-cell table:formula="of:=AVERAGE([.F244:.F263])" office:value-type="float" office:value="107.589" calcext:value-type="float">
            <text:p>107.589</text:p>
          </table:table-cell>
          <table:table-cell table:formula="of:=AVERAGE([.F214:.F263])" office:value-type="float" office:value="113.5616" calcext:value-type="float">
            <text:p>113.5616</text:p>
          </table:table-cell>
          <table:table-cell table:formula="of:=AVERAGE([.F164:.F263])" office:value-type="float" office:value="115.598" calcext:value-type="float">
            <text:p>115.598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111.03" calcext:value-type="float">
            <text:p>111.03</text:p>
          </table:table-cell>
          <table:table-cell office:value-type="float" office:value="112.8651" calcext:value-type="float">
            <text:p>112.8651</text:p>
          </table:table-cell>
          <table:table-cell office:value-type="float" office:value="110.82" calcext:value-type="float">
            <text:p>110.82</text:p>
          </table:table-cell>
          <table:table-cell office:value-type="float" office:value="112.32" calcext:value-type="float">
            <text:p>112.32</text:p>
          </table:table-cell>
          <table:table-cell office:value-type="float" office:value="19298504" calcext:value-type="float">
            <text:p>19298504</text:p>
          </table:table-cell>
          <table:table-cell table:formula="of:=AVERAGE([.F245:.F264])" office:value-type="float" office:value="107.8045" calcext:value-type="float">
            <text:p>107.8045</text:p>
          </table:table-cell>
          <table:table-cell table:formula="of:=AVERAGE([.F215:.F264])" office:value-type="float" office:value="113.4358" calcext:value-type="float">
            <text:p>113.4358</text:p>
          </table:table-cell>
          <table:table-cell table:formula="of:=AVERAGE([.F165:.F264])" office:value-type="float" office:value="115.558" calcext:value-type="float">
            <text:p>115.558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2.175" calcext:value-type="float">
            <text:p>112.175</text:p>
          </table:table-cell>
          <table:table-cell office:value-type="float" office:value="111.1305" calcext:value-type="float">
            <text:p>111.1305</text:p>
          </table:table-cell>
          <table:table-cell office:value-type="float" office:value="111.47" calcext:value-type="float">
            <text:p>111.47</text:p>
          </table:table-cell>
          <table:table-cell office:value-type="float" office:value="20416286" calcext:value-type="float">
            <text:p>20416286</text:p>
          </table:table-cell>
          <table:table-cell table:formula="of:=AVERAGE([.F246:.F265])" office:value-type="float" office:value="108.057" calcext:value-type="float">
            <text:p>108.057</text:p>
          </table:table-cell>
          <table:table-cell table:formula="of:=AVERAGE([.F216:.F265])" office:value-type="float" office:value="113.286" calcext:value-type="float">
            <text:p>113.286</text:p>
          </table:table-cell>
          <table:table-cell table:formula="of:=AVERAGE([.F166:.F265])" office:value-type="float" office:value="115.4846" calcext:value-type="float">
            <text:p>115.4846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57" calcext:value-type="float">
            <text:p>111.57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53" calcext:value-type="float">
            <text:p>109.53</text:p>
          </table:table-cell>
          <table:table-cell office:value-type="float" office:value="15718012" calcext:value-type="float">
            <text:p>15718012</text:p>
          </table:table-cell>
          <table:table-cell table:formula="of:=AVERAGE([.F247:.F266])" office:value-type="float" office:value="108.258" calcext:value-type="float">
            <text:p>108.258</text:p>
          </table:table-cell>
          <table:table-cell table:formula="of:=AVERAGE([.F217:.F266])" office:value-type="float" office:value="113.0566" calcext:value-type="float">
            <text:p>113.0566</text:p>
          </table:table-cell>
          <table:table-cell table:formula="of:=AVERAGE([.F167:.F266])" office:value-type="float" office:value="115.4031" calcext:value-type="float">
            <text:p>115.4031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110.31" calcext:value-type="float">
            <text:p>110.31</text:p>
          </table:table-cell>
          <table:table-cell office:value-type="float" office:value="111.1425" calcext:value-type="float">
            <text:p>111.1425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0.15" calcext:value-type="float">
            <text:p>110.15</text:p>
          </table:table-cell>
          <table:table-cell office:value-type="float" office:value="13726784" calcext:value-type="float">
            <text:p>13726784</text:p>
          </table:table-cell>
          <table:table-cell table:formula="of:=AVERAGE([.F248:.F267])" office:value-type="float" office:value="108.472" calcext:value-type="float">
            <text:p>108.472</text:p>
          </table:table-cell>
          <table:table-cell table:formula="of:=AVERAGE([.F218:.F267])" office:value-type="float" office:value="112.8366" calcext:value-type="float">
            <text:p>112.8366</text:p>
          </table:table-cell>
          <table:table-cell table:formula="of:=AVERAGE([.F168:.F267])" office:value-type="float" office:value="115.3394" calcext:value-type="float">
            <text:p>115.3394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8.66" calcext:value-type="float">
            <text:p>108.66</text:p>
          </table:table-cell>
          <table:table-cell office:value-type="float" office:value="14235885" calcext:value-type="float">
            <text:p>14235885</text:p>
          </table:table-cell>
          <table:table-cell table:formula="of:=AVERAGE([.F249:.F268])" office:value-type="float" office:value="108.59" calcext:value-type="float">
            <text:p>108.59</text:p>
          </table:table-cell>
          <table:table-cell table:formula="of:=AVERAGE([.F219:.F268])" office:value-type="float" office:value="112.5876" calcext:value-type="float">
            <text:p>112.5876</text:p>
          </table:table-cell>
          <table:table-cell table:formula="of:=AVERAGE([.F169:.F268])" office:value-type="float" office:value="115.2447" calcext:value-type="float">
            <text:p>115.2447</text:p>
          </table:table-cell>
        </table:table-row>
        <table:table-row table:style-name="ro1">
          <table:table-cell table:number-columns-repeated="2" office:value-type="date" office:date-value="2025-01-27" calcext:value-type="date">
            <text:p>2025-01-27</text:p>
          </table:table-cell>
          <table:table-cell office:value-type="float" office:value="109.01" calcext:value-type="float">
            <text:p>109.01</text:p>
          </table:table-cell>
          <table:table-cell office:value-type="float" office:value="110.4506" calcext:value-type="float">
            <text:p>110.4506</text:p>
          </table:table-cell>
          <table:table-cell office:value-type="float" office:value="108.39" calcext:value-type="float">
            <text:p>108.39</text:p>
          </table:table-cell>
          <table:table-cell office:value-type="float" office:value="110.17" calcext:value-type="float">
            <text:p>110.17</text:p>
          </table:table-cell>
          <table:table-cell office:value-type="float" office:value="15926670" calcext:value-type="float">
            <text:p>15926670</text:p>
          </table:table-cell>
          <table:table-cell table:formula="of:=AVERAGE([.F250:.F269])" office:value-type="float" office:value="108.7785" calcext:value-type="float">
            <text:p>108.7785</text:p>
          </table:table-cell>
          <table:table-cell table:formula="of:=AVERAGE([.F220:.F269])" office:value-type="float" office:value="112.3816" calcext:value-type="float">
            <text:p>112.3816</text:p>
          </table:table-cell>
          <table:table-cell table:formula="of:=AVERAGE([.F170:.F269])" office:value-type="float" office:value="115.167" calcext:value-type="float">
            <text:p>115.167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0.87" calcext:value-type="float">
            <text:p>110.87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8.04" calcext:value-type="float">
            <text:p>108.04</text:p>
          </table:table-cell>
          <table:table-cell office:value-type="float" office:value="15862029" calcext:value-type="float">
            <text:p>15862029</text:p>
          </table:table-cell>
          <table:table-cell table:formula="of:=AVERAGE([.F251:.F270])" office:value-type="float" office:value="108.856" calcext:value-type="float">
            <text:p>108.856</text:p>
          </table:table-cell>
          <table:table-cell table:formula="of:=AVERAGE([.F221:.F270])" office:value-type="float" office:value="112.1354" calcext:value-type="float">
            <text:p>112.1354</text:p>
          </table:table-cell>
          <table:table-cell table:formula="of:=AVERAGE([.F171:.F270])" office:value-type="float" office:value="115.0927" calcext:value-type="float">
            <text:p>115.0927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7.47" calcext:value-type="float">
            <text:p>107.47</text:p>
          </table:table-cell>
          <table:table-cell office:value-type="float" office:value="108.67" calcext:value-type="float">
            <text:p>108.67</text:p>
          </table:table-cell>
          <table:table-cell office:value-type="float" office:value="12345523" calcext:value-type="float">
            <text:p>12345523</text:p>
          </table:table-cell>
          <table:table-cell table:formula="of:=AVERAGE([.F252:.F271])" office:value-type="float" office:value="108.9655" calcext:value-type="float">
            <text:p>108.9655</text:p>
          </table:table-cell>
          <table:table-cell table:formula="of:=AVERAGE([.F222:.F271])" office:value-type="float" office:value="111.8794" calcext:value-type="float">
            <text:p>111.8794</text:p>
          </table:table-cell>
          <table:table-cell table:formula="of:=AVERAGE([.F172:.F271])" office:value-type="float" office:value="115.0388" calcext:value-type="float">
            <text:p>115.0388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85" calcext:value-type="float">
            <text:p>109.85</text:p>
          </table:table-cell>
          <table:table-cell office:value-type="float" office:value="108.7" calcext:value-type="float">
            <text:p>108.7</text:p>
          </table:table-cell>
          <table:table-cell office:value-type="float" office:value="109.57" calcext:value-type="float">
            <text:p>109.57</text:p>
          </table:table-cell>
          <table:table-cell office:value-type="float" office:value="14346335" calcext:value-type="float">
            <text:p>14346335</text:p>
          </table:table-cell>
          <table:table-cell table:formula="of:=AVERAGE([.F253:.F272])" office:value-type="float" office:value="109.156" calcext:value-type="float">
            <text:p>109.156</text:p>
          </table:table-cell>
          <table:table-cell table:formula="of:=AVERAGE([.F223:.F272])" office:value-type="float" office:value="111.6596" calcext:value-type="float">
            <text:p>111.6596</text:p>
          </table:table-cell>
          <table:table-cell table:formula="of:=AVERAGE([.F173:.F272])" office:value-type="float" office:value="115.0028" calcext:value-type="float">
            <text:p>115.0028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1" calcext:value-type="date">
            <text:p>2025-01-31</text:p>
          </table:table-cell>
          <table:table-cell table:number-columns-repeated="2" office:value-type="float" office:value="110.55" calcext:value-type="float">
            <text:p>110.55</text:p>
          </table:table-cell>
          <table:table-cell office:value-type="float" office:value="106.095" calcext:value-type="float">
            <text:p>106.095</text:p>
          </table:table-cell>
          <table:table-cell office:value-type="float" office:value="106.83" calcext:value-type="float">
            <text:p>106.83</text:p>
          </table:table-cell>
          <table:table-cell office:value-type="float" office:value="20381446" calcext:value-type="float">
            <text:p>20381446</text:p>
          </table:table-cell>
          <table:table-cell table:formula="of:=AVERAGE([.F254:.F273])" office:value-type="float" office:value="109.119" calcext:value-type="float">
            <text:p>109.119</text:p>
          </table:table-cell>
          <table:table-cell table:formula="of:=AVERAGE([.F224:.F273])" office:value-type="float" office:value="111.41" calcext:value-type="float">
            <text:p>111.41</text:p>
          </table:table-cell>
          <table:table-cell table:formula="of:=AVERAGE([.F174:.F273])" office:value-type="float" office:value="114.9447" calcext:value-type="float">
            <text:p>114.9447</text:p>
          </table:table-cell>
        </table:table-row>
        <table:table-row table:style-name="ro1">
          <table:table-cell table:number-columns-repeated="2" office:value-type="date" office:date-value="2025-02-03" calcext:value-type="date">
            <text:p>2025-02-03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3225" calcext:value-type="float">
            <text:p>105.3225</text:p>
          </table:table-cell>
          <table:table-cell office:value-type="float" office:value="107.09" calcext:value-type="float">
            <text:p>107.09</text:p>
          </table:table-cell>
          <table:table-cell office:value-type="float" office:value="14623197" calcext:value-type="float">
            <text:p>14623197</text:p>
          </table:table-cell>
          <table:table-cell table:formula="of:=AVERAGE([.F255:.F274])" office:value-type="float" office:value="109.108" calcext:value-type="float">
            <text:p>109.108</text:p>
          </table:table-cell>
          <table:table-cell table:formula="of:=AVERAGE([.F225:.F274])" office:value-type="float" office:value="111.1456" calcext:value-type="float">
            <text:p>111.1456</text:p>
          </table:table-cell>
          <table:table-cell table:formula="of:=AVERAGE([.F175:.F274])" office:value-type="float" office:value="114.8655" calcext:value-type="float">
            <text:p>114.8655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106.705" calcext:value-type="float">
            <text:p>106.705</text:p>
          </table:table-cell>
          <table:table-cell office:value-type="float" office:value="110.28" calcext:value-type="float">
            <text:p>110.28</text:p>
          </table:table-cell>
          <table:table-cell office:value-type="float" office:value="106.53" calcext:value-type="float">
            <text:p>106.53</text:p>
          </table:table-cell>
          <table:table-cell office:value-type="float" office:value="109.96" calcext:value-type="float">
            <text:p>109.96</text:p>
          </table:table-cell>
          <table:table-cell office:value-type="float" office:value="14835692" calcext:value-type="float">
            <text:p>14835692</text:p>
          </table:table-cell>
          <table:table-cell table:formula="of:=AVERAGE([.F256:.F275])" office:value-type="float" office:value="109.213" calcext:value-type="float">
            <text:p>109.213</text:p>
          </table:table-cell>
          <table:table-cell table:formula="of:=AVERAGE([.F226:.F275])" office:value-type="float" office:value="110.9722" calcext:value-type="float">
            <text:p>110.9722</text:p>
          </table:table-cell>
          <table:table-cell table:formula="of:=AVERAGE([.F176:.F275])" office:value-type="float" office:value="114.8569" calcext:value-type="float">
            <text:p>114.856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109.74" calcext:value-type="float">
            <text:p>109.74</text:p>
          </table:table-cell>
          <table:table-cell office:value-type="float" office:value="110.01" calcext:value-type="float">
            <text:p>110.01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88" calcext:value-type="float">
            <text:p>109.88</text:p>
          </table:table-cell>
          <table:table-cell office:value-type="float" office:value="13364387" calcext:value-type="float">
            <text:p>13364387</text:p>
          </table:table-cell>
          <table:table-cell table:formula="of:=AVERAGE([.F257:.F276])" office:value-type="float" office:value="109.32" calcext:value-type="float">
            <text:p>109.32</text:p>
          </table:table-cell>
          <table:table-cell table:formula="of:=AVERAGE([.F227:.F276])" office:value-type="float" office:value="110.7634" calcext:value-type="float">
            <text:p>110.7634</text:p>
          </table:table-cell>
          <table:table-cell table:formula="of:=AVERAGE([.F177:.F276])" office:value-type="float" office:value="114.8585" calcext:value-type="float">
            <text:p>114.8585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110.77" calcext:value-type="float">
            <text:p>110.77</text:p>
          </table:table-cell>
          <table:table-cell office:value-type="float" office:value="111.05" calcext:value-type="float">
            <text:p>111.05</text:p>
          </table:table-cell>
          <table:table-cell office:value-type="float" office:value="107.985" calcext:value-type="float">
            <text:p>107.985</text:p>
          </table:table-cell>
          <table:table-cell office:value-type="float" office:value="108.43" calcext:value-type="float">
            <text:p>108.43</text:p>
          </table:table-cell>
          <table:table-cell office:value-type="float" office:value="13411401" calcext:value-type="float">
            <text:p>13411401</text:p>
          </table:table-cell>
          <table:table-cell table:formula="of:=AVERAGE([.F258:.F277])" office:value-type="float" office:value="109.304" calcext:value-type="float">
            <text:p>109.304</text:p>
          </table:table-cell>
          <table:table-cell table:formula="of:=AVERAGE([.F228:.F277])" office:value-type="float" office:value="110.4934" calcext:value-type="float">
            <text:p>110.4934</text:p>
          </table:table-cell>
          <table:table-cell table:formula="of:=AVERAGE([.F178:.F277])" office:value-type="float" office:value="114.8305" calcext:value-type="float">
            <text:p>114.8305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9.7304" calcext:value-type="float">
            <text:p>109.7304</text:p>
          </table:table-cell>
          <table:table-cell office:value-type="float" office:value="108.32" calcext:value-type="float">
            <text:p>108.32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051626" calcext:value-type="float">
            <text:p>10051626</text:p>
          </table:table-cell>
          <table:table-cell table:formula="of:=AVERAGE([.F259:.F278])" office:value-type="float" office:value="109.402" calcext:value-type="float">
            <text:p>109.402</text:p>
          </table:table-cell>
          <table:table-cell table:formula="of:=AVERAGE([.F229:.F278])" office:value-type="float" office:value="110.2354" calcext:value-type="float">
            <text:p>110.2354</text:p>
          </table:table-cell>
          <table:table-cell table:formula="of:=AVERAGE([.F179:.F278])" office:value-type="float" office:value="114.8079" calcext:value-type="float">
            <text:p>114.8079</text:p>
          </table:table-cell>
        </table:table-row>
        <table:table-row table:style-name="ro1">
          <table:table-cell table:number-columns-repeated="2" office:value-type="date" office:date-value="2025-02-10" calcext:value-type="date">
            <text:p>2025-02-10</text:p>
          </table:table-cell>
          <table:table-cell office:value-type="float" office:value="110.005" calcext:value-type="float">
            <text:p>110.005</text:p>
          </table:table-cell>
          <table:table-cell office:value-type="float" office:value="111.03" calcext:value-type="float">
            <text:p>111.03</text:p>
          </table:table-cell>
          <table:table-cell office:value-type="float" office:value="109.875" calcext:value-type="float">
            <text:p>109.875</text:p>
          </table:table-cell>
          <table:table-cell office:value-type="float" office:value="110.97" calcext:value-type="float">
            <text:p>110.97</text:p>
          </table:table-cell>
          <table:table-cell office:value-type="float" office:value="12142197" calcext:value-type="float">
            <text:p>12142197</text:p>
          </table:table-cell>
          <table:table-cell table:formula="of:=AVERAGE([.F260:.F279])" office:value-type="float" office:value="109.6235" calcext:value-type="float">
            <text:p>109.6235</text:p>
          </table:table-cell>
          <table:table-cell table:formula="of:=AVERAGE([.F230:.F279])" office:value-type="float" office:value="110.0554" calcext:value-type="float">
            <text:p>110.0554</text:p>
          </table:table-cell>
          <table:table-cell table:formula="of:=AVERAGE([.F180:.F279])" office:value-type="float" office:value="114.7905" calcext:value-type="float">
            <text:p>114.7905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111.6" calcext:value-type="float">
            <text:p>111.6</text:p>
          </table:table-cell>
          <table:table-cell office:value-type="float" office:value="112.51" calcext:value-type="float">
            <text:p>112.51</text:p>
          </table:table-cell>
          <table:table-cell office:value-type="float" office:value="110.82" calcext:value-type="float">
            <text:p>110.82</text:p>
          </table:table-cell>
          <table:table-cell office:value-type="float" office:value="111.67" calcext:value-type="float">
            <text:p>111.67</text:p>
          </table:table-cell>
          <table:table-cell office:value-type="float" office:value="12713127" calcext:value-type="float">
            <text:p>12713127</text:p>
          </table:table-cell>
          <table:table-cell table:formula="of:=AVERAGE([.F261:.F280])" office:value-type="float" office:value="109.7425" calcext:value-type="float">
            <text:p>109.7425</text:p>
          </table:table-cell>
          <table:table-cell table:formula="of:=AVERAGE([.F231:.F280])" office:value-type="float" office:value="109.9294" calcext:value-type="float">
            <text:p>109.9294</text:p>
          </table:table-cell>
          <table:table-cell table:formula="of:=AVERAGE([.F181:.F280])" office:value-type="float" office:value="114.7654" calcext:value-type="float">
            <text:p>114.7654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0.2269" calcext:value-type="float">
            <text:p>110.2269</text:p>
          </table:table-cell>
          <table:table-cell office:value-type="float" office:value="107.18" calcext:value-type="float">
            <text:p>107.18</text:p>
          </table:table-cell>
          <table:table-cell office:value-type="float" office:value="107.35" calcext:value-type="float">
            <text:p>107.35</text:p>
          </table:table-cell>
          <table:table-cell office:value-type="float" office:value="18244122" calcext:value-type="float">
            <text:p>18244122</text:p>
          </table:table-cell>
          <table:table-cell table:formula="of:=AVERAGE([.F262:.F281])" office:value-type="float" office:value="109.624" calcext:value-type="float">
            <text:p>109.624</text:p>
          </table:table-cell>
          <table:table-cell table:formula="of:=AVERAGE([.F232:.F281])" office:value-type="float" office:value="109.7232" calcext:value-type="float">
            <text:p>109.7232</text:p>
          </table:table-cell>
          <table:table-cell table:formula="of:=AVERAGE([.F182:.F281])" office:value-type="float" office:value="114.6931" calcext:value-type="float">
            <text:p>114.6931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107.15" calcext:value-type="float">
            <text:p>107.15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8.13" calcext:value-type="float">
            <text:p>108.13</text:p>
          </table:table-cell>
          <table:table-cell office:value-type="float" office:value="15459952" calcext:value-type="float">
            <text:p>15459952</text:p>
          </table:table-cell>
          <table:table-cell table:formula="of:=AVERAGE([.F263:.F282])" office:value-type="float" office:value="109.455" calcext:value-type="float">
            <text:p>109.455</text:p>
          </table:table-cell>
          <table:table-cell table:formula="of:=AVERAGE([.F233:.F282])" office:value-type="float" office:value="109.5266" calcext:value-type="float">
            <text:p>109.5266</text:p>
          </table:table-cell>
          <table:table-cell table:formula="of:=AVERAGE([.F183:.F282])" office:value-type="float" office:value="114.6144" calcext:value-type="float">
            <text:p>114.6144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24" calcext:value-type="float">
            <text:p>108.24</text:p>
          </table:table-cell>
          <table:table-cell office:value-type="float" office:value="15733529" calcext:value-type="float">
            <text:p>15733529</text:p>
          </table:table-cell>
          <table:table-cell table:formula="of:=AVERAGE([.F264:.F283])" office:value-type="float" office:value="109.301" calcext:value-type="float">
            <text:p>109.301</text:p>
          </table:table-cell>
          <table:table-cell table:formula="of:=AVERAGE([.F234:.F283])" office:value-type="float" office:value="109.3344" calcext:value-type="float">
            <text:p>109.3344</text:p>
          </table:table-cell>
          <table:table-cell table:formula="of:=AVERAGE([.F184:.F283])" office:value-type="float" office:value="114.5441" calcext:value-type="float">
            <text:p>114.5441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108.63" calcext:value-type="float">
            <text:p>108.63</text:p>
          </table:table-cell>
          <table:table-cell office:value-type="float" office:value="110.99" calcext:value-type="float">
            <text:p>110.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110.14" calcext:value-type="float">
            <text:p>110.14</text:p>
          </table:table-cell>
          <table:table-cell office:value-type="float" office:value="20060298" calcext:value-type="float">
            <text:p>20060298</text:p>
          </table:table-cell>
          <table:table-cell table:formula="of:=AVERAGE([.F265:.F284])" office:value-type="float" office:value="109.192" calcext:value-type="float">
            <text:p>109.192</text:p>
          </table:table-cell>
          <table:table-cell table:formula="of:=AVERAGE([.F235:.F284])" office:value-type="float" office:value="109.1838" calcext:value-type="float">
            <text:p>109.1838</text:p>
          </table:table-cell>
          <table:table-cell table:formula="of:=AVERAGE([.F185:.F284])" office:value-type="float" office:value="114.4719" calcext:value-type="float">
            <text:p>114.4719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110.755" calcext:value-type="float">
            <text:p>110.755</text:p>
          </table:table-cell>
          <table:table-cell office:value-type="float" office:value="112.13" calcext:value-type="float">
            <text:p>112.13</text:p>
          </table:table-cell>
          <table:table-cell office:value-type="float" office:value="110.055" calcext:value-type="float">
            <text:p>110.055</text:p>
          </table:table-cell>
          <table:table-cell office:value-type="float" office:value="110.3" calcext:value-type="float">
            <text:p>110.3</text:p>
          </table:table-cell>
          <table:table-cell office:value-type="float" office:value="10964698" calcext:value-type="float">
            <text:p>10964698</text:p>
          </table:table-cell>
          <table:table-cell table:formula="of:=AVERAGE([.F266:.F285])" office:value-type="float" office:value="109.1335" calcext:value-type="float">
            <text:p>109.1335</text:p>
          </table:table-cell>
          <table:table-cell table:formula="of:=AVERAGE([.F236:.F285])" office:value-type="float" office:value="109.1042" calcext:value-type="float">
            <text:p>109.1042</text:p>
          </table:table-cell>
          <table:table-cell table:formula="of:=AVERAGE([.F186:.F285])" office:value-type="float" office:value="114.4044" calcext:value-type="float">
            <text:p>114.4044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110.57" calcext:value-type="float">
            <text:p>110.57</text:p>
          </table:table-cell>
          <table:table-cell office:value-type="float" office:value="112.42" calcext:value-type="float">
            <text:p>112.42</text:p>
          </table:table-cell>
          <table:table-cell office:value-type="float" office:value="109.95" calcext:value-type="float">
            <text:p>109.95</text:p>
          </table:table-cell>
          <table:table-cell office:value-type="float" office:value="112" calcext:value-type="float">
            <text:p>112</text:p>
          </table:table-cell>
          <table:table-cell office:value-type="float" office:value="16325803" calcext:value-type="float">
            <text:p>16325803</text:p>
          </table:table-cell>
          <table:table-cell table:formula="of:=AVERAGE([.F267:.F286])" office:value-type="float" office:value="109.257" calcext:value-type="float">
            <text:p>109.257</text:p>
          </table:table-cell>
          <table:table-cell table:formula="of:=AVERAGE([.F237:.F286])" office:value-type="float" office:value="109.0486" calcext:value-type="float">
            <text:p>109.0486</text:p>
          </table:table-cell>
          <table:table-cell table:formula="of:=AVERAGE([.F187:.F286])" office:value-type="float" office:value="114.3767" calcext:value-type="float">
            <text:p>114.3767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111.37" calcext:value-type="float">
            <text:p>111.37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0.56" calcext:value-type="float">
            <text:p>110.56</text:p>
          </table:table-cell>
          <table:table-cell office:value-type="float" office:value="110.69" calcext:value-type="float">
            <text:p>110.69</text:p>
          </table:table-cell>
          <table:table-cell office:value-type="float" office:value="14709985" calcext:value-type="float">
            <text:p>14709985</text:p>
          </table:table-cell>
          <table:table-cell table:formula="of:=AVERAGE([.F268:.F287])" office:value-type="float" office:value="109.284" calcext:value-type="float">
            <text:p>109.284</text:p>
          </table:table-cell>
          <table:table-cell table:formula="of:=AVERAGE([.F238:.F287])" office:value-type="float" office:value="108.991" calcext:value-type="float">
            <text:p>108.991</text:p>
          </table:table-cell>
          <table:table-cell table:formula="of:=AVERAGE([.F188:.F287])" office:value-type="float" office:value="114.3556" calcext:value-type="float">
            <text:p>114.3556</text:p>
          </table:table-cell>
        </table:table-row>
        <table:table-row table:style-name="ro1">
          <table:table-cell table:number-columns-repeated="2" office:value-type="date" office:date-value="2025-02-24" calcext:value-type="date">
            <text:p>2025-02-24</text:p>
          </table:table-cell>
          <table:table-cell office:value-type="float" office:value="110.925" calcext:value-type="float">
            <text:p>110.925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0.32" calcext:value-type="float">
            <text:p>110.32</text:p>
          </table:table-cell>
          <table:table-cell office:value-type="float" office:value="111.27" calcext:value-type="float">
            <text:p>111.27</text:p>
          </table:table-cell>
          <table:table-cell office:value-type="float" office:value="13153471" calcext:value-type="float">
            <text:p>13153471</text:p>
          </table:table-cell>
          <table:table-cell table:formula="of:=AVERAGE([.F269:.F288])" office:value-type="float" office:value="109.4145" calcext:value-type="float">
            <text:p>109.4145</text:p>
          </table:table-cell>
          <table:table-cell table:formula="of:=AVERAGE([.F239:.F288])" office:value-type="float" office:value="108.9584" calcext:value-type="float">
            <text:p>108.9584</text:p>
          </table:table-cell>
          <table:table-cell table:formula="of:=AVERAGE([.F189:.F288])" office:value-type="float" office:value="114.3101" calcext:value-type="float">
            <text:p>114.3101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111.3" calcext:value-type="float">
            <text:p>111.3</text:p>
          </table:table-cell>
          <table:table-cell office:value-type="float" office:value="112.13" calcext:value-type="float">
            <text:p>112.13</text:p>
          </table:table-cell>
          <table:table-cell office:value-type="float" office:value="108.8902" calcext:value-type="float">
            <text:p>108.8902</text:p>
          </table:table-cell>
          <table:table-cell office:value-type="float" office:value="109.73" calcext:value-type="float">
            <text:p>109.73</text:p>
          </table:table-cell>
          <table:table-cell office:value-type="float" office:value="14496964" calcext:value-type="float">
            <text:p>14496964</text:p>
          </table:table-cell>
          <table:table-cell table:formula="of:=AVERAGE([.F270:.F289])" office:value-type="float" office:value="109.3925" calcext:value-type="float">
            <text:p>109.3925</text:p>
          </table:table-cell>
          <table:table-cell table:formula="of:=AVERAGE([.F240:.F289])" office:value-type="float" office:value="108.8996" calcext:value-type="float">
            <text:p>108.8996</text:p>
          </table:table-cell>
          <table:table-cell table:formula="of:=AVERAGE([.F190:.F289])" office:value-type="float" office:value="114.2352" calcext:value-type="float">
            <text:p>114.2352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109.74" calcext:value-type="float">
            <text:p>109.74</text:p>
          </table:table-cell>
          <table:table-cell office:value-type="float" office:value="109.87" calcext:value-type="float">
            <text:p>109.87</text:p>
          </table:table-cell>
          <table:table-cell office:value-type="float" office:value="108.52" calcext:value-type="float">
            <text:p>108.52</text:p>
          </table:table-cell>
          <table:table-cell office:value-type="float" office:value="109.46" calcext:value-type="float">
            <text:p>109.46</text:p>
          </table:table-cell>
          <table:table-cell office:value-type="float" office:value="10446405" calcext:value-type="float">
            <text:p>10446405</text:p>
          </table:table-cell>
          <table:table-cell table:formula="of:=AVERAGE([.F271:.F290])" office:value-type="float" office:value="109.4635" calcext:value-type="float">
            <text:p>109.4635</text:p>
          </table:table-cell>
          <table:table-cell table:formula="of:=AVERAGE([.F241:.F290])" office:value-type="float" office:value="108.8504" calcext:value-type="float">
            <text:p>108.8504</text:p>
          </table:table-cell>
          <table:table-cell table:formula="of:=AVERAGE([.F191:.F290])" office:value-type="float" office:value="114.1305" calcext:value-type="float">
            <text:p>114.1305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110.01" calcext:value-type="float">
            <text:p>110.01</text:p>
          </table:table-cell>
          <table:table-cell office:value-type="float" office:value="111.29" calcext:value-type="float">
            <text:p>111.29</text:p>
          </table:table-cell>
          <table:table-cell office:value-type="float" office:value="109.28" calcext:value-type="float">
            <text:p>109.28</text:p>
          </table:table-cell>
          <table:table-cell office:value-type="float" office:value="110.15" calcext:value-type="float">
            <text:p>110.15</text:p>
          </table:table-cell>
          <table:table-cell office:value-type="float" office:value="15293173" calcext:value-type="float">
            <text:p>15293173</text:p>
          </table:table-cell>
          <table:table-cell table:formula="of:=AVERAGE([.F272:.F291])" office:value-type="float" office:value="109.5375" calcext:value-type="float">
            <text:p>109.5375</text:p>
          </table:table-cell>
          <table:table-cell table:formula="of:=AVERAGE([.F242:.F291])" office:value-type="float" office:value="108.817" calcext:value-type="float">
            <text:p>108.817</text:p>
          </table:table-cell>
          <table:table-cell table:formula="of:=AVERAGE([.F192:.F291])" office:value-type="float" office:value="114.0168" calcext:value-type="float">
            <text:p>114.0168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10.11" calcext:value-type="float">
            <text:p>110.11</text:p>
          </table:table-cell>
          <table:table-cell office:value-type="float" office:value="111.58" calcext:value-type="float">
            <text:p>111.58</text:p>
          </table:table-cell>
          <table:table-cell office:value-type="float" office:value="109.34" calcext:value-type="float">
            <text:p>109.34</text:p>
          </table:table-cell>
          <table:table-cell office:value-type="float" office:value="111.33" calcext:value-type="float">
            <text:p>111.33</text:p>
          </table:table-cell>
          <table:table-cell office:value-type="float" office:value="18821665" calcext:value-type="float">
            <text:p>18821665</text:p>
          </table:table-cell>
          <table:table-cell table:formula="of:=AVERAGE([.F273:.F292])" office:value-type="float" office:value="109.6255" calcext:value-type="float">
            <text:p>109.6255</text:p>
          </table:table-cell>
          <table:table-cell table:formula="of:=AVERAGE([.F243:.F292])" office:value-type="float" office:value="108.8268" calcext:value-type="float">
            <text:p>108.8268</text:p>
          </table:table-cell>
          <table:table-cell table:formula="of:=AVERAGE([.F193:.F292])" office:value-type="float" office:value="113.9043" calcext:value-type="float">
            <text:p>113.9043</text:p>
          </table:table-cell>
        </table:table-row>
        <table:table-row table:style-name="ro1">
          <table:table-cell table:number-columns-repeated="2" office:value-type="date" office:date-value="2025-03-03" calcext:value-type="date">
            <text:p>2025-03-03</text:p>
          </table:table-cell>
          <table:table-cell office:value-type="float" office:value="111.7" calcext:value-type="float">
            <text:p>111.7</text:p>
          </table:table-cell>
          <table:table-cell office:value-type="float" office:value="112.1563" calcext:value-type="float">
            <text:p>112.1563</text:p>
          </table:table-cell>
          <table:table-cell office:value-type="float" office:value="106.51" calcext:value-type="float">
            <text:p>106.51</text:p>
          </table:table-cell>
          <table:table-cell office:value-type="float" office:value="107.76" calcext:value-type="float">
            <text:p>107.76</text:p>
          </table:table-cell>
          <table:table-cell office:value-type="float" office:value="18706879" calcext:value-type="float">
            <text:p>18706879</text:p>
          </table:table-cell>
          <table:table-cell table:formula="of:=AVERAGE([.F274:.F293])" office:value-type="float" office:value="109.672" calcext:value-type="float">
            <text:p>109.672</text:p>
          </table:table-cell>
          <table:table-cell table:formula="of:=AVERAGE([.F244:.F293])" office:value-type="float" office:value="108.8126" calcext:value-type="float">
            <text:p>108.8126</text:p>
          </table:table-cell>
          <table:table-cell table:formula="of:=AVERAGE([.F194:.F293])" office:value-type="float" office:value="113.7336" calcext:value-type="float">
            <text:p>113.7336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7.54" calcext:value-type="float">
            <text:p>107.54</text:p>
          </table:table-cell>
          <table:table-cell office:value-type="float" office:value="19394905" calcext:value-type="float">
            <text:p>19394905</text:p>
          </table:table-cell>
          <table:table-cell table:formula="of:=AVERAGE([.F275:.F294])" office:value-type="float" office:value="109.6945" calcext:value-type="float">
            <text:p>109.6945</text:p>
          </table:table-cell>
          <table:table-cell table:formula="of:=AVERAGE([.F245:.F294])" office:value-type="float" office:value="108.8032" calcext:value-type="float">
            <text:p>108.8032</text:p>
          </table:table-cell>
          <table:table-cell table:formula="of:=AVERAGE([.F195:.F294])" office:value-type="float" office:value="113.5553" calcext:value-type="float">
            <text:p>113.5553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33" calcext:value-type="float">
            <text:p>106.33</text:p>
          </table:table-cell>
          <table:table-cell office:value-type="float" office:value="103.67" calcext:value-type="float">
            <text:p>103.67</text:p>
          </table:table-cell>
          <table:table-cell office:value-type="float" office:value="105.44" calcext:value-type="float">
            <text:p>105.44</text:p>
          </table:table-cell>
          <table:table-cell office:value-type="float" office:value="24822245" calcext:value-type="float">
            <text:p>24822245</text:p>
          </table:table-cell>
          <table:table-cell table:formula="of:=AVERAGE([.F276:.F295])" office:value-type="float" office:value="109.4685" calcext:value-type="float">
            <text:p>109.4685</text:p>
          </table:table-cell>
          <table:table-cell table:formula="of:=AVERAGE([.F246:.F295])" office:value-type="float" office:value="108.7836" calcext:value-type="float">
            <text:p>108.7836</text:p>
          </table:table-cell>
          <table:table-cell table:formula="of:=AVERAGE([.F196:.F295])" office:value-type="float" office:value="113.3893" calcext:value-type="float">
            <text:p>113.3893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7150233" calcext:value-type="float">
            <text:p>17150233</text:p>
          </table:table-cell>
          <table:table-cell table:formula="of:=AVERAGE([.F277:.F296])" office:value-type="float" office:value="109.3555" calcext:value-type="float">
            <text:p>109.3555</text:p>
          </table:table-cell>
          <table:table-cell table:formula="of:=AVERAGE([.F247:.F296])" office:value-type="float" office:value="108.8258" calcext:value-type="float">
            <text:p>108.8258</text:p>
          </table:table-cell>
          <table:table-cell table:formula="of:=AVERAGE([.F197:.F296])" office:value-type="float" office:value="113.2446" calcext:value-type="float">
            <text:p>113.2446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108.41" calcext:value-type="float">
            <text:p>108.41</text:p>
          </table:table-cell>
          <table:table-cell office:value-type="float" office:value="110.4" calcext:value-type="float">
            <text:p>110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9624965" calcext:value-type="float">
            <text:p>19624965</text:p>
          </table:table-cell>
          <table:table-cell table:formula="of:=AVERAGE([.F278:.F297])" office:value-type="float" office:value="109.385" calcext:value-type="float">
            <text:p>109.385</text:p>
          </table:table-cell>
          <table:table-cell table:formula="of:=AVERAGE([.F248:.F297])" office:value-type="float" office:value="108.8888" calcext:value-type="float">
            <text:p>108.8888</text:p>
          </table:table-cell>
          <table:table-cell table:formula="of:=AVERAGE([.F198:.F297])" office:value-type="float" office:value="113.1034" calcext:value-type="float">
            <text:p>113.1034</text:p>
          </table:table-cell>
        </table:table-row>
        <table:table-row table:style-name="ro1">
          <table:table-cell table:number-columns-repeated="2" office:value-type="date" office:date-value="2025-03-10" calcext:value-type="date">
            <text:p>2025-03-10</text:p>
          </table:table-cell>
          <table:table-cell office:value-type="float" office:value="109.275" calcext:value-type="float">
            <text:p>109.275</text:p>
          </table:table-cell>
          <table:table-cell office:value-type="float" office:value="112.565" calcext:value-type="float">
            <text:p>112.565</text:p>
          </table:table-cell>
          <table:table-cell office:value-type="float" office:value="109.08" calcext:value-type="float">
            <text:p>109.08</text:p>
          </table:table-cell>
          <table:table-cell office:value-type="float" office:value="111.8" calcext:value-type="float">
            <text:p>111.8</text:p>
          </table:table-cell>
          <table:table-cell office:value-type="float" office:value="22749073" calcext:value-type="float">
            <text:p>22749073</text:p>
          </table:table-cell>
          <table:table-cell table:formula="of:=AVERAGE([.F279:.F298])" office:value-type="float" office:value="109.5305" calcext:value-type="float">
            <text:p>109.5305</text:p>
          </table:table-cell>
          <table:table-cell table:formula="of:=AVERAGE([.F249:.F298])" office:value-type="float" office:value="108.9988" calcext:value-type="float">
            <text:p>108.9988</text:p>
          </table:table-cell>
          <table:table-cell table:formula="of:=AVERAGE([.F199:.F298])" office:value-type="float" office:value="112.9853" calcext:value-type="float">
            <text:p>112.9853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2.1" calcext:value-type="float">
            <text:p>112.1</text:p>
          </table:table-cell>
          <table:table-cell office:value-type="float" office:value="108.785" calcext:value-type="float">
            <text:p>108.785</text:p>
          </table:table-cell>
          <table:table-cell office:value-type="float" office:value="109.16" calcext:value-type="float">
            <text:p>109.16</text:p>
          </table:table-cell>
          <table:table-cell office:value-type="float" office:value="19904735" calcext:value-type="float">
            <text:p>19904735</text:p>
          </table:table-cell>
          <table:table-cell table:formula="of:=AVERAGE([.F280:.F299])" office:value-type="float" office:value="109.44" calcext:value-type="float">
            <text:p>109.44</text:p>
          </table:table-cell>
          <table:table-cell table:formula="of:=AVERAGE([.F250:.F299])" office:value-type="float" office:value="109.054" calcext:value-type="float">
            <text:p>109.054</text:p>
          </table:table-cell>
          <table:table-cell table:formula="of:=AVERAGE([.F200:.F299])" office:value-type="float" office:value="112.8361" calcext:value-type="float">
            <text:p>112.8361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0.13" calcext:value-type="float">
            <text:p>110.13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9.13" calcext:value-type="float">
            <text:p>109.13</text:p>
          </table:table-cell>
          <table:table-cell office:value-type="float" office:value="14051500" calcext:value-type="float">
            <text:p>14051500</text:p>
          </table:table-cell>
          <table:table-cell table:formula="of:=AVERAGE([.F281:.F300])" office:value-type="float" office:value="109.313" calcext:value-type="float">
            <text:p>109.313</text:p>
          </table:table-cell>
          <table:table-cell table:formula="of:=AVERAGE([.F251:.F300])" office:value-type="float" office:value="109.1068" calcext:value-type="float">
            <text:p>109.1068</text:p>
          </table:table-cell>
          <table:table-cell table:formula="of:=AVERAGE([.F201:.F300])" office:value-type="float" office:value="112.7239" calcext:value-type="float">
            <text:p>112.7239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0.82" calcext:value-type="float">
            <text:p>110.82</text:p>
          </table:table-cell>
          <table:table-cell office:value-type="float" office:value="107.625" calcext:value-type="float">
            <text:p>107.625</text:p>
          </table:table-cell>
          <table:table-cell office:value-type="float" office:value="108.67" calcext:value-type="float">
            <text:p>108.67</text:p>
          </table:table-cell>
          <table:table-cell office:value-type="float" office:value="17767836" calcext:value-type="float">
            <text:p>17767836</text:p>
          </table:table-cell>
          <table:table-cell table:formula="of:=AVERAGE([.F282:.F301])" office:value-type="float" office:value="109.379" calcext:value-type="float">
            <text:p>109.379</text:p>
          </table:table-cell>
          <table:table-cell table:formula="of:=AVERAGE([.F252:.F301])" office:value-type="float" office:value="109.1506" calcext:value-type="float">
            <text:p>109.1506</text:p>
          </table:table-cell>
          <table:table-cell table:formula="of:=AVERAGE([.F202:.F301])" office:value-type="float" office:value="112.604" calcext:value-type="float">
            <text:p>112.604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2.18" calcext:value-type="float">
            <text:p>112.18</text:p>
          </table:table-cell>
          <table:table-cell office:value-type="float" office:value="108.31" calcext:value-type="float">
            <text:p>108.31</text:p>
          </table:table-cell>
          <table:table-cell office:value-type="float" office:value="111.9" calcext:value-type="float">
            <text:p>111.9</text:p>
          </table:table-cell>
          <table:table-cell office:value-type="float" office:value="15890063" calcext:value-type="float">
            <text:p>15890063</text:p>
          </table:table-cell>
          <table:table-cell table:formula="of:=AVERAGE([.F283:.F302])" office:value-type="float" office:value="109.5675" calcext:value-type="float">
            <text:p>109.5675</text:p>
          </table:table-cell>
          <table:table-cell table:formula="of:=AVERAGE([.F253:.F302])" office:value-type="float" office:value="109.2734" calcext:value-type="float">
            <text:p>109.2734</text:p>
          </table:table-cell>
          <table:table-cell table:formula="of:=AVERAGE([.F203:.F302])" office:value-type="float" office:value="112.5195" calcext:value-type="float">
            <text:p>112.5195</text:p>
          </table:table-cell>
        </table:table-row>
        <table:table-row table:style-name="ro1">
          <table:table-cell table:number-columns-repeated="2" office:value-type="date" office:date-value="2025-03-17" calcext:value-type="date">
            <text:p>2025-03-1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495" calcext:value-type="float">
            <text:p>114.495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3.76" calcext:value-type="float">
            <text:p>113.76</text:p>
          </table:table-cell>
          <table:table-cell office:value-type="float" office:value="19908789" calcext:value-type="float">
            <text:p>19908789</text:p>
          </table:table-cell>
          <table:table-cell table:formula="of:=AVERAGE([.F284:.F303])" office:value-type="float" office:value="109.8435" calcext:value-type="float">
            <text:p>109.8435</text:p>
          </table:table-cell>
          <table:table-cell table:formula="of:=AVERAGE([.F254:.F303])" office:value-type="float" office:value="109.3972" calcext:value-type="float">
            <text:p>109.3972</text:p>
          </table:table-cell>
          <table:table-cell table:formula="of:=AVERAGE([.F204:.F303])" office:value-type="float" office:value="112.457" calcext:value-type="float">
            <text:p>112.457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114.09" calcext:value-type="float">
            <text:p>114.09</text:p>
          </table:table-cell>
          <table:table-cell office:value-type="float" office:value="114.54" calcext:value-type="float">
            <text:p>114.54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3.64" calcext:value-type="float">
            <text:p>113.64</text:p>
          </table:table-cell>
          <table:table-cell office:value-type="float" office:value="15998713" calcext:value-type="float">
            <text:p>15998713</text:p>
          </table:table-cell>
          <table:table-cell table:formula="of:=AVERAGE([.F285:.F304])" office:value-type="float" office:value="110.0185" calcext:value-type="float">
            <text:p>110.0185</text:p>
          </table:table-cell>
          <table:table-cell table:formula="of:=AVERAGE([.F255:.F304])" office:value-type="float" office:value="109.5238" calcext:value-type="float">
            <text:p>109.5238</text:p>
          </table:table-cell>
          <table:table-cell table:formula="of:=AVERAGE([.F205:.F304])" office:value-type="float" office:value="112.3926" calcext:value-type="float">
            <text:p>112.3926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114.2" calcext:value-type="float">
            <text:p>114.2</text:p>
          </table:table-cell>
          <table:table-cell office:value-type="float" office:value="115.815" calcext:value-type="float">
            <text:p>115.815</text:p>
          </table:table-cell>
          <table:table-cell office:value-type="float" office:value="113.83" calcext:value-type="float">
            <text:p>113.83</text:p>
          </table:table-cell>
          <table:table-cell office:value-type="float" office:value="115.41" calcext:value-type="float">
            <text:p>115.41</text:p>
          </table:table-cell>
          <table:table-cell office:value-type="float" office:value="17315001" calcext:value-type="float">
            <text:p>17315001</text:p>
          </table:table-cell>
          <table:table-cell table:formula="of:=AVERAGE([.F286:.F305])" office:value-type="float" office:value="110.274" calcext:value-type="float">
            <text:p>110.274</text:p>
          </table:table-cell>
          <table:table-cell table:formula="of:=AVERAGE([.F256:.F305])" office:value-type="float" office:value="109.6748" calcext:value-type="float">
            <text:p>109.6748</text:p>
          </table:table-cell>
          <table:table-cell table:formula="of:=AVERAGE([.F206:.F305])" office:value-type="float" office:value="112.3397" calcext:value-type="float">
            <text:p>112.3397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114.72" calcext:value-type="float">
            <text:p>114.72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4.2125" calcext:value-type="float">
            <text:p>114.2125</text:p>
          </table:table-cell>
          <table:table-cell office:value-type="float" office:value="115.9" calcext:value-type="float">
            <text:p>115.9</text:p>
          </table:table-cell>
          <table:table-cell office:value-type="float" office:value="16230772" calcext:value-type="float">
            <text:p>16230772</text:p>
          </table:table-cell>
          <table:table-cell table:formula="of:=AVERAGE([.F287:.F306])" office:value-type="float" office:value="110.469" calcext:value-type="float">
            <text:p>110.469</text:p>
          </table:table-cell>
          <table:table-cell table:formula="of:=AVERAGE([.F257:.F306])" office:value-type="float" office:value="109.838" calcext:value-type="float">
            <text:p>109.838</text:p>
          </table:table-cell>
          <table:table-cell table:formula="of:=AVERAGE([.F207:.F306])" office:value-type="float" office:value="112.296" calcext:value-type="float">
            <text:p>112.296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115.5" calcext:value-type="float">
            <text:p>115.5</text:p>
          </table:table-cell>
          <table:table-cell office:value-type="float" office:value="115.99" calcext:value-type="float">
            <text:p>115.99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5.5" calcext:value-type="float">
            <text:p>115.5</text:p>
          </table:table-cell>
          <table:table-cell office:value-type="float" office:value="41102795" calcext:value-type="float">
            <text:p>41102795</text:p>
          </table:table-cell>
          <table:table-cell table:formula="of:=AVERAGE([.F288:.F307])" office:value-type="float" office:value="110.7095" calcext:value-type="float">
            <text:p>110.7095</text:p>
          </table:table-cell>
          <table:table-cell table:formula="of:=AVERAGE([.F258:.F307])" office:value-type="float" office:value="109.973" calcext:value-type="float">
            <text:p>109.973</text:p>
          </table:table-cell>
          <table:table-cell table:formula="of:=AVERAGE([.F208:.F307])" office:value-type="float" office:value="112.2551" calcext:value-type="float">
            <text:p>112.2551</text:p>
          </table:table-cell>
        </table:table-row>
        <table:table-row table:style-name="ro1">
          <table:table-cell table:number-columns-repeated="2" office:value-type="date" office:date-value="2025-03-24" calcext:value-type="date">
            <text:p>2025-03-24</text:p>
          </table:table-cell>
          <table:table-cell office:value-type="float" office:value="115.68" calcext:value-type="float">
            <text:p>115.68</text:p>
          </table:table-cell>
          <table:table-cell office:value-type="float" office:value="116.91" calcext:value-type="float">
            <text:p>116.91</text:p>
          </table:table-cell>
          <table:table-cell office:value-type="float" office:value="115.58" calcext:value-type="float">
            <text:p>115.58</text:p>
          </table:table-cell>
          <table:table-cell office:value-type="float" office:value="115.8" calcext:value-type="float">
            <text:p>115.8</text:p>
          </table:table-cell>
          <table:table-cell office:value-type="float" office:value="14207469" calcext:value-type="float">
            <text:p>14207469</text:p>
          </table:table-cell>
          <table:table-cell table:formula="of:=AVERAGE([.F289:.F308])" office:value-type="float" office:value="110.936" calcext:value-type="float">
            <text:p>110.936</text:p>
          </table:table-cell>
          <table:table-cell table:formula="of:=AVERAGE([.F259:.F308])" office:value-type="float" office:value="110.1504" calcext:value-type="float">
            <text:p>110.1504</text:p>
          </table:table-cell>
          <table:table-cell table:formula="of:=AVERAGE([.F209:.F308])" office:value-type="float" office:value="112.2182" calcext:value-type="float">
            <text:p>112.2182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115.9628" calcext:value-type="float">
            <text:p>115.9628</text:p>
          </table:table-cell>
          <table:table-cell office:value-type="float" office:value="116.59" calcext:value-type="float">
            <text:p>116.59</text:p>
          </table:table-cell>
          <table:table-cell office:value-type="float" office:value="12081795" calcext:value-type="float">
            <text:p>12081795</text:p>
          </table:table-cell>
          <table:table-cell table:formula="of:=AVERAGE([.F290:.F309])" office:value-type="float" office:value="111.279" calcext:value-type="float">
            <text:p>111.279</text:p>
          </table:table-cell>
          <table:table-cell table:formula="of:=AVERAGE([.F260:.F309])" office:value-type="float" office:value="110.3514" calcext:value-type="float">
            <text:p>110.3514</text:p>
          </table:table-cell>
          <table:table-cell table:formula="of:=AVERAGE([.F210:.F309])" office:value-type="float" office:value="112.1951" calcext:value-type="float">
            <text:p>112.1951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117.68" calcext:value-type="float">
            <text:p>117.68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7.68" calcext:value-type="float">
            <text:p>117.68</text:p>
          </table:table-cell>
          <table:table-cell office:value-type="float" office:value="118.27" calcext:value-type="float">
            <text:p>118.27</text:p>
          </table:table-cell>
          <table:table-cell office:value-type="float" office:value="14112756" calcext:value-type="float">
            <text:p>14112756</text:p>
          </table:table-cell>
          <table:table-cell table:formula="of:=AVERAGE([.F291:.F310])" office:value-type="float" office:value="111.7195" calcext:value-type="float">
            <text:p>111.7195</text:p>
          </table:table-cell>
          <table:table-cell table:formula="of:=AVERAGE([.F261:.F310])" office:value-type="float" office:value="110.531" calcext:value-type="float">
            <text:p>110.531</text:p>
          </table:table-cell>
          <table:table-cell table:formula="of:=AVERAGE([.F211:.F310])" office:value-type="float" office:value="112.205" calcext:value-type="float">
            <text:p>112.205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118.1" calcext:value-type="float">
            <text:p>118.1</text:p>
          </table:table-cell>
          <table:table-cell office:value-type="float" office:value="119.07" calcext:value-type="float">
            <text:p>119.07</text:p>
          </table:table-cell>
          <table:table-cell office:value-type="float" office:value="117.258" calcext:value-type="float">
            <text:p>117.258</text:p>
          </table:table-cell>
          <table:table-cell office:value-type="float" office:value="117.89" calcext:value-type="float">
            <text:p>117.89</text:p>
          </table:table-cell>
          <table:table-cell office:value-type="float" office:value="12740786" calcext:value-type="float">
            <text:p>12740786</text:p>
          </table:table-cell>
          <table:table-cell table:formula="of:=AVERAGE([.F292:.F311])" office:value-type="float" office:value="112.1065" calcext:value-type="float">
            <text:p>112.1065</text:p>
          </table:table-cell>
          <table:table-cell table:formula="of:=AVERAGE([.F262:.F311])" office:value-type="float" office:value="110.6944" calcext:value-type="float">
            <text:p>110.6944</text:p>
          </table:table-cell>
          <table:table-cell table:formula="of:=AVERAGE([.F212:.F311])" office:value-type="float" office:value="112.217" calcext:value-type="float">
            <text:p>112.217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118.1" calcext:value-type="float">
            <text:p>118.1</text:p>
          </table:table-cell>
          <table:table-cell office:value-type="float" office:value="118.46" calcext:value-type="float">
            <text:p>118.46</text:p>
          </table:table-cell>
          <table:table-cell office:value-type="float" office:value="117.235" calcext:value-type="float">
            <text:p>117.235</text:p>
          </table:table-cell>
          <table:table-cell office:value-type="float" office:value="117.73" calcext:value-type="float">
            <text:p>117.73</text:p>
          </table:table-cell>
          <table:table-cell office:value-type="float" office:value="10233433" calcext:value-type="float">
            <text:p>10233433</text:p>
          </table:table-cell>
          <table:table-cell table:formula="of:=AVERAGE([.F293:.F312])" office:value-type="float" office:value="112.4265" calcext:value-type="float">
            <text:p>112.4265</text:p>
          </table:table-cell>
          <table:table-cell table:formula="of:=AVERAGE([.F263:.F312])" office:value-type="float" office:value="110.8188" calcext:value-type="float">
            <text:p>110.8188</text:p>
          </table:table-cell>
          <table:table-cell table:formula="of:=AVERAGE([.F213:.F312])" office:value-type="float" office:value="112.2265" calcext:value-type="float">
            <text:p>112.2265</text:p>
          </table:table-cell>
        </table:table-row>
        <table:table-row table:style-name="ro1">
          <table:table-cell table:number-columns-repeated="2" office:value-type="date" office:date-value="2025-03-31" calcext:value-type="date">
            <text:p>2025-03-31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9.905" calcext:value-type="float">
            <text:p>119.905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8.93" calcext:value-type="float">
            <text:p>118.93</text:p>
          </table:table-cell>
          <table:table-cell office:value-type="float" office:value="21652345" calcext:value-type="float">
            <text:p>21652345</text:p>
          </table:table-cell>
          <table:table-cell table:formula="of:=AVERAGE([.F294:.F313])" office:value-type="float" office:value="112.985" calcext:value-type="float">
            <text:p>112.985</text:p>
          </table:table-cell>
          <table:table-cell table:formula="of:=AVERAGE([.F264:.F313])" office:value-type="float" office:value="110.971" calcext:value-type="float">
            <text:p>110.971</text:p>
          </table:table-cell>
          <table:table-cell table:formula="of:=AVERAGE([.F214:.F313])" office:value-type="float" office:value="112.2663" calcext:value-type="float">
            <text:p>112.2663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19.22" calcext:value-type="float">
            <text:p>119.22</text:p>
          </table:table-cell>
          <table:table-cell office:value-type="float" office:value="119.28" calcext:value-type="float">
            <text:p>119.28</text:p>
          </table:table-cell>
          <table:table-cell office:value-type="float" office:value="117.93" calcext:value-type="float">
            <text:p>117.93</text:p>
          </table:table-cell>
          <table:table-cell office:value-type="float" office:value="119.04" calcext:value-type="float">
            <text:p>119.04</text:p>
          </table:table-cell>
          <table:table-cell office:value-type="float" office:value="12425434" calcext:value-type="float">
            <text:p>12425434</text:p>
          </table:table-cell>
          <table:table-cell table:formula="of:=AVERAGE([.F295:.F314])" office:value-type="float" office:value="113.56" calcext:value-type="float">
            <text:p>113.56</text:p>
          </table:table-cell>
          <table:table-cell table:formula="of:=AVERAGE([.F265:.F314])" office:value-type="float" office:value="111.1054" calcext:value-type="float">
            <text:p>111.1054</text:p>
          </table:table-cell>
          <table:table-cell table:formula="of:=AVERAGE([.F215:.F314])" office:value-type="float" office:value="112.2706" calcext:value-type="float">
            <text:p>112.2706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118.39" calcext:value-type="float">
            <text:p>118.39</text:p>
          </table:table-cell>
          <table:table-cell office:value-type="float" office:value="118.84" calcext:value-type="float">
            <text:p>118.84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8.67" calcext:value-type="float">
            <text:p>118.67</text:p>
          </table:table-cell>
          <table:table-cell office:value-type="float" office:value="12614605" calcext:value-type="float">
            <text:p>12614605</text:p>
          </table:table-cell>
          <table:table-cell table:formula="of:=AVERAGE([.F296:.F315])" office:value-type="float" office:value="114.2215" calcext:value-type="float">
            <text:p>114.2215</text:p>
          </table:table-cell>
          <table:table-cell table:formula="of:=AVERAGE([.F266:.F315])" office:value-type="float" office:value="111.2494" calcext:value-type="float">
            <text:p>111.2494</text:p>
          </table:table-cell>
          <table:table-cell table:formula="of:=AVERAGE([.F216:.F315])" office:value-type="float" office:value="112.2677" calcext:value-type="float">
            <text:p>112.2677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5.45" calcext:value-type="float">
            <text:p>115.45</text:p>
          </table:table-cell>
          <table:table-cell office:value-type="float" office:value="112.2315" calcext:value-type="float">
            <text:p>112.2315</text:p>
          </table:table-cell>
          <table:table-cell office:value-type="float" office:value="112.43" calcext:value-type="float">
            <text:p>112.43</text:p>
          </table:table-cell>
          <table:table-cell office:value-type="float" office:value="21204636" calcext:value-type="float">
            <text:p>21204636</text:p>
          </table:table-cell>
          <table:table-cell table:formula="of:=AVERAGE([.F297:.F316])" office:value-type="float" office:value="114.462" calcext:value-type="float">
            <text:p>114.462</text:p>
          </table:table-cell>
          <table:table-cell table:formula="of:=AVERAGE([.F267:.F316])" office:value-type="float" office:value="111.3074" calcext:value-type="float">
            <text:p>111.3074</text:p>
          </table:table-cell>
          <table:table-cell table:formula="of:=AVERAGE([.F217:.F316])" office:value-type="float" office:value="112.182" calcext:value-type="float">
            <text:p>112.182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109.865" calcext:value-type="float">
            <text:p>109.865</text:p>
          </table:table-cell>
          <table:table-cell office:value-type="float" office:value="110.83" calcext:value-type="float">
            <text:p>110.83</text:p>
          </table:table-cell>
          <table:table-cell office:value-type="float" office:value="103.83" calcext:value-type="float">
            <text:p>103.83</text:p>
          </table:table-cell>
          <table:table-cell office:value-type="float" office:value="104.34" calcext:value-type="float">
            <text:p>104.34</text:p>
          </table:table-cell>
          <table:table-cell office:value-type="float" office:value="30841318" calcext:value-type="float">
            <text:p>30841318</text:p>
          </table:table-cell>
          <table:table-cell table:formula="of:=AVERAGE([.F298:.F317])" office:value-type="float" office:value="114.228" calcext:value-type="float">
            <text:p>114.228</text:p>
          </table:table-cell>
          <table:table-cell table:formula="of:=AVERAGE([.F268:.F317])" office:value-type="float" office:value="111.1912" calcext:value-type="float">
            <text:p>111.1912</text:p>
          </table:table-cell>
          <table:table-cell table:formula="of:=AVERAGE([.F218:.F317])" office:value-type="float" office:value="112.0139" calcext:value-type="float">
            <text:p>112.0139</text:p>
          </table:table-cell>
        </table:table-row>
        <table:table-row table:style-name="ro1">
          <table:table-cell table:number-columns-repeated="2" office:value-type="date" office:date-value="2025-04-07" calcext:value-type="date">
            <text:p>2025-04-07</text:p>
          </table:table-cell>
          <table:table-cell office:value-type="float" office:value="100.39" calcext:value-type="float">
            <text:p>100.39</text:p>
          </table:table-cell>
          <table:table-cell office:value-type="float" office:value="105.8" calcext:value-type="float">
            <text:p>105.8</text:p>
          </table:table-cell>
          <table:table-cell office:value-type="float" office:value="98.46" calcext:value-type="float">
            <text:p>98.46</text:p>
          </table:table-cell>
          <table:table-cell office:value-type="float" office:value="102.94" calcext:value-type="float">
            <text:p>102.94</text:p>
          </table:table-cell>
          <table:table-cell office:value-type="float" office:value="35068450" calcext:value-type="float">
            <text:p>35068450</text:p>
          </table:table-cell>
          <table:table-cell table:formula="of:=AVERAGE([.F299:.F318])" office:value-type="float" office:value="113.785" calcext:value-type="float">
            <text:p>113.785</text:p>
          </table:table-cell>
          <table:table-cell table:formula="of:=AVERAGE([.F269:.F318])" office:value-type="float" office:value="111.0768" calcext:value-type="float">
            <text:p>111.0768</text:p>
          </table:table-cell>
          <table:table-cell table:formula="of:=AVERAGE([.F219:.F318])" office:value-type="float" office:value="111.8322" calcext:value-type="float">
            <text:p>111.8322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105.455" calcext:value-type="float">
            <text:p>105.455</text:p>
          </table:table-cell>
          <table:table-cell office:value-type="float" office:value="105.6" calcext:value-type="float">
            <text:p>105.6</text:p>
          </table:table-cell>
          <table:table-cell office:value-type="float" office:value="99.01" calcext:value-type="float">
            <text:p>99.01</text:p>
          </table:table-cell>
          <table:table-cell office:value-type="float" office:value="100.77" calcext:value-type="float">
            <text:p>100.77</text:p>
          </table:table-cell>
          <table:table-cell office:value-type="float" office:value="27147750" calcext:value-type="float">
            <text:p>27147750</text:p>
          </table:table-cell>
          <table:table-cell table:formula="of:=AVERAGE([.F300:.F319])" office:value-type="float" office:value="113.3655" calcext:value-type="float">
            <text:p>113.3655</text:p>
          </table:table-cell>
          <table:table-cell table:formula="of:=AVERAGE([.F270:.F319])" office:value-type="float" office:value="110.8888" calcext:value-type="float">
            <text:p>110.8888</text:p>
          </table:table-cell>
          <table:table-cell table:formula="of:=AVERAGE([.F220:.F319])" office:value-type="float" office:value="111.6352" calcext:value-type="float">
            <text:p>111.6352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99.37" calcext:value-type="float">
            <text:p>99.37</text:p>
          </table:table-cell>
          <table:table-cell office:value-type="float" office:value="106.58" calcext:value-type="float">
            <text:p>106.58</text:p>
          </table:table-cell>
          <table:table-cell office:value-type="float" office:value="98.13" calcext:value-type="float">
            <text:p>98.13</text:p>
          </table:table-cell>
          <table:table-cell office:value-type="float" office:value="105.8" calcext:value-type="float">
            <text:p>105.8</text:p>
          </table:table-cell>
          <table:table-cell office:value-type="float" office:value="30063287" calcext:value-type="float">
            <text:p>30063287</text:p>
          </table:table-cell>
          <table:table-cell table:formula="of:=AVERAGE([.F301:.F320])" office:value-type="float" office:value="113.199" calcext:value-type="float">
            <text:p>113.199</text:p>
          </table:table-cell>
          <table:table-cell table:formula="of:=AVERAGE([.F271:.F320])" office:value-type="float" office:value="110.844" calcext:value-type="float">
            <text:p>110.844</text:p>
          </table:table-cell>
          <table:table-cell table:formula="of:=AVERAGE([.F221:.F320])" office:value-type="float" office:value="111.4897" calcext:value-type="float">
            <text:p>111.4897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103.71" calcext:value-type="float">
            <text:p>103.71</text:p>
          </table:table-cell>
          <table:table-cell office:value-type="float" office:value="103.78" calcext:value-type="float">
            <text:p>103.78</text:p>
          </table:table-cell>
          <table:table-cell office:value-type="float" office:value="97.8" calcext:value-type="float">
            <text:p>97.8</text:p>
          </table:table-cell>
          <table:table-cell office:value-type="float" office:value="99.93" calcext:value-type="float">
            <text:p>99.93</text:p>
          </table:table-cell>
          <table:table-cell office:value-type="float" office:value="33999317" calcext:value-type="float">
            <text:p>33999317</text:p>
          </table:table-cell>
          <table:table-cell table:formula="of:=AVERAGE([.F302:.F321])" office:value-type="float" office:value="112.762" calcext:value-type="float">
            <text:p>112.762</text:p>
          </table:table-cell>
          <table:table-cell table:formula="of:=AVERAGE([.F272:.F321])" office:value-type="float" office:value="110.6692" calcext:value-type="float">
            <text:p>110.6692</text:p>
          </table:table-cell>
          <table:table-cell table:formula="of:=AVERAGE([.F222:.F321])" office:value-type="float" office:value="111.2743" calcext:value-type="float">
            <text:p>111.2743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100.3" calcext:value-type="float">
            <text:p>100.3</text:p>
          </table:table-cell>
          <table:table-cell office:value-type="float" office:value="103.93" calcext:value-type="float">
            <text:p>103.93</text:p>
          </table:table-cell>
          <table:table-cell office:value-type="float" office:value="98.79" calcext:value-type="float">
            <text:p>98.79</text:p>
          </table:table-cell>
          <table:table-cell office:value-type="float" office:value="103.14" calcext:value-type="float">
            <text:p>103.14</text:p>
          </table:table-cell>
          <table:table-cell office:value-type="float" office:value="22884628" calcext:value-type="float">
            <text:p>22884628</text:p>
          </table:table-cell>
          <table:table-cell table:formula="of:=AVERAGE([.F303:.F322])" office:value-type="float" office:value="112.324" calcext:value-type="float">
            <text:p>112.324</text:p>
          </table:table-cell>
          <table:table-cell table:formula="of:=AVERAGE([.F273:.F322])" office:value-type="float" office:value="110.5406" calcext:value-type="float">
            <text:p>110.5406</text:p>
          </table:table-cell>
          <table:table-cell table:formula="of:=AVERAGE([.F223:.F322])" office:value-type="float" office:value="111.1001" calcext:value-type="float">
            <text:p>111.1001</text:p>
          </table:table-cell>
        </table:table-row>
        <table:table-row table:style-name="ro1">
          <table:table-cell table:number-columns-repeated="2" office:value-type="date" office:date-value="2025-04-14" calcext:value-type="date">
            <text:p>2025-04-14</text:p>
          </table:table-cell>
          <table:table-cell office:value-type="float" office:value="105.03" calcext:value-type="float">
            <text:p>105.03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2.7205" calcext:value-type="float">
            <text:p>102.7205</text:p>
          </table:table-cell>
          <table:table-cell office:value-type="float" office:value="103.39" calcext:value-type="float">
            <text:p>103.39</text:p>
          </table:table-cell>
          <table:table-cell office:value-type="float" office:value="18019969" calcext:value-type="float">
            <text:p>18019969</text:p>
          </table:table-cell>
          <table:table-cell table:formula="of:=AVERAGE([.F304:.F323])" office:value-type="float" office:value="111.8055" calcext:value-type="float">
            <text:p>111.8055</text:p>
          </table:table-cell>
          <table:table-cell table:formula="of:=AVERAGE([.F274:.F323])" office:value-type="float" office:value="110.4718" calcext:value-type="float">
            <text:p>110.4718</text:p>
          </table:table-cell>
          <table:table-cell table:formula="of:=AVERAGE([.F224:.F323])" office:value-type="float" office:value="110.9409" calcext:value-type="float">
            <text:p>110.9409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103.635" calcext:value-type="float">
            <text:p>103.635</text:p>
          </table:table-cell>
          <table:table-cell office:value-type="float" office:value="105.405" calcext:value-type="float">
            <text:p>105.405</text:p>
          </table:table-cell>
          <table:table-cell office:value-type="float" office:value="103" calcext:value-type="float">
            <text:p>103</text:p>
          </table:table-cell>
          <table:table-cell office:value-type="float" office:value="103.1" calcext:value-type="float">
            <text:p>103.1</text:p>
          </table:table-cell>
          <table:table-cell office:value-type="float" office:value="13164863" calcext:value-type="float">
            <text:p>13164863</text:p>
          </table:table-cell>
          <table:table-cell table:formula="of:=AVERAGE([.F305:.F324])" office:value-type="float" office:value="111.2785" calcext:value-type="float">
            <text:p>111.2785</text:p>
          </table:table-cell>
          <table:table-cell table:formula="of:=AVERAGE([.F275:.F324])" office:value-type="float" office:value="110.392" calcext:value-type="float">
            <text:p>110.392</text:p>
          </table:table-cell>
          <table:table-cell table:formula="of:=AVERAGE([.F225:.F324])" office:value-type="float" office:value="110.7688" calcext:value-type="float">
            <text:p>110.7688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5.59" calcext:value-type="float">
            <text:p>105.59</text:p>
          </table:table-cell>
          <table:table-cell office:value-type="float" office:value="103.695" calcext:value-type="float">
            <text:p>103.695</text:p>
          </table:table-cell>
          <table:table-cell office:value-type="float" office:value="104.19" calcext:value-type="float">
            <text:p>104.19</text:p>
          </table:table-cell>
          <table:table-cell office:value-type="float" office:value="13607024" calcext:value-type="float">
            <text:p>13607024</text:p>
          </table:table-cell>
          <table:table-cell table:formula="of:=AVERAGE([.F306:.F325])" office:value-type="float" office:value="110.7175" calcext:value-type="float">
            <text:p>110.7175</text:p>
          </table:table-cell>
          <table:table-cell table:formula="of:=AVERAGE([.F276:.F325])" office:value-type="float" office:value="110.2766" calcext:value-type="float">
            <text:p>110.2766</text:p>
          </table:table-cell>
          <table:table-cell table:formula="of:=AVERAGE([.F226:.F325])" office:value-type="float" office:value="110.6244" calcext:value-type="float">
            <text:p>110.6244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104.69" calcext:value-type="float">
            <text:p>104.69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4.46" calcext:value-type="float">
            <text:p>104.46</text:p>
          </table:table-cell>
          <table:table-cell office:value-type="float" office:value="106.92" calcext:value-type="float">
            <text:p>106.92</text:p>
          </table:table-cell>
          <table:table-cell office:value-type="float" office:value="17916471" calcext:value-type="float">
            <text:p>17916471</text:p>
          </table:table-cell>
          <table:table-cell table:formula="of:=AVERAGE([.F307:.F326])" office:value-type="float" office:value="110.2685" calcext:value-type="float">
            <text:p>110.2685</text:p>
          </table:table-cell>
          <table:table-cell table:formula="of:=AVERAGE([.F277:.F326])" office:value-type="float" office:value="110.2174" calcext:value-type="float">
            <text:p>110.2174</text:p>
          </table:table-cell>
          <table:table-cell table:formula="of:=AVERAGE([.F227:.F326])" office:value-type="float" office:value="110.4904" calcext:value-type="float">
            <text:p>110.4904</text:p>
          </table:table-cell>
        </table:table-row>
        <table:table-row table:style-name="ro1">
          <table:table-cell table:number-columns-repeated="2" office:value-type="date" office:date-value="2025-04-21" calcext:value-type="date">
            <text:p>2025-04-21</text:p>
          </table:table-cell>
          <table:table-cell office:value-type="float" office:value="105.61" calcext:value-type="float">
            <text:p>105.61</text:p>
          </table:table-cell>
          <table:table-cell office:value-type="float" office:value="105.63" calcext:value-type="float">
            <text:p>105.63</text:p>
          </table:table-cell>
          <table:table-cell office:value-type="float" office:value="104.12" calcext:value-type="float">
            <text:p>104.12</text:p>
          </table:table-cell>
          <table:table-cell office:value-type="float" office:value="105.35" calcext:value-type="float">
            <text:p>105.35</text:p>
          </table:table-cell>
          <table:table-cell office:value-type="float" office:value="16926493" calcext:value-type="float">
            <text:p>16926493</text:p>
          </table:table-cell>
          <table:table-cell table:formula="of:=AVERAGE([.F308:.F327])" office:value-type="float" office:value="109.761" calcext:value-type="float">
            <text:p>109.761</text:p>
          </table:table-cell>
          <table:table-cell table:formula="of:=AVERAGE([.F278:.F327])" office:value-type="float" office:value="110.1558" calcext:value-type="float">
            <text:p>110.1558</text:p>
          </table:table-cell>
          <table:table-cell table:formula="of:=AVERAGE([.F228:.F327])" office:value-type="float" office:value="110.3246" calcext:value-type="float">
            <text:p>110.3246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106.14" calcext:value-type="float">
            <text:p>106.14</text:p>
          </table:table-cell>
          <table:table-cell office:value-type="float" office:value="108.94" calcext:value-type="float">
            <text:p>108.94</text:p>
          </table:table-cell>
          <table:table-cell office:value-type="float" office:value="106.14" calcext:value-type="float">
            <text:p>106.14</text:p>
          </table:table-cell>
          <table:table-cell office:value-type="float" office:value="108.3" calcext:value-type="float">
            <text:p>108.3</text:p>
          </table:table-cell>
          <table:table-cell office:value-type="float" office:value="13147049" calcext:value-type="float">
            <text:p>13147049</text:p>
          </table:table-cell>
          <table:table-cell table:formula="of:=AVERAGE([.F309:.F328])" office:value-type="float" office:value="109.386" calcext:value-type="float">
            <text:p>109.386</text:p>
          </table:table-cell>
          <table:table-cell table:formula="of:=AVERAGE([.F279:.F328])" office:value-type="float" office:value="110.144" calcext:value-type="float">
            <text:p>110.144</text:p>
          </table:table-cell>
          <table:table-cell table:formula="of:=AVERAGE([.F229:.F328])" office:value-type="float" office:value="110.1897" calcext:value-type="float">
            <text:p>110.1897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108.81" calcext:value-type="float">
            <text:p>108.81</text:p>
          </table:table-cell>
          <table:table-cell office:value-type="float" office:value="109.3" calcext:value-type="float">
            <text:p>109.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07.37" calcext:value-type="float">
            <text:p>107.37</text:p>
          </table:table-cell>
          <table:table-cell office:value-type="float" office:value="14235710" calcext:value-type="float">
            <text:p>14235710</text:p>
          </table:table-cell>
          <table:table-cell table:formula="of:=AVERAGE([.F310:.F329])" office:value-type="float" office:value="108.925" calcext:value-type="float">
            <text:p>108.925</text:p>
          </table:table-cell>
          <table:table-cell table:formula="of:=AVERAGE([.F280:.F329])" office:value-type="float" office:value="110.072" calcext:value-type="float">
            <text:p>110.072</text:p>
          </table:table-cell>
          <table:table-cell table:formula="of:=AVERAGE([.F230:.F329])" office:value-type="float" office:value="110.0637" calcext:value-type="float">
            <text:p>110.0637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107.97" calcext:value-type="float">
            <text:p>107.97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8.63" calcext:value-type="float">
            <text:p>108.63</text:p>
          </table:table-cell>
          <table:table-cell office:value-type="float" office:value="9849553" calcext:value-type="float">
            <text:p>9849553</text:p>
          </table:table-cell>
          <table:table-cell table:formula="of:=AVERAGE([.F311:.F330])" office:value-type="float" office:value="108.443" calcext:value-type="float">
            <text:p>108.443</text:p>
          </table:table-cell>
          <table:table-cell table:formula="of:=AVERAGE([.F281:.F330])" office:value-type="float" office:value="110.0112" calcext:value-type="float">
            <text:p>110.0112</text:p>
          </table:table-cell>
          <table:table-cell table:formula="of:=AVERAGE([.F231:.F330])" office:value-type="float" office:value="109.9703" calcext:value-type="float">
            <text:p>109.9703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8.755" calcext:value-type="float">
            <text:p>108.755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8.57" calcext:value-type="float">
            <text:p>108.57</text:p>
          </table:table-cell>
          <table:table-cell office:value-type="float" office:value="11245793" calcext:value-type="float">
            <text:p>11245793</text:p>
          </table:table-cell>
          <table:table-cell table:formula="of:=AVERAGE([.F312:.F331])" office:value-type="float" office:value="107.977" calcext:value-type="float">
            <text:p>107.977</text:p>
          </table:table-cell>
          <table:table-cell table:formula="of:=AVERAGE([.F282:.F331])" office:value-type="float" office:value="110.0356" calcext:value-type="float">
            <text:p>110.0356</text:p>
          </table:table-cell>
          <table:table-cell table:formula="of:=AVERAGE([.F232:.F331])" office:value-type="float" office:value="109.8794" calcext:value-type="float">
            <text:p>109.8794</text:p>
          </table:table-cell>
        </table:table-row>
        <table:table-row table:style-name="ro1">
          <table:table-cell table:number-columns-repeated="2" office:value-type="date" office:date-value="2025-04-28" calcext:value-type="date">
            <text:p>2025-04-28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9.2497" calcext:value-type="float">
            <text:p>109.2497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8.63" calcext:value-type="float">
            <text:p>108.63</text:p>
          </table:table-cell>
          <table:table-cell office:value-type="float" office:value="13890869" calcext:value-type="float">
            <text:p>13890869</text:p>
          </table:table-cell>
          <table:table-cell table:formula="of:=AVERAGE([.F313:.F332])" office:value-type="float" office:value="107.522" calcext:value-type="float">
            <text:p>107.522</text:p>
          </table:table-cell>
          <table:table-cell table:formula="of:=AVERAGE([.F283:.F332])" office:value-type="float" office:value="110.0456" calcext:value-type="float">
            <text:p>110.0456</text:p>
          </table:table-cell>
          <table:table-cell table:formula="of:=AVERAGE([.F233:.F332])" office:value-type="float" office:value="109.7861" calcext:value-type="float">
            <text:p>109.7861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8.8299" calcext:value-type="float">
            <text:p>108.8299</text:p>
          </table:table-cell>
          <table:table-cell office:value-type="float" office:value="107.5212" calcext:value-type="float">
            <text:p>107.5212</text:p>
          </table:table-cell>
          <table:table-cell office:value-type="float" office:value="108.36" calcext:value-type="float">
            <text:p>108.36</text:p>
          </table:table-cell>
          <table:table-cell office:value-type="float" office:value="9483135" calcext:value-type="float">
            <text:p>9483135</text:p>
          </table:table-cell>
          <table:table-cell table:formula="of:=AVERAGE([.F314:.F333])" office:value-type="float" office:value="106.9935" calcext:value-type="float">
            <text:p>106.9935</text:p>
          </table:table-cell>
          <table:table-cell table:formula="of:=AVERAGE([.F284:.F333])" office:value-type="float" office:value="110.048" calcext:value-type="float">
            <text:p>110.048</text:p>
          </table:table-cell>
          <table:table-cell table:formula="of:=AVERAGE([.F234:.F333])" office:value-type="float" office:value="109.6912" calcext:value-type="float">
            <text:p>109.6912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30" calcext:value-type="date">
            <text:p>2025-04-30</text:p>
          </table:table-cell>
          <table:table-cell table:number-columns-repeated="2" office:value-type="float" office:value="107.415" calcext:value-type="float">
            <text:p>107.415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5.63" calcext:value-type="float">
            <text:p>105.63</text:p>
          </table:table-cell>
          <table:table-cell office:value-type="float" office:value="20379282" calcext:value-type="float">
            <text:p>20379282</text:p>
          </table:table-cell>
          <table:table-cell table:formula="of:=AVERAGE([.F315:.F334])" office:value-type="float" office:value="106.323" calcext:value-type="float">
            <text:p>106.323</text:p>
          </table:table-cell>
          <table:table-cell table:formula="of:=AVERAGE([.F285:.F334])" office:value-type="float" office:value="109.9578" calcext:value-type="float">
            <text:p>109.9578</text:p>
          </table:table-cell>
          <table:table-cell table:formula="of:=AVERAGE([.F235:.F334])" office:value-type="float" office:value="109.5708" calcext:value-type="float">
            <text:p>109.5708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05.095" calcext:value-type="float">
            <text:p>105.095</text:p>
          </table:table-cell>
          <table:table-cell office:value-type="float" office:value="106.92" calcext:value-type="float">
            <text:p>106.92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5.78" calcext:value-type="float">
            <text:p>105.78</text:p>
          </table:table-cell>
          <table:table-cell office:value-type="float" office:value="18610256" calcext:value-type="float">
            <text:p>18610256</text:p>
          </table:table-cell>
          <table:table-cell table:formula="of:=AVERAGE([.F316:.F335])" office:value-type="float" office:value="105.6785" calcext:value-type="float">
            <text:p>105.6785</text:p>
          </table:table-cell>
          <table:table-cell table:formula="of:=AVERAGE([.F286:.F335])" office:value-type="float" office:value="109.8674" calcext:value-type="float">
            <text:p>109.8674</text:p>
          </table:table-cell>
          <table:table-cell table:formula="of:=AVERAGE([.F236:.F335])" office:value-type="float" office:value="109.4858" calcext:value-type="float">
            <text:p>109.4858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9" calcext:value-type="float">
            <text:p>109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6581870" calcext:value-type="float">
            <text:p>16581870</text:p>
          </table:table-cell>
          <table:table-cell table:formula="of:=AVERAGE([.F317:.F336])" office:value-type="float" office:value="105.3675" calcext:value-type="float">
            <text:p>105.3675</text:p>
          </table:table-cell>
          <table:table-cell table:formula="of:=AVERAGE([.F287:.F336])" office:value-type="float" office:value="109.7516" calcext:value-type="float">
            <text:p>109.7516</text:p>
          </table:table-cell>
          <table:table-cell table:formula="of:=AVERAGE([.F237:.F336])" office:value-type="float" office:value="109.4001" calcext:value-type="float">
            <text:p>109.4001</text:p>
          </table:table-cell>
        </table:table-row>
        <table:table-row table:style-name="ro1">
          <table:table-cell table:number-columns-repeated="2" office:value-type="date" office:date-value="2025-05-05" calcext:value-type="date">
            <text:p>2025-05-05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4.6575" calcext:value-type="float">
            <text:p>104.6575</text:p>
          </table:table-cell>
          <table:table-cell office:value-type="float" office:value="103.07" calcext:value-type="float">
            <text:p>103.07</text:p>
          </table:table-cell>
          <table:table-cell office:value-type="float" office:value="103.27" calcext:value-type="float">
            <text:p>103.27</text:p>
          </table:table-cell>
          <table:table-cell office:value-type="float" office:value="19623970" calcext:value-type="float">
            <text:p>19623970</text:p>
          </table:table-cell>
          <table:table-cell table:formula="of:=AVERAGE([.F318:.F337])" office:value-type="float" office:value="105.314" calcext:value-type="float">
            <text:p>105.314</text:p>
          </table:table-cell>
          <table:table-cell table:formula="of:=AVERAGE([.F288:.F337])" office:value-type="float" office:value="109.6032" calcext:value-type="float">
            <text:p>109.6032</text:p>
          </table:table-cell>
          <table:table-cell table:formula="of:=AVERAGE([.F238:.F337])" office:value-type="float" office:value="109.2971" calcext:value-type="float">
            <text:p>109.2971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5.98" calcext:value-type="float">
            <text:p>105.98</text:p>
          </table:table-cell>
          <table:table-cell office:value-type="float" office:value="103.48" calcext:value-type="float">
            <text:p>103.48</text:p>
          </table:table-cell>
          <table:table-cell office:value-type="float" office:value="104.71" calcext:value-type="float">
            <text:p>104.71</text:p>
          </table:table-cell>
          <table:table-cell office:value-type="float" office:value="16303449" calcext:value-type="float">
            <text:p>16303449</text:p>
          </table:table-cell>
          <table:table-cell table:formula="of:=AVERAGE([.F319:.F338])" office:value-type="float" office:value="105.4025" calcext:value-type="float">
            <text:p>105.4025</text:p>
          </table:table-cell>
          <table:table-cell table:formula="of:=AVERAGE([.F289:.F338])" office:value-type="float" office:value="109.472" calcext:value-type="float">
            <text:p>109.472</text:p>
          </table:table-cell>
          <table:table-cell table:formula="of:=AVERAGE([.F239:.F338])" office:value-type="float" office:value="109.2152" calcext:value-type="float">
            <text:p>109.2152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104.99" calcext:value-type="float">
            <text:p>104.99</text:p>
          </table:table-cell>
          <table:table-cell office:value-type="float" office:value="105.29" calcext:value-type="float">
            <text:p>105.29</text:p>
          </table:table-cell>
          <table:table-cell office:value-type="float" office:value="104.07" calcext:value-type="float">
            <text:p>104.07</text:p>
          </table:table-cell>
          <table:table-cell office:value-type="float" office:value="104.61" calcext:value-type="float">
            <text:p>104.61</text:p>
          </table:table-cell>
          <table:table-cell office:value-type="float" office:value="12335924" calcext:value-type="float">
            <text:p>12335924</text:p>
          </table:table-cell>
          <table:table-cell table:formula="of:=AVERAGE([.F320:.F339])" office:value-type="float" office:value="105.5945" calcext:value-type="float">
            <text:p>105.5945</text:p>
          </table:table-cell>
          <table:table-cell table:formula="of:=AVERAGE([.F290:.F339])" office:value-type="float" office:value="109.3696" calcext:value-type="float">
            <text:p>109.3696</text:p>
          </table:table-cell>
          <table:table-cell table:formula="of:=AVERAGE([.F240:.F339])" office:value-type="float" office:value="109.1346" calcext:value-type="float">
            <text:p>109.1346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105.34" calcext:value-type="float">
            <text:p>105.34</text:p>
          </table:table-cell>
          <table:table-cell office:value-type="float" office:value="107.385" calcext:value-type="float">
            <text:p>107.385</text:p>
          </table:table-cell>
          <table:table-cell office:value-type="float" office:value="105.34" calcext:value-type="float">
            <text:p>105.34</text:p>
          </table:table-cell>
          <table:table-cell office:value-type="float" office:value="106.07" calcext:value-type="float">
            <text:p>106.07</text:p>
          </table:table-cell>
          <table:table-cell office:value-type="float" office:value="19196548" calcext:value-type="float">
            <text:p>19196548</text:p>
          </table:table-cell>
          <table:table-cell table:formula="of:=AVERAGE([.F321:.F340])" office:value-type="float" office:value="105.608" calcext:value-type="float">
            <text:p>105.608</text:p>
          </table:table-cell>
          <table:table-cell table:formula="of:=AVERAGE([.F291:.F340])" office:value-type="float" office:value="109.3018" calcext:value-type="float">
            <text:p>109.3018</text:p>
          </table:table-cell>
          <table:table-cell table:formula="of:=AVERAGE([.F241:.F340])" office:value-type="float" office:value="109.0761" calcext:value-type="float">
            <text:p>109.0761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7.745" calcext:value-type="float">
            <text:p>107.745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7.31" calcext:value-type="float">
            <text:p>107.31</text:p>
          </table:table-cell>
          <table:table-cell office:value-type="float" office:value="10992080" calcext:value-type="float">
            <text:p>10992080</text:p>
          </table:table-cell>
          <table:table-cell table:formula="of:=AVERAGE([.F322:.F341])" office:value-type="float" office:value="105.977" calcext:value-type="float">
            <text:p>105.977</text:p>
          </table:table-cell>
          <table:table-cell table:formula="of:=AVERAGE([.F292:.F341])" office:value-type="float" office:value="109.245" calcext:value-type="float">
            <text:p>109.245</text:p>
          </table:table-cell>
          <table:table-cell table:formula="of:=AVERAGE([.F242:.F341])" office:value-type="float" office:value="109.031" calcext:value-type="float">
            <text:p>109.031</text:p>
          </table:table-cell>
        </table:table-row>
        <table:table-row table:style-name="ro1">
          <table:table-cell table:number-columns-repeated="2" office:value-type="date" office:date-value="2025-05-12" calcext:value-type="date">
            <text:p>2025-05-12</text:p>
          </table:table-cell>
          <table:table-cell office:value-type="float" office:value="110.27" calcext:value-type="float">
            <text:p>110.27</text:p>
          </table:table-cell>
          <table:table-cell office:value-type="float" office:value="110.44" calcext:value-type="float">
            <text:p>110.44</text:p>
          </table:table-cell>
          <table:table-cell office:value-type="float" office:value="108.32" calcext:value-type="float">
            <text:p>108.32</text:p>
          </table:table-cell>
          <table:table-cell office:value-type="float" office:value="109.16" calcext:value-type="float">
            <text:p>109.16</text:p>
          </table:table-cell>
          <table:table-cell office:value-type="float" office:value="14244559" calcext:value-type="float">
            <text:p>14244559</text:p>
          </table:table-cell>
          <table:table-cell table:formula="of:=AVERAGE([.F323:.F342])" office:value-type="float" office:value="106.278" calcext:value-type="float">
            <text:p>106.278</text:p>
          </table:table-cell>
          <table:table-cell table:formula="of:=AVERAGE([.F293:.F342])" office:value-type="float" office:value="109.2016" calcext:value-type="float">
            <text:p>109.2016</text:p>
          </table:table-cell>
          <table:table-cell table:formula="of:=AVERAGE([.F243:.F342])" office:value-type="float" office:value="109.0142" calcext:value-type="float">
            <text:p>109.0142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109.425" calcext:value-type="float">
            <text:p>109.425</text:p>
          </table:table-cell>
          <table:table-cell office:value-type="float" office:value="110.51" calcext:value-type="float">
            <text:p>110.51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9.46" calcext:value-type="float">
            <text:p>109.46</text:p>
          </table:table-cell>
          <table:table-cell office:value-type="float" office:value="13350836" calcext:value-type="float">
            <text:p>13350836</text:p>
          </table:table-cell>
          <table:table-cell table:formula="of:=AVERAGE([.F324:.F343])" office:value-type="float" office:value="106.5815" calcext:value-type="float">
            <text:p>106.5815</text:p>
          </table:table-cell>
          <table:table-cell table:formula="of:=AVERAGE([.F294:.F343])" office:value-type="float" office:value="109.2356" calcext:value-type="float">
            <text:p>109.2356</text:p>
          </table:table-cell>
          <table:table-cell table:formula="of:=AVERAGE([.F244:.F343])" office:value-type="float" office:value="109.0241" calcext:value-type="float">
            <text:p>109.0241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4" calcext:value-type="date">
            <text:p>2025-05-14</text:p>
          </table:table-cell>
          <table:table-cell table:number-columns-repeated="2" office:value-type="float" office:value="108.86" calcext:value-type="float">
            <text:p>108.86</text:p>
          </table:table-cell>
          <table:table-cell office:value-type="float" office:value="107.93" calcext:value-type="float">
            <text:p>107.93</text:p>
          </table:table-cell>
          <table:table-cell office:value-type="float" office:value="108.48" calcext:value-type="float">
            <text:p>108.48</text:p>
          </table:table-cell>
          <table:table-cell office:value-type="float" office:value="15494932" calcext:value-type="float">
            <text:p>15494932</text:p>
          </table:table-cell>
          <table:table-cell table:formula="of:=AVERAGE([.F325:.F344])" office:value-type="float" office:value="106.8505" calcext:value-type="float">
            <text:p>106.8505</text:p>
          </table:table-cell>
          <table:table-cell table:formula="of:=AVERAGE([.F295:.F344])" office:value-type="float" office:value="109.2544" calcext:value-type="float">
            <text:p>109.2544</text:p>
          </table:table-cell>
          <table:table-cell table:formula="of:=AVERAGE([.F245:.F344])" office:value-type="float" office:value="109.0288" calcext:value-type="float">
            <text:p>109.028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106.49" calcext:value-type="float">
            <text:p>106.49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5.97" calcext:value-type="float">
            <text:p>105.97</text:p>
          </table:table-cell>
          <table:table-cell office:value-type="float" office:value="108.58" calcext:value-type="float">
            <text:p>108.58</text:p>
          </table:table-cell>
          <table:table-cell office:value-type="float" office:value="15004291" calcext:value-type="float">
            <text:p>15004291</text:p>
          </table:table-cell>
          <table:table-cell table:formula="of:=AVERAGE([.F326:.F345])" office:value-type="float" office:value="107.07" calcext:value-type="float">
            <text:p>107.07</text:p>
          </table:table-cell>
          <table:table-cell table:formula="of:=AVERAGE([.F296:.F345])" office:value-type="float" office:value="109.3172" calcext:value-type="float">
            <text:p>109.3172</text:p>
          </table:table-cell>
          <table:table-cell table:formula="of:=AVERAGE([.F246:.F345])" office:value-type="float" office:value="109.0504" calcext:value-type="float">
            <text:p>109.0504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8.19" calcext:value-type="float">
            <text:p>108.19</text:p>
          </table:table-cell>
          <table:table-cell office:value-type="float" office:value="14042535" calcext:value-type="float">
            <text:p>14042535</text:p>
          </table:table-cell>
          <table:table-cell table:formula="of:=AVERAGE([.F327:.F346])" office:value-type="float" office:value="107.1335" calcext:value-type="float">
            <text:p>107.1335</text:p>
          </table:table-cell>
          <table:table-cell table:formula="of:=AVERAGE([.F297:.F346])" office:value-type="float" office:value="109.3286" calcext:value-type="float">
            <text:p>109.3286</text:p>
          </table:table-cell>
          <table:table-cell table:formula="of:=AVERAGE([.F247:.F346])" office:value-type="float" office:value="109.0772" calcext:value-type="float">
            <text:p>109.0772</text:p>
          </table:table-cell>
        </table:table-row>
        <table:table-row table:style-name="ro1">
          <table:table-cell table:number-columns-repeated="2" office:value-type="date" office:date-value="2025-05-19" calcext:value-type="date">
            <text:p>2025-05-19</text:p>
          </table:table-cell>
          <table:table-cell table:number-columns-repeated="2" office:value-type="float" office:value="107.57" calcext:value-type="float">
            <text:p>107.57</text:p>
          </table:table-cell>
          <table:table-cell office:value-type="float" office:value="105.71999" calcext:value-type="float">
            <text:p>105.71999</text:p>
          </table:table-cell>
          <table:table-cell office:value-type="float" office:value="106.47" calcext:value-type="float">
            <text:p>106.47</text:p>
          </table:table-cell>
          <table:table-cell office:value-type="float" office:value="16802719" calcext:value-type="float">
            <text:p>16802719</text:p>
          </table:table-cell>
          <table:table-cell table:formula="of:=AVERAGE([.F328:.F347])" office:value-type="float" office:value="107.1895" calcext:value-type="float">
            <text:p>107.1895</text:p>
          </table:table-cell>
          <table:table-cell table:formula="of:=AVERAGE([.F298:.F347])" office:value-type="float" office:value="109.2776" calcext:value-type="float">
            <text:p>109.2776</text:p>
          </table:table-cell>
          <table:table-cell table:formula="of:=AVERAGE([.F248:.F347])" office:value-type="float" office:value="109.0832" calcext:value-type="float">
            <text:p>109.0832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106.39" calcext:value-type="float">
            <text:p>106.39</text:p>
          </table:table-cell>
          <table:table-cell office:value-type="float" office:value="106.715" calcext:value-type="float">
            <text:p>106.715</text:p>
          </table:table-cell>
          <table:table-cell office:value-type="float" office:value="104.775" calcext:value-type="float">
            <text:p>104.775</text:p>
          </table:table-cell>
          <table:table-cell office:value-type="float" office:value="104.95" calcext:value-type="float">
            <text:p>104.95</text:p>
          </table:table-cell>
          <table:table-cell office:value-type="float" office:value="12429321" calcext:value-type="float">
            <text:p>12429321</text:p>
          </table:table-cell>
          <table:table-cell table:formula="of:=AVERAGE([.F329:.F348])" office:value-type="float" office:value="107.022" calcext:value-type="float">
            <text:p>107.022</text:p>
          </table:table-cell>
          <table:table-cell table:formula="of:=AVERAGE([.F299:.F348])" office:value-type="float" office:value="109.1406" calcext:value-type="float">
            <text:p>109.1406</text:p>
          </table:table-cell>
          <table:table-cell table:formula="of:=AVERAGE([.F249:.F348])" office:value-type="float" office:value="109.0697" calcext:value-type="float">
            <text:p>109.0697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104.53" calcext:value-type="float">
            <text:p>104.53</text:p>
          </table:table-cell>
          <table:table-cell office:value-type="float" office:value="104.965" calcext:value-type="float">
            <text:p>104.965</text:p>
          </table:table-cell>
          <table:table-cell office:value-type="float" office:value="103.64" calcext:value-type="float">
            <text:p>103.64</text:p>
          </table:table-cell>
          <table:table-cell office:value-type="float" office:value="103.66" calcext:value-type="float">
            <text:p>103.66</text:p>
          </table:table-cell>
          <table:table-cell office:value-type="float" office:value="16716079" calcext:value-type="float">
            <text:p>16716079</text:p>
          </table:table-cell>
          <table:table-cell table:formula="of:=AVERAGE([.F330:.F349])" office:value-type="float" office:value="106.8365" calcext:value-type="float">
            <text:p>106.8365</text:p>
          </table:table-cell>
          <table:table-cell table:formula="of:=AVERAGE([.F300:.F349])" office:value-type="float" office:value="109.0306" calcext:value-type="float">
            <text:p>109.0306</text:p>
          </table:table-cell>
          <table:table-cell table:formula="of:=AVERAGE([.F250:.F349])" office:value-type="float" office:value="109.0423" calcext:value-type="float">
            <text:p>109.0423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103.06" calcext:value-type="float">
            <text:p>103.06</text:p>
          </table:table-cell>
          <table:table-cell office:value-type="float" office:value="103.47" calcext:value-type="float">
            <text:p>103.47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97" calcext:value-type="float">
            <text:p>102.97</text:p>
          </table:table-cell>
          <table:table-cell office:value-type="float" office:value="13417378" calcext:value-type="float">
            <text:p>13417378</text:p>
          </table:table-cell>
          <table:table-cell table:formula="of:=AVERAGE([.F331:.F350])" office:value-type="float" office:value="106.5535" calcext:value-type="float">
            <text:p>106.5535</text:p>
          </table:table-cell>
          <table:table-cell table:formula="of:=AVERAGE([.F301:.F350])" office:value-type="float" office:value="108.9074" calcext:value-type="float">
            <text:p>108.9074</text:p>
          </table:table-cell>
          <table:table-cell table:formula="of:=AVERAGE([.F251:.F350])" office:value-type="float" office:value="109.0071" calcext:value-type="float">
            <text:p>109.0071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102.595" calcext:value-type="float">
            <text:p>102.595</text:p>
          </table:table-cell>
          <table:table-cell office:value-type="float" office:value="103.47" calcext:value-type="float">
            <text:p>103.47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3.03" calcext:value-type="float">
            <text:p>103.03</text:p>
          </table:table-cell>
          <table:table-cell office:value-type="float" office:value="12061606" calcext:value-type="float">
            <text:p>12061606</text:p>
          </table:table-cell>
          <table:table-cell table:formula="of:=AVERAGE([.F332:.F351])" office:value-type="float" office:value="106.2765" calcext:value-type="float">
            <text:p>106.2765</text:p>
          </table:table-cell>
          <table:table-cell table:formula="of:=AVERAGE([.F302:.F351])" office:value-type="float" office:value="108.7946" calcext:value-type="float">
            <text:p>108.7946</text:p>
          </table:table-cell>
          <table:table-cell table:formula="of:=AVERAGE([.F252:.F351])" office:value-type="float" office:value="108.9726" calcext:value-type="float">
            <text:p>108.9726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103.49" calcext:value-type="float">
            <text:p>103.49</text:p>
          </table:table-cell>
          <table:table-cell office:value-type="float" office:value="103.855" calcext:value-type="float">
            <text:p>103.855</text:p>
          </table:table-cell>
          <table:table-cell office:value-type="float" office:value="102.9" calcext:value-type="float">
            <text:p>102.9</text:p>
          </table:table-cell>
          <table:table-cell office:value-type="float" office:value="103.52" calcext:value-type="float">
            <text:p>103.52</text:p>
          </table:table-cell>
          <table:table-cell office:value-type="float" office:value="13043604" calcext:value-type="float">
            <text:p>13043604</text:p>
          </table:table-cell>
          <table:table-cell table:formula="of:=AVERAGE([.F333:.F352])" office:value-type="float" office:value="106.021" calcext:value-type="float">
            <text:p>106.021</text:p>
          </table:table-cell>
          <table:table-cell table:formula="of:=AVERAGE([.F303:.F352])" office:value-type="float" office:value="108.627" calcext:value-type="float">
            <text:p>108.627</text:p>
          </table:table-cell>
          <table:table-cell table:formula="of:=AVERAGE([.F253:.F352])" office:value-type="float" office:value="108.9502" calcext:value-type="float">
            <text:p>108.9502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104.29" calcext:value-type="float">
            <text:p>104.29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1.7918" calcext:value-type="float">
            <text:p>101.7918</text:p>
          </table:table-cell>
          <table:table-cell office:value-type="float" office:value="102.11" calcext:value-type="float">
            <text:p>102.11</text:p>
          </table:table-cell>
          <table:table-cell office:value-type="float" office:value="14292377" calcext:value-type="float">
            <text:p>14292377</text:p>
          </table:table-cell>
          <table:table-cell table:formula="of:=AVERAGE([.F334:.F353])" office:value-type="float" office:value="105.7085" calcext:value-type="float">
            <text:p>105.7085</text:p>
          </table:table-cell>
          <table:table-cell table:formula="of:=AVERAGE([.F304:.F353])" office:value-type="float" office:value="108.394" calcext:value-type="float">
            <text:p>108.394</text:p>
          </table:table-cell>
          <table:table-cell table:formula="of:=AVERAGE([.F254:.F353])" office:value-type="float" office:value="108.8956" calcext:value-type="float">
            <text:p>108.8956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102.28" calcext:value-type="float">
            <text:p>102.28</text:p>
          </table:table-cell>
          <table:table-cell office:value-type="float" office:value="102.845" calcext:value-type="float">
            <text:p>102.84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2.69" calcext:value-type="float">
            <text:p>102.69</text:p>
          </table:table-cell>
          <table:table-cell office:value-type="float" office:value="13832487" calcext:value-type="float">
            <text:p>13832487</text:p>
          </table:table-cell>
          <table:table-cell table:formula="of:=AVERAGE([.F335:.F354])" office:value-type="float" office:value="105.5615" calcext:value-type="float">
            <text:p>105.5615</text:p>
          </table:table-cell>
          <table:table-cell table:formula="of:=AVERAGE([.F305:.F354])" office:value-type="float" office:value="108.175" calcext:value-type="float">
            <text:p>108.175</text:p>
          </table:table-cell>
          <table:table-cell table:formula="of:=AVERAGE([.F255:.F354])" office:value-type="float" office:value="108.8494" calcext:value-type="float">
            <text:p>108.8494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102.16" calcext:value-type="float">
            <text:p>102.16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1.185" calcext:value-type="float">
            <text:p>101.185</text:p>
          </table:table-cell>
          <table:table-cell office:value-type="float" office:value="102.3" calcext:value-type="float">
            <text:p>102.3</text:p>
          </table:table-cell>
          <table:table-cell office:value-type="float" office:value="28645787" calcext:value-type="float">
            <text:p>28645787</text:p>
          </table:table-cell>
          <table:table-cell table:formula="of:=AVERAGE([.F336:.F355])" office:value-type="float" office:value="105.3875" calcext:value-type="float">
            <text:p>105.3875</text:p>
          </table:table-cell>
          <table:table-cell table:formula="of:=AVERAGE([.F306:.F355])" office:value-type="float" office:value="107.9128" calcext:value-type="float">
            <text:p>107.9128</text:p>
          </table:table-cell>
          <table:table-cell table:formula="of:=AVERAGE([.F256:.F355])" office:value-type="float" office:value="108.7938" calcext:value-type="float">
            <text:p>108.7938</text:p>
          </table:table-cell>
        </table:table-row>
        <table:table-row table:style-name="ro1">
          <table:table-cell table:number-columns-repeated="2" office:value-type="date" office:date-value="2025-06-02" calcext:value-type="date">
            <text:p>2025-06-02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2.22" calcext:value-type="float">
            <text:p>102.22</text:p>
          </table:table-cell>
          <table:table-cell office:value-type="float" office:value="103.05" calcext:value-type="float">
            <text:p>103.05</text:p>
          </table:table-cell>
          <table:table-cell office:value-type="float" office:value="17290462" calcext:value-type="float">
            <text:p>17290462</text:p>
          </table:table-cell>
          <table:table-cell table:formula="of:=AVERAGE([.F337:.F356])" office:value-type="float" office:value="105.2295" calcext:value-type="float">
            <text:p>105.2295</text:p>
          </table:table-cell>
          <table:table-cell table:formula="of:=AVERAGE([.F307:.F356])" office:value-type="float" office:value="107.6558" calcext:value-type="float">
            <text:p>107.6558</text:p>
          </table:table-cell>
          <table:table-cell table:formula="of:=AVERAGE([.F257:.F356])" office:value-type="float" office:value="108.7469" calcext:value-type="float">
            <text:p>108.7469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66" calcext:value-type="float">
            <text:p>104.66</text:p>
          </table:table-cell>
          <table:table-cell office:value-type="float" office:value="102.21" calcext:value-type="float">
            <text:p>102.21</text:p>
          </table:table-cell>
          <table:table-cell office:value-type="float" office:value="103.8" calcext:value-type="float">
            <text:p>103.8</text:p>
          </table:table-cell>
          <table:table-cell office:value-type="float" office:value="19194335" calcext:value-type="float">
            <text:p>19194335</text:p>
          </table:table-cell>
          <table:table-cell table:formula="of:=AVERAGE([.F338:.F357])" office:value-type="float" office:value="105.256" calcext:value-type="float">
            <text:p>105.256</text:p>
          </table:table-cell>
          <table:table-cell table:formula="of:=AVERAGE([.F308:.F357])" office:value-type="float" office:value="107.4218" calcext:value-type="float">
            <text:p>107.4218</text:p>
          </table:table-cell>
          <table:table-cell table:formula="of:=AVERAGE([.F258:.F357])" office:value-type="float" office:value="108.6974" calcext:value-type="float">
            <text:p>108.6974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03.915" calcext:value-type="float">
            <text:p>103.915</text:p>
          </table:table-cell>
          <table:table-cell office:value-type="float" office:value="104.92" calcext:value-type="float">
            <text:p>104.92</text:p>
          </table:table-cell>
          <table:table-cell table:number-columns-repeated="2" office:value-type="float" office:value="102.3" calcext:value-type="float">
            <text:p>102.3</text:p>
          </table:table-cell>
          <table:table-cell office:value-type="float" office:value="15648515" calcext:value-type="float">
            <text:p>15648515</text:p>
          </table:table-cell>
          <table:table-cell table:formula="of:=AVERAGE([.F339:.F358])" office:value-type="float" office:value="105.1355" calcext:value-type="float">
            <text:p>105.1355</text:p>
          </table:table-cell>
          <table:table-cell table:formula="of:=AVERAGE([.F309:.F358])" office:value-type="float" office:value="107.1518" calcext:value-type="float">
            <text:p>107.1518</text:p>
          </table:table-cell>
          <table:table-cell table:formula="of:=AVERAGE([.F259:.F358])" office:value-type="float" office:value="108.6511" calcext:value-type="float">
            <text:p>108.6511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102.98" calcext:value-type="float">
            <text:p>102.98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3942218" calcext:value-type="float">
            <text:p>13942218</text:p>
          </table:table-cell>
          <table:table-cell table:formula="of:=AVERAGE([.F340:.F359])" office:value-type="float" office:value="104.9965" calcext:value-type="float">
            <text:p>104.9965</text:p>
          </table:table-cell>
          <table:table-cell table:formula="of:=AVERAGE([.F310:.F359])" office:value-type="float" office:value="106.8566" calcext:value-type="float">
            <text:p>106.8566</text:p>
          </table:table-cell>
          <table:table-cell table:formula="of:=AVERAGE([.F260:.F359])" office:value-type="float" office:value="108.604" calcext:value-type="float">
            <text:p>108.604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675" calcext:value-type="float">
            <text:p>102.675</text:p>
          </table:table-cell>
          <table:table-cell office:value-type="float" office:value="104.27" calcext:value-type="float">
            <text:p>104.27</text:p>
          </table:table-cell>
          <table:table-cell office:value-type="float" office:value="15487844" calcext:value-type="float">
            <text:p>15487844</text:p>
          </table:table-cell>
          <table:table-cell table:formula="of:=AVERAGE([.F341:.F360])" office:value-type="float" office:value="104.9065" calcext:value-type="float">
            <text:p>104.9065</text:p>
          </table:table-cell>
          <table:table-cell table:formula="of:=AVERAGE([.F311:.F360])" office:value-type="float" office:value="106.5766" calcext:value-type="float">
            <text:p>106.5766</text:p>
          </table:table-cell>
          <table:table-cell table:formula="of:=AVERAGE([.F261:.F360])" office:value-type="float" office:value="108.5538" calcext:value-type="float">
            <text:p>108.5538</text:p>
          </table:table-cell>
        </table:table-row>
        <table:table-row table:style-name="ro1">
          <table:table-cell table:number-columns-repeated="2" office:value-type="date" office:date-value="2025-06-09" calcext:value-type="date">
            <text:p>2025-06-09</text:p>
          </table:table-cell>
          <table:table-cell office:value-type="float" office:value="104.33" calcext:value-type="float">
            <text:p>104.33</text:p>
          </table:table-cell>
          <table:table-cell office:value-type="float" office:value="105.845" calcext:value-type="float">
            <text:p>105.845</text:p>
          </table:table-cell>
          <table:table-cell office:value-type="float" office:value="103.83" calcext:value-type="float">
            <text:p>103.83</text:p>
          </table:table-cell>
          <table:table-cell office:value-type="float" office:value="104.97" calcext:value-type="float">
            <text:p>104.97</text:p>
          </table:table-cell>
          <table:table-cell office:value-type="float" office:value="17087328" calcext:value-type="float">
            <text:p>17087328</text:p>
          </table:table-cell>
          <table:table-cell table:formula="of:=AVERAGE([.F342:.F361])" office:value-type="float" office:value="104.7895" calcext:value-type="float">
            <text:p>104.7895</text:p>
          </table:table-cell>
          <table:table-cell table:formula="of:=AVERAGE([.F312:.F361])" office:value-type="float" office:value="106.3182" calcext:value-type="float">
            <text:p>106.3182</text:p>
          </table:table-cell>
          <table:table-cell table:formula="of:=AVERAGE([.F262:.F361])" office:value-type="float" office:value="108.5063" calcext:value-type="float">
            <text:p>108.5063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107.645" calcext:value-type="float">
            <text:p>107.645</text:p>
          </table:table-cell>
          <table:table-cell office:value-type="float" office:value="105.9272" calcext:value-type="float">
            <text:p>105.9272</text:p>
          </table:table-cell>
          <table:table-cell office:value-type="float" office:value="107.22" calcext:value-type="float">
            <text:p>107.22</text:p>
          </table:table-cell>
          <table:table-cell office:value-type="float" office:value="17634793" calcext:value-type="float">
            <text:p>17634793</text:p>
          </table:table-cell>
          <table:table-cell table:formula="of:=AVERAGE([.F343:.F362])" office:value-type="float" office:value="104.6925" calcext:value-type="float">
            <text:p>104.6925</text:p>
          </table:table-cell>
          <table:table-cell table:formula="of:=AVERAGE([.F313:.F362])" office:value-type="float" office:value="106.108" calcext:value-type="float">
            <text:p>106.108</text:p>
          </table:table-cell>
          <table:table-cell table:formula="of:=AVERAGE([.F263:.F362])" office:value-type="float" office:value="108.4634" calcext:value-type="float">
            <text:p>108.4634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09.31" calcext:value-type="float">
            <text:p>109.31</text:p>
          </table:table-cell>
          <table:table-cell office:value-type="float" office:value="22648191" calcext:value-type="float">
            <text:p>22648191</text:p>
          </table:table-cell>
          <table:table-cell table:formula="of:=AVERAGE([.F344:.F363])" office:value-type="float" office:value="104.685" calcext:value-type="float">
            <text:p>104.685</text:p>
          </table:table-cell>
          <table:table-cell table:formula="of:=AVERAGE([.F314:.F363])" office:value-type="float" office:value="105.9156" calcext:value-type="float">
            <text:p>105.9156</text:p>
          </table:table-cell>
          <table:table-cell table:formula="of:=AVERAGE([.F264:.F363])" office:value-type="float" office:value="108.4433" calcext:value-type="float">
            <text:p>108.4433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108.92" calcext:value-type="float">
            <text:p>108.92</text:p>
          </table:table-cell>
          <table:table-cell office:value-type="float" office:value="110.19" calcext:value-type="float">
            <text:p>110.19</text:p>
          </table:table-cell>
          <table:table-cell office:value-type="float" office:value="108.22" calcext:value-type="float">
            <text:p>108.22</text:p>
          </table:table-cell>
          <table:table-cell office:value-type="float" office:value="109.73" calcext:value-type="float">
            <text:p>109.73</text:p>
          </table:table-cell>
          <table:table-cell office:value-type="float" office:value="17469408" calcext:value-type="float">
            <text:p>17469408</text:p>
          </table:table-cell>
          <table:table-cell table:formula="of:=AVERAGE([.F345:.F364])" office:value-type="float" office:value="104.7475" calcext:value-type="float">
            <text:p>104.7475</text:p>
          </table:table-cell>
          <table:table-cell table:formula="of:=AVERAGE([.F315:.F364])" office:value-type="float" office:value="105.7294" calcext:value-type="float">
            <text:p>105.7294</text:p>
          </table:table-cell>
          <table:table-cell table:formula="of:=AVERAGE([.F265:.F364])" office:value-type="float" office:value="108.4174" calcext:value-type="float">
            <text:p>108.4174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112.35" calcext:value-type="float">
            <text:p>112.35</text:p>
          </table:table-cell>
          <table:table-cell office:value-type="float" office:value="112.53" calcext:value-type="float">
            <text:p>112.53</text:p>
          </table:table-cell>
          <table:table-cell office:value-type="float" office:value="110.68" calcext:value-type="float">
            <text:p>110.68</text:p>
          </table:table-cell>
          <table:table-cell office:value-type="float" office:value="112.12" calcext:value-type="float">
            <text:p>112.12</text:p>
          </table:table-cell>
          <table:table-cell office:value-type="float" office:value="28540165" calcext:value-type="float">
            <text:p>28540165</text:p>
          </table:table-cell>
          <table:table-cell table:formula="of:=AVERAGE([.F346:.F365])" office:value-type="float" office:value="104.9245" calcext:value-type="float">
            <text:p>104.9245</text:p>
          </table:table-cell>
          <table:table-cell table:formula="of:=AVERAGE([.F316:.F365])" office:value-type="float" office:value="105.5984" calcext:value-type="float">
            <text:p>105.5984</text:p>
          </table:table-cell>
          <table:table-cell table:formula="of:=AVERAGE([.F266:.F365])" office:value-type="float" office:value="108.4239" calcext:value-type="float">
            <text:p>108.4239</text:p>
          </table:table-cell>
        </table:table-row>
        <table:table-row table:style-name="ro1">
          <table:table-cell table:number-columns-repeated="2" office:value-type="date" office:date-value="2025-06-16" calcext:value-type="date">
            <text:p>2025-06-16</text:p>
          </table:table-cell>
          <table:table-cell office:value-type="float" office:value="111.82" calcext:value-type="float">
            <text:p>111.82</text:p>
          </table:table-cell>
          <table:table-cell office:value-type="float" office:value="113.16" calcext:value-type="float">
            <text:p>113.16</text:p>
          </table:table-cell>
          <table:table-cell office:value-type="float" office:value="111.13" calcext:value-type="float">
            <text:p>111.13</text:p>
          </table:table-cell>
          <table:table-cell office:value-type="float" office:value="112.48" calcext:value-type="float">
            <text:p>112.48</text:p>
          </table:table-cell>
          <table:table-cell office:value-type="float" office:value="22986113" calcext:value-type="float">
            <text:p>22986113</text:p>
          </table:table-cell>
          <table:table-cell table:formula="of:=AVERAGE([.F347:.F366])" office:value-type="float" office:value="105.139" calcext:value-type="float">
            <text:p>105.139</text:p>
          </table:table-cell>
          <table:table-cell table:formula="of:=AVERAGE([.F317:.F366])" office:value-type="float" office:value="105.5994" calcext:value-type="float">
            <text:p>105.5994</text:p>
          </table:table-cell>
          <table:table-cell table:formula="of:=AVERAGE([.F267:.F366])" office:value-type="float" office:value="108.4534" calcext:value-type="float">
            <text:p>108.4534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113.95" calcext:value-type="float">
            <text:p>113.95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3.11" calcext:value-type="float">
            <text:p>113.11</text:p>
          </table:table-cell>
          <table:table-cell office:value-type="float" office:value="114" calcext:value-type="float">
            <text:p>114</text:p>
          </table:table-cell>
          <table:table-cell office:value-type="float" office:value="19451701" calcext:value-type="float">
            <text:p>19451701</text:p>
          </table:table-cell>
          <table:table-cell table:formula="of:=AVERAGE([.F348:.F367])" office:value-type="float" office:value="105.5155" calcext:value-type="float">
            <text:p>105.5155</text:p>
          </table:table-cell>
          <table:table-cell table:formula="of:=AVERAGE([.F318:.F367])" office:value-type="float" office:value="105.7926" calcext:value-type="float">
            <text:p>105.7926</text:p>
          </table:table-cell>
          <table:table-cell table:formula="of:=AVERAGE([.F268:.F367])" office:value-type="float" office:value="108.4919" calcext:value-type="float">
            <text:p>108.4919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3.19" calcext:value-type="float">
            <text:p>113.19</text:p>
          </table:table-cell>
          <table:table-cell office:value-type="float" office:value="17968893" calcext:value-type="float">
            <text:p>17968893</text:p>
          </table:table-cell>
          <table:table-cell table:formula="of:=AVERAGE([.F349:.F368])" office:value-type="float" office:value="105.9275" calcext:value-type="float">
            <text:p>105.9275</text:p>
          </table:table-cell>
          <table:table-cell table:formula="of:=AVERAGE([.F319:.F368])" office:value-type="float" office:value="105.9976" calcext:value-type="float">
            <text:p>105.9976</text:p>
          </table:table-cell>
          <table:table-cell table:formula="of:=AVERAGE([.F269:.F368])" office:value-type="float" office:value="108.5372" calcext:value-type="float">
            <text:p>108.5372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113.45" calcext:value-type="float">
            <text:p>113.45</text:p>
          </table:table-cell>
          <table:table-cell office:value-type="float" office:value="115.035" calcext:value-type="float">
            <text:p>115.035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4.7" calcext:value-type="float">
            <text:p>114.7</text:p>
          </table:table-cell>
          <table:table-cell office:value-type="float" office:value="36273288" calcext:value-type="float">
            <text:p>36273288</text:p>
          </table:table-cell>
          <table:table-cell table:formula="of:=AVERAGE([.F350:.F369])" office:value-type="float" office:value="106.4795" calcext:value-type="float">
            <text:p>106.4795</text:p>
          </table:table-cell>
          <table:table-cell table:formula="of:=AVERAGE([.F320:.F369])" office:value-type="float" office:value="106.2762" calcext:value-type="float">
            <text:p>106.2762</text:p>
          </table:table-cell>
          <table:table-cell table:formula="of:=AVERAGE([.F270:.F369])" office:value-type="float" office:value="108.5825" calcext:value-type="float">
            <text:p>108.5825</text:p>
          </table:table-cell>
        </table:table-row>
        <table:table-row table:style-name="ro1">
          <table:table-cell table:number-columns-repeated="2" office:value-type="date" office:date-value="2025-06-23" calcext:value-type="date">
            <text:p>2025-06-23</text:p>
          </table:table-cell>
          <table:table-cell office:value-type="float" office:value="116.7" calcext:value-type="float">
            <text:p>116.7</text:p>
          </table:table-cell>
          <table:table-cell office:value-type="float" office:value="116.95" calcext:value-type="float">
            <text:p>116.95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1.74" calcext:value-type="float">
            <text:p>111.74</text:p>
          </table:table-cell>
          <table:table-cell office:value-type="float" office:value="26631056" calcext:value-type="float">
            <text:p>26631056</text:p>
          </table:table-cell>
          <table:table-cell table:formula="of:=AVERAGE([.F351:.F370])" office:value-type="float" office:value="106.918" calcext:value-type="float">
            <text:p>106.918</text:p>
          </table:table-cell>
          <table:table-cell table:formula="of:=AVERAGE([.F321:.F370])" office:value-type="float" office:value="106.395" calcext:value-type="float">
            <text:p>106.395</text:p>
          </table:table-cell>
          <table:table-cell table:formula="of:=AVERAGE([.F271:.F370])" office:value-type="float" office:value="108.6195" calcext:value-type="float">
            <text:p>108.6195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0.94" calcext:value-type="float">
            <text:p>110.94</text:p>
          </table:table-cell>
          <table:table-cell office:value-type="float" office:value="107.91" calcext:value-type="float">
            <text:p>107.91</text:p>
          </table:table-cell>
          <table:table-cell office:value-type="float" office:value="108.34" calcext:value-type="float">
            <text:p>108.34</text:p>
          </table:table-cell>
          <table:table-cell office:value-type="float" office:value="24828277" calcext:value-type="float">
            <text:p>24828277</text:p>
          </table:table-cell>
          <table:table-cell table:formula="of:=AVERAGE([.F352:.F371])" office:value-type="float" office:value="107.1835" calcext:value-type="float">
            <text:p>107.1835</text:p>
          </table:table-cell>
          <table:table-cell table:formula="of:=AVERAGE([.F322:.F371])" office:value-type="float" office:value="106.5632" calcext:value-type="float">
            <text:p>106.5632</text:p>
          </table:table-cell>
          <table:table-cell table:formula="of:=AVERAGE([.F272:.F371])" office:value-type="float" office:value="108.6162" calcext:value-type="float">
            <text:p>108.6162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7.7" calcext:value-type="float">
            <text:p>107.7</text:p>
          </table:table-cell>
          <table:table-cell office:value-type="float" office:value="108.37" calcext:value-type="float">
            <text:p>108.37</text:p>
          </table:table-cell>
          <table:table-cell office:value-type="float" office:value="17483231" calcext:value-type="float">
            <text:p>17483231</text:p>
          </table:table-cell>
          <table:table-cell table:formula="of:=AVERAGE([.F353:.F372])" office:value-type="float" office:value="107.426" calcext:value-type="float">
            <text:p>107.426</text:p>
          </table:table-cell>
          <table:table-cell table:formula="of:=AVERAGE([.F323:.F372])" office:value-type="float" office:value="106.6678" calcext:value-type="float">
            <text:p>106.6678</text:p>
          </table:table-cell>
          <table:table-cell table:formula="of:=AVERAGE([.F273:.F372])" office:value-type="float" office:value="108.6042" calcext:value-type="float">
            <text:p>108.6042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0.435" calcext:value-type="float">
            <text:p>110.435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9.99" calcext:value-type="float">
            <text:p>109.99</text:p>
          </table:table-cell>
          <table:table-cell office:value-type="float" office:value="18304841" calcext:value-type="float">
            <text:p>18304841</text:p>
          </table:table-cell>
          <table:table-cell table:formula="of:=AVERAGE([.F354:.F373])" office:value-type="float" office:value="107.82" calcext:value-type="float">
            <text:p>107.82</text:p>
          </table:table-cell>
          <table:table-cell table:formula="of:=AVERAGE([.F324:.F373])" office:value-type="float" office:value="106.7998" calcext:value-type="float">
            <text:p>106.7998</text:p>
          </table:table-cell>
          <table:table-cell table:formula="of:=AVERAGE([.F274:.F373])" office:value-type="float" office:value="108.6358" calcext:value-type="float">
            <text:p>108.6358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109.935" calcext:value-type="float">
            <text:p>109.935</text:p>
          </table:table-cell>
          <table:table-cell office:value-type="float" office:value="110.1" calcext:value-type="float">
            <text:p>110.1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9.38" calcext:value-type="float">
            <text:p>109.38</text:p>
          </table:table-cell>
          <table:table-cell office:value-type="float" office:value="22002079" calcext:value-type="float">
            <text:p>22002079</text:p>
          </table:table-cell>
          <table:table-cell table:formula="of:=AVERAGE([.F355:.F374])" office:value-type="float" office:value="108.1545" calcext:value-type="float">
            <text:p>108.1545</text:p>
          </table:table-cell>
          <table:table-cell table:formula="of:=AVERAGE([.F325:.F374])" office:value-type="float" office:value="106.9254" calcext:value-type="float">
            <text:p>106.9254</text:p>
          </table:table-cell>
          <table:table-cell table:formula="of:=AVERAGE([.F275:.F374])" office:value-type="float" office:value="108.6587" calcext:value-type="float">
            <text:p>108.6587</text:p>
          </table:table-cell>
        </table:table-row>
        <table:table-row table:style-name="ro1">
          <table:table-cell table:number-columns-repeated="2" office:value-type="date" office:date-value="2025-06-30" calcext:value-type="date">
            <text:p>2025-06-30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8.84" calcext:value-type="float">
            <text:p>108.84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7.8" calcext:value-type="float">
            <text:p>107.8</text:p>
          </table:table-cell>
          <table:table-cell office:value-type="float" office:value="19199048" calcext:value-type="float">
            <text:p>19199048</text:p>
          </table:table-cell>
          <table:table-cell table:formula="of:=AVERAGE([.F356:.F375])" office:value-type="float" office:value="108.4295" calcext:value-type="float">
            <text:p>108.4295</text:p>
          </table:table-cell>
          <table:table-cell table:formula="of:=AVERAGE([.F326:.F375])" office:value-type="float" office:value="106.9976" calcext:value-type="float">
            <text:p>106.9976</text:p>
          </table:table-cell>
          <table:table-cell table:formula="of:=AVERAGE([.F276:.F375])" office:value-type="float" office:value="108.6371" calcext:value-type="float">
            <text:p>108.6371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08.13" calcext:value-type="float">
            <text:p>108.13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7.15" calcext:value-type="float">
            <text:p>107.15</text:p>
          </table:table-cell>
          <table:table-cell office:value-type="float" office:value="109.24" calcext:value-type="float">
            <text:p>109.24</text:p>
          </table:table-cell>
          <table:table-cell office:value-type="float" office:value="15536896" calcext:value-type="float">
            <text:p>15536896</text:p>
          </table:table-cell>
          <table:table-cell table:formula="of:=AVERAGE([.F357:.F376])" office:value-type="float" office:value="108.739" calcext:value-type="float">
            <text:p>108.739</text:p>
          </table:table-cell>
          <table:table-cell table:formula="of:=AVERAGE([.F327:.F376])" office:value-type="float" office:value="107.044" calcext:value-type="float">
            <text:p>107.044</text:p>
          </table:table-cell>
          <table:table-cell table:formula="of:=AVERAGE([.F277:.F376])" office:value-type="float" office:value="108.6307" calcext:value-type="float">
            <text:p>108.6307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110" calcext:value-type="float">
            <text:p>110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8.825" calcext:value-type="float">
            <text:p>108.825</text:p>
          </table:table-cell>
          <table:table-cell office:value-type="float" office:value="111.05" calcext:value-type="float">
            <text:p>111.05</text:p>
          </table:table-cell>
          <table:table-cell office:value-type="float" office:value="11892160" calcext:value-type="float">
            <text:p>11892160</text:p>
          </table:table-cell>
          <table:table-cell table:formula="of:=AVERAGE([.F358:.F377])" office:value-type="float" office:value="109.1015" calcext:value-type="float">
            <text:p>109.1015</text:p>
          </table:table-cell>
          <table:table-cell table:formula="of:=AVERAGE([.F328:.F377])" office:value-type="float" office:value="107.158" calcext:value-type="float">
            <text:p>107.158</text:p>
          </table:table-cell>
          <table:table-cell table:formula="of:=AVERAGE([.F278:.F377])" office:value-type="float" office:value="108.6569" calcext:value-type="float">
            <text:p>108.6569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110.89" calcext:value-type="float">
            <text:p>110.89</text:p>
          </table:table-cell>
          <table:table-cell office:value-type="float" office:value="112.47" calcext:value-type="float">
            <text:p>112.47</text:p>
          </table:table-cell>
          <table:table-cell office:value-type="float" office:value="110.6187" calcext:value-type="float">
            <text:p>110.6187</text:p>
          </table:table-cell>
          <table:table-cell office:value-type="float" office:value="112.2" calcext:value-type="float">
            <text:p>112.2</text:p>
          </table:table-cell>
          <table:table-cell office:value-type="float" office:value="11223580" calcext:value-type="float">
            <text:p>11223580</text:p>
          </table:table-cell>
          <table:table-cell table:formula="of:=AVERAGE([.F359:.F378])" office:value-type="float" office:value="109.5965" calcext:value-type="float">
            <text:p>109.5965</text:p>
          </table:table-cell>
          <table:table-cell table:formula="of:=AVERAGE([.F329:.F378])" office:value-type="float" office:value="107.236" calcext:value-type="float">
            <text:p>107.236</text:p>
          </table:table-cell>
          <table:table-cell table:formula="of:=AVERAGE([.F279:.F378])" office:value-type="float" office:value="108.69" calcext:value-type="float">
            <text:p>108.69</text:p>
          </table:table-cell>
        </table:table-row>
        <table:table-row table:style-name="ro1">
          <table:table-cell table:number-columns-repeated="2" office:value-type="date" office:date-value="2025-07-07" calcext:value-type="date">
            <text:p>2025-07-07</text:p>
          </table:table-cell>
          <table:table-cell office:value-type="float" office:value="111.54" calcext:value-type="float">
            <text:p>111.54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0.2226" calcext:value-type="float">
            <text:p>110.2226</text:p>
          </table:table-cell>
          <table:table-cell office:value-type="float" office:value="111.11" calcext:value-type="float">
            <text:p>111.11</text:p>
          </table:table-cell>
          <table:table-cell office:value-type="float" office:value="15415889" calcext:value-type="float">
            <text:p>15415889</text:p>
          </table:table-cell>
          <table:table-cell table:formula="of:=AVERAGE([.F360:.F379])" office:value-type="float" office:value="110.0605" calcext:value-type="float">
            <text:p>110.0605</text:p>
          </table:table-cell>
          <table:table-cell table:formula="of:=AVERAGE([.F330:.F379])" office:value-type="float" office:value="107.3108" calcext:value-type="float">
            <text:p>107.3108</text:p>
          </table:table-cell>
          <table:table-cell table:formula="of:=AVERAGE([.F280:.F379])" office:value-type="float" office:value="108.6914" calcext:value-type="float">
            <text:p>108.6914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110.885" calcext:value-type="float">
            <text:p>110.885</text:p>
          </table:table-cell>
          <table:table-cell office:value-type="float" office:value="114.46" calcext:value-type="float">
            <text:p>114.46</text:p>
          </table:table-cell>
          <table:table-cell office:value-type="float" office:value="110.85" calcext:value-type="float">
            <text:p>110.85</text:p>
          </table:table-cell>
          <table:table-cell office:value-type="float" office:value="114.19" calcext:value-type="float">
            <text:p>114.19</text:p>
          </table:table-cell>
          <table:table-cell office:value-type="float" office:value="17913404" calcext:value-type="float">
            <text:p>17913404</text:p>
          </table:table-cell>
          <table:table-cell table:formula="of:=AVERAGE([.F361:.F380])" office:value-type="float" office:value="110.5565" calcext:value-type="float">
            <text:p>110.5565</text:p>
          </table:table-cell>
          <table:table-cell table:formula="of:=AVERAGE([.F331:.F380])" office:value-type="float" office:value="107.422" calcext:value-type="float">
            <text:p>107.422</text:p>
          </table:table-cell>
          <table:table-cell table:formula="of:=AVERAGE([.F281:.F380])" office:value-type="float" office:value="108.7166" calcext:value-type="float">
            <text:p>108.7166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113.92" calcext:value-type="float">
            <text:p>113.92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3.27" calcext:value-type="float">
            <text:p>113.27</text:p>
          </table:table-cell>
          <table:table-cell office:value-type="float" office:value="113.8" calcext:value-type="float">
            <text:p>113.8</text:p>
          </table:table-cell>
          <table:table-cell office:value-type="float" office:value="10652062" calcext:value-type="float">
            <text:p>10652062</text:p>
          </table:table-cell>
          <table:table-cell table:formula="of:=AVERAGE([.F362:.F381])" office:value-type="float" office:value="110.998" calcext:value-type="float">
            <text:p>110.998</text:p>
          </table:table-cell>
          <table:table-cell table:formula="of:=AVERAGE([.F332:.F381])" office:value-type="float" office:value="107.5266" calcext:value-type="float">
            <text:p>107.5266</text:p>
          </table:table-cell>
          <table:table-cell table:formula="of:=AVERAGE([.F282:.F381])" office:value-type="float" office:value="108.7811" calcext:value-type="float">
            <text:p>108.7811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113.71" calcext:value-type="float">
            <text:p>113.71</text:p>
          </table:table-cell>
          <table:table-cell office:value-type="float" office:value="115.27" calcext:value-type="float">
            <text:p>115.27</text:p>
          </table:table-cell>
          <table:table-cell office:value-type="float" office:value="113.07" calcext:value-type="float">
            <text:p>113.07</text:p>
          </table:table-cell>
          <table:table-cell office:value-type="float" office:value="114.93" calcext:value-type="float">
            <text:p>114.93</text:p>
          </table:table-cell>
          <table:table-cell office:value-type="float" office:value="14903884" calcext:value-type="float">
            <text:p>14903884</text:p>
          </table:table-cell>
          <table:table-cell table:formula="of:=AVERAGE([.F363:.F382])" office:value-type="float" office:value="111.3835" calcext:value-type="float">
            <text:p>111.3835</text:p>
          </table:table-cell>
          <table:table-cell table:formula="of:=AVERAGE([.F333:.F382])" office:value-type="float" office:value="107.6526" calcext:value-type="float">
            <text:p>107.6526</text:p>
          </table:table-cell>
          <table:table-cell table:formula="of:=AVERAGE([.F283:.F382])" office:value-type="float" office:value="108.8491" calcext:value-type="float">
            <text:p>108.8491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114.85" calcext:value-type="float">
            <text:p>114.85</text:p>
          </table:table-cell>
          <table:table-cell office:value-type="float" office:value="115.76" calcext:value-type="float">
            <text:p>115.76</text:p>
          </table:table-cell>
          <table:table-cell office:value-type="float" office:value="114.5053" calcext:value-type="float">
            <text:p>114.5053</text:p>
          </table:table-cell>
          <table:table-cell office:value-type="float" office:value="115.43" calcext:value-type="float">
            <text:p>115.43</text:p>
          </table:table-cell>
          <table:table-cell office:value-type="float" office:value="11683884" calcext:value-type="float">
            <text:p>11683884</text:p>
          </table:table-cell>
          <table:table-cell table:formula="of:=AVERAGE([.F364:.F383])" office:value-type="float" office:value="111.6895" calcext:value-type="float">
            <text:p>111.6895</text:p>
          </table:table-cell>
          <table:table-cell table:formula="of:=AVERAGE([.F334:.F383])" office:value-type="float" office:value="107.794" calcext:value-type="float">
            <text:p>107.794</text:p>
          </table:table-cell>
          <table:table-cell table:formula="of:=AVERAGE([.F284:.F383])" office:value-type="float" office:value="108.921" calcext:value-type="float">
            <text:p>108.921</text:p>
          </table:table-cell>
        </table:table-row>
        <table:table-row table:style-name="ro1">
          <table:table-cell table:number-columns-repeated="2" office:value-type="date" office:date-value="2025-07-14" calcext:value-type="date">
            <text:p>2025-07-14</text:p>
          </table:table-cell>
          <table:table-cell table:number-columns-repeated="2" office:value-type="float" office:value="115.225" calcext:value-type="float">
            <text:p>115.225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3.92" calcext:value-type="float">
            <text:p>113.92</text:p>
          </table:table-cell>
          <table:table-cell office:value-type="float" office:value="13220303" calcext:value-type="float">
            <text:p>13220303</text:p>
          </table:table-cell>
          <table:table-cell table:formula="of:=AVERAGE([.F365:.F384])" office:value-type="float" office:value="111.899" calcext:value-type="float">
            <text:p>111.899</text:p>
          </table:table-cell>
          <table:table-cell table:formula="of:=AVERAGE([.F335:.F384])" office:value-type="float" office:value="107.9598" calcext:value-type="float">
            <text:p>107.9598</text:p>
          </table:table-cell>
          <table:table-cell table:formula="of:=AVERAGE([.F285:.F384])" office:value-type="float" office:value="108.9588" calcext:value-type="float">
            <text:p>108.9588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112.595" calcext:value-type="float">
            <text:p>112.595</text:p>
          </table:table-cell>
          <table:table-cell office:value-type="float" office:value="112.91" calcext:value-type="float">
            <text:p>112.91</text:p>
          </table:table-cell>
          <table:table-cell office:value-type="float" office:value="10959347" calcext:value-type="float">
            <text:p>10959347</text:p>
          </table:table-cell>
          <table:table-cell table:formula="of:=AVERAGE([.F366:.F385])" office:value-type="float" office:value="111.9385" calcext:value-type="float">
            <text:p>111.9385</text:p>
          </table:table-cell>
          <table:table-cell table:formula="of:=AVERAGE([.F336:.F385])" office:value-type="float" office:value="108.1024" calcext:value-type="float">
            <text:p>108.1024</text:p>
          </table:table-cell>
          <table:table-cell table:formula="of:=AVERAGE([.F286:.F385])" office:value-type="float" office:value="108.9849" calcext:value-type="float">
            <text:p>108.9849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113.5" calcext:value-type="float">
            <text:p>113.5</text:p>
          </table:table-cell>
          <table:table-cell office:value-type="float" office:value="112.1" calcext:value-type="float">
            <text:p>112.1</text:p>
          </table:table-cell>
          <table:table-cell office:value-type="float" office:value="112.23" calcext:value-type="float">
            <text:p>112.23</text:p>
          </table:table-cell>
          <table:table-cell office:value-type="float" office:value="11158852" calcext:value-type="float">
            <text:p>11158852</text:p>
          </table:table-cell>
          <table:table-cell table:formula="of:=AVERAGE([.F367:.F386])" office:value-type="float" office:value="111.926" calcext:value-type="float">
            <text:p>111.926</text:p>
          </table:table-cell>
          <table:table-cell table:formula="of:=AVERAGE([.F337:.F386])" office:value-type="float" office:value="108.2228" calcext:value-type="float">
            <text:p>108.2228</text:p>
          </table:table-cell>
          <table:table-cell table:formula="of:=AVERAGE([.F287:.F386])" office:value-type="float" office:value="108.9872" calcext:value-type="float">
            <text:p>108.9872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2.23" calcext:value-type="float">
            <text:p>112.2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1.66" calcext:value-type="float">
            <text:p>111.66</text:p>
          </table:table-cell>
          <table:table-cell office:value-type="float" office:value="13151446" calcext:value-type="float">
            <text:p>13151446</text:p>
          </table:table-cell>
          <table:table-cell table:formula="of:=AVERAGE([.F368:.F387])" office:value-type="float" office:value="111.809" calcext:value-type="float">
            <text:p>111.809</text:p>
          </table:table-cell>
          <table:table-cell table:formula="of:=AVERAGE([.F338:.F387])" office:value-type="float" office:value="108.3906" calcext:value-type="float">
            <text:p>108.3906</text:p>
          </table:table-cell>
          <table:table-cell table:formula="of:=AVERAGE([.F288:.F387])" office:value-type="float" office:value="108.9969" calcext:value-type="float">
            <text:p>108.9969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1.73" calcext:value-type="float">
            <text:p>111.7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7.77" calcext:value-type="float">
            <text:p>107.77</text:p>
          </table:table-cell>
          <table:table-cell office:value-type="float" office:value="32366594" calcext:value-type="float">
            <text:p>32366594</text:p>
          </table:table-cell>
          <table:table-cell table:formula="of:=AVERAGE([.F369:.F388])" office:value-type="float" office:value="111.538" calcext:value-type="float">
            <text:p>111.538</text:p>
          </table:table-cell>
          <table:table-cell table:formula="of:=AVERAGE([.F339:.F388])" office:value-type="float" office:value="108.4518" calcext:value-type="float">
            <text:p>108.4518</text:p>
          </table:table-cell>
          <table:table-cell table:formula="of:=AVERAGE([.F289:.F388])" office:value-type="float" office:value="108.9619" calcext:value-type="float">
            <text:p>108.9619</text:p>
          </table:table-cell>
        </table:table-row>
        <table:table-row table:style-name="ro1">
          <table:table-cell table:number-columns-repeated="2" office:value-type="date" office:date-value="2025-07-21" calcext:value-type="date">
            <text:p>2025-07-21</text:p>
          </table:table-cell>
          <table:table-cell office:value-type="float" office:value="107.6" calcext:value-type="float">
            <text:p>107.6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8.05" calcext:value-type="float">
            <text:p>108.05</text:p>
          </table:table-cell>
          <table:table-cell office:value-type="float" office:value="17010405" calcext:value-type="float">
            <text:p>17010405</text:p>
          </table:table-cell>
          <table:table-cell table:formula="of:=AVERAGE([.F370:.F389])" office:value-type="float" office:value="111.2055" calcext:value-type="float">
            <text:p>111.2055</text:p>
          </table:table-cell>
          <table:table-cell table:formula="of:=AVERAGE([.F340:.F389])" office:value-type="float" office:value="108.5206" calcext:value-type="float">
            <text:p>108.5206</text:p>
          </table:table-cell>
          <table:table-cell table:formula="of:=AVERAGE([.F290:.F389])" office:value-type="float" office:value="108.9451" calcext:value-type="float">
            <text:p>108.9451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107.98" calcext:value-type="float">
            <text:p>107.98</text:p>
          </table:table-cell>
          <table:table-cell office:value-type="float" office:value="109.44" calcext:value-type="float">
            <text:p>109.44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8.54" calcext:value-type="float">
            <text:p>108.54</text:p>
          </table:table-cell>
          <table:table-cell office:value-type="float" office:value="13970885" calcext:value-type="float">
            <text:p>13970885</text:p>
          </table:table-cell>
          <table:table-cell table:formula="of:=AVERAGE([.F371:.F390])" office:value-type="float" office:value="111.0455" calcext:value-type="float">
            <text:p>111.0455</text:p>
          </table:table-cell>
          <table:table-cell table:formula="of:=AVERAGE([.F341:.F390])" office:value-type="float" office:value="108.57" calcext:value-type="float">
            <text:p>108.57</text:p>
          </table:table-cell>
          <table:table-cell table:formula="of:=AVERAGE([.F291:.F390])" office:value-type="float" office:value="108.9359" calcext:value-type="float">
            <text:p>108.9359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108.93" calcext:value-type="float">
            <text:p>108.93</text:p>
          </table:table-cell>
          <table:table-cell office:value-type="float" office:value="110" calcext:value-type="float">
            <text:p>110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9.93" calcext:value-type="float">
            <text:p>109.93</text:p>
          </table:table-cell>
          <table:table-cell office:value-type="float" office:value="12002687" calcext:value-type="float">
            <text:p>12002687</text:p>
          </table:table-cell>
          <table:table-cell table:formula="of:=AVERAGE([.F372:.F391])" office:value-type="float" office:value="111.125" calcext:value-type="float">
            <text:p>111.125</text:p>
          </table:table-cell>
          <table:table-cell table:formula="of:=AVERAGE([.F342:.F391])" office:value-type="float" office:value="108.6224" calcext:value-type="float">
            <text:p>108.6224</text:p>
          </table:table-cell>
          <table:table-cell table:formula="of:=AVERAGE([.F292:.F391])" office:value-type="float" office:value="108.9337" calcext:value-type="float">
            <text:p>108.9337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0.95" calcext:value-type="float">
            <text:p>110.95</text:p>
          </table:table-cell>
          <table:table-cell office:value-type="float" office:value="109.125" calcext:value-type="float">
            <text:p>109.125</text:p>
          </table:table-cell>
          <table:table-cell office:value-type="float" office:value="110.79" calcext:value-type="float">
            <text:p>110.79</text:p>
          </table:table-cell>
          <table:table-cell office:value-type="float" office:value="15647208" calcext:value-type="float">
            <text:p>15647208</text:p>
          </table:table-cell>
          <table:table-cell table:formula="of:=AVERAGE([.F373:.F392])" office:value-type="float" office:value="111.246" calcext:value-type="float">
            <text:p>111.246</text:p>
          </table:table-cell>
          <table:table-cell table:formula="of:=AVERAGE([.F343:.F392])" office:value-type="float" office:value="108.655" calcext:value-type="float">
            <text:p>108.655</text:p>
          </table:table-cell>
          <table:table-cell table:formula="of:=AVERAGE([.F293:.F392])" office:value-type="float" office:value="108.9283" calcext:value-type="float">
            <text:p>108.9283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110.73" calcext:value-type="float">
            <text:p>110.73</text:p>
          </table:table-cell>
          <table:table-cell office:value-type="float" office:value="110.98" calcext:value-type="float">
            <text:p>110.98</text:p>
          </table:table-cell>
          <table:table-cell office:value-type="float" office:value="109.7" calcext:value-type="float">
            <text:p>109.7</text:p>
          </table:table-cell>
          <table:table-cell office:value-type="float" office:value="110.4" calcext:value-type="float">
            <text:p>110.4</text:p>
          </table:table-cell>
          <table:table-cell office:value-type="float" office:value="10548938" calcext:value-type="float">
            <text:p>10548938</text:p>
          </table:table-cell>
          <table:table-cell table:formula="of:=AVERAGE([.F374:.F393])" office:value-type="float" office:value="111.2665" calcext:value-type="float">
            <text:p>111.2665</text:p>
          </table:table-cell>
          <table:table-cell table:formula="of:=AVERAGE([.F344:.F393])" office:value-type="float" office:value="108.6738" calcext:value-type="float">
            <text:p>108.6738</text:p>
          </table:table-cell>
          <table:table-cell table:formula="of:=AVERAGE([.F294:.F393])" office:value-type="float" office:value="108.9547" calcext:value-type="float">
            <text:p>108.9547</text:p>
          </table:table-cell>
        </table:table-row>
        <table:table-row table:style-name="ro1">
          <table:table-cell table:number-columns-repeated="2" office:value-type="date" office:date-value="2025-07-28" calcext:value-type="date">
            <text:p>2025-07-28</text:p>
          </table:table-cell>
          <table:table-cell office:value-type="float" office:value="111.085" calcext:value-type="float">
            <text:p>111.085</text:p>
          </table:table-cell>
          <table:table-cell office:value-type="float" office:value="112.1078" calcext:value-type="float">
            <text:p>112.1078</text:p>
          </table:table-cell>
          <table:table-cell office:value-type="float" office:value="110.84" calcext:value-type="float">
            <text:p>110.84</text:p>
          </table:table-cell>
          <table:table-cell office:value-type="float" office:value="111.44" calcext:value-type="float">
            <text:p>111.44</text:p>
          </table:table-cell>
          <table:table-cell office:value-type="float" office:value="12352966" calcext:value-type="float">
            <text:p>12352966</text:p>
          </table:table-cell>
          <table:table-cell table:formula="of:=AVERAGE([.F375:.F394])" office:value-type="float" office:value="111.3695" calcext:value-type="float">
            <text:p>111.3695</text:p>
          </table:table-cell>
          <table:table-cell table:formula="of:=AVERAGE([.F345:.F394])" office:value-type="float" office:value="108.733" calcext:value-type="float">
            <text:p>108.733</text:p>
          </table:table-cell>
          <table:table-cell table:formula="of:=AVERAGE([.F295:.F394])" office:value-type="float" office:value="108.9937" calcext:value-type="float">
            <text:p>108.9937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11.82" calcext:value-type="float">
            <text:p>111.82</text:p>
          </table:table-cell>
          <table:table-cell office:value-type="float" office:value="113" calcext:value-type="float">
            <text:p>113</text:p>
          </table:table-cell>
          <table:table-cell office:value-type="float" office:value="111.41" calcext:value-type="float">
            <text:p>111.41</text:p>
          </table:table-cell>
          <table:table-cell office:value-type="float" office:value="112.88" calcext:value-type="float">
            <text:p>112.88</text:p>
          </table:table-cell>
          <table:table-cell office:value-type="float" office:value="15927998" calcext:value-type="float">
            <text:p>15927998</text:p>
          </table:table-cell>
          <table:table-cell table:formula="of:=AVERAGE([.F376:.F395])" office:value-type="float" office:value="111.6235" calcext:value-type="float">
            <text:p>111.6235</text:p>
          </table:table-cell>
          <table:table-cell table:formula="of:=AVERAGE([.F346:.F395])" office:value-type="float" office:value="108.819" calcext:value-type="float">
            <text:p>108.819</text:p>
          </table:table-cell>
          <table:table-cell table:formula="of:=AVERAGE([.F296:.F395])" office:value-type="float" office:value="109.0681" calcext:value-type="float">
            <text:p>109.0681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1.26" calcext:value-type="float">
            <text:p>111.26</text:p>
          </table:table-cell>
          <table:table-cell office:value-type="float" office:value="111.9" calcext:value-type="float">
            <text:p>111.9</text:p>
          </table:table-cell>
          <table:table-cell office:value-type="float" office:value="12996905" calcext:value-type="float">
            <text:p>12996905</text:p>
          </table:table-cell>
          <table:table-cell table:formula="of:=AVERAGE([.F377:.F396])" office:value-type="float" office:value="111.7565" calcext:value-type="float">
            <text:p>111.7565</text:p>
          </table:table-cell>
          <table:table-cell table:formula="of:=AVERAGE([.F347:.F396])" office:value-type="float" office:value="108.8932" calcext:value-type="float">
            <text:p>108.8932</text:p>
          </table:table-cell>
          <table:table-cell table:formula="of:=AVERAGE([.F297:.F396])" office:value-type="float" office:value="109.1109" calcext:value-type="float">
            <text:p>109.1109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2.495" calcext:value-type="float">
            <text:p>112.495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1.64" calcext:value-type="float">
            <text:p>111.64</text:p>
          </table:table-cell>
          <table:table-cell office:value-type="float" office:value="17233744" calcext:value-type="float">
            <text:p>17233744</text:p>
          </table:table-cell>
          <table:table-cell table:formula="of:=AVERAGE([.F378:.F397])" office:value-type="float" office:value="111.786" calcext:value-type="float">
            <text:p>111.786</text:p>
          </table:table-cell>
          <table:table-cell table:formula="of:=AVERAGE([.F348:.F397])" office:value-type="float" office:value="108.9966" calcext:value-type="float">
            <text:p>108.9966</text:p>
          </table:table-cell>
          <table:table-cell table:formula="of:=AVERAGE([.F298:.F397])" office:value-type="float" office:value="109.1371" calcext:value-type="float">
            <text:p>109.1371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112" calcext:value-type="float">
            <text:p>112</text:p>
          </table:table-cell>
          <table:table-cell office:value-type="float" office:value="112.54" calcext:value-type="float">
            <text:p>112.54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9.64" calcext:value-type="float">
            <text:p>109.64</text:p>
          </table:table-cell>
          <table:table-cell office:value-type="float" office:value="19652030" calcext:value-type="float">
            <text:p>19652030</text:p>
          </table:table-cell>
          <table:table-cell table:formula="of:=AVERAGE([.F379:.F398])" office:value-type="float" office:value="111.658" calcext:value-type="float">
            <text:p>111.658</text:p>
          </table:table-cell>
          <table:table-cell table:formula="of:=AVERAGE([.F349:.F398])" office:value-type="float" office:value="109.0904" calcext:value-type="float">
            <text:p>109.0904</text:p>
          </table:table-cell>
          <table:table-cell table:formula="of:=AVERAGE([.F299:.F398])" office:value-type="float" office:value="109.1155" calcext:value-type="float">
            <text:p>109.1155</text:p>
          </table:table-cell>
        </table:table-row>
        <table:table-row table:style-name="ro1">
          <table:table-cell table:number-columns-repeated="2" office:value-type="date" office:date-value="2025-08-04" calcext:value-type="date">
            <text:p>2025-08-04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92" calcext:value-type="float">
            <text:p>109.92</text:p>
          </table:table-cell>
          <table:table-cell office:value-type="float" office:value="107.085" calcext:value-type="float">
            <text:p>107.08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9129474" calcext:value-type="float">
            <text:p>19129474</text:p>
          </table:table-cell>
          <table:table-cell table:formula="of:=AVERAGE([.F380:.F399])" office:value-type="float" office:value="111.471" calcext:value-type="float">
            <text:p>111.471</text:p>
          </table:table-cell>
          <table:table-cell table:formula="of:=AVERAGE([.F350:.F399])" office:value-type="float" office:value="109.1646" calcext:value-type="float">
            <text:p>109.1646</text:p>
          </table:table-cell>
          <table:table-cell table:formula="of:=AVERAGE([.F300:.F399])" office:value-type="float" office:value="109.0976" calcext:value-type="float">
            <text:p>109.0976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107.22" calcext:value-type="float">
            <text:p>107.22</text:p>
          </table:table-cell>
          <table:table-cell office:value-type="float" office:value="107.8151" calcext:value-type="float">
            <text:p>107.8151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7.24" calcext:value-type="float">
            <text:p>107.24</text:p>
          </table:table-cell>
          <table:table-cell office:value-type="float" office:value="21314254" calcext:value-type="float">
            <text:p>21314254</text:p>
          </table:table-cell>
          <table:table-cell table:formula="of:=AVERAGE([.F381:.F400])" office:value-type="float" office:value="111.1235" calcext:value-type="float">
            <text:p>111.1235</text:p>
          </table:table-cell>
          <table:table-cell table:formula="of:=AVERAGE([.F351:.F400])" office:value-type="float" office:value="109.25" calcext:value-type="float">
            <text:p>109.25</text:p>
          </table:table-cell>
          <table:table-cell table:formula="of:=AVERAGE([.F301:.F400])" office:value-type="float" office:value="109.0787" calcext:value-type="float">
            <text:p>109.0787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108.305" calcext:value-type="float">
            <text:p>108.305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6.51" calcext:value-type="float">
            <text:p>106.51</text:p>
          </table:table-cell>
          <table:table-cell office:value-type="float" office:value="15321811" calcext:value-type="float">
            <text:p>15321811</text:p>
          </table:table-cell>
          <table:table-cell table:formula="of:=AVERAGE([.F382:.F401])" office:value-type="float" office:value="110.759" calcext:value-type="float">
            <text:p>110.759</text:p>
          </table:table-cell>
          <table:table-cell table:formula="of:=AVERAGE([.F352:.F401])" office:value-type="float" office:value="109.3196" calcext:value-type="float">
            <text:p>109.3196</text:p>
          </table:table-cell>
          <table:table-cell table:formula="of:=AVERAGE([.F302:.F401])" office:value-type="float" office:value="109.0571" calcext:value-type="float">
            <text:p>109.0571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8.06" calcext:value-type="float">
            <text:p>108.06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5.95" calcext:value-type="float">
            <text:p>105.95</text:p>
          </table:table-cell>
          <table:table-cell office:value-type="float" office:value="13468287" calcext:value-type="float">
            <text:p>13468287</text:p>
          </table:table-cell>
          <table:table-cell table:formula="of:=AVERAGE([.F383:.F402])" office:value-type="float" office:value="110.31" calcext:value-type="float">
            <text:p>110.31</text:p>
          </table:table-cell>
          <table:table-cell table:formula="of:=AVERAGE([.F353:.F402])" office:value-type="float" office:value="109.3682" calcext:value-type="float">
            <text:p>109.3682</text:p>
          </table:table-cell>
          <table:table-cell table:formula="of:=AVERAGE([.F303:.F402])" office:value-type="float" office:value="108.9976" calcext:value-type="float">
            <text:p>108.9976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5.95" calcext:value-type="float">
            <text:p>105.95</text:p>
          </table:table-cell>
          <table:table-cell office:value-type="float" office:value="106.8" calcext:value-type="float">
            <text:p>106.8</text:p>
          </table:table-cell>
          <table:table-cell office:value-type="float" office:value="14417734" calcext:value-type="float">
            <text:p>14417734</text:p>
          </table:table-cell>
          <table:table-cell table:formula="of:=AVERAGE([.F384:.F403])" office:value-type="float" office:value="109.8785" calcext:value-type="float">
            <text:p>109.8785</text:p>
          </table:table-cell>
          <table:table-cell table:formula="of:=AVERAGE([.F354:.F403])" office:value-type="float" office:value="109.462" calcext:value-type="float">
            <text:p>109.462</text:p>
          </table:table-cell>
          <table:table-cell table:formula="of:=AVERAGE([.F304:.F403])" office:value-type="float" office:value="108.928" calcext:value-type="float">
            <text:p>108.928</text:p>
          </table:table-cell>
        </table:table-row>
        <table:table-row table:style-name="ro1">
          <table:table-cell table:number-columns-repeated="2" office:value-type="date" office:date-value="2025-08-11" calcext:value-type="date">
            <text:p>2025-08-11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7.5346" calcext:value-type="float">
            <text:p>107.5346</text:p>
          </table:table-cell>
          <table:table-cell office:value-type="float" office:value="105.525" calcext:value-type="float">
            <text:p>105.525</text:p>
          </table:table-cell>
          <table:table-cell office:value-type="float" office:value="105.83" calcext:value-type="float">
            <text:p>105.83</text:p>
          </table:table-cell>
          <table:table-cell office:value-type="float" office:value="13570661" calcext:value-type="float">
            <text:p>13570661</text:p>
          </table:table-cell>
          <table:table-cell table:formula="of:=AVERAGE([.F385:.F404])" office:value-type="float" office:value="109.474" calcext:value-type="float">
            <text:p>109.474</text:p>
          </table:table-cell>
          <table:table-cell table:formula="of:=AVERAGE([.F355:.F404])" office:value-type="float" office:value="109.5248" calcext:value-type="float">
            <text:p>109.5248</text:p>
          </table:table-cell>
          <table:table-cell table:formula="of:=AVERAGE([.F305:.F404])" office:value-type="float" office:value="108.8499" calcext:value-type="float">
            <text:p>108.8499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6.13" calcext:value-type="float">
            <text:p>106.13</text:p>
          </table:table-cell>
          <table:table-cell office:value-type="float" office:value="14113216" calcext:value-type="float">
            <text:p>14113216</text:p>
          </table:table-cell>
          <table:table-cell table:formula="of:=AVERAGE([.F386:.F405])" office:value-type="float" office:value="109.135" calcext:value-type="float">
            <text:p>109.135</text:p>
          </table:table-cell>
          <table:table-cell table:formula="of:=AVERAGE([.F356:.F405])" office:value-type="float" office:value="109.6014" calcext:value-type="float">
            <text:p>109.6014</text:p>
          </table:table-cell>
          <table:table-cell table:formula="of:=AVERAGE([.F306:.F405])" office:value-type="float" office:value="108.7571" calcext:value-type="float">
            <text:p>108.7571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106.05" calcext:value-type="float">
            <text:p>106.05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74" calcext:value-type="float">
            <text:p>105.74</text:p>
          </table:table-cell>
          <table:table-cell office:value-type="float" office:value="107.6" calcext:value-type="float">
            <text:p>107.6</text:p>
          </table:table-cell>
          <table:table-cell office:value-type="float" office:value="17958695" calcext:value-type="float">
            <text:p>17958695</text:p>
          </table:table-cell>
          <table:table-cell table:formula="of:=AVERAGE([.F387:.F406])" office:value-type="float" office:value="108.9035" calcext:value-type="float">
            <text:p>108.9035</text:p>
          </table:table-cell>
          <table:table-cell table:formula="of:=AVERAGE([.F357:.F406])" office:value-type="float" office:value="109.6924" calcext:value-type="float">
            <text:p>109.6924</text:p>
          </table:table-cell>
          <table:table-cell table:formula="of:=AVERAGE([.F307:.F406])" office:value-type="float" office:value="108.6741" calcext:value-type="float">
            <text:p>108.6741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4" calcext:value-type="date">
            <text:p>2025-08-14</text:p>
          </table:table-cell>
          <table:table-cell office:value-type="float" office:value="107.515" calcext:value-type="float">
            <text:p>107.515</text:p>
          </table:table-cell>
          <table:table-cell office:value-type="float" office:value="107.59" calcext:value-type="float">
            <text:p>107.59</text:p>
          </table:table-cell>
          <table:table-cell office:value-type="float" office:value="106.441" calcext:value-type="float">
            <text:p>106.441</text:p>
          </table:table-cell>
          <table:table-cell office:value-type="float" office:value="107.38" calcext:value-type="float">
            <text:p>107.38</text:p>
          </table:table-cell>
          <table:table-cell office:value-type="float" office:value="13683472" calcext:value-type="float">
            <text:p>13683472</text:p>
          </table:table-cell>
          <table:table-cell table:formula="of:=AVERAGE([.F388:.F407])" office:value-type="float" office:value="108.6895" calcext:value-type="float">
            <text:p>108.6895</text:p>
          </table:table-cell>
          <table:table-cell table:formula="of:=AVERAGE([.F358:.F407])" office:value-type="float" office:value="109.764" calcext:value-type="float">
            <text:p>109.764</text:p>
          </table:table-cell>
          <table:table-cell table:formula="of:=AVERAGE([.F308:.F407])" office:value-type="float" office:value="108.5929" calcext:value-type="float">
            <text:p>108.5929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7.56" calcext:value-type="float">
            <text:p>107.56</text:p>
          </table:table-cell>
          <table:table-cell office:value-type="float" office:value="105.95" calcext:value-type="float">
            <text:p>105.95</text:p>
          </table:table-cell>
          <table:table-cell office:value-type="float" office:value="106.49" calcext:value-type="float">
            <text:p>106.49</text:p>
          </table:table-cell>
          <table:table-cell office:value-type="float" office:value="19271861" calcext:value-type="float">
            <text:p>19271861</text:p>
          </table:table-cell>
          <table:table-cell table:formula="of:=AVERAGE([.F389:.F408])" office:value-type="float" office:value="108.6255" calcext:value-type="float">
            <text:p>108.6255</text:p>
          </table:table-cell>
          <table:table-cell table:formula="of:=AVERAGE([.F359:.F408])" office:value-type="float" office:value="109.8478" calcext:value-type="float">
            <text:p>109.8478</text:p>
          </table:table-cell>
          <table:table-cell table:formula="of:=AVERAGE([.F309:.F408])" office:value-type="float" office:value="108.4998" calcext:value-type="float">
            <text:p>108.4998</text:p>
          </table:table-cell>
        </table:table-row>
        <table:table-row table:style-name="ro1">
          <table:table-cell table:number-columns-repeated="2" office:value-type="date" office:date-value="2025-08-18" calcext:value-type="date">
            <text:p>2025-08-18</text:p>
          </table:table-cell>
          <table:table-cell office:value-type="float" office:value="106.1" calcext:value-type="float">
            <text:p>106.1</text:p>
          </table:table-cell>
          <table:table-cell office:value-type="float" office:value="107.2276" calcext:value-type="float">
            <text:p>107.2276</text:p>
          </table:table-cell>
          <table:table-cell office:value-type="float" office:value="105.67" calcext:value-type="float">
            <text:p>105.67</text:p>
          </table:table-cell>
          <table:table-cell office:value-type="float" office:value="106.72" calcext:value-type="float">
            <text:p>106.72</text:p>
          </table:table-cell>
          <table:table-cell office:value-type="float" office:value="13040018" calcext:value-type="float">
            <text:p>13040018</text:p>
          </table:table-cell>
          <table:table-cell table:formula="of:=AVERAGE([.F390:.F409])" office:value-type="float" office:value="108.559" calcext:value-type="float">
            <text:p>108.559</text:p>
          </table:table-cell>
          <table:table-cell table:formula="of:=AVERAGE([.F360:.F409])" office:value-type="float" office:value="109.9456" calcext:value-type="float">
            <text:p>109.9456</text:p>
          </table:table-cell>
          <table:table-cell table:formula="of:=AVERAGE([.F310:.F409])" office:value-type="float" office:value="108.4011" calcext:value-type="float">
            <text:p>108.4011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106.2" calcext:value-type="float">
            <text:p>106.2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7.42" calcext:value-type="float">
            <text:p>107.42</text:p>
          </table:table-cell>
          <table:table-cell office:value-type="float" office:value="16113611" calcext:value-type="float">
            <text:p>16113611</text:p>
          </table:table-cell>
          <table:table-cell table:formula="of:=AVERAGE([.F391:.F410])" office:value-type="float" office:value="108.503" calcext:value-type="float">
            <text:p>108.503</text:p>
          </table:table-cell>
          <table:table-cell table:formula="of:=AVERAGE([.F361:.F410])" office:value-type="float" office:value="110.0086" calcext:value-type="float">
            <text:p>110.0086</text:p>
          </table:table-cell>
          <table:table-cell table:formula="of:=AVERAGE([.F311:.F410])" office:value-type="float" office:value="108.2926" calcext:value-type="float">
            <text:p>108.2926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107.88" calcext:value-type="float">
            <text:p>107.88</text:p>
          </table:table-cell>
          <table:table-cell office:value-type="float" office:value="109.33" calcext:value-type="float">
            <text:p>109.33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8.53" calcext:value-type="float">
            <text:p>108.53</text:p>
          </table:table-cell>
          <table:table-cell office:value-type="float" office:value="18959716" calcext:value-type="float">
            <text:p>18959716</text:p>
          </table:table-cell>
          <table:table-cell table:formula="of:=AVERAGE([.F392:.F411])" office:value-type="float" office:value="108.433" calcext:value-type="float">
            <text:p>108.433</text:p>
          </table:table-cell>
          <table:table-cell table:formula="of:=AVERAGE([.F362:.F411])" office:value-type="float" office:value="110.0798" calcext:value-type="float">
            <text:p>110.0798</text:p>
          </table:table-cell>
          <table:table-cell table:formula="of:=AVERAGE([.F312:.F411])" office:value-type="float" office:value="108.199" calcext:value-type="float">
            <text:p>108.199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9.565" calcext:value-type="float">
            <text:p>109.565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2194897" calcext:value-type="float">
            <text:p>12194897</text:p>
          </table:table-cell>
          <table:table-cell table:formula="of:=AVERAGE([.F393:.F412])" office:value-type="float" office:value="108.355" calcext:value-type="float">
            <text:p>108.355</text:p>
          </table:table-cell>
          <table:table-cell table:formula="of:=AVERAGE([.F363:.F412])" office:value-type="float" office:value="110.12" calcext:value-type="float">
            <text:p>110.12</text:p>
          </table:table-cell>
          <table:table-cell table:formula="of:=AVERAGE([.F313:.F412])" office:value-type="float" office:value="108.114" calcext:value-type="float">
            <text:p>108.114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109.6" calcext:value-type="float">
            <text:p>109.6</text:p>
          </table:table-cell>
          <table:table-cell office:value-type="float" office:value="111.41" calcext:value-type="float">
            <text:p>111.41</text:p>
          </table:table-cell>
          <table:table-cell office:value-type="float" office:value="109.6" calcext:value-type="float">
            <text:p>109.6</text:p>
          </table:table-cell>
          <table:table-cell office:value-type="float" office:value="111.28" calcext:value-type="float">
            <text:p>111.28</text:p>
          </table:table-cell>
          <table:table-cell office:value-type="float" office:value="13586668" calcext:value-type="float">
            <text:p>13586668</text:p>
          </table:table-cell>
          <table:table-cell table:formula="of:=AVERAGE([.F394:.F413])" office:value-type="float" office:value="108.399" calcext:value-type="float">
            <text:p>108.399</text:p>
          </table:table-cell>
          <table:table-cell table:formula="of:=AVERAGE([.F364:.F413])" office:value-type="float" office:value="110.1594" calcext:value-type="float">
            <text:p>110.1594</text:p>
          </table:table-cell>
          <table:table-cell table:formula="of:=AVERAGE([.F314:.F413])" office:value-type="float" office:value="108.0375" calcext:value-type="float">
            <text:p>108.0375</text:p>
          </table:table-cell>
        </table:table-row>
        <table:table-row table:style-name="ro1">
          <table:table-cell table:number-columns-repeated="2" office:value-type="date" office:date-value="2025-08-25" calcext:value-type="date">
            <text:p>2025-08-25</text:p>
          </table:table-cell>
          <table:table-cell office:value-type="float" office:value="110.9" calcext:value-type="float">
            <text:p>110.9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0.54" calcext:value-type="float">
            <text:p>110.54</text:p>
          </table:table-cell>
          <table:table-cell office:value-type="float" office:value="111.74" calcext:value-type="float">
            <text:p>111.74</text:p>
          </table:table-cell>
          <table:table-cell office:value-type="float" office:value="9744897" calcext:value-type="float">
            <text:p>9744897</text:p>
          </table:table-cell>
          <table:table-cell table:formula="of:=AVERAGE([.F395:.F414])" office:value-type="float" office:value="108.414" calcext:value-type="float">
            <text:p>108.414</text:p>
          </table:table-cell>
          <table:table-cell table:formula="of:=AVERAGE([.F365:.F414])" office:value-type="float" office:value="110.1996" calcext:value-type="float">
            <text:p>110.1996</text:p>
          </table:table-cell>
          <table:table-cell table:formula="of:=AVERAGE([.F315:.F414])" office:value-type="float" office:value="107.9645" calcext:value-type="float">
            <text:p>107.964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111.37" calcext:value-type="float">
            <text:p>111.37</text:p>
          </table:table-cell>
          <table:table-cell office:value-type="float" office:value="111.81" calcext:value-type="float">
            <text:p>111.81</text:p>
          </table:table-cell>
          <table:table-cell office:value-type="float" office:value="110.355" calcext:value-type="float">
            <text:p>110.355</text:p>
          </table:table-cell>
          <table:table-cell office:value-type="float" office:value="111.49" calcext:value-type="float">
            <text:p>111.49</text:p>
          </table:table-cell>
          <table:table-cell office:value-type="float" office:value="18143880" calcext:value-type="float">
            <text:p>18143880</text:p>
          </table:table-cell>
          <table:table-cell table:formula="of:=AVERAGE([.F396:.F415])" office:value-type="float" office:value="108.3445" calcext:value-type="float">
            <text:p>108.3445</text:p>
          </table:table-cell>
          <table:table-cell table:formula="of:=AVERAGE([.F366:.F415])" office:value-type="float" office:value="110.187" calcext:value-type="float">
            <text:p>110.187</text:p>
          </table:table-cell>
          <table:table-cell table:formula="of:=AVERAGE([.F316:.F415])" office:value-type="float" office:value="107.8927" calcext:value-type="float">
            <text:p>107.8927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2.98" calcext:value-type="float">
            <text:p>112.98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2.75" calcext:value-type="float">
            <text:p>112.75</text:p>
          </table:table-cell>
          <table:table-cell office:value-type="float" office:value="15262630" calcext:value-type="float">
            <text:p>15262630</text:p>
          </table:table-cell>
          <table:table-cell table:formula="of:=AVERAGE([.F397:.F416])" office:value-type="float" office:value="108.387" calcext:value-type="float">
            <text:p>108.387</text:p>
          </table:table-cell>
          <table:table-cell table:formula="of:=AVERAGE([.F367:.F416])" office:value-type="float" office:value="110.1924" calcext:value-type="float">
            <text:p>110.1924</text:p>
          </table:table-cell>
          <table:table-cell table:formula="of:=AVERAGE([.F317:.F416])" office:value-type="float" office:value="107.8959" calcext:value-type="float">
            <text:p>107.8959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112.87" calcext:value-type="float">
            <text:p>112.87</text:p>
          </table:table-cell>
          <table:table-cell office:value-type="float" office:value="113.645" calcext:value-type="float">
            <text:p>113.645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3.35" calcext:value-type="float">
            <text:p>113.35</text:p>
          </table:table-cell>
          <table:table-cell office:value-type="float" office:value="14189829" calcext:value-type="float">
            <text:p>14189829</text:p>
          </table:table-cell>
          <table:table-cell table:formula="of:=AVERAGE([.F398:.F417])" office:value-type="float" office:value="108.4725" calcext:value-type="float">
            <text:p>108.4725</text:p>
          </table:table-cell>
          <table:table-cell table:formula="of:=AVERAGE([.F368:.F417])" office:value-type="float" office:value="110.1794" calcext:value-type="float">
            <text:p>110.1794</text:p>
          </table:table-cell>
          <table:table-cell table:formula="of:=AVERAGE([.F318:.F417])" office:value-type="float" office:value="107.986" calcext:value-type="float">
            <text:p>107.986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113.715" calcext:value-type="float">
            <text:p>113.715</text:p>
          </table:table-cell>
          <table:table-cell office:value-type="float" office:value="114.79" calcext:value-type="float">
            <text:p>114.79</text:p>
          </table:table-cell>
          <table:table-cell office:value-type="float" office:value="113.58" calcext:value-type="float">
            <text:p>113.58</text:p>
          </table:table-cell>
          <table:table-cell office:value-type="float" office:value="114.29" calcext:value-type="float">
            <text:p>114.29</text:p>
          </table:table-cell>
          <table:table-cell office:value-type="float" office:value="14597872" calcext:value-type="float">
            <text:p>14597872</text:p>
          </table:table-cell>
          <table:table-cell table:formula="of:=AVERAGE([.F399:.F418])" office:value-type="float" office:value="108.705" calcext:value-type="float">
            <text:p>108.705</text:p>
          </table:table-cell>
          <table:table-cell table:formula="of:=AVERAGE([.F369:.F418])" office:value-type="float" office:value="110.2014" calcext:value-type="float">
            <text:p>110.2014</text:p>
          </table:table-cell>
          <table:table-cell table:formula="of:=AVERAGE([.F319:.F418])" office:value-type="float" office:value="108.0995" calcext:value-type="float">
            <text:p>108.099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114.18" calcext:value-type="float">
            <text:p>114.1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3.33" calcext:value-type="float">
            <text:p>113.33</text:p>
          </table:table-cell>
          <table:table-cell office:value-type="float" office:value="114.69" calcext:value-type="float">
            <text:p>114.69</text:p>
          </table:table-cell>
          <table:table-cell office:value-type="float" office:value="15206667" calcext:value-type="float">
            <text:p>15206667</text:p>
          </table:table-cell>
          <table:table-cell table:formula="of:=AVERAGE([.F400:.F419])" office:value-type="float" office:value="109.071" calcext:value-type="float">
            <text:p>109.071</text:p>
          </table:table-cell>
          <table:table-cell table:formula="of:=AVERAGE([.F370:.F419])" office:value-type="float" office:value="110.2012" calcext:value-type="float">
            <text:p>110.2012</text:p>
          </table:table-cell>
          <table:table-cell table:formula="of:=AVERAGE([.F320:.F419])" office:value-type="float" office:value="108.2387" calcext:value-type="float">
            <text:p>108.2387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113.97" calcext:value-type="float">
            <text:p>113.97</text:p>
          </table:table-cell>
          <table:table-cell office:value-type="float" office:value="114.43" calcext:value-type="float">
            <text:p>114.43</text:p>
          </table:table-cell>
          <table:table-cell office:value-type="float" office:value="111.46" calcext:value-type="float">
            <text:p>111.46</text:p>
          </table:table-cell>
          <table:table-cell office:value-type="float" office:value="111.91" calcext:value-type="float">
            <text:p>111.91</text:p>
          </table:table-cell>
          <table:table-cell office:value-type="float" office:value="14920087" calcext:value-type="float">
            <text:p>14920087</text:p>
          </table:table-cell>
          <table:table-cell table:formula="of:=AVERAGE([.F401:.F420])" office:value-type="float" office:value="109.3045" calcext:value-type="float">
            <text:p>109.3045</text:p>
          </table:table-cell>
          <table:table-cell table:formula="of:=AVERAGE([.F371:.F420])" office:value-type="float" office:value="110.2046" calcext:value-type="float">
            <text:p>110.2046</text:p>
          </table:table-cell>
          <table:table-cell table:formula="of:=AVERAGE([.F321:.F420])" office:value-type="float" office:value="108.2998" calcext:value-type="float">
            <text:p>108.2998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112.105" calcext:value-type="float">
            <text:p>112.105</text:p>
          </table:table-cell>
          <table:table-cell office:value-type="float" office:value="113.125" calcext:value-type="float">
            <text:p>113.125</text:p>
          </table:table-cell>
          <table:table-cell office:value-type="float" office:value="111.38" calcext:value-type="float">
            <text:p>111.38</text:p>
          </table:table-cell>
          <table:table-cell office:value-type="float" office:value="112.4" calcext:value-type="float">
            <text:p>112.4</text:p>
          </table:table-cell>
          <table:table-cell office:value-type="float" office:value="12864438" calcext:value-type="float">
            <text:p>12864438</text:p>
          </table:table-cell>
          <table:table-cell table:formula="of:=AVERAGE([.F402:.F421])" office:value-type="float" office:value="109.599" calcext:value-type="float">
            <text:p>109.599</text:p>
          </table:table-cell>
          <table:table-cell table:formula="of:=AVERAGE([.F372:.F421])" office:value-type="float" office:value="110.2858" calcext:value-type="float">
            <text:p>110.2858</text:p>
          </table:table-cell>
          <table:table-cell table:formula="of:=AVERAGE([.F322:.F421])" office:value-type="float" office:value="108.4245" calcext:value-type="float">
            <text:p>108.424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111.6" calcext:value-type="float">
            <text:p>111.6</text:p>
          </table:table-cell>
          <table:table-cell office:value-type="float" office:value="111.78" calcext:value-type="float">
            <text:p>111.78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9.23" calcext:value-type="float">
            <text:p>109.23</text:p>
          </table:table-cell>
          <table:table-cell office:value-type="float" office:value="16826692" calcext:value-type="float">
            <text:p>16826692</text:p>
          </table:table-cell>
          <table:table-cell table:formula="of:=AVERAGE([.F403:.F422])" office:value-type="float" office:value="109.763" calcext:value-type="float">
            <text:p>109.763</text:p>
          </table:table-cell>
          <table:table-cell table:formula="of:=AVERAGE([.F373:.F422])" office:value-type="float" office:value="110.303" calcext:value-type="float">
            <text:p>110.303</text:p>
          </table:table-cell>
          <table:table-cell table:formula="of:=AVERAGE([.F323:.F422])" office:value-type="float" office:value="108.4854" calcext:value-type="float">
            <text:p>108.4854</text:p>
          </table:table-cell>
        </table:table-row>
        <table:table-row table:style-name="ro1">
          <table:table-cell table:number-columns-repeated="2" office:value-type="date" office:date-value="2025-09-08" calcext:value-type="date">
            <text:p>2025-09-08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0.045" calcext:value-type="float">
            <text:p>110.045</text:p>
          </table:table-cell>
          <table:table-cell office:value-type="float" office:value="108.35" calcext:value-type="float">
            <text:p>108.35</text:p>
          </table:table-cell>
          <table:table-cell office:value-type="float" office:value="109.85" calcext:value-type="float">
            <text:p>109.85</text:p>
          </table:table-cell>
          <table:table-cell office:value-type="float" office:value="15440513" calcext:value-type="float">
            <text:p>15440513</text:p>
          </table:table-cell>
          <table:table-cell table:formula="of:=AVERAGE([.F404:.F423])" office:value-type="float" office:value="109.9155" calcext:value-type="float">
            <text:p>109.9155</text:p>
          </table:table-cell>
          <table:table-cell table:formula="of:=AVERAGE([.F374:.F423])" office:value-type="float" office:value="110.3002" calcext:value-type="float">
            <text:p>110.3002</text:p>
          </table:table-cell>
          <table:table-cell table:formula="of:=AVERAGE([.F324:.F423])" office:value-type="float" office:value="108.55" calcext:value-type="float">
            <text:p>108.5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110.525" calcext:value-type="float">
            <text:p>110.525</text:p>
          </table:table-cell>
          <table:table-cell office:value-type="float" office:value="112.51" calcext:value-type="float">
            <text:p>112.51</text:p>
          </table:table-cell>
          <table:table-cell office:value-type="float" office:value="110.525" calcext:value-type="float">
            <text:p>110.525</text:p>
          </table:table-cell>
          <table:table-cell office:value-type="float" office:value="110.65" calcext:value-type="float">
            <text:p>110.65</text:p>
          </table:table-cell>
          <table:table-cell office:value-type="float" office:value="14899502" calcext:value-type="float">
            <text:p>14899502</text:p>
          </table:table-cell>
          <table:table-cell table:formula="of:=AVERAGE([.F405:.F424])" office:value-type="float" office:value="110.1565" calcext:value-type="float">
            <text:p>110.1565</text:p>
          </table:table-cell>
          <table:table-cell table:formula="of:=AVERAGE([.F375:.F424])" office:value-type="float" office:value="110.3256" calcext:value-type="float">
            <text:p>110.3256</text:p>
          </table:table-cell>
          <table:table-cell table:formula="of:=AVERAGE([.F325:.F424])" office:value-type="float" office:value="108.6255" calcext:value-type="float">
            <text:p>108.625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0.84" calcext:value-type="float">
            <text:p>110.84</text:p>
          </table:table-cell>
          <table:table-cell office:value-type="float" office:value="112.5" calcext:value-type="float">
            <text:p>112.5</text:p>
          </table:table-cell>
          <table:table-cell office:value-type="float" office:value="15837583" calcext:value-type="float">
            <text:p>15837583</text:p>
          </table:table-cell>
          <table:table-cell table:formula="of:=AVERAGE([.F406:.F425])" office:value-type="float" office:value="110.475" calcext:value-type="float">
            <text:p>110.475</text:p>
          </table:table-cell>
          <table:table-cell table:formula="of:=AVERAGE([.F376:.F425])" office:value-type="float" office:value="110.4196" calcext:value-type="float">
            <text:p>110.4196</text:p>
          </table:table-cell>
          <table:table-cell table:formula="of:=AVERAGE([.F326:.F425])" office:value-type="float" office:value="108.7086" calcext:value-type="float">
            <text:p>108.7086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765" calcext:value-type="float">
            <text:p>112.765</text:p>
          </table:table-cell>
          <table:table-cell office:value-type="float" office:value="110.87" calcext:value-type="float">
            <text:p>110.87</text:p>
          </table:table-cell>
          <table:table-cell office:value-type="float" office:value="112.14" calcext:value-type="float">
            <text:p>112.14</text:p>
          </table:table-cell>
          <table:table-cell office:value-type="float" office:value="11534502" calcext:value-type="float">
            <text:p>11534502</text:p>
          </table:table-cell>
          <table:table-cell table:formula="of:=AVERAGE([.F407:.F426])" office:value-type="float" office:value="110.702" calcext:value-type="float">
            <text:p>110.702</text:p>
          </table:table-cell>
          <table:table-cell table:formula="of:=AVERAGE([.F377:.F426])" office:value-type="float" office:value="110.4776" calcext:value-type="float">
            <text:p>110.4776</text:p>
          </table:table-cell>
          <table:table-cell table:formula="of:=AVERAGE([.F327:.F426])" office:value-type="float" office:value="108.7608" calcext:value-type="float">
            <text:p>108.7608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1.875" calcext:value-type="float">
            <text:p>111.875</text:p>
          </table:table-cell>
          <table:table-cell office:value-type="float" office:value="112.16" calcext:value-type="float">
            <text:p>112.16</text:p>
          </table:table-cell>
          <table:table-cell office:value-type="float" office:value="11105690" calcext:value-type="float">
            <text:p>11105690</text:p>
          </table:table-cell>
          <table:table-cell table:formula="of:=AVERAGE([.F408:.F427])" office:value-type="float" office:value="110.941" calcext:value-type="float">
            <text:p>110.941</text:p>
          </table:table-cell>
          <table:table-cell table:formula="of:=AVERAGE([.F378:.F427])" office:value-type="float" office:value="110.4998" calcext:value-type="float">
            <text:p>110.4998</text:p>
          </table:table-cell>
          <table:table-cell table:formula="of:=AVERAGE([.F328:.F427])" office:value-type="float" office:value="108.8289" calcext:value-type="float">
            <text:p>108.8289</text:p>
          </table:table-cell>
        </table:table-row>
        <table:table-row table:style-name="ro1">
          <table:table-cell table:number-columns-repeated="2" office:value-type="date" office:date-value="2025-09-15" calcext:value-type="date">
            <text:p>2025-09-15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111.315" calcext:value-type="float">
            <text:p>111.315</text:p>
          </table:table-cell>
          <table:table-cell office:value-type="float" office:value="112.35" calcext:value-type="float">
            <text:p>112.35</text:p>
          </table:table-cell>
          <table:table-cell office:value-type="float" office:value="12880487" calcext:value-type="float">
            <text:p>12880487</text:p>
          </table:table-cell>
          <table:table-cell table:formula="of:=AVERAGE([.F409:.F428])" office:value-type="float" office:value="111.234" calcext:value-type="float">
            <text:p>111.234</text:p>
          </table:table-cell>
          <table:table-cell table:formula="of:=AVERAGE([.F379:.F428])" office:value-type="float" office:value="110.5028" calcext:value-type="float">
            <text:p>110.5028</text:p>
          </table:table-cell>
          <table:table-cell table:formula="of:=AVERAGE([.F329:.F428])" office:value-type="float" office:value="108.8694" calcext:value-type="float">
            <text:p>108.8694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112.955" calcext:value-type="float">
            <text:p>112.955</text:p>
          </table:table-cell>
          <table:table-cell office:value-type="float" office:value="115.315" calcext:value-type="float">
            <text:p>115.315</text:p>
          </table:table-cell>
          <table:table-cell office:value-type="float" office:value="112.775" calcext:value-type="float">
            <text:p>112.77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7208044" calcext:value-type="float">
            <text:p>17208044</text:p>
          </table:table-cell>
          <table:table-cell table:formula="of:=AVERAGE([.F410:.F429])" office:value-type="float" office:value="111.632" calcext:value-type="float">
            <text:p>111.632</text:p>
          </table:table-cell>
          <table:table-cell table:formula="of:=AVERAGE([.F380:.F429])" office:value-type="float" office:value="110.5742" calcext:value-type="float">
            <text:p>110.5742</text:p>
          </table:table-cell>
          <table:table-cell table:formula="of:=AVERAGE([.F330:.F429])" office:value-type="float" office:value="108.9425" calcext:value-type="float">
            <text:p>108.942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114.525" calcext:value-type="float">
            <text:p>114.525</text:p>
          </table:table-cell>
          <table:table-cell office:value-type="float" office:value="115.485" calcext:value-type="float">
            <text:p>115.485</text:p>
          </table:table-cell>
          <table:table-cell office:value-type="float" office:value="114.05" calcext:value-type="float">
            <text:p>114.05</text:p>
          </table:table-cell>
          <table:table-cell office:value-type="float" office:value="115.29" calcext:value-type="float">
            <text:p>115.29</text:p>
          </table:table-cell>
          <table:table-cell office:value-type="float" office:value="13302030" calcext:value-type="float">
            <text:p>13302030</text:p>
          </table:table-cell>
          <table:table-cell table:formula="of:=AVERAGE([.F411:.F430])" office:value-type="float" office:value="112.0255" calcext:value-type="float">
            <text:p>112.0255</text:p>
          </table:table-cell>
          <table:table-cell table:formula="of:=AVERAGE([.F381:.F430])" office:value-type="float" office:value="110.5962" calcext:value-type="float">
            <text:p>110.5962</text:p>
          </table:table-cell>
          <table:table-cell table:formula="of:=AVERAGE([.F331:.F430])" office:value-type="float" office:value="109.0091" calcext:value-type="float">
            <text:p>109.0091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115.17" calcext:value-type="float">
            <text:p>115.17</text:p>
          </table:table-cell>
          <table:table-cell office:value-type="float" office:value="115.35" calcext:value-type="float">
            <text:p>115.35</text:p>
          </table:table-cell>
          <table:table-cell office:value-type="float" office:value="113.4" calcext:value-type="float">
            <text:p>113.4</text:p>
          </table:table-cell>
          <table:table-cell office:value-type="float" office:value="113.93" calcext:value-type="float">
            <text:p>113.93</text:p>
          </table:table-cell>
          <table:table-cell office:value-type="float" office:value="14628726" calcext:value-type="float">
            <text:p>14628726</text:p>
          </table:table-cell>
          <table:table-cell table:formula="of:=AVERAGE([.F412:.F431])" office:value-type="float" office:value="112.2955" calcext:value-type="float">
            <text:p>112.2955</text:p>
          </table:table-cell>
          <table:table-cell table:formula="of:=AVERAGE([.F382:.F431])" office:value-type="float" office:value="110.5988" calcext:value-type="float">
            <text:p>110.5988</text:p>
          </table:table-cell>
          <table:table-cell table:formula="of:=AVERAGE([.F332:.F431])" office:value-type="float" office:value="109.0627" calcext:value-type="float">
            <text:p>109.0627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3.9" calcext:value-type="float">
            <text:p>113.9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2.64" calcext:value-type="float">
            <text:p>112.64</text:p>
          </table:table-cell>
          <table:table-cell office:value-type="float" office:value="112.82" calcext:value-type="float">
            <text:p>112.82</text:p>
          </table:table-cell>
          <table:table-cell office:value-type="float" office:value="38746517" calcext:value-type="float">
            <text:p>38746517</text:p>
          </table:table-cell>
          <table:table-cell table:formula="of:=AVERAGE([.F413:.F432])" office:value-type="float" office:value="112.475" calcext:value-type="float">
            <text:p>112.475</text:p>
          </table:table-cell>
          <table:table-cell table:formula="of:=AVERAGE([.F383:.F432])" office:value-type="float" office:value="110.5566" calcext:value-type="float">
            <text:p>110.5566</text:p>
          </table:table-cell>
          <table:table-cell table:formula="of:=AVERAGE([.F333:.F432])" office:value-type="float" office:value="109.1046" calcext:value-type="float">
            <text:p>109.1046</text:p>
          </table:table-cell>
        </table:table-row>
        <table:table-row table:style-name="ro1">
          <table:table-cell table:number-columns-repeated="2" office:value-type="date" office:date-value="2025-09-22" calcext:value-type="date">
            <text:p>2025-09-22</text:p>
          </table:table-cell>
          <table:table-cell office:value-type="float" office:value="112.45" calcext:value-type="float">
            <text:p>112.45</text:p>
          </table:table-cell>
          <table:table-cell office:value-type="float" office:value="112.8" calcext:value-type="float">
            <text:p>112.8</text:p>
          </table:table-cell>
          <table:table-cell office:value-type="float" office:value="111.56" calcext:value-type="float">
            <text:p>111.56</text:p>
          </table:table-cell>
          <table:table-cell office:value-type="float" office:value="112.02" calcext:value-type="float">
            <text:p>112.02</text:p>
          </table:table-cell>
          <table:table-cell office:value-type="float" office:value="15611495" calcext:value-type="float">
            <text:p>15611495</text:p>
          </table:table-cell>
          <table:table-cell table:formula="of:=AVERAGE([.F414:.F433])" office:value-type="float" office:value="112.512" calcext:value-type="float">
            <text:p>112.512</text:p>
          </table:table-cell>
          <table:table-cell table:formula="of:=AVERAGE([.F384:.F433])" office:value-type="float" office:value="110.4884" calcext:value-type="float">
            <text:p>110.4884</text:p>
          </table:table-cell>
          <table:table-cell table:formula="of:=AVERAGE([.F334:.F433])" office:value-type="float" office:value="109.1412" calcext:value-type="float">
            <text:p>109.1412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112.72" calcext:value-type="float">
            <text:p>112.72</text:p>
          </table:table-cell>
          <table:table-cell office:value-type="float" office:value="114.7488" calcext:value-type="float">
            <text:p>114.7488</text:p>
          </table:table-cell>
          <table:table-cell office:value-type="float" office:value="112.475" calcext:value-type="float">
            <text:p>112.475</text:p>
          </table:table-cell>
          <table:table-cell office:value-type="float" office:value="113.95" calcext:value-type="float">
            <text:p>113.95</text:p>
          </table:table-cell>
          <table:table-cell office:value-type="float" office:value="25369106" calcext:value-type="float">
            <text:p>25369106</text:p>
          </table:table-cell>
          <table:table-cell table:formula="of:=AVERAGE([.F415:.F434])" office:value-type="float" office:value="112.6225" calcext:value-type="float">
            <text:p>112.6225</text:p>
          </table:table-cell>
          <table:table-cell table:formula="of:=AVERAGE([.F385:.F434])" office:value-type="float" office:value="110.489" calcext:value-type="float">
            <text:p>110.489</text:p>
          </table:table-cell>
          <table:table-cell table:formula="of:=AVERAGE([.F335:.F434])" office:value-type="float" office:value="109.2244" calcext:value-type="float">
            <text:p>109.2244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114.57" calcext:value-type="float">
            <text:p>114.57</text:p>
          </table:table-cell>
          <table:table-cell office:value-type="float" office:value="115.76" calcext:value-type="float">
            <text:p>115.76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56" calcext:value-type="float">
            <text:p>114.56</text:p>
          </table:table-cell>
          <table:table-cell office:value-type="float" office:value="14756050" calcext:value-type="float">
            <text:p>14756050</text:p>
          </table:table-cell>
          <table:table-cell table:formula="of:=AVERAGE([.F416:.F435])" office:value-type="float" office:value="112.776" calcext:value-type="float">
            <text:p>112.776</text:p>
          </table:table-cell>
          <table:table-cell table:formula="of:=AVERAGE([.F386:.F435])" office:value-type="float" office:value="110.522" calcext:value-type="float">
            <text:p>110.522</text:p>
          </table:table-cell>
          <table:table-cell table:formula="of:=AVERAGE([.F336:.F435])" office:value-type="float" office:value="109.3122" calcext:value-type="float">
            <text:p>109.3122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114.64" calcext:value-type="float">
            <text:p>114.64</text:p>
          </table:table-cell>
          <table:table-cell office:value-type="float" office:value="115.8999" calcext:value-type="float">
            <text:p>115.8999</text:p>
          </table:table-cell>
          <table:table-cell office:value-type="float" office:value="114.41" calcext:value-type="float">
            <text:p>114.41</text:p>
          </table:table-cell>
          <table:table-cell office:value-type="float" office:value="115.59" calcext:value-type="float">
            <text:p>115.59</text:p>
          </table:table-cell>
          <table:table-cell office:value-type="float" office:value="15012553" calcext:value-type="float">
            <text:p>15012553</text:p>
          </table:table-cell>
          <table:table-cell table:formula="of:=AVERAGE([.F417:.F436])" office:value-type="float" office:value="112.918" calcext:value-type="float">
            <text:p>112.918</text:p>
          </table:table-cell>
          <table:table-cell table:formula="of:=AVERAGE([.F387:.F436])" office:value-type="float" office:value="110.5892" calcext:value-type="float">
            <text:p>110.5892</text:p>
          </table:table-cell>
          <table:table-cell table:formula="of:=AVERAGE([.F337:.F436])" office:value-type="float" office:value="109.406" calcext:value-type="float">
            <text:p>109.406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115.96" calcext:value-type="float">
            <text:p>115.96</text:p>
          </table:table-cell>
          <table:table-cell office:value-type="float" office:value="118.36" calcext:value-type="float">
            <text:p>118.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117.22" calcext:value-type="float">
            <text:p>117.22</text:p>
          </table:table-cell>
          <table:table-cell office:value-type="float" office:value="18568916" calcext:value-type="float">
            <text:p>18568916</text:p>
          </table:table-cell>
          <table:table-cell table:formula="of:=AVERAGE([.F418:.F437])" office:value-type="float" office:value="113.1115" calcext:value-type="float">
            <text:p>113.1115</text:p>
          </table:table-cell>
          <table:table-cell table:formula="of:=AVERAGE([.F388:.F437])" office:value-type="float" office:value="110.7004" calcext:value-type="float">
            <text:p>110.7004</text:p>
          </table:table-cell>
          <table:table-cell table:formula="of:=AVERAGE([.F338:.F437])" office:value-type="float" office:value="109.5455" calcext:value-type="float">
            <text:p>109.5455</text:p>
          </table:table-cell>
        </table:table-row>
        <table:table-row table:style-name="ro1">
          <table:table-cell table:number-columns-repeated="2" office:value-type="date" office:date-value="2025-09-29" calcext:value-type="date">
            <text:p>2025-09-29</text:p>
          </table:table-cell>
          <table:table-cell office:value-type="float" office:value="116.06" calcext:value-type="float">
            <text:p>116.06</text:p>
          </table:table-cell>
          <table:table-cell office:value-type="float" office:value="116.5" calcext:value-type="float">
            <text:p>116.5</text:p>
          </table:table-cell>
          <table:table-cell office:value-type="float" office:value="113.665" calcext:value-type="float">
            <text:p>113.665</text:p>
          </table:table-cell>
          <table:table-cell office:value-type="float" office:value="114.22" calcext:value-type="float">
            <text:p>114.22</text:p>
          </table:table-cell>
          <table:table-cell office:value-type="float" office:value="19189260" calcext:value-type="float">
            <text:p>19189260</text:p>
          </table:table-cell>
          <table:table-cell table:formula="of:=AVERAGE([.F419:.F438])" office:value-type="float" office:value="113.108" calcext:value-type="float">
            <text:p>113.108</text:p>
          </table:table-cell>
          <table:table-cell table:formula="of:=AVERAGE([.F389:.F438])" office:value-type="float" office:value="110.8294" calcext:value-type="float">
            <text:p>110.8294</text:p>
          </table:table-cell>
          <table:table-cell table:formula="of:=AVERAGE([.F339:.F438])" office:value-type="float" office:value="109.6406" calcext:value-type="float">
            <text:p>109.6406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3.49" calcext:value-type="float">
            <text:p>113.49</text:p>
          </table:table-cell>
          <table:table-cell office:value-type="float" office:value="111.9393" calcext:value-type="float">
            <text:p>111.9393</text:p>
          </table:table-cell>
          <table:table-cell office:value-type="float" office:value="112.75" calcext:value-type="float">
            <text:p>112.75</text:p>
          </table:table-cell>
          <table:table-cell office:value-type="float" office:value="18076211" calcext:value-type="float">
            <text:p>18076211</text:p>
          </table:table-cell>
          <table:table-cell table:formula="of:=AVERAGE([.F420:.F439])" office:value-type="float" office:value="113.011" calcext:value-type="float">
            <text:p>113.011</text:p>
          </table:table-cell>
          <table:table-cell table:formula="of:=AVERAGE([.F390:.F439])" office:value-type="float" office:value="110.9234" calcext:value-type="float">
            <text:p>110.9234</text:p>
          </table:table-cell>
          <table:table-cell table:formula="of:=AVERAGE([.F340:.F439])" office:value-type="float" office:value="109.722" calcext:value-type="float">
            <text:p>109.722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3.02" calcext:value-type="float">
            <text:p>113.02</text:p>
          </table:table-cell>
          <table:table-cell office:value-type="float" office:value="111.2925" calcext:value-type="float">
            <text:p>111.2925</text:p>
          </table:table-cell>
          <table:table-cell office:value-type="float" office:value="111.99" calcext:value-type="float">
            <text:p>111.99</text:p>
          </table:table-cell>
          <table:table-cell office:value-type="float" office:value="16613992" calcext:value-type="float">
            <text:p>16613992</text:p>
          </table:table-cell>
          <table:table-cell table:formula="of:=AVERAGE([.F421:.F440])" office:value-type="float" office:value="113.015" calcext:value-type="float">
            <text:p>113.015</text:p>
          </table:table-cell>
          <table:table-cell table:formula="of:=AVERAGE([.F391:.F440])" office:value-type="float" office:value="110.9924" calcext:value-type="float">
            <text:p>110.9924</text:p>
          </table:table-cell>
          <table:table-cell table:formula="of:=AVERAGE([.F341:.F440])" office:value-type="float" office:value="109.7812" calcext:value-type="float">
            <text:p>109.7812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111.97" calcext:value-type="float">
            <text:p>111.97</text:p>
          </table:table-cell>
          <table:table-cell office:value-type="float" office:value="113.09" calcext:value-type="float">
            <text:p>113.09</text:p>
          </table:table-cell>
          <table:table-cell office:value-type="float" office:value="111.025" calcext:value-type="float">
            <text:p>111.025</text:p>
          </table:table-cell>
          <table:table-cell office:value-type="float" office:value="111.29" calcext:value-type="float">
            <text:p>111.29</text:p>
          </table:table-cell>
          <table:table-cell office:value-type="float" office:value="13062563" calcext:value-type="float">
            <text:p>13062563</text:p>
          </table:table-cell>
          <table:table-cell table:formula="of:=AVERAGE([.F422:.F441])" office:value-type="float" office:value="112.9595" calcext:value-type="float">
            <text:p>112.9595</text:p>
          </table:table-cell>
          <table:table-cell table:formula="of:=AVERAGE([.F392:.F441])" office:value-type="float" office:value="111.0196" calcext:value-type="float">
            <text:p>111.0196</text:p>
          </table:table-cell>
          <table:table-cell table:formula="of:=AVERAGE([.F342:.F441])" office:value-type="float" office:value="109.821" calcext:value-type="float">
            <text:p>109.821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111.9" calcext:value-type="float">
            <text:p>111.9</text:p>
          </table:table-cell>
          <table:table-cell office:value-type="float" office:value="113.745" calcext:value-type="float">
            <text:p>113.745</text:p>
          </table:table-cell>
          <table:table-cell office:value-type="float" office:value="111.9" calcext:value-type="float">
            <text:p>111.9</text:p>
          </table:table-cell>
          <table:table-cell office:value-type="float" office:value="113.26" calcext:value-type="float">
            <text:p>113.26</text:p>
          </table:table-cell>
          <table:table-cell office:value-type="float" office:value="12950118" calcext:value-type="float">
            <text:p>12950118</text:p>
          </table:table-cell>
          <table:table-cell table:formula="of:=AVERAGE([.F423:.F442])" office:value-type="float" office:value="113.161" calcext:value-type="float">
            <text:p>113.161</text:p>
          </table:table-cell>
          <table:table-cell table:formula="of:=AVERAGE([.F393:.F442])" office:value-type="float" office:value="111.069" calcext:value-type="float">
            <text:p>111.069</text:p>
          </table:table-cell>
          <table:table-cell table:formula="of:=AVERAGE([.F343:.F442])" office:value-type="float" office:value="109.862" calcext:value-type="float">
            <text:p>109.862</text:p>
          </table:table-cell>
        </table:table-row>
        <table:table-row table:style-name="ro1">
          <table:table-cell table:number-columns-repeated="2" office:value-type="date" office:date-value="2025-10-06" calcext:value-type="date">
            <text:p>2025-10-06</text:p>
          </table:table-cell>
          <table:table-cell office:value-type="float" office:value="113.29" calcext:value-type="float">
            <text:p>113.29</text:p>
          </table:table-cell>
          <table:table-cell office:value-type="float" office:value="114.77" calcext:value-type="float">
            <text:p>114.77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4.2" calcext:value-type="float">
            <text:p>114.2</text:p>
          </table:table-cell>
          <table:table-cell office:value-type="float" office:value="12036830" calcext:value-type="float">
            <text:p>12036830</text:p>
          </table:table-cell>
          <table:table-cell table:formula="of:=AVERAGE([.F424:.F443])" office:value-type="float" office:value="113.3785" calcext:value-type="float">
            <text:p>113.3785</text:p>
          </table:table-cell>
          <table:table-cell table:formula="of:=AVERAGE([.F394:.F443])" office:value-type="float" office:value="111.145" calcext:value-type="float">
            <text:p>111.145</text:p>
          </table:table-cell>
          <table:table-cell table:formula="of:=AVERAGE([.F344:.F443])" office:value-type="float" office:value="109.9094" calcext:value-type="float">
            <text:p>109.9094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114.07" calcext:value-type="float">
            <text:p>114.07</text:p>
          </table:table-cell>
          <table:table-cell office:value-type="float" office:value="114.51" calcext:value-type="float">
            <text:p>114.51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945032" calcext:value-type="float">
            <text:p>11945032</text:p>
          </table:table-cell>
          <table:table-cell table:formula="of:=AVERAGE([.F425:.F444])" office:value-type="float" office:value="113.559" calcext:value-type="float">
            <text:p>113.559</text:p>
          </table:table-cell>
          <table:table-cell table:formula="of:=AVERAGE([.F395:.F444])" office:value-type="float" office:value="111.2014" calcext:value-type="float">
            <text:p>111.2014</text:p>
          </table:table-cell>
          <table:table-cell table:formula="of:=AVERAGE([.F345:.F444])" office:value-type="float" office:value="109.9672" calcext:value-type="float">
            <text:p>109.9672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114.38" calcext:value-type="float">
            <text:p>114.38</text:p>
          </table:table-cell>
          <table:table-cell office:value-type="float" office:value="115.01" calcext:value-type="float">
            <text:p>115.01</text:p>
          </table:table-cell>
          <table:table-cell office:value-type="float" office:value="113.41" calcext:value-type="float">
            <text:p>113.41</text:p>
          </table:table-cell>
          <table:table-cell office:value-type="float" office:value="114.02" calcext:value-type="float">
            <text:p>114.02</text:p>
          </table:table-cell>
          <table:table-cell office:value-type="float" office:value="12300968" calcext:value-type="float">
            <text:p>12300968</text:p>
          </table:table-cell>
          <table:table-cell table:formula="of:=AVERAGE([.F426:.F445])" office:value-type="float" office:value="113.635" calcext:value-type="float">
            <text:p>113.635</text:p>
          </table:table-cell>
          <table:table-cell table:formula="of:=AVERAGE([.F396:.F445])" office:value-type="float" office:value="111.2242" calcext:value-type="float">
            <text:p>111.2242</text:p>
          </table:table-cell>
          <table:table-cell table:formula="of:=AVERAGE([.F346:.F445])" office:value-type="float" office:value="110.0216" calcext:value-type="float">
            <text:p>110.021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114.425" calcext:value-type="float">
            <text:p>114.425</text:p>
          </table:table-cell>
          <table:table-cell office:value-type="float" office:value="115.51" calcext:value-type="float">
            <text:p>115.51</text:p>
          </table:table-cell>
          <table:table-cell office:value-type="float" office:value="112.735" calcext:value-type="float">
            <text:p>112.735</text:p>
          </table:table-cell>
          <table:table-cell office:value-type="float" office:value="112.91" calcext:value-type="float">
            <text:p>112.91</text:p>
          </table:table-cell>
          <table:table-cell office:value-type="float" office:value="10976215" calcext:value-type="float">
            <text:p>10976215</text:p>
          </table:table-cell>
          <table:table-cell table:formula="of:=AVERAGE([.F427:.F446])" office:value-type="float" office:value="113.6735" calcext:value-type="float">
            <text:p>113.6735</text:p>
          </table:table-cell>
          <table:table-cell table:formula="of:=AVERAGE([.F397:.F446])" office:value-type="float" office:value="111.2444" calcext:value-type="float">
            <text:p>111.2444</text:p>
          </table:table-cell>
          <table:table-cell table:formula="of:=AVERAGE([.F347:.F446])" office:value-type="float" office:value="110.0688" calcext:value-type="float">
            <text:p>110.0688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112.255" calcext:value-type="float">
            <text:p>112.255</text:p>
          </table:table-cell>
          <table:table-cell office:value-type="float" office:value="112.62" calcext:value-type="float">
            <text:p>112.62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73" calcext:value-type="float">
            <text:p>110.73</text:p>
          </table:table-cell>
          <table:table-cell office:value-type="float" office:value="13811577" calcext:value-type="float">
            <text:p>13811577</text:p>
          </table:table-cell>
          <table:table-cell table:formula="of:=AVERAGE([.F428:.F447])" office:value-type="float" office:value="113.602" calcext:value-type="float">
            <text:p>113.602</text:p>
          </table:table-cell>
          <table:table-cell table:formula="of:=AVERAGE([.F398:.F447])" office:value-type="float" office:value="111.2262" calcext:value-type="float">
            <text:p>111.2262</text:p>
          </table:table-cell>
          <table:table-cell table:formula="of:=AVERAGE([.F348:.F447])" office:value-type="float" office:value="110.1114" calcext:value-type="float">
            <text:p>110.1114</text:p>
          </table:table-cell>
        </table:table-row>
        <table:table-row table:style-name="ro1">
          <table:table-cell table:number-columns-repeated="2" office:value-type="date" office:date-value="2025-10-13" calcext:value-type="date">
            <text:p>2025-10-13</text:p>
          </table:table-cell>
          <table:table-cell office:value-type="float" office:value="111.54" calcext:value-type="float">
            <text:p>111.54</text:p>
          </table:table-cell>
          <table:table-cell office:value-type="float" office:value="112.3" calcext:value-type="float">
            <text:p>112.3</text:p>
          </table:table-cell>
          <table:table-cell office:value-type="float" office:value="111.315" calcext:value-type="float">
            <text:p>111.315</text:p>
          </table:table-cell>
          <table:table-cell office:value-type="float" office:value="112.24" calcext:value-type="float">
            <text:p>112.24</text:p>
          </table:table-cell>
          <table:table-cell office:value-type="float" office:value="10296499" calcext:value-type="float">
            <text:p>10296499</text:p>
          </table:table-cell>
          <table:table-cell table:formula="of:=AVERAGE([.F429:.F448])" office:value-type="float" office:value="113.5965" calcext:value-type="float">
            <text:p>113.5965</text:p>
          </table:table-cell>
          <table:table-cell table:formula="of:=AVERAGE([.F399:.F448])" office:value-type="float" office:value="111.2782" calcext:value-type="float">
            <text:p>111.2782</text:p>
          </table:table-cell>
          <table:table-cell table:formula="of:=AVERAGE([.F349:.F448])" office:value-type="float" office:value="110.1843" calcext:value-type="float">
            <text:p>110.1843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110.755" calcext:value-type="float">
            <text:p>110.755</text:p>
          </table:table-cell>
          <table:table-cell office:value-type="float" office:value="112.962" calcext:value-type="float">
            <text:p>112.962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2.29" calcext:value-type="float">
            <text:p>112.29</text:p>
          </table:table-cell>
          <table:table-cell office:value-type="float" office:value="11167154" calcext:value-type="float">
            <text:p>11167154</text:p>
          </table:table-cell>
          <table:table-cell table:formula="of:=AVERAGE([.F430:.F449])" office:value-type="float" office:value="113.477" calcext:value-type="float">
            <text:p>113.477</text:p>
          </table:table-cell>
          <table:table-cell table:formula="of:=AVERAGE([.F400:.F449])" office:value-type="float" office:value="111.3766" calcext:value-type="float">
            <text:p>111.3766</text:p>
          </table:table-cell>
          <table:table-cell table:formula="of:=AVERAGE([.F350:.F449])" office:value-type="float" office:value="110.2706" calcext:value-type="float">
            <text:p>110.2706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112.8" calcext:value-type="float">
            <text:p>112.8</text:p>
          </table:table-cell>
          <table:table-cell office:value-type="float" office:value="113.57" calcext:value-type="float">
            <text:p>113.57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1.61" calcext:value-type="float">
            <text:p>111.61</text:p>
          </table:table-cell>
          <table:table-cell office:value-type="float" office:value="12182935" calcext:value-type="float">
            <text:p>12182935</text:p>
          </table:table-cell>
          <table:table-cell table:formula="of:=AVERAGE([.F431:.F450])" office:value-type="float" office:value="113.293" calcext:value-type="float">
            <text:p>113.293</text:p>
          </table:table-cell>
          <table:table-cell table:formula="of:=AVERAGE([.F401:.F450])" office:value-type="float" office:value="111.464" calcext:value-type="float">
            <text:p>111.464</text:p>
          </table:table-cell>
          <table:table-cell table:formula="of:=AVERAGE([.F351:.F450])" office:value-type="float" office:value="110.357" calcext:value-type="float">
            <text:p>110.357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2.19" calcext:value-type="float">
            <text:p>112.19</text:p>
          </table:table-cell>
          <table:table-cell office:value-type="float" office:value="110.385" calcext:value-type="float">
            <text:p>110.38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782202" calcext:value-type="float">
            <text:p>11782202</text:p>
          </table:table-cell>
          <table:table-cell table:formula="of:=AVERAGE([.F432:.F451])" office:value-type="float" office:value="113.1285" calcext:value-type="float">
            <text:p>113.1285</text:p>
          </table:table-cell>
          <table:table-cell table:formula="of:=AVERAGE([.F402:.F451])" office:value-type="float" office:value="111.5466" calcext:value-type="float">
            <text:p>111.5466</text:p>
          </table:table-cell>
          <table:table-cell table:formula="of:=AVERAGE([.F352:.F451])" office:value-type="float" office:value="110.4331" calcext:value-type="float">
            <text:p>110.4331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1.18" calcext:value-type="float">
            <text:p>111.18</text:p>
          </table:table-cell>
          <table:table-cell office:value-type="float" office:value="112.24" calcext:value-type="float">
            <text:p>112.24</text:p>
          </table:table-cell>
          <table:table-cell office:value-type="float" office:value="13460069" calcext:value-type="float">
            <text:p>13460069</text:p>
          </table:table-cell>
          <table:table-cell table:formula="of:=AVERAGE([.F433:.F452])" office:value-type="float" office:value="113.0995" calcext:value-type="float">
            <text:p>113.0995</text:p>
          </table:table-cell>
          <table:table-cell table:formula="of:=AVERAGE([.F403:.F452])" office:value-type="float" office:value="111.6724" calcext:value-type="float">
            <text:p>111.6724</text:p>
          </table:table-cell>
          <table:table-cell table:formula="of:=AVERAGE([.F353:.F452])" office:value-type="float" office:value="110.5203" calcext:value-type="float">
            <text:p>110.5203</text:p>
          </table:table-cell>
        </table:table-row>
        <table:table-row table:style-name="ro1">
          <table:table-cell table:number-columns-repeated="2" office:value-type="date" office:date-value="2025-10-20" calcext:value-type="date">
            <text:p>2025-10-20</text:p>
          </table:table-cell>
          <table:table-cell office:value-type="float" office:value="112" calcext:value-type="float">
            <text:p>112</text:p>
          </table:table-cell>
          <table:table-cell office:value-type="float" office:value="113.15" calcext:value-type="float">
            <text:p>113.15</text:p>
          </table:table-cell>
          <table:table-cell office:value-type="float" office:value="111.98" calcext:value-type="float">
            <text:p>111.98</text:p>
          </table:table-cell>
          <table:table-cell office:value-type="float" office:value="112.7" calcext:value-type="float">
            <text:p>112.7</text:p>
          </table:table-cell>
          <table:table-cell office:value-type="float" office:value="9523617" calcext:value-type="float">
            <text:p>9523617</text:p>
          </table:table-cell>
          <table:table-cell table:formula="of:=AVERAGE([.F434:.F453])" office:value-type="float" office:value="113.1335" calcext:value-type="float">
            <text:p>113.1335</text:p>
          </table:table-cell>
          <table:table-cell table:formula="of:=AVERAGE([.F404:.F453])" office:value-type="float" office:value="111.7904" calcext:value-type="float">
            <text:p>111.7904</text:p>
          </table:table-cell>
          <table:table-cell table:formula="of:=AVERAGE([.F354:.F453])" office:value-type="float" office:value="110.6262" calcext:value-type="float">
            <text:p>110.6262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3.3601" calcext:value-type="float">
            <text:p>113.3601</text:p>
          </table:table-cell>
          <table:table-cell office:value-type="float" office:value="111.99" calcext:value-type="float">
            <text:p>111.99</text:p>
          </table:table-cell>
          <table:table-cell office:value-type="float" office:value="112.71" calcext:value-type="float">
            <text:p>112.71</text:p>
          </table:table-cell>
          <table:table-cell office:value-type="float" office:value="9202349" calcext:value-type="float">
            <text:p>9202349</text:p>
          </table:table-cell>
          <table:table-cell table:formula="of:=AVERAGE([.F435:.F454])" office:value-type="float" office:value="113.0715" calcext:value-type="float">
            <text:p>113.0715</text:p>
          </table:table-cell>
          <table:table-cell table:formula="of:=AVERAGE([.F405:.F454])" office:value-type="float" office:value="111.928" calcext:value-type="float">
            <text:p>111.928</text:p>
          </table:table-cell>
          <table:table-cell table:formula="of:=AVERAGE([.F355:.F454])" office:value-type="float" office:value="110.7264" calcext:value-type="float">
            <text:p>110.726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113.45" calcext:value-type="float">
            <text:p>113.45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3.08" calcext:value-type="float">
            <text:p>113.08</text:p>
          </table:table-cell>
          <table:table-cell office:value-type="float" office:value="114.71" calcext:value-type="float">
            <text:p>114.71</text:p>
          </table:table-cell>
          <table:table-cell office:value-type="float" office:value="12938790" calcext:value-type="float">
            <text:p>12938790</text:p>
          </table:table-cell>
          <table:table-cell table:formula="of:=AVERAGE([.F436:.F455])" office:value-type="float" office:value="113.079" calcext:value-type="float">
            <text:p>113.079</text:p>
          </table:table-cell>
          <table:table-cell table:formula="of:=AVERAGE([.F406:.F455])" office:value-type="float" office:value="112.0996" calcext:value-type="float">
            <text:p>112.0996</text:p>
          </table:table-cell>
          <table:table-cell table:formula="of:=AVERAGE([.F356:.F455])" office:value-type="float" office:value="110.8505" calcext:value-type="float">
            <text:p>110.8505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116.63" calcext:value-type="float">
            <text:p>116.63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5.36" calcext:value-type="float">
            <text:p>115.36</text:p>
          </table:table-cell>
          <table:table-cell office:value-type="float" office:value="115.98" calcext:value-type="float">
            <text:p>115.98</text:p>
          </table:table-cell>
          <table:table-cell office:value-type="float" office:value="15001088" calcext:value-type="float">
            <text:p>15001088</text:p>
          </table:table-cell>
          <table:table-cell table:formula="of:=AVERAGE([.F437:.F456])" office:value-type="float" office:value="113.0985" calcext:value-type="float">
            <text:p>113.0985</text:p>
          </table:table-cell>
          <table:table-cell table:formula="of:=AVERAGE([.F407:.F456])" office:value-type="float" office:value="112.2672" calcext:value-type="float">
            <text:p>112.2672</text:p>
          </table:table-cell>
          <table:table-cell table:formula="of:=AVERAGE([.F357:.F456])" office:value-type="float" office:value="110.9798" calcext:value-type="float">
            <text:p>110.9798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116.35" calcext:value-type="float">
            <text:p>116.35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5.39" calcext:value-type="float">
            <text:p>115.39</text:p>
          </table:table-cell>
          <table:table-cell office:value-type="float" office:value="9919409" calcext:value-type="float">
            <text:p>9919409</text:p>
          </table:table-cell>
          <table:table-cell table:formula="of:=AVERAGE([.F438:.F457])" office:value-type="float" office:value="113.007" calcext:value-type="float">
            <text:p>113.007</text:p>
          </table:table-cell>
          <table:table-cell table:formula="of:=AVERAGE([.F408:.F457])" office:value-type="float" office:value="112.4274" calcext:value-type="float">
            <text:p>112.4274</text:p>
          </table:table-cell>
          <table:table-cell table:formula="of:=AVERAGE([.F358:.F457])" office:value-type="float" office:value="111.0957" calcext:value-type="float">
            <text:p>111.0957</text:p>
          </table:table-cell>
        </table:table-row>
        <table:table-row table:style-name="ro1">
          <table:table-cell table:number-columns-repeated="2" office:value-type="date" office:date-value="2025-10-27" calcext:value-type="date">
            <text:p>2025-10-27</text:p>
          </table:table-cell>
          <table:table-cell office:value-type="float" office:value="115.695" calcext:value-type="float">
            <text:p>115.695</text:p>
          </table:table-cell>
          <table:table-cell office:value-type="float" office:value="115.985" calcext:value-type="float">
            <text:p>115.985</text:p>
          </table:table-cell>
          <table:table-cell office:value-type="float" office:value="115.1" calcext:value-type="float">
            <text:p>115.1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975412" calcext:value-type="float">
            <text:p>10975412</text:p>
          </table:table-cell>
          <table:table-cell table:formula="of:=AVERAGE([.F439:.F458])" office:value-type="float" office:value="113.093" calcext:value-type="float">
            <text:p>113.093</text:p>
          </table:table-cell>
          <table:table-cell table:formula="of:=AVERAGE([.F409:.F458])" office:value-type="float" office:value="112.6164" calcext:value-type="float">
            <text:p>112.6164</text:p>
          </table:table-cell>
          <table:table-cell table:formula="of:=AVERAGE([.F359:.F458])" office:value-type="float" office:value="111.2321" calcext:value-type="float">
            <text:p>111.232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115.49" calcext:value-type="float">
            <text:p>115.49</text:p>
          </table:table-cell>
          <table:table-cell office:value-type="float" office:value="116.18" calcext:value-type="float">
            <text:p>116.18</text:p>
          </table:table-cell>
          <table:table-cell office:value-type="float" office:value="114.99" calcext:value-type="float">
            <text:p>114.99</text:p>
          </table:table-cell>
          <table:table-cell office:value-type="float" office:value="115.03" calcext:value-type="float">
            <text:p>115.03</text:p>
          </table:table-cell>
          <table:table-cell office:value-type="float" office:value="9535211" calcext:value-type="float">
            <text:p>9535211</text:p>
          </table:table-cell>
          <table:table-cell table:formula="of:=AVERAGE([.F440:.F459])" office:value-type="float" office:value="113.207" calcext:value-type="float">
            <text:p>113.207</text:p>
          </table:table-cell>
          <table:table-cell table:formula="of:=AVERAGE([.F410:.F459])" office:value-type="float" office:value="112.7826" calcext:value-type="float">
            <text:p>112.7826</text:p>
          </table:table-cell>
          <table:table-cell table:formula="of:=AVERAGE([.F360:.F459])" office:value-type="float" office:value="111.3641" calcext:value-type="float">
            <text:p>111.364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114.92" calcext:value-type="float">
            <text:p>114.92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6.45" calcext:value-type="float">
            <text:p>116.45</text:p>
          </table:table-cell>
          <table:table-cell office:value-type="float" office:value="12570572" calcext:value-type="float">
            <text:p>12570572</text:p>
          </table:table-cell>
          <table:table-cell table:formula="of:=AVERAGE([.F441:.F460])" office:value-type="float" office:value="113.43" calcext:value-type="float">
            <text:p>113.43</text:p>
          </table:table-cell>
          <table:table-cell table:formula="of:=AVERAGE([.F411:.F460])" office:value-type="float" office:value="112.9632" calcext:value-type="float">
            <text:p>112.9632</text:p>
          </table:table-cell>
          <table:table-cell table:formula="of:=AVERAGE([.F361:.F460])" office:value-type="float" office:value="111.4859" calcext:value-type="float">
            <text:p>111.4859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116.425" calcext:value-type="float">
            <text:p>116.425</text:p>
          </table:table-cell>
          <table:table-cell office:value-type="float" office:value="116.52" calcext:value-type="float">
            <text:p>116.52</text:p>
          </table:table-cell>
          <table:table-cell office:value-type="float" office:value="114.53" calcext:value-type="float">
            <text:p>114.53</text:p>
          </table:table-cell>
          <table:table-cell office:value-type="float" office:value="114.69" calcext:value-type="float">
            <text:p>114.69</text:p>
          </table:table-cell>
          <table:table-cell office:value-type="float" office:value="16172943" calcext:value-type="float">
            <text:p>16172943</text:p>
          </table:table-cell>
          <table:table-cell table:formula="of:=AVERAGE([.F442:.F461])" office:value-type="float" office:value="113.6" calcext:value-type="float">
            <text:p>113.6</text:p>
          </table:table-cell>
          <table:table-cell table:formula="of:=AVERAGE([.F412:.F461])" office:value-type="float" office:value="113.0864" calcext:value-type="float">
            <text:p>113.0864</text:p>
          </table:table-cell>
          <table:table-cell table:formula="of:=AVERAGE([.F362:.F461])" office:value-type="float" office:value="111.5831" calcext:value-type="float">
            <text:p>111.583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13.975" calcext:value-type="float">
            <text:p>113.975</text:p>
          </table:table-cell>
          <table:table-cell office:value-type="float" office:value="115.225" calcext:value-type="float">
            <text:p>115.225</text:p>
          </table:table-cell>
          <table:table-cell office:value-type="float" office:value="112.6225" calcext:value-type="float">
            <text:p>112.6225</text:p>
          </table:table-cell>
          <table:table-cell office:value-type="float" office:value="114.36" calcext:value-type="float">
            <text:p>114.36</text:p>
          </table:table-cell>
          <table:table-cell office:value-type="float" office:value="20213352" calcext:value-type="float">
            <text:p>20213352</text:p>
          </table:table-cell>
          <table:table-cell table:formula="of:=AVERAGE([.F443:.F462])" office:value-type="float" office:value="113.655" calcext:value-type="float">
            <text:p>113.655</text:p>
          </table:table-cell>
          <table:table-cell table:formula="of:=AVERAGE([.F413:.F462])" office:value-type="float" office:value="113.189" calcext:value-type="float">
            <text:p>113.189</text:p>
          </table:table-cell>
          <table:table-cell table:formula="of:=AVERAGE([.F363:.F462])" office:value-type="float" office:value="111.6545" calcext:value-type="float">
            <text:p>111.6545</text:p>
          </table:table-cell>
        </table:table-row>
        <table:table-row table:style-name="ro1">
          <table:table-cell table:number-columns-repeated="2" office:value-type="date" office:date-value="2025-11-03" calcext:value-type="date">
            <text:p>2025-11-03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99" calcext:value-type="float">
            <text:p>114.99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3.76" calcext:value-type="float">
            <text:p>113.76</text:p>
          </table:table-cell>
          <table:table-cell office:value-type="float" office:value="12290304" calcext:value-type="float">
            <text:p>12290304</text:p>
          </table:table-cell>
          <table:table-cell table:formula="of:=AVERAGE([.F444:.F463])" office:value-type="float" office:value="113.633" calcext:value-type="float">
            <text:p>113.633</text:p>
          </table:table-cell>
          <table:table-cell table:formula="of:=AVERAGE([.F414:.F463])" office:value-type="float" office:value="113.2386" calcext:value-type="float">
            <text:p>113.2386</text:p>
          </table:table-cell>
          <table:table-cell table:formula="of:=AVERAGE([.F364:.F463])" office:value-type="float" office:value="111.699" calcext:value-type="float">
            <text:p>111.699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14.3501" calcext:value-type="float">
            <text:p>114.3501</text:p>
          </table:table-cell>
          <table:table-cell office:value-type="float" office:value="112.51" calcext:value-type="float">
            <text:p>112.51</text:p>
          </table:table-cell>
          <table:table-cell office:value-type="float" office:value="114.14" calcext:value-type="float">
            <text:p>114.14</text:p>
          </table:table-cell>
          <table:table-cell office:value-type="float" office:value="16860741" calcext:value-type="float">
            <text:p>16860741</text:p>
          </table:table-cell>
          <table:table-cell table:formula="of:=AVERAGE([.F445:.F464])" office:value-type="float" office:value="113.627" calcext:value-type="float">
            <text:p>113.627</text:p>
          </table:table-cell>
          <table:table-cell table:formula="of:=AVERAGE([.F415:.F464])" office:value-type="float" office:value="113.2866" calcext:value-type="float">
            <text:p>113.2866</text:p>
          </table:table-cell>
          <table:table-cell table:formula="of:=AVERAGE([.F365:.F464])" office:value-type="float" office:value="111.7431" calcext:value-type="float">
            <text:p>111.7431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3.68" calcext:value-type="float">
            <text:p>113.68</text:p>
          </table:table-cell>
          <table:table-cell office:value-type="float" office:value="12400921" calcext:value-type="float">
            <text:p>12400921</text:p>
          </table:table-cell>
          <table:table-cell table:formula="of:=AVERAGE([.F446:.F465])" office:value-type="float" office:value="113.61" calcext:value-type="float">
            <text:p>113.61</text:p>
          </table:table-cell>
          <table:table-cell table:formula="of:=AVERAGE([.F416:.F465])" office:value-type="float" office:value="113.3304" calcext:value-type="float">
            <text:p>113.3304</text:p>
          </table:table-cell>
          <table:table-cell table:formula="of:=AVERAGE([.F366:.F465])" office:value-type="float" office:value="111.7587" calcext:value-type="float">
            <text:p>111.7587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4.935" calcext:value-type="float">
            <text:p>114.935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4.5" calcext:value-type="float">
            <text:p>114.5</text:p>
          </table:table-cell>
          <table:table-cell office:value-type="float" office:value="14219654" calcext:value-type="float">
            <text:p>14219654</text:p>
          </table:table-cell>
          <table:table-cell table:formula="of:=AVERAGE([.F447:.F466])" office:value-type="float" office:value="113.6895" calcext:value-type="float">
            <text:p>113.6895</text:p>
          </table:table-cell>
          <table:table-cell table:formula="of:=AVERAGE([.F417:.F466])" office:value-type="float" office:value="113.3654" calcext:value-type="float">
            <text:p>113.3654</text:p>
          </table:table-cell>
          <table:table-cell table:formula="of:=AVERAGE([.F367:.F466])" office:value-type="float" office:value="111.7789" calcext:value-type="float">
            <text:p>111.7789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115.21" calcext:value-type="float">
            <text:p>115.21</text:p>
          </table:table-cell>
          <table:table-cell office:value-type="float" office:value="117.505" calcext:value-type="float">
            <text:p>117.505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22" calcext:value-type="float">
            <text:p>117.22</text:p>
          </table:table-cell>
          <table:table-cell office:value-type="float" office:value="17181149" calcext:value-type="float">
            <text:p>17181149</text:p>
          </table:table-cell>
          <table:table-cell table:formula="of:=AVERAGE([.F448:.F467])" office:value-type="float" office:value="114.014" calcext:value-type="float">
            <text:p>114.014</text:p>
          </table:table-cell>
          <table:table-cell table:formula="of:=AVERAGE([.F418:.F467])" office:value-type="float" office:value="113.4428" calcext:value-type="float">
            <text:p>113.4428</text:p>
          </table:table-cell>
          <table:table-cell table:formula="of:=AVERAGE([.F368:.F467])" office:value-type="float" office:value="111.8111" calcext:value-type="float">
            <text:p>111.8111</text:p>
          </table:table-cell>
        </table:table-row>
        <table:table-row table:style-name="ro1">
          <table:table-cell table:number-columns-repeated="2" office:value-type="date" office:date-value="2025-11-10" calcext:value-type="date">
            <text:p>2025-11-10</text:p>
          </table:table-cell>
          <table:table-cell office:value-type="float" office:value="117.44" calcext:value-type="float">
            <text:p>117.44</text:p>
          </table:table-cell>
          <table:table-cell office:value-type="float" office:value="118.45" calcext:value-type="float">
            <text:p>118.45</text:p>
          </table:table-cell>
          <table:table-cell office:value-type="float" office:value="115.455" calcext:value-type="float">
            <text:p>115.455</text:p>
          </table:table-cell>
          <table:table-cell office:value-type="float" office:value="118.22" calcext:value-type="float">
            <text:p>118.22</text:p>
          </table:table-cell>
          <table:table-cell office:value-type="float" office:value="13047958" calcext:value-type="float">
            <text:p>13047958</text:p>
          </table:table-cell>
          <table:table-cell table:formula="of:=AVERAGE([.F449:.F468])" office:value-type="float" office:value="114.313" calcext:value-type="float">
            <text:p>114.313</text:p>
          </table:table-cell>
          <table:table-cell table:formula="of:=AVERAGE([.F419:.F468])" office:value-type="float" office:value="113.5214" calcext:value-type="float">
            <text:p>113.5214</text:p>
          </table:table-cell>
          <table:table-cell table:formula="of:=AVERAGE([.F369:.F468])" office:value-type="float" office:value="111.8614" calcext:value-type="float">
            <text:p>111.861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118.83" calcext:value-type="float">
            <text:p>118.83</text:p>
          </table:table-cell>
          <table:table-cell office:value-type="float" office:value="120.8099" calcext:value-type="float">
            <text:p>120.8099</text:p>
          </table:table-cell>
          <table:table-cell office:value-type="float" office:value="118.83" calcext:value-type="float">
            <text:p>118.83</text:p>
          </table:table-cell>
          <table:table-cell office:value-type="float" office:value="119.78" calcext:value-type="float">
            <text:p>119.78</text:p>
          </table:table-cell>
          <table:table-cell office:value-type="float" office:value="16077101" calcext:value-type="float">
            <text:p>16077101</text:p>
          </table:table-cell>
          <table:table-cell table:formula="of:=AVERAGE([.F450:.F469])" office:value-type="float" office:value="114.6875" calcext:value-type="float">
            <text:p>114.6875</text:p>
          </table:table-cell>
          <table:table-cell table:formula="of:=AVERAGE([.F420:.F469])" office:value-type="float" office:value="113.6232" calcext:value-type="float">
            <text:p>113.6232</text:p>
          </table:table-cell>
          <table:table-cell table:formula="of:=AVERAGE([.F370:.F469])" office:value-type="float" office:value="111.9122" calcext:value-type="float">
            <text:p>111.9122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28" calcext:value-type="float">
            <text:p>119.28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3790889" calcext:value-type="float">
            <text:p>13790889</text:p>
          </table:table-cell>
          <table:table-cell table:formula="of:=AVERAGE([.F451:.F470])" office:value-type="float" office:value="115.013" calcext:value-type="float">
            <text:p>115.013</text:p>
          </table:table-cell>
          <table:table-cell table:formula="of:=AVERAGE([.F421:.F470])" office:value-type="float" office:value="113.7474" calcext:value-type="float">
            <text:p>113.7474</text:p>
          </table:table-cell>
          <table:table-cell table:formula="of:=AVERAGE([.F371:.F470])" office:value-type="float" office:value="111.976" calcext:value-type="float">
            <text:p>111.976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118.625" calcext:value-type="float">
            <text:p>118.625</text:p>
          </table:table-cell>
          <table:table-cell office:value-type="float" office:value="119.76" calcext:value-type="float">
            <text:p>119.76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9" calcext:value-type="float">
            <text:p>118.79</text:p>
          </table:table-cell>
          <table:table-cell office:value-type="float" office:value="17291874" calcext:value-type="float">
            <text:p>17291874</text:p>
          </table:table-cell>
          <table:table-cell table:formula="of:=AVERAGE([.F452:.F471])" office:value-type="float" office:value="115.4205" calcext:value-type="float">
            <text:p>115.4205</text:p>
          </table:table-cell>
          <table:table-cell table:formula="of:=AVERAGE([.F422:.F471])" office:value-type="float" office:value="113.8752" calcext:value-type="float">
            <text:p>113.8752</text:p>
          </table:table-cell>
          <table:table-cell table:formula="of:=AVERAGE([.F372:.F471])" office:value-type="float" office:value="112.0805" calcext:value-type="float">
            <text:p>112.0805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118.45" calcext:value-type="float">
            <text:p>118.45</text:p>
          </table:table-cell>
          <table:table-cell office:value-type="float" office:value="119.48" calcext:value-type="float">
            <text:p>119.48</text:p>
          </table:table-cell>
          <table:table-cell office:value-type="float" office:value="116.6564" calcext:value-type="float">
            <text:p>116.6564</text:p>
          </table:table-cell>
          <table:table-cell office:value-type="float" office:value="119.29" calcext:value-type="float">
            <text:p>119.29</text:p>
          </table:table-cell>
          <table:table-cell office:value-type="float" office:value="17064267" calcext:value-type="float">
            <text:p>17064267</text:p>
          </table:table-cell>
          <table:table-cell table:formula="of:=AVERAGE([.F453:.F472])" office:value-type="float" office:value="115.773" calcext:value-type="float">
            <text:p>115.773</text:p>
          </table:table-cell>
          <table:table-cell table:formula="of:=AVERAGE([.F423:.F472])" office:value-type="float" office:value="114.0764" calcext:value-type="float">
            <text:p>114.0764</text:p>
          </table:table-cell>
          <table:table-cell table:formula="of:=AVERAGE([.F373:.F472])" office:value-type="float" office:value="112.1897" calcext:value-type="float">
            <text:p>112.1897</text:p>
          </table:table-cell>
        </table:table-row>
        <table:table-row table:style-name="ro1">
          <table:table-cell table:number-columns-repeated="2" office:value-type="date" office:date-value="2025-11-17" calcext:value-type="date">
            <text:p>2025-11-17</text:p>
          </table:table-cell>
          <table:table-cell office:value-type="float" office:value="118.97" calcext:value-type="float">
            <text:p>118.97</text:p>
          </table:table-cell>
          <table:table-cell office:value-type="float" office:value="119.5" calcext:value-type="float">
            <text:p>119.5</text:p>
          </table:table-cell>
          <table:table-cell office:value-type="float" office:value="117.11" calcext:value-type="float">
            <text:p>117.11</text:p>
          </table:table-cell>
          <table:table-cell office:value-type="float" office:value="117.68" calcext:value-type="float">
            <text:p>117.68</text:p>
          </table:table-cell>
          <table:table-cell office:value-type="float" office:value="16034860" calcext:value-type="float">
            <text:p>16034860</text:p>
          </table:table-cell>
          <table:table-cell table:formula="of:=AVERAGE([.F454:.F473])" office:value-type="float" office:value="116.022" calcext:value-type="float">
            <text:p>116.022</text:p>
          </table:table-cell>
          <table:table-cell table:formula="of:=AVERAGE([.F424:.F473])" office:value-type="float" office:value="114.233" calcext:value-type="float">
            <text:p>114.233</text:p>
          </table:table-cell>
          <table:table-cell table:formula="of:=AVERAGE([.F374:.F473])" office:value-type="float" office:value="112.2666" calcext:value-type="float">
            <text:p>112.2666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9.48" calcext:value-type="float">
            <text:p>119.48</text:p>
          </table:table-cell>
          <table:table-cell office:value-type="float" office:value="116.48" calcext:value-type="float">
            <text:p>116.48</text:p>
          </table:table-cell>
          <table:table-cell office:value-type="float" office:value="119.03" calcext:value-type="float">
            <text:p>119.03</text:p>
          </table:table-cell>
          <table:table-cell office:value-type="float" office:value="15808518" calcext:value-type="float">
            <text:p>15808518</text:p>
          </table:table-cell>
          <table:table-cell table:formula="of:=AVERAGE([.F455:.F474])" office:value-type="float" office:value="116.338" calcext:value-type="float">
            <text:p>116.338</text:p>
          </table:table-cell>
          <table:table-cell table:formula="of:=AVERAGE([.F425:.F474])" office:value-type="float" office:value="114.4006" calcext:value-type="float">
            <text:p>114.4006</text:p>
          </table:table-cell>
          <table:table-cell table:formula="of:=AVERAGE([.F375:.F474])" office:value-type="float" office:value="112.3631" calcext:value-type="float">
            <text:p>112.3631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8.18" calcext:value-type="float">
            <text:p>118.18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5919239" calcext:value-type="float">
            <text:p>15919239</text:p>
          </table:table-cell>
          <table:table-cell table:formula="of:=AVERAGE([.F456:.F475])" office:value-type="float" office:value="116.47" calcext:value-type="float">
            <text:p>116.47</text:p>
          </table:table-cell>
          <table:table-cell table:formula="of:=AVERAGE([.F426:.F475])" office:value-type="float" office:value="114.4976" calcext:value-type="float">
            <text:p>114.4976</text:p>
          </table:table-cell>
          <table:table-cell table:formula="of:=AVERAGE([.F376:.F475])" office:value-type="float" office:value="112.4586" calcext:value-type="float">
            <text:p>112.4586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9.005" calcext:value-type="float">
            <text:p>119.005</text:p>
          </table:table-cell>
          <table:table-cell office:value-type="float" office:value="116.74" calcext:value-type="float">
            <text:p>116.74</text:p>
          </table:table-cell>
          <table:table-cell office:value-type="float" office:value="117.02" calcext:value-type="float">
            <text:p>117.02</text:p>
          </table:table-cell>
          <table:table-cell office:value-type="float" office:value="14401011" calcext:value-type="float">
            <text:p>14401011</text:p>
          </table:table-cell>
          <table:table-cell table:formula="of:=AVERAGE([.F457:.F476])" office:value-type="float" office:value="116.522" calcext:value-type="float">
            <text:p>116.522</text:p>
          </table:table-cell>
          <table:table-cell table:formula="of:=AVERAGE([.F427:.F476])" office:value-type="float" office:value="114.5952" calcext:value-type="float">
            <text:p>114.5952</text:p>
          </table:table-cell>
          <table:table-cell table:formula="of:=AVERAGE([.F377:.F476])" office:value-type="float" office:value="112.5364" calcext:value-type="float">
            <text:p>112.5364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7.08" calcext:value-type="float">
            <text:p>117.08</text:p>
          </table:table-cell>
          <table:table-cell office:value-type="float" office:value="15667596" calcext:value-type="float">
            <text:p>15667596</text:p>
          </table:table-cell>
          <table:table-cell table:formula="of:=AVERAGE([.F458:.F477])" office:value-type="float" office:value="116.6065" calcext:value-type="float">
            <text:p>116.6065</text:p>
          </table:table-cell>
          <table:table-cell table:formula="of:=AVERAGE([.F428:.F477])" office:value-type="float" office:value="114.6936" calcext:value-type="float">
            <text:p>114.6936</text:p>
          </table:table-cell>
          <table:table-cell table:formula="of:=AVERAGE([.F378:.F477])" office:value-type="float" office:value="112.5967" calcext:value-type="float">
            <text:p>112.5967</text:p>
          </table:table-cell>
        </table:table-row>
        <table:table-row table:style-name="ro1">
          <table:table-cell table:number-columns-repeated="2" office:value-type="date" office:date-value="2025-11-24" calcext:value-type="date">
            <text:p>2025-11-24</text:p>
          </table:table-cell>
          <table:table-cell table:number-columns-repeated="2" office:value-type="float" office:value="117.2" calcext:value-type="float">
            <text:p>117.2</text:p>
          </table:table-cell>
          <table:table-cell office:value-type="float" office:value="114.74" calcext:value-type="float">
            <text:p>114.74</text:p>
          </table:table-cell>
          <table:table-cell office:value-type="float" office:value="115.97" calcext:value-type="float">
            <text:p>115.97</text:p>
          </table:table-cell>
          <table:table-cell office:value-type="float" office:value="18034923" calcext:value-type="float">
            <text:p>18034923</text:p>
          </table:table-cell>
          <table:table-cell table:formula="of:=AVERAGE([.F459:.F478])" office:value-type="float" office:value="116.608" calcext:value-type="float">
            <text:p>116.608</text:p>
          </table:table-cell>
          <table:table-cell table:formula="of:=AVERAGE([.F429:.F478])" office:value-type="float" office:value="114.766" calcext:value-type="float">
            <text:p>114.766</text:p>
          </table:table-cell>
          <table:table-cell table:formula="of:=AVERAGE([.F379:.F478])" office:value-type="float" office:value="112.6344" calcext:value-type="float">
            <text:p>112.6344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5.9" calcext:value-type="float">
            <text:p>115.9</text:p>
          </table:table-cell>
          <table:table-cell office:value-type="float" office:value="114.19" calcext:value-type="float">
            <text:p>114.19</text:p>
          </table:table-cell>
          <table:table-cell office:value-type="float" office:value="114.51" calcext:value-type="float">
            <text:p>114.51</text:p>
          </table:table-cell>
          <table:table-cell office:value-type="float" office:value="14434558" calcext:value-type="float">
            <text:p>14434558</text:p>
          </table:table-cell>
          <table:table-cell table:formula="of:=AVERAGE([.F460:.F479])" office:value-type="float" office:value="116.582" calcext:value-type="float">
            <text:p>116.582</text:p>
          </table:table-cell>
          <table:table-cell table:formula="of:=AVERAGE([.F430:.F479])" office:value-type="float" office:value="114.7626" calcext:value-type="float">
            <text:p>114.7626</text:p>
          </table:table-cell>
          <table:table-cell table:formula="of:=AVERAGE([.F380:.F479])" office:value-type="float" office:value="112.6684" calcext:value-type="float">
            <text:p>112.6684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114.41" calcext:value-type="float">
            <text:p>114.41</text:p>
          </table:table-cell>
          <table:table-cell office:value-type="float" office:value="115.7391" calcext:value-type="float">
            <text:p>115.7391</text:p>
          </table:table-cell>
          <table:table-cell office:value-type="float" office:value="114.31" calcext:value-type="float">
            <text:p>114.31</text:p>
          </table:table-cell>
          <table:table-cell office:value-type="float" office:value="114.77" calcext:value-type="float">
            <text:p>114.77</text:p>
          </table:table-cell>
          <table:table-cell office:value-type="float" office:value="11650597" calcext:value-type="float">
            <text:p>11650597</text:p>
          </table:table-cell>
          <table:table-cell table:formula="of:=AVERAGE([.F461:.F480])" office:value-type="float" office:value="116.498" calcext:value-type="float">
            <text:p>116.498</text:p>
          </table:table-cell>
          <table:table-cell table:formula="of:=AVERAGE([.F431:.F480])" office:value-type="float" office:value="114.7522" calcext:value-type="float">
            <text:p>114.7522</text:p>
          </table:table-cell>
          <table:table-cell table:formula="of:=AVERAGE([.F381:.F480])" office:value-type="float" office:value="112.6742" calcext:value-type="float">
            <text:p>112.674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114.95" calcext:value-type="float">
            <text:p>114.95</text:p>
          </table:table-cell>
          <table:table-cell office:value-type="float" office:value="118.74" calcext:value-type="float">
            <text:p>118.74</text:p>
          </table:table-cell>
          <table:table-cell office:value-type="float" office:value="114.82" calcext:value-type="float">
            <text:p>114.82</text:p>
          </table:table-cell>
          <table:table-cell office:value-type="float" office:value="115.92" calcext:value-type="float">
            <text:p>115.92</text:p>
          </table:table-cell>
          <table:table-cell office:value-type="float" office:value="7240825" calcext:value-type="float">
            <text:p>7240825</text:p>
          </table:table-cell>
          <table:table-cell table:formula="of:=AVERAGE([.F462:.F481])" office:value-type="float" office:value="116.5595" calcext:value-type="float">
            <text:p>116.5595</text:p>
          </table:table-cell>
          <table:table-cell table:formula="of:=AVERAGE([.F432:.F481])" office:value-type="float" office:value="114.792" calcext:value-type="float">
            <text:p>114.792</text:p>
          </table:table-cell>
          <table:table-cell table:formula="of:=AVERAGE([.F382:.F481])" office:value-type="float" office:value="112.6954" calcext:value-type="float">
            <text:p>112.6954</text:p>
          </table:table-cell>
        </table:table-row>
        <table:table-row table:style-name="ro1">
          <table:table-cell table:number-columns-repeated="2" office:value-type="date" office:date-value="2025-12-01" calcext:value-type="date">
            <text:p>2025-12-01</text:p>
          </table:table-cell>
          <table:table-cell office:value-type="float" office:value="116.1" calcext:value-type="float">
            <text:p>116.1</text:p>
          </table:table-cell>
          <table:table-cell office:value-type="float" office:value="117.41" calcext:value-type="float">
            <text:p>117.41</text:p>
          </table:table-cell>
          <table:table-cell office:value-type="float" office:value="116.1" calcext:value-type="float">
            <text:p>116.1</text:p>
          </table:table-cell>
          <table:table-cell office:value-type="float" office:value="116.63" calcext:value-type="float">
            <text:p>116.63</text:p>
          </table:table-cell>
          <table:table-cell office:value-type="float" office:value="12658100" calcext:value-type="float">
            <text:p>12658100</text:p>
          </table:table-cell>
          <table:table-cell table:formula="of:=AVERAGE([.F463:.F482])" office:value-type="float" office:value="116.673" calcext:value-type="float">
            <text:p>116.673</text:p>
          </table:table-cell>
          <table:table-cell table:formula="of:=AVERAGE([.F433:.F482])" office:value-type="float" office:value="114.8682" calcext:value-type="float">
            <text:p>114.8682</text:p>
          </table:table-cell>
          <table:table-cell table:formula="of:=AVERAGE([.F383:.F482])" office:value-type="float" office:value="112.7124" calcext:value-type="float">
            <text:p>112.712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116.44" calcext:value-type="float">
            <text:p>116.44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69" calcext:value-type="float">
            <text:p>114.69</text:p>
          </table:table-cell>
          <table:table-cell office:value-type="float" office:value="115.38" calcext:value-type="float">
            <text:p>115.38</text:p>
          </table:table-cell>
          <table:table-cell office:value-type="float" office:value="14607704" calcext:value-type="float">
            <text:p>14607704</text:p>
          </table:table-cell>
          <table:table-cell table:formula="of:=AVERAGE([.F464:.F483])" office:value-type="float" office:value="116.754" calcext:value-type="float">
            <text:p>116.754</text:p>
          </table:table-cell>
          <table:table-cell table:formula="of:=AVERAGE([.F434:.F483])" office:value-type="float" office:value="114.9354" calcext:value-type="float">
            <text:p>114.9354</text:p>
          </table:table-cell>
          <table:table-cell table:formula="of:=AVERAGE([.F384:.F483])" office:value-type="float" office:value="112.7119" calcext:value-type="float">
            <text:p>112.7119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115.945" calcext:value-type="float">
            <text:p>115.945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5.875" calcext:value-type="float">
            <text:p>115.875</text:p>
          </table:table-cell>
          <table:table-cell office:value-type="float" office:value="117.8" calcext:value-type="float">
            <text:p>117.8</text:p>
          </table:table-cell>
          <table:table-cell office:value-type="float" office:value="16819130" calcext:value-type="float">
            <text:p>16819130</text:p>
          </table:table-cell>
          <table:table-cell table:formula="of:=AVERAGE([.F465:.F484])" office:value-type="float" office:value="116.937" calcext:value-type="float">
            <text:p>116.937</text:p>
          </table:table-cell>
          <table:table-cell table:formula="of:=AVERAGE([.F435:.F484])" office:value-type="float" office:value="115.0124" calcext:value-type="float">
            <text:p>115.0124</text:p>
          </table:table-cell>
          <table:table-cell table:formula="of:=AVERAGE([.F385:.F484])" office:value-type="float" office:value="112.7507" calcext:value-type="float">
            <text:p>112.7507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117.5" calcext:value-type="float">
            <text:p>117.5</text:p>
          </table:table-cell>
          <table:table-cell office:value-type="float" office:value="118.34" calcext:value-type="float">
            <text:p>118.34</text:p>
          </table:table-cell>
          <table:table-cell office:value-type="float" office:value="116.66" calcext:value-type="float">
            <text:p>116.66</text:p>
          </table:table-cell>
          <table:table-cell office:value-type="float" office:value="117.14" calcext:value-type="float">
            <text:p>117.14</text:p>
          </table:table-cell>
          <table:table-cell office:value-type="float" office:value="13686897" calcext:value-type="float">
            <text:p>13686897</text:p>
          </table:table-cell>
          <table:table-cell table:formula="of:=AVERAGE([.F466:.F485])" office:value-type="float" office:value="117.11" calcext:value-type="float">
            <text:p>117.11</text:p>
          </table:table-cell>
          <table:table-cell table:formula="of:=AVERAGE([.F436:.F485])" office:value-type="float" office:value="115.064" calcext:value-type="float">
            <text:p>115.064</text:p>
          </table:table-cell>
          <table:table-cell table:formula="of:=AVERAGE([.F386:.F485])" office:value-type="float" office:value="112.793" calcext:value-type="float">
            <text:p>112.793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8.775" calcext:value-type="float">
            <text:p>118.775</text:p>
          </table:table-cell>
          <table:table-cell office:value-type="float" office:value="116.41" calcext:value-type="float">
            <text:p>116.41</text:p>
          </table:table-cell>
          <table:table-cell office:value-type="float" office:value="116.54" calcext:value-type="float">
            <text:p>116.54</text:p>
          </table:table-cell>
          <table:table-cell office:value-type="float" office:value="12516864" calcext:value-type="float">
            <text:p>12516864</text:p>
          </table:table-cell>
          <table:table-cell table:formula="of:=AVERAGE([.F467:.F486])" office:value-type="float" office:value="117.212" calcext:value-type="float">
            <text:p>117.212</text:p>
          </table:table-cell>
          <table:table-cell table:formula="of:=AVERAGE([.F437:.F486])" office:value-type="float" office:value="115.083" calcext:value-type="float">
            <text:p>115.083</text:p>
          </table:table-cell>
          <table:table-cell table:formula="of:=AVERAGE([.F387:.F486])" office:value-type="float" office:value="112.8361" calcext:value-type="float">
            <text:p>112.8361</text:p>
          </table:table-cell>
        </table:table-row>
        <table:table-row table:style-name="ro1">
          <table:table-cell table:number-columns-repeated="2" office:value-type="date" office:date-value="2025-12-08" calcext:value-type="date">
            <text:p>2025-12-08</text:p>
          </table:table-cell>
          <table:table-cell office:value-type="float" office:value="115.83" calcext:value-type="float">
            <text:p>115.83</text:p>
          </table:table-cell>
          <table:table-cell office:value-type="float" office:value="117" calcext:value-type="float">
            <text:p>117</text:p>
          </table:table-cell>
          <table:table-cell office:value-type="float" office:value="115.04" calcext:value-type="float">
            <text:p>115.04</text:p>
          </table:table-cell>
          <table:table-cell office:value-type="float" office:value="115.98" calcext:value-type="float">
            <text:p>115.98</text:p>
          </table:table-cell>
          <table:table-cell office:value-type="float" office:value="14904164" calcext:value-type="float">
            <text:p>14904164</text:p>
          </table:table-cell>
          <table:table-cell table:formula="of:=AVERAGE([.F468:.F487])" office:value-type="float" office:value="117.15" calcext:value-type="float">
            <text:p>117.15</text:p>
          </table:table-cell>
          <table:table-cell table:formula="of:=AVERAGE([.F438:.F487])" office:value-type="float" office:value="115.0582" calcext:value-type="float">
            <text:p>115.0582</text:p>
          </table:table-cell>
          <table:table-cell table:formula="of:=AVERAGE([.F388:.F487])" office:value-type="float" office:value="112.8793" calcext:value-type="float">
            <text:p>112.8793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116.9" calcext:value-type="float">
            <text:p>116.9</text:p>
          </table:table-cell>
          <table:table-cell office:value-type="float" office:value="120.47" calcext:value-type="float">
            <text:p>120.47</text:p>
          </table:table-cell>
          <table:table-cell office:value-type="float" office:value="116.89" calcext:value-type="float">
            <text:p>116.89</text:p>
          </table:table-cell>
          <table:table-cell office:value-type="float" office:value="118.25" calcext:value-type="float">
            <text:p>118.25</text:p>
          </table:table-cell>
          <table:table-cell office:value-type="float" office:value="23790815" calcext:value-type="float">
            <text:p>23790815</text:p>
          </table:table-cell>
          <table:table-cell table:formula="of:=AVERAGE([.F469:.F488])" office:value-type="float" office:value="117.1515" calcext:value-type="float">
            <text:p>117.1515</text:p>
          </table:table-cell>
          <table:table-cell table:formula="of:=AVERAGE([.F439:.F488])" office:value-type="float" office:value="115.1388" calcext:value-type="float">
            <text:p>115.1388</text:p>
          </table:table-cell>
          <table:table-cell table:formula="of:=AVERAGE([.F389:.F488])" office:value-type="float" office:value="112.9841" calcext:value-type="float">
            <text:p>112.9841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118.725" calcext:value-type="float">
            <text:p>118.725</text:p>
          </table:table-cell>
          <table:table-cell office:value-type="float" office:value="119.865" calcext:value-type="float">
            <text:p>119.865</text:p>
          </table:table-cell>
          <table:table-cell office:value-type="float" office:value="118.37" calcext:value-type="float">
            <text:p>118.37</text:p>
          </table:table-cell>
          <table:table-cell office:value-type="float" office:value="119.54" calcext:value-type="float">
            <text:p>119.54</text:p>
          </table:table-cell>
          <table:table-cell office:value-type="float" office:value="19845192" calcext:value-type="float">
            <text:p>19845192</text:p>
          </table:table-cell>
          <table:table-cell table:formula="of:=AVERAGE([.F470:.F489])" office:value-type="float" office:value="117.1395" calcext:value-type="float">
            <text:p>117.1395</text:p>
          </table:table-cell>
          <table:table-cell table:formula="of:=AVERAGE([.F440:.F489])" office:value-type="float" office:value="115.2746" calcext:value-type="float">
            <text:p>115.2746</text:p>
          </table:table-cell>
          <table:table-cell table:formula="of:=AVERAGE([.F390:.F489])" office:value-type="float" office:value="113.099" calcext:value-type="float">
            <text:p>113.099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119.11" calcext:value-type="float">
            <text:p>119.11</text:p>
          </table:table-cell>
          <table:table-cell office:value-type="float" office:value="120.36" calcext:value-type="float">
            <text:p>120.36</text:p>
          </table:table-cell>
          <table:table-cell office:value-type="float" office:value="119.065" calcext:value-type="float">
            <text:p>119.065</text:p>
          </table:table-cell>
          <table:table-cell office:value-type="float" office:value="119.54" calcext:value-type="float">
            <text:p>119.54</text:p>
          </table:table-cell>
          <table:table-cell office:value-type="float" office:value="14781787" calcext:value-type="float">
            <text:p>14781787</text:p>
          </table:table-cell>
          <table:table-cell table:formula="of:=AVERAGE([.F471:.F490])" office:value-type="float" office:value="117.2105" calcext:value-type="float">
            <text:p>117.2105</text:p>
          </table:table-cell>
          <table:table-cell table:formula="of:=AVERAGE([.F441:.F490])" office:value-type="float" office:value="115.4256" calcext:value-type="float">
            <text:p>115.4256</text:p>
          </table:table-cell>
          <table:table-cell table:formula="of:=AVERAGE([.F391:.F490])" office:value-type="float" office:value="113.209" calcext:value-type="float">
            <text:p>113.209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9.92" calcext:value-type="float">
            <text:p>119.92</text:p>
          </table:table-cell>
          <table:table-cell office:value-type="float" office:value="118.31" calcext:value-type="float">
            <text:p>118.31</text:p>
          </table:table-cell>
          <table:table-cell office:value-type="float" office:value="118.82" calcext:value-type="float">
            <text:p>118.82</text:p>
          </table:table-cell>
          <table:table-cell office:value-type="float" office:value="14459538" calcext:value-type="float">
            <text:p>14459538</text:p>
          </table:table-cell>
          <table:table-cell table:formula="of:=AVERAGE([.F472:.F491])" office:value-type="float" office:value="117.212" calcext:value-type="float">
            <text:p>117.212</text:p>
          </table:table-cell>
          <table:table-cell table:formula="of:=AVERAGE([.F442:.F491])" office:value-type="float" office:value="115.5762" calcext:value-type="float">
            <text:p>115.5762</text:p>
          </table:table-cell>
          <table:table-cell table:formula="of:=AVERAGE([.F392:.F491])" office:value-type="float" office:value="113.2979" calcext:value-type="float">
            <text:p>113.2979</text:p>
          </table:table-cell>
        </table:table-row>
        <table:table-row table:style-name="ro1">
          <table:table-cell table:number-columns-repeated="2" office:value-type="date" office:date-value="2025-12-15" calcext:value-type="date">
            <text:p>2025-12-15</text:p>
          </table:table-cell>
          <table:table-cell office:value-type="float" office:value="119.01" calcext:value-type="float">
            <text:p>119.01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7.76" calcext:value-type="float">
            <text:p>117.76</text:p>
          </table:table-cell>
          <table:table-cell office:value-type="float" office:value="16358669" calcext:value-type="float">
            <text:p>16358669</text:p>
          </table:table-cell>
          <table:table-cell table:formula="of:=AVERAGE([.F473:.F492])" office:value-type="float" office:value="117.1355" calcext:value-type="float">
            <text:p>117.1355</text:p>
          </table:table-cell>
          <table:table-cell table:formula="of:=AVERAGE([.F443:.F492])" office:value-type="float" office:value="115.6662" calcext:value-type="float">
            <text:p>115.6662</text:p>
          </table:table-cell>
          <table:table-cell table:formula="of:=AVERAGE([.F393:.F492])" office:value-type="float" office:value="113.3676" calcext:value-type="float">
            <text:p>113.3676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116.765" calcext:value-type="float">
            <text:p>116.765</text:p>
          </table:table-cell>
          <table:table-cell office:value-type="float" office:value="116.84" calcext:value-type="float">
            <text:p>116.84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4.68" calcext:value-type="float">
            <text:p>114.68</text:p>
          </table:table-cell>
          <table:table-cell office:value-type="float" office:value="17638716" calcext:value-type="float">
            <text:p>17638716</text:p>
          </table:table-cell>
          <table:table-cell table:formula="of:=AVERAGE([.F474:.F493])" office:value-type="float" office:value="116.9855" calcext:value-type="float">
            <text:p>116.9855</text:p>
          </table:table-cell>
          <table:table-cell table:formula="of:=AVERAGE([.F444:.F493])" office:value-type="float" office:value="115.6758" calcext:value-type="float">
            <text:p>115.6758</text:p>
          </table:table-cell>
          <table:table-cell table:formula="of:=AVERAGE([.F394:.F493])" office:value-type="float" office:value="113.4104" calcext:value-type="float">
            <text:p>113.410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115.21" calcext:value-type="float">
            <text:p>115.21</text:p>
          </table:table-cell>
          <table:table-cell office:value-type="float" office:value="117.62" calcext:value-type="float">
            <text:p>117.62</text:p>
          </table:table-cell>
          <table:table-cell office:value-type="float" office:value="115.17" calcext:value-type="float">
            <text:p>115.17</text:p>
          </table:table-cell>
          <table:table-cell office:value-type="float" office:value="117.41" calcext:value-type="float">
            <text:p>117.41</text:p>
          </table:table-cell>
          <table:table-cell office:value-type="float" office:value="18502152" calcext:value-type="float">
            <text:p>18502152</text:p>
          </table:table-cell>
          <table:table-cell table:formula="of:=AVERAGE([.F475:.F494])" office:value-type="float" office:value="116.9045" calcext:value-type="float">
            <text:p>116.9045</text:p>
          </table:table-cell>
          <table:table-cell table:formula="of:=AVERAGE([.F445:.F494])" office:value-type="float" office:value="115.7388" calcext:value-type="float">
            <text:p>115.7388</text:p>
          </table:table-cell>
          <table:table-cell table:formula="of:=AVERAGE([.F395:.F494])" office:value-type="float" office:value="113.4701" calcext:value-type="float">
            <text:p>113.470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8" calcext:value-type="date">
            <text:p>2025-12-18</text:p>
          </table:table-cell>
          <table:table-cell table:number-columns-repeated="2" office:value-type="float" office:value="116.99" calcext:value-type="float">
            <text:p>116.99</text:p>
          </table:table-cell>
          <table:table-cell office:value-type="float" office:value="115.63" calcext:value-type="float">
            <text:p>115.63</text:p>
          </table:table-cell>
          <table:table-cell office:value-type="float" office:value="116.54" calcext:value-type="float">
            <text:p>116.54</text:p>
          </table:table-cell>
          <table:table-cell office:value-type="float" office:value="13705560" calcext:value-type="float">
            <text:p>13705560</text:p>
          </table:table-cell>
          <table:table-cell table:formula="of:=AVERAGE([.F476:.F495])" office:value-type="float" office:value="116.864" calcext:value-type="float">
            <text:p>116.864</text:p>
          </table:table-cell>
          <table:table-cell table:formula="of:=AVERAGE([.F446:.F495])" office:value-type="float" office:value="115.7892" calcext:value-type="float">
            <text:p>115.7892</text:p>
          </table:table-cell>
          <table:table-cell table:formula="of:=AVERAGE([.F396:.F495])" office:value-type="float" office:value="113.5067" calcext:value-type="float">
            <text:p>113.5067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7.57" calcext:value-type="float">
            <text:p>117.57</text:p>
          </table:table-cell>
          <table:table-cell office:value-type="float" office:value="115.955" calcext:value-type="float">
            <text:p>115.955</text:p>
          </table:table-cell>
          <table:table-cell office:value-type="float" office:value="116.69" calcext:value-type="float">
            <text:p>116.69</text:p>
          </table:table-cell>
          <table:table-cell office:value-type="float" office:value="45412814" calcext:value-type="float">
            <text:p>45412814</text:p>
          </table:table-cell>
          <table:table-cell table:formula="of:=AVERAGE([.F477:.F496])" office:value-type="float" office:value="116.8475" calcext:value-type="float">
            <text:p>116.8475</text:p>
          </table:table-cell>
          <table:table-cell table:formula="of:=AVERAGE([.F447:.F496])" office:value-type="float" office:value="115.8648" calcext:value-type="float">
            <text:p>115.8648</text:p>
          </table:table-cell>
          <table:table-cell table:formula="of:=AVERAGE([.F397:.F496])" office:value-type="float" office:value="113.5546" calcext:value-type="float">
            <text:p>113.5546</text:p>
          </table:table-cell>
        </table:table-row>
        <table:table-row table:style-name="ro1">
          <table:table-cell table:number-columns-repeated="2" office:value-type="date" office:date-value="2025-12-22" calcext:value-type="date">
            <text:p>2025-12-22</text:p>
          </table:table-cell>
          <table:table-cell office:value-type="float" office:value="117.335" calcext:value-type="float">
            <text:p>117.335</text:p>
          </table:table-cell>
          <table:table-cell office:value-type="float" office:value="118.46" calcext:value-type="float">
            <text:p>118.46</text:p>
          </table:table-cell>
          <table:table-cell office:value-type="float" office:value="117.335" calcext:value-type="float">
            <text:p>117.335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768611" calcext:value-type="float">
            <text:p>11768611</text:p>
          </table:table-cell>
          <table:table-cell table:formula="of:=AVERAGE([.F478:.F497])" office:value-type="float" office:value="116.901" calcext:value-type="float">
            <text:p>116.901</text:p>
          </table:table-cell>
          <table:table-cell table:formula="of:=AVERAGE([.F448:.F497])" office:value-type="float" office:value="116.0132" calcext:value-type="float">
            <text:p>116.0132</text:p>
          </table:table-cell>
          <table:table-cell table:formula="of:=AVERAGE([.F398:.F497])" office:value-type="float" office:value="113.6197" calcext:value-type="float">
            <text:p>113.6197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118.375" calcext:value-type="float">
            <text:p>118.375</text:p>
          </table:table-cell>
          <table:table-cell office:value-type="float" office:value="120.03" calcext:value-type="float">
            <text:p>120.03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9.42" calcext:value-type="float">
            <text:p>119.42</text:p>
          </table:table-cell>
          <table:table-cell office:value-type="float" office:value="12567630" calcext:value-type="float">
            <text:p>12567630</text:p>
          </table:table-cell>
          <table:table-cell table:formula="of:=AVERAGE([.F479:.F498])" office:value-type="float" office:value="117.0735" calcext:value-type="float">
            <text:p>117.0735</text:p>
          </table:table-cell>
          <table:table-cell table:formula="of:=AVERAGE([.F449:.F498])" office:value-type="float" office:value="116.1568" calcext:value-type="float">
            <text:p>116.1568</text:p>
          </table:table-cell>
          <table:table-cell table:formula="of:=AVERAGE([.F399:.F498])" office:value-type="float" office:value="113.7175" calcext:value-type="float">
            <text:p>113.7175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119.33" calcext:value-type="float">
            <text:p>119.33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9.1177" calcext:value-type="float">
            <text:p>119.1177</text:p>
          </table:table-cell>
          <table:table-cell office:value-type="float" office:value="119.22" calcext:value-type="float">
            <text:p>119.22</text:p>
          </table:table-cell>
          <table:table-cell office:value-type="float" office:value="6137406" calcext:value-type="float">
            <text:p>6137406</text:p>
          </table:table-cell>
          <table:table-cell table:formula="of:=AVERAGE([.F480:.F499])" office:value-type="float" office:value="117.309" calcext:value-type="float">
            <text:p>117.309</text:p>
          </table:table-cell>
          <table:table-cell table:formula="of:=AVERAGE([.F450:.F499])" office:value-type="float" office:value="116.2954" calcext:value-type="float">
            <text:p>116.2954</text:p>
          </table:table-cell>
          <table:table-cell table:formula="of:=AVERAGE([.F400:.F499])" office:value-type="float" office:value="113.836" calcext:value-type="float">
            <text:p>113.836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118.885" calcext:value-type="float">
            <text:p>118.885</text:p>
          </table:table-cell>
          <table:table-cell office:value-type="float" office:value="119.55" calcext:value-type="float">
            <text:p>119.55</text:p>
          </table:table-cell>
          <table:table-cell office:value-type="float" office:value="118.53" calcext:value-type="float">
            <text:p>118.53</text:p>
          </table:table-cell>
          <table:table-cell office:value-type="float" office:value="119.11" calcext:value-type="float">
            <text:p>119.11</text:p>
          </table:table-cell>
          <table:table-cell office:value-type="float" office:value="8066129" calcext:value-type="float">
            <text:p>8066129</text:p>
          </table:table-cell>
          <table:table-cell table:formula="of:=AVERAGE([.F481:.F500])" office:value-type="float" office:value="117.526" calcext:value-type="float">
            <text:p>117.526</text:p>
          </table:table-cell>
          <table:table-cell table:formula="of:=AVERAGE([.F451:.F500])" office:value-type="float" office:value="116.4454" calcext:value-type="float">
            <text:p>116.4454</text:p>
          </table:table-cell>
          <table:table-cell table:formula="of:=AVERAGE([.F401:.F500])" office:value-type="float" office:value="113.9547" calcext:value-type="float">
            <text:p>113.9547</text:p>
          </table:table-cell>
        </table:table-row>
        <table:table-row table:style-name="ro1">
          <table:table-cell table:number-columns-repeated="2" office:value-type="date" office:date-value="2025-12-29" calcext:value-type="date">
            <text:p>2025-12-29</text:p>
          </table:table-cell>
          <table:table-cell office:value-type="float" office:value="120.24" calcext:value-type="float">
            <text:p>120.24</text:p>
          </table:table-cell>
          <table:table-cell office:value-type="float" office:value="121.2998" calcext:value-type="float">
            <text:p>121.2998</text:p>
          </table:table-cell>
          <table:table-cell office:value-type="float" office:value="119.4" calcext:value-type="float">
            <text:p>119.4</text:p>
          </table:table-cell>
          <table:table-cell office:value-type="float" office:value="120.53" calcext:value-type="float">
            <text:p>120.53</text:p>
          </table:table-cell>
          <table:table-cell office:value-type="float" office:value="14782512" calcext:value-type="float">
            <text:p>14782512</text:p>
          </table:table-cell>
          <table:table-cell table:formula="of:=AVERAGE([.F482:.F501])" office:value-type="float" office:value="117.7565" calcext:value-type="float">
            <text:p>117.7565</text:p>
          </table:table-cell>
          <table:table-cell table:formula="of:=AVERAGE([.F452:.F501])" office:value-type="float" office:value="116.6432" calcext:value-type="float">
            <text:p>116.6432</text:p>
          </table:table-cell>
          <table:table-cell table:formula="of:=AVERAGE([.F402:.F501])" office:value-type="float" office:value="114.0949" calcext:value-type="float">
            <text:p>114.0949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21.025" calcext:value-type="float">
            <text:p>121.025</text:p>
          </table:table-cell>
          <table:table-cell office:value-type="float" office:value="121.796" calcext:value-type="float">
            <text:p>121.796</text:p>
          </table:table-cell>
          <table:table-cell office:value-type="float" office:value="120.63" calcext:value-type="float">
            <text:p>120.63</text:p>
          </table:table-cell>
          <table:table-cell office:value-type="float" office:value="120.99" calcext:value-type="float">
            <text:p>120.99</text:p>
          </table:table-cell>
          <table:table-cell office:value-type="float" office:value="11150486" calcext:value-type="float">
            <text:p>11150486</text:p>
          </table:table-cell>
          <table:table-cell table:formula="of:=AVERAGE([.F483:.F502])" office:value-type="float" office:value="117.9745" calcext:value-type="float">
            <text:p>117.9745</text:p>
          </table:table-cell>
          <table:table-cell table:formula="of:=AVERAGE([.F453:.F502])" office:value-type="float" office:value="116.8182" calcext:value-type="float">
            <text:p>116.8182</text:p>
          </table:table-cell>
          <table:table-cell table:formula="of:=AVERAGE([.F403:.F502])" office:value-type="float" office:value="114.2453" calcext:value-type="float">
            <text:p>114.2453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21.18" calcext:value-type="float">
            <text:p>121.18</text:p>
          </table:table-cell>
          <table:table-cell office:value-type="float" office:value="121.26" calcext:value-type="float">
            <text:p>121.26</text:p>
          </table:table-cell>
          <table:table-cell office:value-type="float" office:value="119.865" calcext:value-type="float">
            <text:p>119.865</text:p>
          </table:table-cell>
          <table:table-cell office:value-type="float" office:value="120.34" calcext:value-type="float">
            <text:p>120.34</text:p>
          </table:table-cell>
          <table:table-cell office:value-type="float" office:value="10559866" calcext:value-type="float">
            <text:p>10559866</text:p>
          </table:table-cell>
          <table:table-cell table:formula="of:=AVERAGE([.F484:.F503])" office:value-type="float" office:value="118.2225" calcext:value-type="float">
            <text:p>118.2225</text:p>
          </table:table-cell>
          <table:table-cell table:formula="of:=AVERAGE([.F454:.F503])" office:value-type="float" office:value="116.971" calcext:value-type="float">
            <text:p>116.971</text:p>
          </table:table-cell>
          <table:table-cell table:formula="of:=AVERAGE([.F404:.F503])" office:value-type="float" office:value="114.3807" calcext:value-type="float">
            <text:p>114.3807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120.09" calcext:value-type="float">
            <text:p>120.09</text:p>
          </table:table-cell>
          <table:table-cell office:value-type="float" office:value="122.68" calcext:value-type="float">
            <text:p>122.68</text:p>
          </table:table-cell>
          <table:table-cell office:value-type="float" office:value="119.6067" calcext:value-type="float">
            <text:p>119.6067</text:p>
          </table:table-cell>
          <table:table-cell office:value-type="float" office:value="122.65" calcext:value-type="float">
            <text:p>122.65</text:p>
          </table:table-cell>
          <table:table-cell office:value-type="float" office:value="14175055" calcext:value-type="float">
            <text:p>14175055</text:p>
          </table:table-cell>
          <table:table-cell table:formula="of:=AVERAGE([.F485:.F504])" office:value-type="float" office:value="118.465" calcext:value-type="float">
            <text:p>118.465</text:p>
          </table:table-cell>
          <table:table-cell table:formula="of:=AVERAGE([.F455:.F504])" office:value-type="float" office:value="117.1698" calcext:value-type="float">
            <text:p>117.1698</text:p>
          </table:table-cell>
          <table:table-cell table:formula="of:=AVERAGE([.F405:.F504])" office:value-type="float" office:value="114.5489" calcext:value-type="float">
            <text:p>114.5489</text:p>
          </table:table-cell>
        </table:table-row>
        <table:table-row table:style-name="ro1">
          <table:table-cell table:number-columns-repeated="2" office:value-type="date" office:date-value="2026-01-05" calcext:value-type="date">
            <text:p>2026-01-05</text:p>
          </table:table-cell>
          <table:table-cell office:value-type="float" office:value="125.21" calcext:value-type="float">
            <text:p>125.21</text:p>
          </table:table-cell>
          <table:table-cell office:value-type="float" office:value="125.93" calcext:value-type="float">
            <text:p>125.93</text:p>
          </table:table-cell>
          <table:table-cell office:value-type="float" office:value="122.39" calcext:value-type="float">
            <text:p>122.39</text:p>
          </table:table-cell>
          <table:table-cell office:value-type="float" office:value="125.36" calcext:value-type="float">
            <text:p>125.36</text:p>
          </table:table-cell>
          <table:table-cell office:value-type="float" office:value="30112238" calcext:value-type="float">
            <text:p>30112238</text:p>
          </table:table-cell>
          <table:table-cell table:formula="of:=AVERAGE([.F486:.F505])" office:value-type="float" office:value="118.876" calcext:value-type="float">
            <text:p>118.876</text:p>
          </table:table-cell>
          <table:table-cell table:formula="of:=AVERAGE([.F456:.F505])" office:value-type="float" office:value="117.3828" calcext:value-type="float">
            <text:p>117.3828</text:p>
          </table:table-cell>
          <table:table-cell table:formula="of:=AVERAGE([.F406:.F505])" office:value-type="float" office:value="114.7412" calcext:value-type="float">
            <text:p>114.7412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125.35" calcext:value-type="float">
            <text:p>125.35</text:p>
          </table:table-cell>
          <table:table-cell office:value-type="float" office:value="125.8" calcext:value-type="float">
            <text:p>125.8</text:p>
          </table:table-cell>
          <table:table-cell office:value-type="float" office:value="121" calcext:value-type="float">
            <text:p>121</text:p>
          </table:table-cell>
          <table:table-cell office:value-type="float" office:value="121.05" calcext:value-type="float">
            <text:p>121.05</text:p>
          </table:table-cell>
          <table:table-cell office:value-type="float" office:value="23328636" calcext:value-type="float">
            <text:p>23328636</text:p>
          </table:table-cell>
          <table:table-cell table:formula="of:=AVERAGE([.F487:.F506])" office:value-type="float" office:value="119.1015" calcext:value-type="float">
            <text:p>119.1015</text:p>
          </table:table-cell>
          <table:table-cell table:formula="of:=AVERAGE([.F457:.F506])" office:value-type="float" office:value="117.4842" calcext:value-type="float">
            <text:p>117.4842</text:p>
          </table:table-cell>
          <table:table-cell table:formula="of:=AVERAGE([.F407:.F506])" office:value-type="float" office:value="114.8757" calcext:value-type="float">
            <text:p>114.8757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119.8" calcext:value-type="float">
            <text:p>119.8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8.274" calcext:value-type="float">
            <text:p>118.274</text:p>
          </table:table-cell>
          <table:table-cell office:value-type="float" office:value="118.49" calcext:value-type="float">
            <text:p>118.49</text:p>
          </table:table-cell>
          <table:table-cell office:value-type="float" office:value="20352950" calcext:value-type="float">
            <text:p>20352950</text:p>
          </table:table-cell>
          <table:table-cell table:formula="of:=AVERAGE([.F488:.F507])" office:value-type="float" office:value="119.227" calcext:value-type="float">
            <text:p>119.227</text:p>
          </table:table-cell>
          <table:table-cell table:formula="of:=AVERAGE([.F458:.F507])" office:value-type="float" office:value="117.5462" calcext:value-type="float">
            <text:p>117.5462</text:p>
          </table:table-cell>
          <table:table-cell table:formula="of:=AVERAGE([.F408:.F507])" office:value-type="float" office:value="114.9868" calcext:value-type="float">
            <text:p>114.9868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118.98" calcext:value-type="float">
            <text:p>118.98</text:p>
          </table:table-cell>
          <table:table-cell office:value-type="float" office:value="123.625" calcext:value-type="float">
            <text:p>123.625</text:p>
          </table:table-cell>
          <table:table-cell office:value-type="float" office:value="118.655" calcext:value-type="float">
            <text:p>118.655</text:p>
          </table:table-cell>
          <table:table-cell office:value-type="float" office:value="122.91" calcext:value-type="float">
            <text:p>122.91</text:p>
          </table:table-cell>
          <table:table-cell office:value-type="float" office:value="20232721" calcext:value-type="float">
            <text:p>20232721</text:p>
          </table:table-cell>
          <table:table-cell table:formula="of:=AVERAGE([.F489:.F508])" office:value-type="float" office:value="119.46" calcext:value-type="float">
            <text:p>119.46</text:p>
          </table:table-cell>
          <table:table-cell table:formula="of:=AVERAGE([.F459:.F508])" office:value-type="float" office:value="117.6856" calcext:value-type="float">
            <text:p>117.6856</text:p>
          </table:table-cell>
          <table:table-cell table:formula="of:=AVERAGE([.F409:.F508])" office:value-type="float" office:value="115.151" calcext:value-type="float">
            <text:p>115.151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123.23" calcext:value-type="float">
            <text:p>123.23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3.095" calcext:value-type="float">
            <text:p>123.095</text:p>
          </table:table-cell>
          <table:table-cell office:value-type="float" office:value="124.61" calcext:value-type="float">
            <text:p>124.61</text:p>
          </table:table-cell>
          <table:table-cell office:value-type="float" office:value="16137674" calcext:value-type="float">
            <text:p>16137674</text:p>
          </table:table-cell>
          <table:table-cell table:formula="of:=AVERAGE([.F490:.F509])" office:value-type="float" office:value="119.7135" calcext:value-type="float">
            <text:p>119.7135</text:p>
          </table:table-cell>
          <table:table-cell table:formula="of:=AVERAGE([.F460:.F509])" office:value-type="float" office:value="117.8772" calcext:value-type="float">
            <text:p>117.8772</text:p>
          </table:table-cell>
          <table:table-cell table:formula="of:=AVERAGE([.F410:.F509])" office:value-type="float" office:value="115.3299" calcext:value-type="float">
            <text:p>115.3299</text:p>
          </table:table-cell>
        </table:table-row>
        <table:table-row table:style-name="ro1">
          <table:table-cell table:number-columns-repeated="2" office:value-type="date" office:date-value="2026-01-12" calcext:value-type="date">
            <text:p>2026-01-12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4.5" calcext:value-type="float">
            <text:p>124.5</text:p>
          </table:table-cell>
          <table:table-cell office:value-type="float" office:value="122.56" calcext:value-type="float">
            <text:p>122.56</text:p>
          </table:table-cell>
          <table:table-cell office:value-type="float" office:value="124.03" calcext:value-type="float">
            <text:p>124.03</text:p>
          </table:table-cell>
          <table:table-cell office:value-type="float" office:value="15314895" calcext:value-type="float">
            <text:p>15314895</text:p>
          </table:table-cell>
          <table:table-cell table:formula="of:=AVERAGE([.F491:.F510])" office:value-type="float" office:value="119.938" calcext:value-type="float">
            <text:p>119.938</text:p>
          </table:table-cell>
          <table:table-cell table:formula="of:=AVERAGE([.F461:.F510])" office:value-type="float" office:value="118.0288" calcext:value-type="float">
            <text:p>118.0288</text:p>
          </table:table-cell>
          <table:table-cell table:formula="of:=AVERAGE([.F411:.F510])" office:value-type="float" office:value="115.496" calcext:value-type="float">
            <text:p>115.49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125" calcext:value-type="float">
            <text:p>125</text:p>
          </table:table-cell>
          <table:table-cell office:value-type="float" office:value="127.14" calcext:value-type="float">
            <text:p>127.14</text:p>
          </table:table-cell>
          <table:table-cell office:value-type="float" office:value="124.81" calcext:value-type="float">
            <text:p>124.81</text:p>
          </table:table-cell>
          <table:table-cell office:value-type="float" office:value="126.54" calcext:value-type="float">
            <text:p>126.54</text:p>
          </table:table-cell>
          <table:table-cell office:value-type="float" office:value="21619727" calcext:value-type="float">
            <text:p>21619727</text:p>
          </table:table-cell>
          <table:table-cell table:formula="of:=AVERAGE([.F492:.F511])" office:value-type="float" office:value="120.324" calcext:value-type="float">
            <text:p>120.324</text:p>
          </table:table-cell>
          <table:table-cell table:formula="of:=AVERAGE([.F462:.F511])" office:value-type="float" office:value="118.2658" calcext:value-type="float">
            <text:p>118.2658</text:p>
          </table:table-cell>
          <table:table-cell table:formula="of:=AVERAGE([.F412:.F511])" office:value-type="float" office:value="115.6761" calcext:value-type="float">
            <text:p>115.676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127.35" calcext:value-type="float">
            <text:p>127.35</text:p>
          </table:table-cell>
          <table:table-cell office:value-type="float" office:value="131.721" calcext:value-type="float">
            <text:p>131.721</text:p>
          </table:table-cell>
          <table:table-cell office:value-type="float" office:value="127.13" calcext:value-type="float">
            <text:p>127.13</text:p>
          </table:table-cell>
          <table:table-cell office:value-type="float" office:value="130.2" calcext:value-type="float">
            <text:p>130.2</text:p>
          </table:table-cell>
          <table:table-cell office:value-type="float" office:value="27593938" calcext:value-type="float">
            <text:p>27593938</text:p>
          </table:table-cell>
          <table:table-cell table:formula="of:=AVERAGE([.F493:.F512])" office:value-type="float" office:value="120.946" calcext:value-type="float">
            <text:p>120.946</text:p>
          </table:table-cell>
          <table:table-cell table:formula="of:=AVERAGE([.F463:.F512])" office:value-type="float" office:value="118.5826" calcext:value-type="float">
            <text:p>118.5826</text:p>
          </table:table-cell>
          <table:table-cell table:formula="of:=AVERAGE([.F413:.F512])" office:value-type="float" office:value="115.8858" calcext:value-type="float">
            <text:p>115.8858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129.13" calcext:value-type="float">
            <text:p>129.13</text:p>
          </table:table-cell>
          <table:table-cell office:value-type="float" office:value="130.195" calcext:value-type="float">
            <text:p>130.195</text:p>
          </table:table-cell>
          <table:table-cell office:value-type="float" office:value="128.3" calcext:value-type="float">
            <text:p>128.3</text:p>
          </table:table-cell>
          <table:table-cell office:value-type="float" office:value="129.13" calcext:value-type="float">
            <text:p>129.13</text:p>
          </table:table-cell>
          <table:table-cell office:value-type="float" office:value="17400039" calcext:value-type="float">
            <text:p>17400039</text:p>
          </table:table-cell>
          <table:table-cell table:formula="of:=AVERAGE([.F494:.F513])" office:value-type="float" office:value="121.6685" calcext:value-type="float">
            <text:p>121.6685</text:p>
          </table:table-cell>
          <table:table-cell table:formula="of:=AVERAGE([.F464:.F513])" office:value-type="float" office:value="118.89" calcext:value-type="float">
            <text:p>118.89</text:p>
          </table:table-cell>
          <table:table-cell table:formula="of:=AVERAGE([.F414:.F513])" office:value-type="float" office:value="116.0643" calcext:value-type="float">
            <text:p>116.064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128.96" calcext:value-type="float">
            <text:p>128.96</text:p>
          </table:table-cell>
          <table:table-cell office:value-type="float" office:value="130.16" calcext:value-type="float">
            <text:p>130.16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9.89" calcext:value-type="float">
            <text:p>129.89</text:p>
          </table:table-cell>
          <table:table-cell office:value-type="float" office:value="16592354" calcext:value-type="float">
            <text:p>16592354</text:p>
          </table:table-cell>
          <table:table-cell table:formula="of:=AVERAGE([.F495:.F514])" office:value-type="float" office:value="122.2925" calcext:value-type="float">
            <text:p>122.2925</text:p>
          </table:table-cell>
          <table:table-cell table:formula="of:=AVERAGE([.F465:.F514])" office:value-type="float" office:value="119.205" calcext:value-type="float">
            <text:p>119.205</text:p>
          </table:table-cell>
          <table:table-cell table:formula="of:=AVERAGE([.F415:.F514])" office:value-type="float" office:value="116.2458" calcext:value-type="float">
            <text:p>116.2458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131.51" calcext:value-type="float">
            <text:p>131.51</text:p>
          </table:table-cell>
          <table:table-cell office:value-type="float" office:value="131.94" calcext:value-type="float">
            <text:p>131.94</text:p>
          </table:table-cell>
          <table:table-cell office:value-type="float" office:value="130.07" calcext:value-type="float">
            <text:p>130.07</text:p>
          </table:table-cell>
          <table:table-cell office:value-type="float" office:value="130.46" calcext:value-type="float">
            <text:p>130.46</text:p>
          </table:table-cell>
          <table:table-cell office:value-type="float" office:value="16477282" calcext:value-type="float">
            <text:p>16477282</text:p>
          </table:table-cell>
          <table:table-cell table:formula="of:=AVERAGE([.F496:.F515])" office:value-type="float" office:value="122.9885" calcext:value-type="float">
            <text:p>122.9885</text:p>
          </table:table-cell>
          <table:table-cell table:formula="of:=AVERAGE([.F466:.F515])" office:value-type="float" office:value="119.5406" calcext:value-type="float">
            <text:p>119.5406</text:p>
          </table:table-cell>
          <table:table-cell table:formula="of:=AVERAGE([.F416:.F515])" office:value-type="float" office:value="116.4355" calcext:value-type="float">
            <text:p>116.4355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131.91" calcext:value-type="float">
            <text:p>131.91</text:p>
          </table:table-cell>
          <table:table-cell office:value-type="float" office:value="133.725" calcext:value-type="float">
            <text:p>133.725</text:p>
          </table:table-cell>
          <table:table-cell office:value-type="float" office:value="131.91" calcext:value-type="float">
            <text:p>131.91</text:p>
          </table:table-cell>
          <table:table-cell office:value-type="float" office:value="133.61" calcext:value-type="float">
            <text:p>133.61</text:p>
          </table:table-cell>
          <table:table-cell office:value-type="float" office:value="18879887" calcext:value-type="float">
            <text:p>18879887</text:p>
          </table:table-cell>
          <table:table-cell table:formula="of:=AVERAGE([.F497:.F516])" office:value-type="float" office:value="123.8345" calcext:value-type="float">
            <text:p>123.8345</text:p>
          </table:table-cell>
          <table:table-cell table:formula="of:=AVERAGE([.F467:.F516])" office:value-type="float" office:value="119.9228" calcext:value-type="float">
            <text:p>119.9228</text:p>
          </table:table-cell>
          <table:table-cell table:formula="of:=AVERAGE([.F417:.F516])" office:value-type="float" office:value="116.6441" calcext:value-type="float">
            <text:p>116.6441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133.05" calcext:value-type="float">
            <text:p>133.05</text:p>
          </table:table-cell>
          <table:table-cell office:value-type="float" office:value="134.18" calcext:value-type="float">
            <text:p>134.18</text:p>
          </table:table-cell>
          <table:table-cell office:value-type="float" office:value="131.85" calcext:value-type="float">
            <text:p>131.85</text:p>
          </table:table-cell>
          <table:table-cell office:value-type="float" office:value="133.64" calcext:value-type="float">
            <text:p>133.64</text:p>
          </table:table-cell>
          <table:table-cell office:value-type="float" office:value="16600126" calcext:value-type="float">
            <text:p>16600126</text:p>
          </table:table-cell>
          <table:table-cell table:formula="of:=AVERAGE([.F498:.F517])" office:value-type="float" office:value="124.609" calcext:value-type="float">
            <text:p>124.609</text:p>
          </table:table-cell>
          <table:table-cell table:formula="of:=AVERAGE([.F468:.F517])" office:value-type="float" office:value="120.2512" calcext:value-type="float">
            <text:p>120.2512</text:p>
          </table:table-cell>
          <table:table-cell table:formula="of:=AVERAGE([.F418:.F517])" office:value-type="float" office:value="116.847" calcext:value-type="float">
            <text:p>116.847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135.085" calcext:value-type="float">
            <text:p>135.085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4.48" calcext:value-type="float">
            <text:p>134.48</text:p>
          </table:table-cell>
          <table:table-cell office:value-type="float" office:value="134.97" calcext:value-type="float">
            <text:p>134.97</text:p>
          </table:table-cell>
          <table:table-cell office:value-type="float" office:value="17758214" calcext:value-type="float">
            <text:p>17758214</text:p>
          </table:table-cell>
          <table:table-cell table:formula="of:=AVERAGE([.F499:.F518])" office:value-type="float" office:value="125.3865" calcext:value-type="float">
            <text:p>125.3865</text:p>
          </table:table-cell>
          <table:table-cell table:formula="of:=AVERAGE([.F469:.F518])" office:value-type="float" office:value="120.5862" calcext:value-type="float">
            <text:p>120.5862</text:p>
          </table:table-cell>
          <table:table-cell table:formula="of:=AVERAGE([.F419:.F518])" office:value-type="float" office:value="117.0538" calcext:value-type="float">
            <text:p>117.0538</text:p>
          </table:table-cell>
        </table:table-row>
      </table:table>
      <table:table table:name="Pivot Table_Stock Data_1" table:style-name="ta1">
        <table:table-column table:style-name="co1" table:default-cell-style-name="ce6"/>
        <table:table-column table:style-name="co2" table:default-cell-style-name="ce10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Week Start</text:p>
          </table:table-cell>
          <table:table-cell table:style-name="ce8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table:style-name="ce5" office:value-type="date" office:date-value="2024-01-01" calcext:value-type="date">
            <text:p>2024-01-01</text:p>
          </table:table-cell>
          <table:table-cell table:style-name="ce9" office:value-type="float" office:value="102.6325" calcext:value-type="float">
            <text:p>102.6325</text:p>
          </table:table-cell>
          <table:table-cell table:number-columns-repeated="4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99.58" calcext:value-type="float">
            <text:p>99.58</text:p>
          </table:table-cell>
          <table:table-cell table:number-columns-repeated="4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97.105" calcext:value-type="float">
            <text:p>97.105</text:p>
          </table:table-cell>
          <table:table-cell table:number-columns-repeated="4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99.892" calcext:value-type="float">
            <text:p>99.892</text:p>
          </table:table-cell>
          <table:table-cell table:number-columns-repeated="4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03.03" calcext:value-type="float">
            <text:p>103.03</text:p>
          </table:table-cell>
          <table:table-cell table:number-columns-repeated="4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02.352" calcext:value-type="float">
            <text:p>102.352</text:p>
          </table:table-cell>
          <table:table-cell table:number-columns-repeated="4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02.562" calcext:value-type="float">
            <text:p>102.562</text:p>
          </table:table-cell>
          <table:table-cell table:number-columns-repeated="4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104.05" calcext:value-type="float">
            <text:p>104.05</text:p>
          </table:table-cell>
          <table:table-cell table:number-columns-repeated="4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04.592" calcext:value-type="float">
            <text:p>104.592</text:p>
          </table:table-cell>
          <table:table-cell table:number-columns-repeated="4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06.504" calcext:value-type="float">
            <text:p>106.504</text:p>
          </table:table-cell>
          <table:table-cell table:number-columns-repeated="4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09.922" calcext:value-type="float">
            <text:p>109.922</text:p>
          </table:table-cell>
          <table:table-cell table:number-columns-repeated="4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13.072" calcext:value-type="float">
            <text:p>113.072</text:p>
          </table:table-cell>
          <table:table-cell table:number-columns-repeated="4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14.9125" calcext:value-type="float">
            <text:p>114.9125</text:p>
          </table:table-cell>
          <table:table-cell table:number-columns-repeated="4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19.332" calcext:value-type="float">
            <text:p>119.332</text:p>
          </table:table-cell>
          <table:table-cell table:number-columns-repeated="4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1.218" calcext:value-type="float">
            <text:p>121.218</text:p>
          </table:table-cell>
          <table:table-cell table:number-columns-repeated="4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9.08" calcext:value-type="float">
            <text:p>119.08</text:p>
          </table:table-cell>
          <table:table-cell table:number-columns-repeated="4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0.386" calcext:value-type="float">
            <text:p>120.386</text:p>
          </table:table-cell>
          <table:table-cell table:number-columns-repeated="4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7.236" calcext:value-type="float">
            <text:p>117.236</text:p>
          </table:table-cell>
          <table:table-cell table:number-columns-repeated="4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17.094" calcext:value-type="float">
            <text:p>117.094</text:p>
          </table:table-cell>
          <table:table-cell table:number-columns-repeated="4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18.334" calcext:value-type="float">
            <text:p>118.334</text:p>
          </table:table-cell>
          <table:table-cell table:number-columns-repeated="4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15.786" calcext:value-type="float">
            <text:p>115.786</text:p>
          </table:table-cell>
          <table:table-cell table:number-columns-repeated="4"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114.935" calcext:value-type="float">
            <text:p>114.935</text:p>
          </table:table-cell>
          <table:table-cell table:number-columns-repeated="4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13.392" calcext:value-type="float">
            <text:p>113.392</text:p>
          </table:table-cell>
          <table:table-cell table:number-columns-repeated="4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11.066" calcext:value-type="float">
            <text:p>111.066</text:p>
          </table:table-cell>
          <table:table-cell table:number-columns-repeated="4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10.06" calcext:value-type="float">
            <text:p>110.06</text:p>
          </table:table-cell>
          <table:table-cell table:number-columns-repeated="4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14.57" calcext:value-type="float">
            <text:p>114.57</text:p>
          </table:table-cell>
          <table:table-cell table:number-columns-repeated="4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14.3175" calcext:value-type="float">
            <text:p>114.3175</text:p>
          </table:table-cell>
          <table:table-cell table:number-columns-repeated="4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12.312" calcext:value-type="float">
            <text:p>112.312</text:p>
          </table:table-cell>
          <table:table-cell table:number-columns-repeated="4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16.752" calcext:value-type="float">
            <text:p>116.752</text:p>
          </table:table-cell>
          <table:table-cell table:number-columns-repeated="4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15.69" calcext:value-type="float">
            <text:p>115.69</text:p>
          </table:table-cell>
          <table:table-cell table:number-columns-repeated="4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17.338" calcext:value-type="float">
            <text:p>117.338</text:p>
          </table:table-cell>
          <table:table-cell table:number-columns-repeated="4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16.27" calcext:value-type="float">
            <text:p>116.27</text:p>
          </table:table-cell>
          <table:table-cell table:number-columns-repeated="4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18.542" calcext:value-type="float">
            <text:p>118.542</text:p>
          </table:table-cell>
          <table:table-cell table:number-columns-repeated="4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15.602" calcext:value-type="float">
            <text:p>115.602</text:p>
          </table:table-cell>
          <table:table-cell table:number-columns-repeated="4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17.816" calcext:value-type="float">
            <text:p>117.816</text:p>
          </table:table-cell>
          <table:table-cell table:number-columns-repeated="4"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113.835" calcext:value-type="float">
            <text:p>113.835</text:p>
          </table:table-cell>
          <table:table-cell table:number-columns-repeated="4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11.586" calcext:value-type="float">
            <text:p>111.586</text:p>
          </table:table-cell>
          <table:table-cell table:number-columns-repeated="4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14.548" calcext:value-type="float">
            <text:p>114.548</text:p>
          </table:table-cell>
          <table:table-cell table:number-columns-repeated="4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15.56" calcext:value-type="float">
            <text:p>115.56</text:p>
          </table:table-cell>
          <table:table-cell table:number-columns-repeated="4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21.216" calcext:value-type="float">
            <text:p>121.216</text:p>
          </table:table-cell>
          <table:table-cell table:number-columns-repeated="4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23.25" calcext:value-type="float">
            <text:p>123.25</text:p>
          </table:table-cell>
          <table:table-cell table:number-columns-repeated="4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21.09" calcext:value-type="float">
            <text:p>121.09</text:p>
          </table:table-cell>
          <table:table-cell table:number-columns-repeated="4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20.026" calcext:value-type="float">
            <text:p>120.026</text:p>
          </table:table-cell>
          <table:table-cell table:number-columns-repeated="4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16.92" calcext:value-type="float">
            <text:p>116.92</text:p>
          </table:table-cell>
          <table:table-cell table:number-columns-repeated="4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20.166" calcext:value-type="float">
            <text:p>120.166</text:p>
          </table:table-cell>
          <table:table-cell table:number-columns-repeated="4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20.432" calcext:value-type="float">
            <text:p>120.432</text:p>
          </table:table-cell>
          <table:table-cell table:number-columns-repeated="4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20.596" calcext:value-type="float">
            <text:p>120.596</text:p>
          </table:table-cell>
          <table:table-cell table:number-columns-repeated="4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18.39" calcext:value-type="float">
            <text:p>118.39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15.63" calcext:value-type="float">
            <text:p>115.63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12.03" calcext:value-type="float">
            <text:p>112.03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06.856" calcext:value-type="float">
            <text:p>106.856</text:p>
          </table:table-cell>
          <table:table-cell table:number-columns-repeated="4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06.4175" calcext:value-type="float">
            <text:p>106.4175</text:p>
          </table:table-cell>
          <table:table-cell table:number-columns-repeated="4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07.125" calcext:value-type="float">
            <text:p>107.125</text:p>
          </table:table-cell>
          <table:table-cell table:number-columns-repeated="4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07.49" calcext:value-type="float">
            <text:p>107.49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10.832" calcext:value-type="float">
            <text:p>110.832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109.9525" calcext:value-type="float">
            <text:p>109.9525</text:p>
          </table:table-cell>
          <table:table-cell table:number-columns-repeated="4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08.656" calcext:value-type="float">
            <text:p>108.656</text:p>
          </table:table-cell>
          <table:table-cell table:number-columns-repeated="4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08.85" calcext:value-type="float">
            <text:p>108.8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09.272" calcext:value-type="float">
            <text:p>109.272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10.7825" calcext:value-type="float">
            <text:p>110.782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10.388" calcext:value-type="float">
            <text:p>110.388</text:p>
          </table:table-cell>
          <table:table-cell table:number-columns-repeated="4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107.476" calcext:value-type="float">
            <text:p>107.476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110.132" calcext:value-type="float">
            <text:p>110.132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14.842" calcext:value-type="float">
            <text:p>114.842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117.256" calcext:value-type="float">
            <text:p>117.256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114.682" calcext:value-type="float">
            <text:p>114.682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102.516" calcext:value-type="float">
            <text:p>102.516</text:p>
          </table:table-cell>
          <table:table-cell table:number-columns-repeated="4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104.4" calcext:value-type="float">
            <text:p>104.4</text:p>
          </table:table-cell>
          <table:table-cell table:number-columns-repeated="4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107.644" calcext:value-type="float">
            <text:p>107.644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106.922" calcext:value-type="float">
            <text:p>106.922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05.194" calcext:value-type="float">
            <text:p>105.194</text:p>
          </table:table-cell>
          <table:table-cell table:number-columns-repeated="4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08.774" calcext:value-type="float">
            <text:p>108.774</text:p>
          </table:table-cell>
          <table:table-cell table:number-columns-repeated="4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104.216" calcext:value-type="float">
            <text:p>104.216</text:p>
          </table:table-cell>
          <table:table-cell table:number-columns-repeated="4"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102.655" calcext:value-type="float">
            <text:p>102.655</text:p>
          </table:table-cell>
          <table:table-cell table:number-columns-repeated="4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03.05" calcext:value-type="float">
            <text:p>103.05</text:p>
          </table:table-cell>
          <table:table-cell table:number-columns-repeated="4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08.67" calcext:value-type="float">
            <text:p>108.67</text:p>
          </table:table-cell>
          <table:table-cell table:number-columns-repeated="4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13.5925" calcext:value-type="float">
            <text:p>113.5925</text:p>
          </table:table-cell>
          <table:table-cell table:number-columns-repeated="4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109.564" calcext:value-type="float">
            <text:p>109.564</text:p>
          </table:table-cell>
          <table:table-cell table:number-columns-repeated="4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110.0725" calcext:value-type="float">
            <text:p>110.0725</text:p>
          </table:table-cell>
          <table:table-cell table:number-columns-repeated="4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13.892" calcext:value-type="float">
            <text:p>113.892</text:p>
          </table:table-cell>
          <table:table-cell table:number-columns-repeated="4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111.698" calcext:value-type="float">
            <text:p>111.698</text:p>
          </table:table-cell>
          <table:table-cell table:number-columns-repeated="4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109.542" calcext:value-type="float">
            <text:p>109.542</text:p>
          </table:table-cell>
          <table:table-cell table:number-columns-repeated="4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111.5" calcext:value-type="float">
            <text:p>111.5</text:p>
          </table:table-cell>
          <table:table-cell table:number-columns-repeated="4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106.774" calcext:value-type="float">
            <text:p>106.774</text:p>
          </table:table-cell>
          <table:table-cell table:number-columns-repeated="4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106.686" calcext:value-type="float">
            <text:p>106.686</text:p>
          </table:table-cell>
          <table:table-cell table:number-columns-repeated="4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108.636" calcext:value-type="float">
            <text:p>108.636</text:p>
          </table:table-cell>
          <table:table-cell table:number-columns-repeated="4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112.724" calcext:value-type="float">
            <text:p>112.724</text:p>
          </table:table-cell>
          <table:table-cell table:number-columns-repeated="4"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112.0575" calcext:value-type="float">
            <text:p>112.0575</text:p>
          </table:table-cell>
          <table:table-cell table:number-columns-repeated="4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11.46" calcext:value-type="float">
            <text:p>111.46</text:p>
          </table:table-cell>
          <table:table-cell table:number-columns-repeated="4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13.814" calcext:value-type="float">
            <text:p>113.814</text:p>
          </table:table-cell>
          <table:table-cell table:number-columns-repeated="4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14.668" calcext:value-type="float">
            <text:p>114.668</text:p>
          </table:table-cell>
          <table:table-cell table:number-columns-repeated="4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12.702" calcext:value-type="float">
            <text:p>112.702</text:p>
          </table:table-cell>
          <table:table-cell table:number-columns-repeated="4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13.224" calcext:value-type="float">
            <text:p>113.224</text:p>
          </table:table-cell>
          <table:table-cell table:number-columns-repeated="4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111.804" calcext:value-type="float">
            <text:p>111.804</text:p>
          </table:table-cell>
          <table:table-cell table:number-columns-repeated="4"/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float" office:value="114.298" calcext:value-type="float">
            <text:p>114.298</text:p>
          </table:table-cell>
          <table:table-cell table:number-columns-repeated="4"/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float" office:value="115.294" calcext:value-type="float">
            <text:p>115.294</text:p>
          </table:table-cell>
          <table:table-cell table:number-columns-repeated="4"/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float" office:value="114.66" calcext:value-type="float">
            <text:p>114.66</text:p>
          </table:table-cell>
          <table:table-cell table:number-columns-repeated="4"/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float" office:value="118.84" calcext:value-type="float">
            <text:p>118.84</text:p>
          </table:table-cell>
          <table:table-cell table:number-columns-repeated="4"/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float" office:value="117.632" calcext:value-type="float">
            <text:p>117.632</text:p>
          </table:table-cell>
          <table:table-cell table:number-columns-repeated="4"/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float" office:value="115.2925" calcext:value-type="float">
            <text:p>115.2925</text:p>
          </table:table-cell>
          <table:table-cell table:number-columns-repeated="4"/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float" office:value="116.698" calcext:value-type="float">
            <text:p>116.698</text:p>
          </table:table-cell>
          <table:table-cell table:number-columns-repeated="4"/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float" office:value="118.426" calcext:value-type="float">
            <text:p>118.426</text:p>
          </table:table-cell>
          <table:table-cell table:number-columns-repeated="4"/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float" office:value="116.616" calcext:value-type="float">
            <text:p>116.616</text:p>
          </table:table-cell>
          <table:table-cell table:number-columns-repeated="4"/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float" office:value="118.975" calcext:value-type="float">
            <text:p>118.975</text:p>
          </table:table-cell>
          <table:table-cell table:number-columns-repeated="4"/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121.1275" calcext:value-type="float">
            <text:p>121.1275</text:p>
          </table:table-cell>
          <table:table-cell table:number-columns-repeated="4"/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122.484" calcext:value-type="float">
            <text:p>122.484</text:p>
          </table:table-cell>
          <table:table-cell table:number-columns-repeated="4"/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float" office:value="127.958" calcext:value-type="float">
            <text:p>127.958</text:p>
          </table:table-cell>
          <table:table-cell table:number-columns-repeated="4"/>
        </table:table-row>
        <table:table-row table:style-name="ro1">
          <table:table-cell table:style-name="ce7" office:value-type="date" office:date-value="2026-01-19" calcext:value-type="date">
            <text:p>2026-01-19</text:p>
          </table:table-cell>
          <table:table-cell table:style-name="ce11" office:value-type="float" office:value="133.17" calcext:value-type="float">
            <text:p>133.17</text:p>
          </table:table-cell>
          <table:table-cell table:number-columns-repeated="4"/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table:style-name="Default"/>
          <table:table-cell table:formula="of:=COM.MICROSOFT.FORECAST.ETS([.A110];[.B$2:.B$109];[.A$2:.A$109];1;1;1)" office:value-type="float" office:value="135.582448440348" calcext:value-type="float">
            <text:p>135.582448440348</text:p>
          </table:table-cell>
          <table:table-cell table:formula="of:=COM.MICROSOFT.FORECAST.ETS.CONFINT([.A110];[.B$2:.B$109];[.A$2:.A$109];0.95;1;1;1)" office:value-type="float" office:value="4.69473623834375" calcext:value-type="float">
            <text:p>4.69473623834375</text:p>
          </table:table-cell>
          <table:table-cell table:formula="of:=[.C110]-[.D110]" office:value-type="float" office:value="130.887712202004" calcext:value-type="float">
            <text:p>130.887712202004</text:p>
          </table:table-cell>
          <table:table-cell table:formula="of:=[.C110]+[.D110]" office:value-type="float" office:value="140.277184678691" calcext:value-type="float">
            <text:p>140.277184678691</text:p>
          </table:table-cell>
        </table:table-row>
        <table:table-row table:style-name="ro1">
          <table:table-cell table:style-name="ce7" office:value-type="date" office:date-value="2026-02-02" calcext:value-type="date">
            <text:p>2026-02-02</text:p>
          </table:table-cell>
          <table:table-cell table:style-name="Default"/>
          <table:table-cell table:formula="of:=COM.MICROSOFT.FORECAST.ETS([.A111];[.B$2:.B$109];[.A$2:.A$109];1;1;1)" office:value-type="float" office:value="139.454780787661" calcext:value-type="float">
            <text:p>139.454780787661</text:p>
          </table:table-cell>
          <table:table-cell table:formula="of:=COM.MICROSOFT.FORECAST.ETS.CONFINT([.A111];[.B$2:.B$109];[.A$2:.A$109];0.95;1;1;1)" office:value-type="float" office:value="5.66931394787642" calcext:value-type="float">
            <text:p>5.66931394787642</text:p>
          </table:table-cell>
          <table:table-cell table:formula="of:=[.C111]-[.D111]" office:value-type="float" office:value="133.785466839785" calcext:value-type="float">
            <text:p>133.785466839785</text:p>
          </table:table-cell>
          <table:table-cell table:formula="of:=[.C111]+[.D111]" office:value-type="float" office:value="145.124094735538" calcext:value-type="float">
            <text:p>145.124094735538</text:p>
          </table:table-cell>
        </table:table-row>
        <table:table-row table:style-name="ro1">
          <table:table-cell office:value-type="date" office:date-value="2026-02-09" calcext:value-type="date">
            <text:p>2026-02-09</text:p>
          </table:table-cell>
          <table:table-cell table:style-name="Default"/>
          <table:table-cell table:formula="of:=COM.MICROSOFT.FORECAST.ETS([.A112];[.B$2:.B$109];[.A$2:.A$109];1;1;1)" office:value-type="float" office:value="144.491147647153" calcext:value-type="float">
            <text:p>144.491147647153</text:p>
          </table:table-cell>
          <table:table-cell table:formula="of:=COM.MICROSOFT.FORECAST.ETS.CONFINT([.A112];[.B$2:.B$109];[.A$2:.A$109];0.95;1;1;1)" office:value-type="float" office:value="6.72383006637674" calcext:value-type="float">
            <text:p>6.72383006637674</text:p>
          </table:table-cell>
          <table:table-cell table:formula="of:=[.C112]-[.D112]" office:value-type="float" office:value="137.767317580776" calcext:value-type="float">
            <text:p>137.767317580776</text:p>
          </table:table-cell>
          <table:table-cell table:formula="of:=[.C112]+[.D112]" office:value-type="float" office:value="151.214977713529" calcext:value-type="float">
            <text:p>151.214977713529</text:p>
          </table:table-cell>
        </table:table-row>
        <table:table-row table:style-name="ro1">
          <table:table-cell table:style-name="ce7" office:value-type="date" office:date-value="2026-02-16" calcext:value-type="date">
            <text:p>2026-02-16</text:p>
          </table:table-cell>
          <table:table-cell table:style-name="Default"/>
          <table:table-cell table:formula="of:=COM.MICROSOFT.FORECAST.ETS([.A113];[.B$2:.B$109];[.A$2:.A$109];1;1;1)" office:value-type="float" office:value="149.369775687421" calcext:value-type="float">
            <text:p>149.369775687421</text:p>
          </table:table-cell>
          <table:table-cell table:formula="of:=COM.MICROSOFT.FORECAST.ETS.CONFINT([.A113];[.B$2:.B$109];[.A$2:.A$109];0.95;1;1;1)" office:value-type="float" office:value="8.04693198512891" calcext:value-type="float">
            <text:p>8.04693198512891</text:p>
          </table:table-cell>
          <table:table-cell table:formula="of:=[.C113]-[.D113]" office:value-type="float" office:value="141.322843702293" calcext:value-type="float">
            <text:p>141.322843702293</text:p>
          </table:table-cell>
          <table:table-cell table:formula="of:=[.C113]+[.D113]" office:value-type="float" office:value="157.41670767255" calcext:value-type="float">
            <text:p>157.41670767255</text:p>
          </table:table-cell>
        </table:table-row>
        <table:table-row table:style-name="ro1">
          <table:table-cell office:value-type="date" office:date-value="2026-02-23" calcext:value-type="date">
            <text:p>2026-02-23</text:p>
          </table:table-cell>
          <table:table-cell table:style-name="Default"/>
          <table:table-cell table:formula="of:=COM.MICROSOFT.FORECAST.ETS([.A114];[.B$2:.B$109];[.A$2:.A$109];1;1;1)" office:value-type="float" office:value="153.921037538972" calcext:value-type="float">
            <text:p>153.921037538972</text:p>
          </table:table-cell>
          <table:table-cell table:formula="of:=COM.MICROSOFT.FORECAST.ETS.CONFINT([.A114];[.B$2:.B$109];[.A$2:.A$109];0.95;1;1;1)" office:value-type="float" office:value="9.15080788664753" calcext:value-type="float">
            <text:p>9.15080788664753</text:p>
          </table:table-cell>
          <table:table-cell table:formula="of:=[.C114]-[.D114]" office:value-type="float" office:value="144.770229652324" calcext:value-type="float">
            <text:p>144.770229652324</text:p>
          </table:table-cell>
          <table:table-cell table:formula="of:=[.C114]+[.D114]" office:value-type="float" office:value="163.071845425619" calcext:value-type="float">
            <text:p>163.071845425619</text:p>
          </table:table-cell>
        </table:table-row>
        <table:table-row table:style-name="ro1">
          <table:table-cell table:style-name="ce7" office:value-type="date" office:date-value="2026-03-02" calcext:value-type="date">
            <text:p>2026-03-02</text:p>
          </table:table-cell>
          <table:table-cell table:style-name="Default"/>
          <table:table-cell table:formula="of:=COM.MICROSOFT.FORECAST.ETS([.A115];[.B$2:.B$109];[.A$2:.A$109];1;1;1)" office:value-type="float" office:value="160.328621865271" calcext:value-type="float">
            <text:p>160.328621865271</text:p>
          </table:table-cell>
          <table:table-cell table:formula="of:=COM.MICROSOFT.FORECAST.ETS.CONFINT([.A115];[.B$2:.B$109];[.A$2:.A$109];0.95;1;1;1)" office:value-type="float" office:value="10.4096584809269" calcext:value-type="float">
            <text:p>10.4096584809269</text:p>
          </table:table-cell>
          <table:table-cell table:formula="of:=[.C115]-[.D115]" office:value-type="float" office:value="149.918963384344" calcext:value-type="float">
            <text:p>149.918963384344</text:p>
          </table:table-cell>
          <table:table-cell table:formula="of:=[.C115]+[.D115]" office:value-type="float" office:value="170.738280346198" calcext:value-type="float">
            <text:p>170.738280346198</text:p>
          </table:table-cell>
        </table:table-row>
        <table:table-row table:style-name="ro1">
          <table:table-cell office:value-type="date" office:date-value="2026-03-09" calcext:value-type="date">
            <text:p>2026-03-09</text:p>
          </table:table-cell>
          <table:table-cell table:style-name="Default"/>
          <table:table-cell table:formula="of:=COM.MICROSOFT.FORECAST.ETS([.A116];[.B$2:.B$109];[.A$2:.A$109];1;1;1)" office:value-type="float" office:value="164.205627549691" calcext:value-type="float">
            <text:p>164.205627549691</text:p>
          </table:table-cell>
          <table:table-cell table:formula="of:=COM.MICROSOFT.FORECAST.ETS.CONFINT([.A116];[.B$2:.B$109];[.A$2:.A$109];0.95;1;1;1)" office:value-type="float" office:value="11.8077928552335" calcext:value-type="float">
            <text:p>11.8077928552335</text:p>
          </table:table-cell>
          <table:table-cell table:formula="of:=[.C116]-[.D116]" office:value-type="float" office:value="152.397834694457" calcext:value-type="float">
            <text:p>152.397834694457</text:p>
          </table:table-cell>
          <table:table-cell table:formula="of:=[.C116]+[.D116]" office:value-type="float" office:value="176.013420404924" calcext:value-type="float">
            <text:p>176.013420404924</text:p>
          </table:table-cell>
        </table:table-row>
        <table:table-row table:style-name="ro1">
          <table:table-cell table:style-name="ce7" office:value-type="date" office:date-value="2026-03-16" calcext:value-type="date">
            <text:p>2026-03-16</text:p>
          </table:table-cell>
          <table:table-cell table:style-name="Default"/>
          <table:table-cell table:formula="of:=COM.MICROSOFT.FORECAST.ETS([.A117];[.B$2:.B$109];[.A$2:.A$109];1;1;1)" office:value-type="float" office:value="163.931946967817" calcext:value-type="float">
            <text:p>163.931946967817</text:p>
          </table:table-cell>
          <table:table-cell table:formula="of:=COM.MICROSOFT.FORECAST.ETS.CONFINT([.A117];[.B$2:.B$109];[.A$2:.A$109];0.95;1;1;1)" office:value-type="float" office:value="12.0061396315413" calcext:value-type="float">
            <text:p>12.0061396315413</text:p>
          </table:table-cell>
          <table:table-cell table:formula="of:=[.C117]-[.D117]" office:value-type="float" office:value="151.925807336276" calcext:value-type="float">
            <text:p>151.925807336276</text:p>
          </table:table-cell>
          <table:table-cell table:formula="of:=[.C117]+[.D117]" office:value-type="float" office:value="175.938086599358" calcext:value-type="float">
            <text:p>175.938086599358</text:p>
          </table:table-cell>
        </table:table-row>
        <table:table-row table:style-name="ro1">
          <table:table-cell office:value-type="date" office:date-value="2026-03-23" calcext:value-type="date">
            <text:p>2026-03-23</text:p>
          </table:table-cell>
          <table:table-cell table:style-name="Default"/>
          <table:table-cell table:formula="of:=COM.MICROSOFT.FORECAST.ETS([.A118];[.B$2:.B$109];[.A$2:.A$109];1;1;1)" office:value-type="float" office:value="165.83501797852" calcext:value-type="float">
            <text:p>165.83501797852</text:p>
          </table:table-cell>
          <table:table-cell table:formula="of:=COM.MICROSOFT.FORECAST.ETS.CONFINT([.A118];[.B$2:.B$109];[.A$2:.A$109];0.95;1;1;1)" office:value-type="float" office:value="13.1250826372361" calcext:value-type="float">
            <text:p>13.1250826372361</text:p>
          </table:table-cell>
          <table:table-cell table:formula="of:=[.C118]-[.D118]" office:value-type="float" office:value="152.709935341284" calcext:value-type="float">
            <text:p>152.709935341284</text:p>
          </table:table-cell>
          <table:table-cell table:formula="of:=[.C118]+[.D118]" office:value-type="float" office:value="178.960100615757" calcext:value-type="float">
            <text:p>178.960100615757</text:p>
          </table:table-cell>
        </table:table-row>
        <table:table-row table:style-name="ro1">
          <table:table-cell table:style-name="ce7" office:value-type="date" office:date-value="2026-03-30" calcext:value-type="date">
            <text:p>2026-03-30</text:p>
          </table:table-cell>
          <table:table-cell table:style-name="Default"/>
          <table:table-cell table:formula="of:=COM.MICROSOFT.FORECAST.ETS([.A119];[.B$2:.B$109];[.A$2:.A$109];1;1;1)" office:value-type="float" office:value="166.541641674415" calcext:value-type="float">
            <text:p>166.541641674415</text:p>
          </table:table-cell>
          <table:table-cell table:formula="of:=COM.MICROSOFT.FORECAST.ETS.CONFINT([.A119];[.B$2:.B$109];[.A$2:.A$109];0.95;1;1;1)" office:value-type="float" office:value="14.1805846994534" calcext:value-type="float">
            <text:p>14.1805846994534</text:p>
          </table:table-cell>
          <table:table-cell table:formula="of:=[.C119]-[.D119]" office:value-type="float" office:value="152.361056974962" calcext:value-type="float">
            <text:p>152.361056974962</text:p>
          </table:table-cell>
          <table:table-cell table:formula="of:=[.C119]+[.D119]" office:value-type="float" office:value="180.722226373869" calcext:value-type="float">
            <text:p>180.722226373869</text:p>
          </table:table-cell>
        </table:table-row>
        <table:table-row table:style-name="ro1">
          <table:table-cell office:value-type="date" office:date-value="2026-04-06" calcext:value-type="date">
            <text:p>2026-04-06</text:p>
          </table:table-cell>
          <table:table-cell table:style-name="Default"/>
          <table:table-cell table:formula="of:=COM.MICROSOFT.FORECAST.ETS([.A120];[.B$2:.B$109];[.A$2:.A$109];1;1;1)" office:value-type="float" office:value="168.358961927887" calcext:value-type="float">
            <text:p>168.358961927887</text:p>
          </table:table-cell>
          <table:table-cell table:formula="of:=COM.MICROSOFT.FORECAST.ETS.CONFINT([.A120];[.B$2:.B$109];[.A$2:.A$109];0.95;1;1;1)" office:value-type="float" office:value="15.2556661741591" calcext:value-type="float">
            <text:p>15.2556661741591</text:p>
          </table:table-cell>
          <table:table-cell table:formula="of:=[.C120]-[.D120]" office:value-type="float" office:value="153.103295753728" calcext:value-type="float">
            <text:p>153.103295753728</text:p>
          </table:table-cell>
          <table:table-cell table:formula="of:=[.C120]+[.D120]" office:value-type="float" office:value="183.614628102046" calcext:value-type="float">
            <text:p>183.614628102046</text:p>
          </table:table-cell>
        </table:table-row>
      </table:table>
      <table:table table:name="Dividends" table:style-name="ta1">
        <table:table-column table:style-name="co3" table:default-cell-style-name="ce13"/>
        <table:table-column table:style-name="co4" table:default-cell-style-name="ce15"/>
        <table:table-row table:style-name="ro1">
          <table:table-cell table:style-name="ce12" office:value-type="string" calcext:value-type="string">
            <text:p>date</text:p>
          </table:table-cell>
          <table:table-cell table:style-name="ce14" office:value-type="string" calcext:value-type="string">
            <text:p>dividend</text:p>
          </table:table-cell>
        </table:table-row>
        <table:table-row table:style-name="ro1">
          <table:table-cell office:value-type="date" office:date-value="2000-02-09" calcext:value-type="date">
            <text:p>2000-02-09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date" office:date-value="2000-05-11" calcext:value-type="date">
            <text:p>2000-05-11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date" office:date-value="2000-08-10" calcext:value-type="date">
            <text:p>2000-08-10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date" office:date-value="2000-11-09" calcext:value-type="date">
            <text:p>2000-11-09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date" office:date-value="2001-02-07" calcext:value-type="date">
            <text:p>2001-02-07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date" office:date-value="2001-05-10" calcext:value-type="date">
            <text:p>2001-05-10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date" office:date-value="2001-06-18" calcext:value-type="date">
            <text:p>2001-06-18</text:p>
          </table:table-cell>
          <table:table-cell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date" office:date-value="2001-08-09" calcext:value-type="date">
            <text:p>2001-08-09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1-11-07" calcext:value-type="date">
            <text:p>2001-11-07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2-02-07" calcext:value-type="date">
            <text:p>2002-02-07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2-05-09" calcext:value-type="date">
            <text:p>2002-05-09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2-08-09" calcext:value-type="date">
            <text:p>2002-08-09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2-11-07" calcext:value-type="date">
            <text:p>2002-11-07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3-02-06" calcext:value-type="date">
            <text:p>2003-02-06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3-05-09" calcext:value-type="date">
            <text:p>2003-05-09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3-08-11" calcext:value-type="date">
            <text:p>2003-08-11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3-11-07" calcext:value-type="date">
            <text:p>2003-11-07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4-02-09" calcext:value-type="date">
            <text:p>2004-02-09</text:p>
          </table:table-cell>
          <table:table-cell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date" office:date-value="2004-05-11" calcext:value-type="date">
            <text:p>2004-05-11</text:p>
          </table:table-cell>
          <table:table-cell office:value-type="currency" office:currency="USD" office:value="0.27" calcext:value-type="currency">
            <text:p>$0.27</text:p>
          </table:table-cell>
        </table:table-row>
        <table:table-row table:style-name="ro1">
          <table:table-cell office:value-type="date" office:date-value="2004-08-11" calcext:value-type="date">
            <text:p>2004-08-11</text:p>
          </table:table-cell>
          <table:table-cell office:value-type="currency" office:currency="USD" office:value="0.27" calcext:value-type="currency">
            <text:p>$0.27</text:p>
          </table:table-cell>
        </table:table-row>
        <table:table-row table:style-name="ro1">
          <table:table-cell office:value-type="date" office:date-value="2004-11-09" calcext:value-type="date">
            <text:p>2004-11-09</text:p>
          </table:table-cell>
          <table:table-cell office:value-type="currency" office:currency="USD" office:value="0.27" calcext:value-type="currency">
            <text:p>$0.27</text:p>
          </table:table-cell>
        </table:table-row>
        <table:table-row table:style-name="ro1">
          <table:table-cell office:value-type="date" office:date-value="2005-02-08" calcext:value-type="date">
            <text:p>2005-02-08</text:p>
          </table:table-cell>
          <table:table-cell office:value-type="currency" office:currency="USD" office:value="0.27" calcext:value-type="currency">
            <text:p>$0.27</text:p>
          </table:table-cell>
        </table:table-row>
        <table:table-row table:style-name="ro1">
          <table:table-cell office:value-type="date" office:date-value="2005-05-11" calcext:value-type="date">
            <text:p>2005-05-11</text:p>
          </table:table-cell>
          <table:table-cell office:value-type="currency" office:currency="USD" office:value="0.29" calcext:value-type="currency">
            <text:p>$0.29</text:p>
          </table:table-cell>
        </table:table-row>
        <table:table-row table:style-name="ro1">
          <table:table-cell office:value-type="date" office:date-value="2005-08-10" calcext:value-type="date">
            <text:p>2005-08-10</text:p>
          </table:table-cell>
          <table:table-cell office:value-type="currency" office:currency="USD" office:value="0.29" calcext:value-type="currency">
            <text:p>$0.29</text:p>
          </table:table-cell>
        </table:table-row>
        <table:table-row table:style-name="ro1">
          <table:table-cell office:value-type="date" office:date-value="2005-11-08" calcext:value-type="date">
            <text:p>2005-11-08</text:p>
          </table:table-cell>
          <table:table-cell office:value-type="currency" office:currency="USD" office:value="0.29" calcext:value-type="currency">
            <text:p>$0.29</text:p>
          </table:table-cell>
        </table:table-row>
        <table:table-row table:style-name="ro1">
          <table:table-cell office:value-type="date" office:date-value="2006-02-08" calcext:value-type="date">
            <text:p>2006-02-08</text:p>
          </table:table-cell>
          <table:table-cell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date" office:date-value="2006-05-10" calcext:value-type="date">
            <text:p>2006-05-10</text:p>
          </table:table-cell>
          <table:table-cell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date" office:date-value="2006-08-10" calcext:value-type="date">
            <text:p>2006-08-10</text:p>
          </table:table-cell>
          <table:table-cell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date" office:date-value="2006-11-09" calcext:value-type="date">
            <text:p>2006-11-09</text:p>
          </table:table-cell>
          <table:table-cell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date" office:date-value="2007-02-07" calcext:value-type="date">
            <text:p>2007-02-07</text:p>
          </table:table-cell>
          <table:table-cell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date" office:date-value="2007-05-10" calcext:value-type="date">
            <text:p>2007-05-10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7-08-09" calcext:value-type="date">
            <text:p>2007-08-09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7-11-07" calcext:value-type="date">
            <text:p>2007-11-07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8-05-09" calcext:value-type="date">
            <text:p>2008-05-09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8-08-11" calcext:value-type="date">
            <text:p>2008-08-11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8-11-07" calcext:value-type="date">
            <text:p>2008-11-07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9-02-06" calcext:value-type="date">
            <text:p>2009-02-06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9-05-11" calcext:value-type="date">
            <text:p>2009-05-11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date" office:date-value="2009-08-11" calcext:value-type="date">
            <text:p>2009-08-11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date" office:date-value="2009-11-09" calcext:value-type="date">
            <text:p>2009-11-09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date" office:date-value="2010-02-08" calcext:value-type="date">
            <text:p>2010-02-08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date" office:date-value="2010-05-11" calcext:value-type="date">
            <text:p>2010-05-11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10-08-11" calcext:value-type="date">
            <text:p>2010-08-11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10-11-09" calcext:value-type="date">
            <text:p>2010-11-09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11-02-08" calcext:value-type="date">
            <text:p>2011-02-08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date" office:date-value="2011-05-11" calcext:value-type="date">
            <text:p>2011-05-11</text:p>
          </table:table-cell>
          <table:table-cell office:value-type="currency" office:currency="USD" office:value="0.47" calcext:value-type="currency">
            <text:p>$0.47</text:p>
          </table:table-cell>
        </table:table-row>
        <table:table-row table:style-name="ro1">
          <table:table-cell office:value-type="date" office:date-value="2011-08-10" calcext:value-type="date">
            <text:p>2011-08-10</text:p>
          </table:table-cell>
          <table:table-cell office:value-type="currency" office:currency="USD" office:value="0.47" calcext:value-type="currency">
            <text:p>$0.47</text:p>
          </table:table-cell>
        </table:table-row>
        <table:table-row table:style-name="ro1">
          <table:table-cell office:value-type="date" office:date-value="2011-11-08" calcext:value-type="date">
            <text:p>2011-11-08</text:p>
          </table:table-cell>
          <table:table-cell office:value-type="currency" office:currency="USD" office:value="0.47" calcext:value-type="currency">
            <text:p>$0.47</text:p>
          </table:table-cell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currency" office:currency="USD" office:value="0.47" calcext:value-type="currency">
            <text:p>$0.47</text:p>
          </table:table-cell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currency" office:currency="USD" office:value="0.57" calcext:value-type="currency">
            <text:p>$0.57</text:p>
          </table:table-cell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currency" office:currency="USD" office:value="0.57" calcext:value-type="currency">
            <text:p>$0.57</text:p>
          </table:table-cell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currency" office:currency="USD" office:value="0.57" calcext:value-type="currency">
            <text:p>$0.57</text:p>
          </table:table-cell>
        </table:table-row>
        <table:table-row table:style-name="ro1">
          <table:table-cell office:value-type="date" office:date-value="2013-02-07" calcext:value-type="date">
            <text:p>2013-02-07</text:p>
          </table:table-cell>
          <table:table-cell office:value-type="currency" office:currency="USD" office:value="0.57" calcext:value-type="currency">
            <text:p>$0.57</text:p>
          </table:table-cell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currency" office:currency="USD" office:value="0.63" calcext:value-type="currency">
            <text:p>$0.63</text:p>
          </table:table-cell>
        </table:table-row>
        <table:table-row table:style-name="ro1">
          <table:table-cell office:value-type="date" office:date-value="2013-08-09" calcext:value-type="date">
            <text:p>2013-08-09</text:p>
          </table:table-cell>
          <table:table-cell office:value-type="currency" office:currency="USD" office:value="0.63" calcext:value-type="currency">
            <text:p>$0.63</text:p>
          </table:table-cell>
        </table:table-row>
        <table:table-row table:style-name="ro1">
          <table:table-cell office:value-type="date" office:date-value="2013-11-07" calcext:value-type="date">
            <text:p>2013-11-07</text:p>
          </table:table-cell>
          <table:table-cell office:value-type="currency" office:currency="USD" office:value="0.63" calcext:value-type="currency">
            <text:p>$0.63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currency" office:currency="USD" office:value="0.63" calcext:value-type="currency">
            <text:p>$0.63</text:p>
          </table:table-cell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4-08-11" calcext:value-type="date">
            <text:p>2014-08-11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5-02-06" calcext:value-type="date">
            <text:p>2015-02-06</text:p>
          </table:table-cell>
          <table:table-cell office:value-type="currency" office:currency="USD" office:value="0.69" calcext:value-type="currency">
            <text:p>$0.69</text:p>
          </table:table-cell>
        </table:table-row>
        <table:table-row table:style-name="ro1">
          <table:table-cell office:value-type="date" office:date-value="2015-05-11" calcext:value-type="date">
            <text:p>2015-05-11</text:p>
          </table:table-cell>
          <table:table-cell office:value-type="currency" office:currency="USD" office:value="0.73" calcext:value-type="currency">
            <text:p>$0.73</text:p>
          </table:table-cell>
        </table:table-row>
        <table:table-row table:style-name="ro1">
          <table:table-cell office:value-type="date" office:date-value="2015-08-11" calcext:value-type="date">
            <text:p>2015-08-11</text:p>
          </table:table-cell>
          <table:table-cell office:value-type="currency" office:currency="USD" office:value="0.73" calcext:value-type="currency">
            <text:p>$0.73</text:p>
          </table:table-cell>
        </table:table-row>
        <table:table-row table:style-name="ro1">
          <table:table-cell office:value-type="date" office:date-value="2015-11-09" calcext:value-type="date">
            <text:p>2015-11-09</text:p>
          </table:table-cell>
          <table:table-cell office:value-type="currency" office:currency="USD" office:value="0.73" calcext:value-type="currency">
            <text:p>$0.73</text:p>
          </table:table-cell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currency" office:currency="USD" office:value="0.73" calcext:value-type="currency">
            <text:p>$0.73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currency" office:currency="USD" office:value="0.75" calcext:value-type="currency">
            <text:p>$0.75</text:p>
          </table:table-cell>
        </table:table-row>
        <table:table-row table:style-name="ro1">
          <table:table-cell office:value-type="date" office:date-value="2016-08-10" calcext:value-type="date">
            <text:p>2016-08-10</text:p>
          </table:table-cell>
          <table:table-cell office:value-type="currency" office:currency="USD" office:value="0.75" calcext:value-type="currency">
            <text:p>$0.75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currency" office:currency="USD" office:value="0.75" calcext:value-type="currency">
            <text:p>$0.75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currency" office:currency="USD" office:value="0.75" calcext:value-type="currency">
            <text:p>$0.75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currency" office:currency="USD" office:value="0.77" calcext:value-type="currency">
            <text:p>$0.77</text:p>
          </table:table-cell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currency" office:currency="USD" office:value="0.77" calcext:value-type="currency">
            <text:p>$0.77</text:p>
          </table:table-cell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currency" office:currency="USD" office:value="0.77" calcext:value-type="currency">
            <text:p>$0.77</text:p>
          </table:table-cell>
        </table:table-row>
        <table:table-row table:style-name="ro1">
          <table:table-cell office:value-type="date" office:date-value="2018-02-09" calcext:value-type="date">
            <text:p>2018-02-09</text:p>
          </table:table-cell>
          <table:table-cell office:value-type="currency" office:currency="USD" office:value="0.77" calcext:value-type="currency">
            <text:p>$0.77</text:p>
          </table:table-cell>
        </table:table-row>
        <table:table-row table:style-name="ro1">
          <table:table-cell office:value-type="date" office:date-value="2018-05-11" calcext:value-type="date">
            <text:p>2018-05-11</text:p>
          </table:table-cell>
          <table:table-cell office:value-type="currency" office:currency="USD" office:value="0.82" calcext:value-type="currency">
            <text:p>$0.82</text:p>
          </table:table-cell>
        </table:table-row>
        <table:table-row table:style-name="ro1">
          <table:table-cell office:value-type="date" office:date-value="2018-08-10" calcext:value-type="date">
            <text:p>2018-08-10</text:p>
          </table:table-cell>
          <table:table-cell office:value-type="currency" office:currency="USD" office:value="0.82" calcext:value-type="currency">
            <text:p>$0.82</text:p>
          </table:table-cell>
        </table:table-row>
        <table:table-row table:style-name="ro1">
          <table:table-cell office:value-type="date" office:date-value="2018-11-09" calcext:value-type="date">
            <text:p>2018-11-09</text:p>
          </table:table-cell>
          <table:table-cell office:value-type="currency" office:currency="USD" office:value="0.82" calcext:value-type="currency">
            <text:p>$0.82</text:p>
          </table:table-cell>
        </table:table-row>
        <table:table-row table:style-name="ro1">
          <table:table-cell office:value-type="date" office:date-value="2019-02-08" calcext:value-type="date">
            <text:p>2019-02-08</text:p>
          </table:table-cell>
          <table:table-cell office:value-type="currency" office:currency="USD" office:value="0.82" calcext:value-type="currency">
            <text:p>$0.82</text:p>
          </table:table-cell>
        </table:table-row>
        <table:table-row table:style-name="ro1">
          <table:table-cell office:value-type="date" office:date-value="2019-05-10" calcext:value-type="date">
            <text:p>2019-05-10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19-08-12" calcext:value-type="date">
            <text:p>2019-08-1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currency" office:currency="USD" office:value="0.87" calcext:value-type="currency">
            <text:p>$0.87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currency" office:currency="USD" office:value="0.88" calcext:value-type="currency">
            <text:p>$0.88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currency" office:currency="USD" office:value="0.88" calcext:value-type="currency">
            <text:p>$0.88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currency" office:currency="USD" office:value="0.88" calcext:value-type="currency">
            <text:p>$0.88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currency" office:currency="USD" office:value="0.88" calcext:value-type="currency">
            <text:p>$0.88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currency" office:currency="USD" office:value="0.91" calcext:value-type="currency">
            <text:p>$0.91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currency" office:currency="USD" office:value="0.91" calcext:value-type="currency">
            <text:p>$0.91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currency" office:currency="USD" office:value="0.91" calcext:value-type="currency">
            <text:p>$0.91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currency" office:currency="USD" office:value="0.91" calcext:value-type="currency">
            <text:p>$0.91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currency" office:currency="USD" office:value="0.95" calcext:value-type="currency">
            <text:p>$0.95</text:p>
          </table:table-cell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currency" office:currency="USD" office:value="0.95" calcext:value-type="currency">
            <text:p>$0.95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currency" office:currency="USD" office:value="0.95" calcext:value-type="currency">
            <text:p>$0.95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currency" office:currency="USD" office:value="0.95" calcext:value-type="currency">
            <text:p>$0.95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currency" office:currency="USD" office:value="0.99" calcext:value-type="currency">
            <text:p>$0.99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currency" office:currency="USD" office:value="0.99" calcext:value-type="currency">
            <text:p>$0.99</text:p>
          </table:table-cell>
        </table:table-row>
        <table:table-row table:style-name="ro1">
          <table:table-cell office:value-type="date" office:date-value="2025-05-15" calcext:value-type="date">
            <text:p>2025-05-15</text:p>
          </table:table-cell>
          <table:table-cell office:value-type="currency" office:currency="USD" office:value="0.99" calcext:value-type="currency">
            <text:p>$0.99</text:p>
          </table:table-cell>
        </table:table-row>
        <table:table-row table:style-name="ro1">
          <table:table-cell office:value-type="date" office:date-value="2025-08-15" calcext:value-type="date">
            <text:p>2025-08-15</text:p>
          </table:table-cell>
          <table:table-cell office:value-type="currency" office:currency="USD" office:value="0.99" calcext:value-type="currency">
            <text:p>$0.99</text:p>
          </table:table-cell>
        </table:table-row>
        <table:table-row table:style-name="ro1">
          <table:table-cell office:value-type="date" office:date-value="2025-11-14" calcext:value-type="date">
            <text:p>2025-11-14</text:p>
          </table:table-cell>
          <table:table-cell office:value-type="currency" office:currency="USD" office:value="1.03" calcext:value-type="currency">
            <text:p>$1.03</text:p>
          </table:table-cell>
        </table:table-row>
        <table:table-row table:style-name="ro1" table:number-rows-repeated="10484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ashboard" table:style-name="ta1">
        <table:table-column table:style-name="co1" table:default-cell-style-name="ce1"/>
        <table:table-column table:style-name="co1" table:number-columns-repeated="16383"/>
        <table:table-row table:style-name="ro1">
          <table:table-cell>
            <draw:frame draw:z-index="0" draw:style-name="gr1" draw:text-style-name="P1" svg:width="4.3543in" svg:height="2.6878in" svg:x="0.3287in" svg:y="0.1043in">
              <draw:object draw:notify-on-update-of-ranges="Dividends.A2:Dividends.A106 Dividends.B1:Dividends.B1 Dividends.B2:Dividends.B10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6383"/>
        </table:table-row>
        <table:table-row table:style-name="ro1" table:number-rows-repeated="18">
          <table:table-cell/>
          <table:table-cell table:style-name="ce1" table:number-columns-repeated="16383"/>
        </table:table-row>
        <table:table-row table:style-name="ro1">
          <table:table-cell>
            <draw:frame draw:z-index="1" draw:style-name="gr1" draw:text-style-name="P1" svg:width="4.4118in" svg:height="3.0425in" svg:x="0.2602in" svg:y="0.0839in">
              <draw:object draw:notify-on-update-of-ranges="'Stock Data'.B2:'Stock Data'.B518 'Stock Data'.F1:'Stock Data'.F1 'Stock Data'.F2:'Stock Data'.F518 'Stock Data'.H1:'Stock Data'.H1 'Stock Data'.H2:'Stock Data'.H518 'Stock Data'.I1:'Stock Data'.I1 'Stock Data'.I2:'Stock Data'.I5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6383"/>
        </table:table-row>
        <table:table-row table:style-name="ro1" table:number-rows-repeated="19">
          <table:table-cell/>
          <table:table-cell table:style-name="ce1" table:number-columns-repeated="16383"/>
        </table:table-row>
        <table:table-row table:style-name="ro1">
          <table:table-cell>
            <draw:frame draw:z-index="2" draw:style-name="gr1" draw:text-style-name="P1" svg:width="4.3902in" svg:height="2.9488in" svg:x="0.3256in" svg:y="0.0421in">
              <draw:object draw:notify-on-update-of-ranges="'Stock Data'.B2:'Stock Data'.B518 'Stock Data'.F1:'Stock Data'.F1 'Stock Data'.F2:'Stock Data'.F518 'Stock Data'.J1:'Stock Data'.J1 'Stock Data'.J2:'Stock Data'.J5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table:number-columns-repeated="16383"/>
        </table:table-row>
        <table:table-row table:style-name="ro1" table:number-rows-repeated="18">
          <table:table-cell/>
          <table:table-cell table:style-name="ce1" table:number-columns-repeated="16383"/>
        </table:table-row>
        <table:table-row table:style-name="ro1">
          <table:table-cell>
            <draw:frame draw:z-index="3" draw:style-name="gr1" draw:text-style-name="P1" svg:width="4.3898in" svg:height="3.1264in" svg:x="0.3472in" svg:y="0.1256in">
              <draw:object draw:notify-on-update-of-ranges="'Pivot Table_Stock Data_1'.A2:'Pivot Table_Stock Data_1'.A120 'Pivot Table_Stock Data_1'.B1:'Pivot Table_Stock Data_1'.B1 'Pivot Table_Stock Data_1'.B2:'Pivot Table_Stock Data_1'.B120 'Pivot Table_Stock Data_1'.C1:'Pivot Table_Stock Data_1'.C1 'Pivot Table_Stock Data_1'.C2:'Pivot Table_Stock Data_1'.C120 'Pivot Table_Stock Data_1'.E1:'Pivot Table_Stock Data_1'.E1 'Pivot Table_Stock Data_1'.E2:'Pivot Table_Stock Data_1'.E120 'Pivot Table_Stock Data_1'.F1:'Pivot Table_Stock Data_1'.F1 'Pivot Table_Stock Data_1'.F2:'Pivot Table_Stock Data_1'.F1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number-columns-repeated="16383"/>
        </table:table-row>
        <table:table-row table:style-name="ro1" table:number-rows-repeated="1048516">
          <table:table-cell/>
          <table:table-cell table:style-name="ce1" table:number-columns-repeated="16383"/>
        </table:table-row>
        <table:table-row table:style-name="ro1">
          <table:table-cell/>
          <table:table-cell table:style-name="ce1" table:number-columns-repeated="16383"/>
        </table:table-row>
      </table:table>
      <table:named-expressions/>
      <table:database-ranges>
        <table:database-range table:name="__Anonymous_Sheet_DB__0" table:target-range-address="'Stock Data'.A1:'Stock Data'.J518"/>
      </table:database-ranges>
      <table:data-pilot-tables>
        <table:data-pilot-table table:name="DataPilot1" table:application-data="" table:target-range-address="'Pivot Table_Stock Data_1'.A1:'Pivot Table_Stock Data_1'.B109" table:buttons="'Pivot Table_Stock Data_1'.A1" table:grand-total="column" table:show-filter-button="false" table:drill-down-on-double-click="false">
          <table:source-cell-range table:cell-range-address="'Stock Data'.A1:'Stock Data'.J51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96.8" table:display="true" table:show-details="true"/>
                <table:data-pilot-member table:name="96.82" table:display="true" table:show-details="true"/>
                <table:data-pilot-member table:name="96.95" table:display="true" table:show-details="true"/>
                <table:data-pilot-member table:name="96.98" table:display="true" table:show-details="true"/>
                <table:data-pilot-member table:name="97.69" table:display="true" table:show-details="true"/>
                <table:data-pilot-member table:name="97.91" table:display="true" table:show-details="true"/>
                <table:data-pilot-member table:name="98.67" table:display="true" table:show-details="true"/>
                <table:data-pilot-member table:name="98.69" table:display="true" table:show-details="true"/>
                <table:data-pilot-member table:name="99.6" table:display="true" table:show-details="true"/>
                <table:data-pilot-member table:name="99.67" table:display="true" table:show-details="true"/>
                <table:data-pilot-member table:name="99.93" table:display="true" table:show-details="true"/>
                <table:data-pilot-member table:name="99.95" table:display="true" table:show-details="true"/>
                <table:data-pilot-member table:name="100.77" table:display="true" table:show-details="true"/>
                <table:data-pilot-member table:name="100.84" table:display="true" table:show-details="true"/>
                <table:data-pilot-member table:name="100.92" table:display="true" table:show-details="true"/>
                <table:data-pilot-member table:name="101.34" table:display="true" table:show-details="true"/>
                <table:data-pilot-member table:name="101.55" table:display="true" table:show-details="true"/>
                <table:data-pilot-member table:name="101.77" table:display="true" table:show-details="true"/>
                <table:data-pilot-member table:name="101.83" table:display="true" table:show-details="true"/>
                <table:data-pilot-member table:name="101.97" table:display="true" table:show-details="true"/>
                <table:data-pilot-member table:name="102.11" table:display="true" table:show-details="true"/>
                <table:data-pilot-member table:name="102.13" table:display="true" table:show-details="true"/>
                <table:data-pilot-member table:name="102.22" table:display="true" table:show-details="true"/>
                <table:data-pilot-member table:name="102.25" table:display="true" table:show-details="true"/>
                <table:data-pilot-member table:name="102.3" table:display="true" table:show-details="true"/>
                <table:data-pilot-member table:name="102.32" table:display="true" table:show-details="true"/>
                <table:data-pilot-member table:name="102.36" table:display="true" table:show-details="true"/>
                <table:data-pilot-member table:name="102.39" table:display="true" table:show-details="true"/>
                <table:data-pilot-member table:name="102.63" table:display="true" table:show-details="true"/>
                <table:data-pilot-member table:name="102.69" table:display="true" table:show-details="true"/>
                <table:data-pilot-member table:name="102.75" table:display="true" table:show-details="true"/>
                <table:data-pilot-member table:name="102.81" table:display="true" table:show-details="true"/>
                <table:data-pilot-member table:name="102.94" table:display="true" table:show-details="true"/>
                <table:data-pilot-member table:name="102.97" table:display="true" table:show-details="true"/>
                <table:data-pilot-member table:name="103" table:display="true" table:show-details="true"/>
                <table:data-pilot-member table:name="103.03" table:display="true" table:show-details="true"/>
                <table:data-pilot-member table:name="103.05" table:display="true" table:show-details="true"/>
                <table:data-pilot-member table:name="103.1" table:display="true" table:show-details="true"/>
                <table:data-pilot-member table:name="103.13" table:display="true" table:show-details="true"/>
                <table:data-pilot-member table:name="103.14" table:display="true" table:show-details="true"/>
                <table:data-pilot-member table:name="103.17" table:display="true" table:show-details="true"/>
                <table:data-pilot-member table:name="103.22" table:display="true" table:show-details="true"/>
                <table:data-pilot-member table:name="103.27" table:display="true" table:show-details="true"/>
                <table:data-pilot-member table:name="103.39" table:display="true" table:show-details="true"/>
                <table:data-pilot-member table:name="103.52" table:display="true" table:show-details="true"/>
                <table:data-pilot-member table:name="103.66" table:display="true" table:show-details="true"/>
                <table:data-pilot-member table:name="103.73" table:display="true" table:show-details="true"/>
                <table:data-pilot-member table:name="103.8" table:display="true" table:show-details="true"/>
                <table:data-pilot-member table:name="103.84" table:display="true" table:show-details="true"/>
                <table:data-pilot-member table:name="103.97" table:display="true" table:show-details="true"/>
                <table:data-pilot-member table:name="104.03" table:display="true" table:show-details="true"/>
                <table:data-pilot-member table:name="104.19" table:display="true" table:show-details="true"/>
                <table:data-pilot-member table:name="104.25" table:display="true" table:show-details="true"/>
                <table:data-pilot-member table:name="104.27" table:display="true" table:show-details="true"/>
                <table:data-pilot-member table:name="104.32" table:display="true" table:show-details="true"/>
                <table:data-pilot-member table:name="104.34" table:display="true" table:show-details="true"/>
                <table:data-pilot-member table:name="104.36" table:display="true" table:show-details="true"/>
                <table:data-pilot-member table:name="104.52" table:display="true" table:show-details="true"/>
                <table:data-pilot-member table:name="104.61" table:display="true" table:show-details="true"/>
                <table:data-pilot-member table:name="104.71" table:display="true" table:show-details="true"/>
                <table:data-pilot-member table:name="104.76" table:display="true" table:show-details="true"/>
                <table:data-pilot-member table:name="104.85" table:display="true" table:show-details="true"/>
                <table:data-pilot-member table:name="104.95" table:display="true" table:show-details="true"/>
                <table:data-pilot-member table:name="104.97" table:display="true" table:show-details="true"/>
                <table:data-pilot-member table:name="105.35" table:display="true" table:show-details="true"/>
                <table:data-pilot-member table:name="105.44" table:display="true" table:show-details="true"/>
                <table:data-pilot-member table:name="105.51" table:display="true" table:show-details="true"/>
                <table:data-pilot-member table:name="105.63" table:display="true" table:show-details="true"/>
                <table:data-pilot-member table:name="105.64" table:display="true" table:show-details="true"/>
                <table:data-pilot-member table:name="105.76" table:display="true" table:show-details="true"/>
                <table:data-pilot-member table:name="105.78" table:display="true" table:show-details="true"/>
                <table:data-pilot-member table:name="105.8" table:display="true" table:show-details="true"/>
                <table:data-pilot-member table:name="105.83" table:display="true" table:show-details="true"/>
                <table:data-pilot-member table:name="105.84" table:display="true" table:show-details="true"/>
                <table:data-pilot-member table:name="105.87" table:display="true" table:show-details="true"/>
                <table:data-pilot-member table:name="105.95" table:display="true" table:show-details="true"/>
                <table:data-pilot-member table:name="106.07" table:display="true" table:show-details="true"/>
                <table:data-pilot-member table:name="106.13" table:display="true" table:show-details="true"/>
                <table:data-pilot-member table:name="106.21" table:display="true" table:show-details="true"/>
                <table:data-pilot-member table:name="106.3" table:display="true" table:show-details="true"/>
                <table:data-pilot-member table:name="106.4" table:display="true" table:show-details="true"/>
                <table:data-pilot-member table:name="106.42" table:display="true" table:show-details="true"/>
                <table:data-pilot-member table:name="106.47" table:display="true" table:show-details="true"/>
                <table:data-pilot-member table:name="106.48" table:display="true" table:show-details="true"/>
                <table:data-pilot-member table:name="106.49" table:display="true" table:show-details="true"/>
                <table:data-pilot-member table:name="106.51" table:display="true" table:show-details="true"/>
                <table:data-pilot-member table:name="106.54" table:display="true" table:show-details="true"/>
                <table:data-pilot-member table:name="106.72" table:display="true" table:show-details="true"/>
                <table:data-pilot-member table:name="106.77" table:display="true" table:show-details="true"/>
                <table:data-pilot-member table:name="106.8" table:display="true" table:show-details="true"/>
                <table:data-pilot-member table:name="106.83" table:display="true" table:show-details="true"/>
                <table:data-pilot-member table:name="106.92" table:display="true" table:show-details="true"/>
                <table:data-pilot-member table:name="106.93" table:display="true" table:show-details="true"/>
                <table:data-pilot-member table:name="107.09" table:display="true" table:show-details="true"/>
                <table:data-pilot-member table:name="107.22" table:display="true" table:show-details="true"/>
                <table:data-pilot-member table:name="107.24" table:display="true" table:show-details="true"/>
                <table:data-pilot-member table:name="107.31" table:display="true" table:show-details="true"/>
                <table:data-pilot-member table:name="107.35" table:display="true" table:show-details="true"/>
                <table:data-pilot-member table:name="107.37" table:display="true" table:show-details="true"/>
                <table:data-pilot-member table:name="107.38" table:display="true" table:show-details="true"/>
                <table:data-pilot-member table:name="107.42" table:display="true" table:show-details="true"/>
                <table:data-pilot-member table:name="107.54" table:display="true" table:show-details="true"/>
                <table:data-pilot-member table:name="107.57" table:display="true" table:show-details="true"/>
                <table:data-pilot-member table:name="107.6" table:display="true" table:show-details="true"/>
                <table:data-pilot-member table:name="107.62" table:display="true" table:show-details="true"/>
                <table:data-pilot-member table:name="107.74" table:display="true" table:show-details="true"/>
                <table:data-pilot-member table:name="107.76" table:display="true" table:show-details="true"/>
                <table:data-pilot-member table:name="107.77" table:display="true" table:show-details="true"/>
                <table:data-pilot-member table:name="107.8" table:display="true" table:show-details="true"/>
                <table:data-pilot-member table:name="107.86" table:display="true" table:show-details="true"/>
                <table:data-pilot-member table:name="108.01" table:display="true" table:show-details="true"/>
                <table:data-pilot-member table:name="108.04" table:display="true" table:show-details="true"/>
                <table:data-pilot-member table:name="108.05" table:display="true" table:show-details="true"/>
                <table:data-pilot-member table:name="108.13" table:display="true" table:show-details="true"/>
                <table:data-pilot-member table:name="108.19" table:display="true" table:show-details="true"/>
                <table:data-pilot-member table:name="108.24" table:display="true" table:show-details="true"/>
                <table:data-pilot-member table:name="108.3" table:display="true" table:show-details="true"/>
                <table:data-pilot-member table:name="108.32" table:display="true" table:show-details="true"/>
                <table:data-pilot-member table:name="108.34" table:display="true" table:show-details="true"/>
                <table:data-pilot-member table:name="108.36" table:display="true" table:show-details="true"/>
                <table:data-pilot-member table:name="108.37" table:display="true" table:show-details="true"/>
                <table:data-pilot-member table:name="108.38" table:display="true" table:show-details="true"/>
                <table:data-pilot-member table:name="108.43" table:display="true" table:show-details="true"/>
                <table:data-pilot-member table:name="108.47" table:display="true" table:show-details="true"/>
                <table:data-pilot-member table:name="108.48" table:display="true" table:show-details="true"/>
                <table:data-pilot-member table:name="108.53" table:display="true" table:show-details="true"/>
                <table:data-pilot-member table:name="108.54" table:display="true" table:show-details="true"/>
                <table:data-pilot-member table:name="108.57" table:display="true" table:show-details="true"/>
                <table:data-pilot-member table:name="108.58" table:display="true" table:show-details="true"/>
                <table:data-pilot-member table:name="108.63" table:display="true" table:show-details="true"/>
                <table:data-pilot-member table:name="108.66" table:display="true" table:show-details="true"/>
                <table:data-pilot-member table:name="108.67" table:display="true" table:show-details="true"/>
                <table:data-pilot-member table:name="108.75" table:display="true" table:show-details="true"/>
                <table:data-pilot-member table:name="108.89" table:display="true" table:show-details="true"/>
                <table:data-pilot-member table:name="109.02" table:display="true" table:show-details="true"/>
                <table:data-pilot-member table:name="109.11" table:display="true" table:show-details="true"/>
                <table:data-pilot-member table:name="109.13" table:display="true" table:show-details="true"/>
                <table:data-pilot-member table:name="109.16" table:display="true" table:show-details="true"/>
                <table:data-pilot-member table:name="109.23" table:display="true" table:show-details="true"/>
                <table:data-pilot-member table:name="109.24" table:display="true" table:show-details="true"/>
                <table:data-pilot-member table:name="109.29" table:display="true" table:show-details="true"/>
                <table:data-pilot-member table:name="109.31" table:display="true" table:show-details="true"/>
                <table:data-pilot-member table:name="109.38" table:display="true" table:show-details="true"/>
                <table:data-pilot-member table:name="109.46" table:display="true" table:show-details="true"/>
                <table:data-pilot-member table:name="109.53" table:display="true" table:show-details="true"/>
                <table:data-pilot-member table:name="109.57" table:display="true" table:show-details="true"/>
                <table:data-pilot-member table:name="109.64" table:display="true" table:show-details="true"/>
                <table:data-pilot-member table:name="109.72" table:display="true" table:show-details="true"/>
                <table:data-pilot-member table:name="109.73" table:display="true" table:show-details="true"/>
                <table:data-pilot-member table:name="109.85" table:display="true" table:show-details="true"/>
                <table:data-pilot-member table:name="109.88" table:display="true" table:show-details="true"/>
                <table:data-pilot-member table:name="109.93" table:display="true" table:show-details="true"/>
                <table:data-pilot-member table:name="109.96" table:display="true" table:show-details="true"/>
                <table:data-pilot-member table:name="109.99" table:display="true" table:show-details="true"/>
                <table:data-pilot-member table:name="110.04" table:display="true" table:show-details="true"/>
                <table:data-pilot-member table:name="110.14" table:display="true" table:show-details="true"/>
                <table:data-pilot-member table:name="110.15" table:display="true" table:show-details="true"/>
                <table:data-pilot-member table:name="110.17" table:display="true" table:show-details="true"/>
                <table:data-pilot-member table:name="110.3" table:display="true" table:show-details="true"/>
                <table:data-pilot-member table:name="110.4" table:display="true" table:show-details="true"/>
                <table:data-pilot-member table:name="110.64" table:display="true" table:show-details="true"/>
                <table:data-pilot-member table:name="110.65" table:display="true" table:show-details="true"/>
                <table:data-pilot-member table:name="110.69" table:display="true" table:show-details="true"/>
                <table:data-pilot-member table:name="110.73" table:display="true" table:show-details="true"/>
                <table:data-pilot-member table:name="110.76" table:display="true" table:show-details="true"/>
                <table:data-pilot-member table:name="110.79" table:display="true" table:show-details="true"/>
                <table:data-pilot-member table:name="110.82" table:display="true" table:show-details="true"/>
                <table:data-pilot-member table:name="110.84" table:display="true" table:show-details="true"/>
                <table:data-pilot-member table:name="110.93" table:display="true" table:show-details="true"/>
                <table:data-pilot-member table:name="110.94" table:display="true" table:show-details="true"/>
                <table:data-pilot-member table:name="110.97" table:display="true" table:show-details="true"/>
                <table:data-pilot-member table:name="111.05" table:display="true" table:show-details="true"/>
                <table:data-pilot-member table:name="111.11" table:display="true" table:show-details="true"/>
                <table:data-pilot-member table:name="111.15" table:display="true" table:show-details="true"/>
                <table:data-pilot-member table:name="111.23" table:display="true" table:show-details="true"/>
                <table:data-pilot-member table:name="111.27" table:display="true" table:show-details="true"/>
                <table:data-pilot-member table:name="111.28" table:display="true" table:show-details="true"/>
                <table:data-pilot-member table:name="111.29" table:display="true" table:show-details="true"/>
                <table:data-pilot-member table:name="111.32" table:display="true" table:show-details="true"/>
                <table:data-pilot-member table:name="111.33" table:display="true" table:show-details="true"/>
                <table:data-pilot-member table:name="111.44" table:display="true" table:show-details="true"/>
                <table:data-pilot-member table:name="111.47" table:display="true" table:show-details="true"/>
                <table:data-pilot-member table:name="111.49" table:display="true" table:show-details="true"/>
                <table:data-pilot-member table:name="111.51" table:display="true" table:show-details="true"/>
                <table:data-pilot-member table:name="111.61" table:display="true" table:show-details="true"/>
                <table:data-pilot-member table:name="111.64" table:display="true" table:show-details="true"/>
                <table:data-pilot-member table:name="111.66" table:display="true" table:show-details="true"/>
                <table:data-pilot-member table:name="111.67" table:display="true" table:show-details="true"/>
                <table:data-pilot-member table:name="111.74" table:display="true" table:show-details="true"/>
                <table:data-pilot-member table:name="111.8" table:display="true" table:show-details="true"/>
                <table:data-pilot-member table:name="111.82" table:display="true" table:show-details="true"/>
                <table:data-pilot-member table:name="111.9" table:display="true" table:show-details="true"/>
                <table:data-pilot-member table:name="111.91" table:display="true" table:show-details="true"/>
                <table:data-pilot-member table:name="111.92" table:display="true" table:show-details="true"/>
                <table:data-pilot-member table:name="111.99" table:display="true" table:show-details="true"/>
                <table:data-pilot-member table:name="112" table:display="true" table:show-details="true"/>
                <table:data-pilot-member table:name="112.02" table:display="true" table:show-details="true"/>
                <table:data-pilot-member table:name="112.12" table:display="true" table:show-details="true"/>
                <table:data-pilot-member table:name="112.14" table:display="true" table:show-details="true"/>
                <table:data-pilot-member table:name="112.16" table:display="true" table:show-details="true"/>
                <table:data-pilot-member table:name="112.17" table:display="true" table:show-details="true"/>
                <table:data-pilot-member table:name="112.18" table:display="true" table:show-details="true"/>
                <table:data-pilot-member table:name="112.2" table:display="true" table:show-details="true"/>
                <table:data-pilot-member table:name="112.23" table:display="true" table:show-details="true"/>
                <table:data-pilot-member table:name="112.24" table:display="true" table:show-details="true"/>
                <table:data-pilot-member table:name="112.29" table:display="true" table:show-details="true"/>
                <table:data-pilot-member table:name="112.3" table:display="true" table:show-details="true"/>
                <table:data-pilot-member table:name="112.32" table:display="true" table:show-details="true"/>
                <table:data-pilot-member table:name="112.35" table:display="true" table:show-details="true"/>
                <table:data-pilot-member table:name="112.4" table:display="true" table:show-details="true"/>
                <table:data-pilot-member table:name="112.43" table:display="true" table:show-details="true"/>
                <table:data-pilot-member table:name="112.48" table:display="true" table:show-details="true"/>
                <table:data-pilot-member table:name="112.5" table:display="true" table:show-details="true"/>
                <table:data-pilot-member table:name="112.64" table:display="true" table:show-details="true"/>
                <table:data-pilot-member table:name="112.67" table:display="true" table:show-details="true"/>
                <table:data-pilot-member table:name="112.7" table:display="true" table:show-details="true"/>
                <table:data-pilot-member table:name="112.71" table:display="true" table:show-details="true"/>
                <table:data-pilot-member table:name="112.75" table:display="true" table:show-details="true"/>
                <table:data-pilot-member table:name="112.8" table:display="true" table:show-details="true"/>
                <table:data-pilot-member table:name="112.82" table:display="true" table:show-details="true"/>
                <table:data-pilot-member table:name="112.88" table:display="true" table:show-details="true"/>
                <table:data-pilot-member table:name="112.9" table:display="true" table:show-details="true"/>
                <table:data-pilot-member table:name="112.91" table:display="true" table:show-details="true"/>
                <table:data-pilot-member table:name="112.99" table:display="true" table:show-details="true"/>
                <table:data-pilot-member table:name="113.08" table:display="true" table:show-details="true"/>
                <table:data-pilot-member table:name="113.09" table:display="true" table:show-details="true"/>
                <table:data-pilot-member table:name="113.12" table:display="true" table:show-details="true"/>
                <table:data-pilot-member table:name="113.17" table:display="true" table:show-details="true"/>
                <table:data-pilot-member table:name="113.19" table:display="true" table:show-details="true"/>
                <table:data-pilot-member table:name="113.25" table:display="true" table:show-details="true"/>
                <table:data-pilot-member table:name="113.26" table:display="true" table:show-details="true"/>
                <table:data-pilot-member table:name="113.27" table:display="true" table:show-details="true"/>
                <table:data-pilot-member table:name="113.35" table:display="true" table:show-details="true"/>
                <table:data-pilot-member table:name="113.37" table:display="true" table:show-details="true"/>
                <table:data-pilot-member table:name="113.41" table:display="true" table:show-details="true"/>
                <table:data-pilot-member table:name="113.42" table:display="true" table:show-details="true"/>
                <table:data-pilot-member table:name="113.49" table:display="true" table:show-details="true"/>
                <table:data-pilot-member table:name="113.51" table:display="true" table:show-details="true"/>
                <table:data-pilot-member table:name="113.57" table:display="true" table:show-details="true"/>
                <table:data-pilot-member table:name="113.63" table:display="true" table:show-details="true"/>
                <table:data-pilot-member table:name="113.64" table:display="true" table:show-details="true"/>
                <table:data-pilot-member table:name="113.68" table:display="true" table:show-details="true"/>
                <table:data-pilot-member table:name="113.76" table:display="true" table:show-details="true"/>
                <table:data-pilot-member table:name="113.79" table:display="true" table:show-details="true"/>
                <table:data-pilot-member table:name="113.8" table:display="true" table:show-details="true"/>
                <table:data-pilot-member table:name="113.85" table:display="true" table:show-details="true"/>
                <table:data-pilot-member table:name="113.92" table:display="true" table:show-details="true"/>
                <table:data-pilot-member table:name="113.93" table:display="true" table:show-details="true"/>
                <table:data-pilot-member table:name="113.95" table:display="true" table:show-details="true"/>
                <table:data-pilot-member table:name="113.97" table:display="true" table:show-details="true"/>
                <table:data-pilot-member table:name="113.99" table:display="true" table:show-details="true"/>
                <table:data-pilot-member table:name="114" table:display="true" table:show-details="true"/>
                <table:data-pilot-member table:name="114.02" table:display="true" table:show-details="true"/>
                <table:data-pilot-member table:name="114.05" table:display="true" table:show-details="true"/>
                <table:data-pilot-member table:name="114.06" table:display="true" table:show-details="true"/>
                <table:data-pilot-member table:name="114.14" table:display="true" table:show-details="true"/>
                <table:data-pilot-member table:name="114.16" table:display="true" table:show-details="true"/>
                <table:data-pilot-member table:name="114.18" table:display="true" table:show-details="true"/>
                <table:data-pilot-member table:name="114.19" table:display="true" table:show-details="true"/>
                <table:data-pilot-member table:name="114.2" table:display="true" table:show-details="true"/>
                <table:data-pilot-member table:name="114.22" table:display="true" table:show-details="true"/>
                <table:data-pilot-member table:name="114.26" table:display="true" table:show-details="true"/>
                <table:data-pilot-member table:name="114.28" table:display="true" table:show-details="true"/>
                <table:data-pilot-member table:name="114.29" table:display="true" table:show-details="true"/>
                <table:data-pilot-member table:name="114.36" table:display="true" table:show-details="true"/>
                <table:data-pilot-member table:name="114.37" table:display="true" table:show-details="true"/>
                <table:data-pilot-member table:name="114.41" table:display="true" table:show-details="true"/>
                <table:data-pilot-member table:name="114.45" table:display="true" table:show-details="true"/>
                <table:data-pilot-member table:name="114.5" table:display="true" table:show-details="true"/>
                <table:data-pilot-member table:name="114.51" table:display="true" table:show-details="true"/>
                <table:data-pilot-member table:name="114.56" table:display="true" table:show-details="true"/>
                <table:data-pilot-member table:name="114.58" table:display="true" table:show-details="true"/>
                <table:data-pilot-member table:name="114.65" table:display="true" table:show-details="true"/>
                <table:data-pilot-member table:name="114.68" table:display="true" table:show-details="true"/>
                <table:data-pilot-member table:name="114.69" table:display="true" table:show-details="true"/>
                <table:data-pilot-member table:name="114.7" table:display="true" table:show-details="true"/>
                <table:data-pilot-member table:name="114.71" table:display="true" table:show-details="true"/>
                <table:data-pilot-member table:name="114.73" table:display="true" table:show-details="true"/>
                <table:data-pilot-member table:name="114.76" table:display="true" table:show-details="true"/>
                <table:data-pilot-member table:name="114.77" table:display="true" table:show-details="true"/>
                <table:data-pilot-member table:name="114.78" table:display="true" table:show-details="true"/>
                <table:data-pilot-member table:name="114.86" table:display="true" table:show-details="true"/>
                <table:data-pilot-member table:name="114.9" table:display="true" table:show-details="true"/>
                <table:data-pilot-member table:name="114.93" table:display="true" table:show-details="true"/>
                <table:data-pilot-member table:name="114.95" table:display="true" table:show-details="true"/>
                <table:data-pilot-member table:name="114.96" table:display="true" table:show-details="true"/>
                <table:data-pilot-member table:name="114.97" table:display="true" table:show-details="true"/>
                <table:data-pilot-member table:name="115.01" table:display="true" table:show-details="true"/>
                <table:data-pilot-member table:name="115.03" table:display="true" table:show-details="true"/>
                <table:data-pilot-member table:name="115.12" table:display="true" table:show-details="true"/>
                <table:data-pilot-member table:name="115.21" table:display="true" table:show-details="true"/>
                <table:data-pilot-member table:name="115.27" table:display="true" table:show-details="true"/>
                <table:data-pilot-member table:name="115.29" table:display="true" table:show-details="true"/>
                <table:data-pilot-member table:name="115.38" table:display="true" table:show-details="true"/>
                <table:data-pilot-member table:name="115.39" table:display="true" table:show-details="true"/>
                <table:data-pilot-member table:name="115.41" table:display="true" table:show-details="true"/>
                <table:data-pilot-member table:name="115.43" table:display="true" table:show-details="true"/>
                <table:data-pilot-member table:name="115.47" table:display="true" table:show-details="true"/>
                <table:data-pilot-member table:name="115.48" table:display="true" table:show-details="true"/>
                <table:data-pilot-member table:name="115.5" table:display="true" table:show-details="true"/>
                <table:data-pilot-member table:name="115.59" table:display="true" table:show-details="true"/>
                <table:data-pilot-member table:name="115.68" table:display="true" table:show-details="true"/>
                <table:data-pilot-member table:name="115.8" table:display="true" table:show-details="true"/>
                <table:data-pilot-member table:name="115.82" table:display="true" table:show-details="true"/>
                <table:data-pilot-member table:name="115.9" table:display="true" table:show-details="true"/>
                <table:data-pilot-member table:name="115.92" table:display="true" table:show-details="true"/>
                <table:data-pilot-member table:name="115.94" table:display="true" table:show-details="true"/>
                <table:data-pilot-member table:name="115.97" table:display="true" table:show-details="true"/>
                <table:data-pilot-member table:name="115.98" table:display="true" table:show-details="true"/>
                <table:data-pilot-member table:name="116" table:display="true" table:show-details="true"/>
                <table:data-pilot-member table:name="116.03" table:display="true" table:show-details="true"/>
                <table:data-pilot-member table:name="116.04" table:display="true" table:show-details="true"/>
                <table:data-pilot-member table:name="116.07" table:display="true" table:show-details="true"/>
                <table:data-pilot-member table:name="116.1" table:display="true" table:show-details="true"/>
                <table:data-pilot-member table:name="116.15" table:display="true" table:show-details="true"/>
                <table:data-pilot-member table:name="116.17" table:display="true" table:show-details="true"/>
                <table:data-pilot-member table:name="116.24" table:display="true" table:show-details="true"/>
                <table:data-pilot-member table:name="116.32" table:display="true" table:show-details="true"/>
                <table:data-pilot-member table:name="116.45" table:display="true" table:show-details="true"/>
                <table:data-pilot-member table:name="116.52" table:display="true" table:show-details="true"/>
                <table:data-pilot-member table:name="116.54" table:display="true" table:show-details="true"/>
                <table:data-pilot-member table:name="116.59" table:display="true" table:show-details="true"/>
                <table:data-pilot-member table:name="116.63" table:display="true" table:show-details="true"/>
                <table:data-pilot-member table:name="116.69" table:display="true" table:show-details="true"/>
                <table:data-pilot-member table:name="116.75" table:display="true" table:show-details="true"/>
                <table:data-pilot-member table:name="116.78" table:display="true" table:show-details="true"/>
                <table:data-pilot-member table:name="116.88" table:display="true" table:show-details="true"/>
                <table:data-pilot-member table:name="116.95" table:display="true" table:show-details="true"/>
                <table:data-pilot-member table:name="116.99" table:display="true" table:show-details="true"/>
                <table:data-pilot-member table:name="117.02" table:display="true" table:show-details="true"/>
                <table:data-pilot-member table:name="117.05" table:display="true" table:show-details="true"/>
                <table:data-pilot-member table:name="117.08" table:display="true" table:show-details="true"/>
                <table:data-pilot-member table:name="117.14" table:display="true" table:show-details="true"/>
                <table:data-pilot-member table:name="117.22" table:display="true" table:show-details="true"/>
                <table:data-pilot-member table:name="117.26" table:display="true" table:show-details="true"/>
                <table:data-pilot-member table:name="117.28" table:display="true" table:show-details="true"/>
                <table:data-pilot-member table:name="117.33" table:display="true" table:show-details="true"/>
                <table:data-pilot-member table:name="117.35" table:display="true" table:show-details="true"/>
                <table:data-pilot-member table:name="117.36" table:display="true" table:show-details="true"/>
                <table:data-pilot-member table:name="117.41" table:display="true" table:show-details="true"/>
                <table:data-pilot-member table:name="117.43" table:display="true" table:show-details="true"/>
                <table:data-pilot-member table:name="117.64" table:display="true" table:show-details="true"/>
                <table:data-pilot-member table:name="117.66" table:display="true" table:show-details="true"/>
                <table:data-pilot-member table:name="117.67" table:display="true" table:show-details="true"/>
                <table:data-pilot-member table:name="117.68" table:display="true" table:show-details="true"/>
                <table:data-pilot-member table:name="117.73" table:display="true" table:show-details="true"/>
                <table:data-pilot-member table:name="117.76" table:display="true" table:show-details="true"/>
                <table:data-pilot-member table:name="117.8" table:display="true" table:show-details="true"/>
                <table:data-pilot-member table:name="117.85" table:display="true" table:show-details="true"/>
                <table:data-pilot-member table:name="117.86" table:display="true" table:show-details="true"/>
                <table:data-pilot-member table:name="117.87" table:display="true" table:show-details="true"/>
                <table:data-pilot-member table:name="117.89" table:display="true" table:show-details="true"/>
                <table:data-pilot-member table:name="117.91" table:display="true" table:show-details="true"/>
                <table:data-pilot-member table:name="117.94" table:display="true" table:show-details="true"/>
                <table:data-pilot-member table:name="117.96" table:display="true" table:show-details="true"/>
                <table:data-pilot-member table:name="117.97" table:display="true" table:show-details="true"/>
                <table:data-pilot-member table:name="118.12" table:display="true" table:show-details="true"/>
                <table:data-pilot-member table:name="118.13" table:display="true" table:show-details="true"/>
                <table:data-pilot-member table:name="118.15" table:display="true" table:show-details="true"/>
                <table:data-pilot-member table:name="118.17" table:display="true" table:show-details="true"/>
                <table:data-pilot-member table:name="118.22" table:display="true" table:show-details="true"/>
                <table:data-pilot-member table:name="118.25" table:display="true" table:show-details="true"/>
                <table:data-pilot-member table:name="118.27" table:display="true" table:show-details="true"/>
                <table:data-pilot-member table:name="118.44" table:display="true" table:show-details="true"/>
                <table:data-pilot-member table:name="118.49" table:display="true" table:show-details="true"/>
                <table:data-pilot-member table:name="118.52" table:display="true" table:show-details="true"/>
                <table:data-pilot-member table:name="118.53" table:display="true" table:show-details="true"/>
                <table:data-pilot-member table:name="118.58" table:display="true" table:show-details="true"/>
                <table:data-pilot-member table:name="118.59" table:display="true" table:show-details="true"/>
                <table:data-pilot-member table:name="118.61" table:display="true" table:show-details="true"/>
                <table:data-pilot-member table:name="118.63" table:display="true" table:show-details="true"/>
                <table:data-pilot-member table:name="118.67" table:display="true" table:show-details="true"/>
                <table:data-pilot-member table:name="118.69" table:display="true" table:show-details="true"/>
                <table:data-pilot-member table:name="118.73" table:display="true" table:show-details="true"/>
                <table:data-pilot-member table:name="118.79" table:display="true" table:show-details="true"/>
                <table:data-pilot-member table:name="118.8" table:display="true" table:show-details="true"/>
                <table:data-pilot-member table:name="118.81" table:display="true" table:show-details="true"/>
                <table:data-pilot-member table:name="118.82" table:display="true" table:show-details="true"/>
                <table:data-pilot-member table:name="118.85" table:display="true" table:show-details="true"/>
                <table:data-pilot-member table:name="118.9" table:display="true" table:show-details="true"/>
                <table:data-pilot-member table:name="118.93" table:display="true" table:show-details="true"/>
                <table:data-pilot-member table:name="118.95" table:display="true" table:show-details="true"/>
                <table:data-pilot-member table:name="118.96" table:display="true" table:show-details="true"/>
                <table:data-pilot-member table:name="119" table:display="true" table:show-details="true"/>
                <table:data-pilot-member table:name="119.03" table:display="true" table:show-details="true"/>
                <table:data-pilot-member table:name="119.04" table:display="true" table:show-details="true"/>
                <table:data-pilot-member table:name="119.11" table:display="true" table:show-details="true"/>
                <table:data-pilot-member table:name="119.22" table:display="true" table:show-details="true"/>
                <table:data-pilot-member table:name="119.28" table:display="true" table:show-details="true"/>
                <table:data-pilot-member table:name="119.29" table:display="true" table:show-details="true"/>
                <table:data-pilot-member table:name="119.3" table:display="true" table:show-details="true"/>
                <table:data-pilot-member table:name="119.31" table:display="true" table:show-details="true"/>
                <table:data-pilot-member table:name="119.42" table:display="true" table:show-details="true"/>
                <table:data-pilot-member table:name="119.49" table:display="true" table:show-details="true"/>
                <table:data-pilot-member table:name="119.54" table:display="true" table:show-details="true"/>
                <table:data-pilot-member table:name="119.59" table:display="true" table:show-details="true"/>
                <table:data-pilot-member table:name="119.64" table:display="true" table:show-details="true"/>
                <table:data-pilot-member table:name="119.68" table:display="true" table:show-details="true"/>
                <table:data-pilot-member table:name="119.72" table:display="true" table:show-details="true"/>
                <table:data-pilot-member table:name="119.78" table:display="true" table:show-details="true"/>
                <table:data-pilot-member table:name="119.88" table:display="true" table:show-details="true"/>
                <table:data-pilot-member table:name="119.93" table:display="true" table:show-details="true"/>
                <table:data-pilot-member table:name="119.97" table:display="true" table:show-details="true"/>
                <table:data-pilot-member table:name="120.01" table:display="true" table:show-details="true"/>
                <table:data-pilot-member table:name="120.08" table:display="true" table:show-details="true"/>
                <table:data-pilot-member table:name="120.27" table:display="true" table:show-details="true"/>
                <table:data-pilot-member table:name="120.31" table:display="true" table:show-details="true"/>
                <table:data-pilot-member table:name="120.32" table:display="true" table:show-details="true"/>
                <table:data-pilot-member table:name="120.34" table:display="true" table:show-details="true"/>
                <table:data-pilot-member table:name="120.35" table:display="true" table:show-details="true"/>
                <table:data-pilot-member table:name="120.37" table:display="true" table:show-details="true"/>
                <table:data-pilot-member table:name="120.47" table:display="true" table:show-details="true"/>
                <table:data-pilot-member table:name="120.53" table:display="true" table:show-details="true"/>
                <table:data-pilot-member table:name="120.55" table:display="true" table:show-details="true"/>
                <table:data-pilot-member table:name="120.56" table:display="true" table:show-details="true"/>
                <table:data-pilot-member table:name="120.66" table:display="true" table:show-details="true"/>
                <table:data-pilot-member table:name="120.7" table:display="true" table:show-details="true"/>
                <table:data-pilot-member table:name="120.99" table:display="true" table:show-details="true"/>
                <table:data-pilot-member table:name="121" table:display="true" table:show-details="true"/>
                <table:data-pilot-member table:name="121.03" table:display="true" table:show-details="true"/>
                <table:data-pilot-member table:name="121.05" table:display="true" table:show-details="true"/>
                <table:data-pilot-member table:name="121.11" table:display="true" table:show-details="true"/>
                <table:data-pilot-member table:name="121.15" table:display="true" table:show-details="true"/>
                <table:data-pilot-member table:name="121.18" table:display="true" table:show-details="true"/>
                <table:data-pilot-member table:name="121.33" table:display="true" table:show-details="true"/>
                <table:data-pilot-member table:name="121.37" table:display="true" table:show-details="true"/>
                <table:data-pilot-member table:name="121.47" table:display="true" table:show-details="true"/>
                <table:data-pilot-member table:name="121.52" table:display="true" table:show-details="true"/>
                <table:data-pilot-member table:name="121.79" table:display="true" table:show-details="true"/>
                <table:data-pilot-member table:name="121.93" table:display="true" table:show-details="true"/>
                <table:data-pilot-member table:name="122.04" table:display="true" table:show-details="true"/>
                <table:data-pilot-member table:name="122.09" table:display="true" table:show-details="true"/>
                <table:data-pilot-member table:name="122.2" table:display="true" table:show-details="true"/>
                <table:data-pilot-member table:name="122.58" table:display="true" table:show-details="true"/>
                <table:data-pilot-member table:name="122.65" table:display="true" table:show-details="true"/>
                <table:data-pilot-member table:name="122.91" table:display="true" table:show-details="true"/>
                <table:data-pilot-member table:name="123.14" table:display="true" table:show-details="true"/>
                <table:data-pilot-member table:name="123.61" table:display="true" table:show-details="true"/>
                <table:data-pilot-member table:name="124.03" table:display="true" table:show-details="true"/>
                <table:data-pilot-member table:name="124.08" table:display="true" table:show-details="true"/>
                <table:data-pilot-member table:name="124.61" table:display="true" table:show-details="true"/>
                <table:data-pilot-member table:name="124.83" table:display="true" table:show-details="true"/>
                <table:data-pilot-member table:name="125.36" table:display="true" table:show-details="true"/>
                <table:data-pilot-member table:name="125.37" table:display="true" table:show-details="true"/>
                <table:data-pilot-member table:name="126.54" table:display="true" table:show-details="true"/>
                <table:data-pilot-member table:name="129.13" table:display="true" table:show-details="true"/>
                <table:data-pilot-member table:name="129.89" table:display="true" table:show-details="true"/>
                <table:data-pilot-member table:name="130.2" table:display="true" table:show-details="true"/>
                <table:data-pilot-member table:name="130.46" table:display="true" table:show-details="true"/>
                <table:data-pilot-member table:name="133.61" table:display="true" table:show-details="true"/>
                <table:data-pilot-member table:name="133.64" table:display="true" table:show-details="true"/>
                <table:data-pilot-member table:name="134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9:12:44.577946200</meta:creation-date>
    <meta:generator>LibreOffice/25.8.4.2$Windows_X86_64 LibreOffice_project/290daaa01b999472f0c7a3890eb6a550fd74c6df</meta:generator>
    <dc:date>2026-01-25T20:10:29.077753200</dc:date>
    <meta:editing-duration>PT57M37S</meta:editing-duration>
    <meta:editing-cycles>13</meta:editing-cycles>
    <meta:document-statistic meta:table-count="4" meta:cell-count="550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61cm" svg:height="6.828cm" xlink:href=".." xlink:type="simple" chart:class="chart:bar" chart:style-name="ch1">
        <chart:title svg:x="3.271cm" svg:y="0.272cm" chart:style-name="ch2">
          <text:p>Dividends Since 2000</text:p>
        </chart:title>
        <chart:plot-area chart:style-name="ch3" svg:x="0.221cm" svg:y="1.187cm" svg:width="10.619cm" svg:height="5.505cm">
          <chart:coordinate-region svg:x="1.593cm" svg:y="1.387cm" svg:width="9.247cm" svg:height="3.531cm"/>
          <chart:axis chart:dimension="x" chart:name="primary-x" chart:style-name="ch4" chartooo:axis-type="auto">
            <chartooo:date-scale/>
            <chart:categories table:cell-range-address="Dividends.A2:Dividends.A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vidends.B2:Dividends.B106" chart:label-cell-address="Dividends.B1:Dividends.B1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dend</text:p>
                <draw:g>
                  <svg:desc>Dividends.B1:Dividends.B1</svg:desc>
                </draw:g>
              </table:table-cell>
            </table:table-row>
          </table:table-header-rows>
          <table:table-rows>
            <table:table-row>
              <table:table-cell office:value-type="float" office:value="36565">
                <text:p>36565</text:p>
                <draw:g>
                  <svg:desc>Dividends.A2:Dividends.A106</svg:desc>
                </draw:g>
              </table:table-cell>
              <table:table-cell office:value-type="float" office:value="0.22">
                <text:p>0.22</text:p>
                <draw:g>
                  <svg:desc>Dividends.B2:Dividends.B106</svg:desc>
                </draw:g>
              </table:table-cell>
            </table:table-row>
            <table:table-row>
              <table:table-cell office:value-type="float" office:value="36657">
                <text:p>3665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6748">
                <text:p>3674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6839">
                <text:p>3683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6929">
                <text:p>3692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7021">
                <text:p>3702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7060">
                <text:p>370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7112">
                <text:p>371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202">
                <text:p>372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294">
                <text:p>3729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385">
                <text:p>3738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477">
                <text:p>3747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567">
                <text:p>375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658">
                <text:p>3765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7844">
                <text:p>378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7932">
                <text:p>379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026">
                <text:p>380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118">
                <text:p>381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8210">
                <text:p>382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8391">
                <text:p>3839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8483">
                <text:p>3848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8574">
                <text:p>3857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8664">
                <text:p>3866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8756">
                <text:p>387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8847">
                <text:p>3884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8939">
                <text:p>3893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9030">
                <text:p>3903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9120">
                <text:p>391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9212">
                <text:p>3921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303">
                <text:p>3930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393">
                <text:p>3939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485">
                <text:p>394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9577">
                <text:p>395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671">
                <text:p>39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759">
                <text:p>397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944">
                <text:p>399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036">
                <text:p>4003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126">
                <text:p>4012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217">
                <text:p>402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309">
                <text:p>4030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491">
                <text:p>404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582">
                <text:p>4058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0674">
                <text:p>4067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0765">
                <text:p>4076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0855">
                <text:p>4085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1312">
                <text:p>413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1403">
                <text:p>4140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1495">
                <text:p>4149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1585">
                <text:p>4158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1676">
                <text:p>416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1768">
                <text:p>4176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1862">
                <text:p>4186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3140">
                <text:p>431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3231">
                <text:p>4323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3322">
                <text:p>4332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3413">
                <text:p>4341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49">
      <style:chart-properties chart:display-label="true" chart:logarithmic="false" chart:minimum="459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07cm" svg:height="7.729cm" xlink:href=".." xlink:type="simple" chart:class="chart:line" chart:style-name="ch1">
        <chart:title svg:x="1.601cm" svg:y="0.29cm" chart:style-name="ch2">
          <text:p>Daily Close + 100 Day Moving Average</text:p>
        </chart:title>
        <chart:legend chart:legend-position="top" svg:x="2.047cm" svg:y="1.254cm" style:legend-expansion="wide" chart:style-name="ch3"/>
        <chart:plot-area chart:style-name="ch4" svg:x="0.224cm" svg:y="2.006cm" svg:width="10.759cm" svg:height="5.569cm">
          <chart:coordinate-region svg:x="1.61cm" svg:y="2.205cm" svg:width="9.373cm" svg:height="3.596cm"/>
          <chart:axis chart:dimension="x" chart:name="primary-x" chart:style-name="ch5" chartooo:axis-type="date">
            <chartooo:date-scale/>
            <chart:categories table:cell-range-address="'Stock Data'.B2:'Stock Data'.B5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tock Data'.F2:'Stock Data'.F518" chart:label-cell-address="'Stock Data'.F1:'Stock Data'.F1" chart:class="chart:line">
            <chart:data-point chart:repeated="517"/>
          </chart:series>
          <chart:series chart:style-name="ch9" chart:values-cell-range-address="'Stock Data'.H2:'Stock Data'.H518" chart:label-cell-address="'Stock Data'.H1:'Stock Data'.H1" chart:class="chart:line">
            <chart:data-point chart:repeated="517"/>
          </chart:series>
          <chart:series chart:style-name="ch10" chart:values-cell-range-address="'Stock Data'.I2:'Stock Data'.I518" chart:label-cell-address="'Stock Data'.I1:'Stock Data'.I1" chart:class="chart:line">
            <chart:data-point chart:repeated="5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'Stock Data'.F1:'Stock Data'.F1</svg:desc>
                </draw:g>
              </table:table-cell>
              <table:table-cell office:value-type="string">
                <text:p>21d SMA</text:p>
                <draw:g>
                  <svg:desc>'Stock Data'.H1:'Stock Data'.H1</svg:desc>
                </draw:g>
              </table:table-cell>
              <table:table-cell office:value-type="string">
                <text:p>50d SMA</text:p>
                <draw:g>
                  <svg:desc>'Stock Data'.I1:'Stock Data'.I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'Stock Data'.B2:'Stock Data'.B518</svg:desc>
                </draw:g>
              </table:table-cell>
              <table:table-cell office:value-type="float" office:value="102.36">
                <text:p>102.36</text:p>
                <draw:g>
                  <svg:desc>'Stock Data'.F2:'Stock Data'.F518</svg:desc>
                </draw:g>
              </table:table-cell>
              <table:table-cell office:value-type="float" office:value="NaN">
                <text:p>NaN</text:p>
                <draw:g>
                  <svg:desc>'Stock Data'.H2:'Stock Data'.H518</svg:desc>
                </draw:g>
              </table:table-cell>
              <table:table-cell office:value-type="float" office:value="NaN">
                <text:p>NaN</text:p>
                <draw:g>
                  <svg:desc>'Stock Data'.I2:'Stock Data'.I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03.22">
                <text:p>10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02.32">
                <text:p>10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02.63">
                <text:p>10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00.92">
                <text:p>10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99.67">
                <text:p>9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98.69">
                <text:p>9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98.67">
                <text:p>9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99.95">
                <text:p>9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97.69">
                <text:p>9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96.98">
                <text:p>96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96.8">
                <text:p>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96.95">
                <text:p>9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96.82">
                <text:p>9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97.91">
                <text:p>97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99.6">
                <text:p>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02.13">
                <text:p>10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03.13">
                <text:p>10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04.85">
                <text:p>104.85</text:p>
              </table:table-cell>
              <table:table-cell office:value-type="float" office:value="100.2145">
                <text:p>100.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02.81">
                <text:p>102.81</text:p>
              </table:table-cell>
              <table:table-cell office:value-type="float" office:value="100.237">
                <text:p>100.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02.39">
                <text:p>102.39</text:p>
              </table:table-cell>
              <table:table-cell office:value-type="float" office:value="100.1955">
                <text:p>100.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01.97">
                <text:p>101.97</text:p>
              </table:table-cell>
              <table:table-cell office:value-type="float" office:value="100.178">
                <text:p>100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01.55">
                <text:p>101.55</text:p>
              </table:table-cell>
              <table:table-cell office:value-type="float" office:value="100.124">
                <text:p>100.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02.25">
                <text:p>102.25</text:p>
              </table:table-cell>
              <table:table-cell office:value-type="float" office:value="100.1905">
                <text:p>100.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02.22">
                <text:p>102.22</text:p>
              </table:table-cell>
              <table:table-cell office:value-type="float" office:value="100.318">
                <text:p>100.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03.97">
                <text:p>103.97</text:p>
              </table:table-cell>
              <table:table-cell office:value-type="float" office:value="100.582">
                <text:p>100.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01.77">
                <text:p>101.77</text:p>
              </table:table-cell>
              <table:table-cell office:value-type="float" office:value="100.737">
                <text:p>100.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3.17">
                <text:p>103.17</text:p>
              </table:table-cell>
              <table:table-cell office:value-type="float" office:value="100.898">
                <text:p>100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1.34">
                <text:p>101.34</text:p>
              </table:table-cell>
              <table:table-cell office:value-type="float" office:value="101.0805">
                <text:p>101.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0.84">
                <text:p>100.84</text:p>
              </table:table-cell>
              <table:table-cell office:value-type="float" office:value="101.2735">
                <text:p>101.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3.73">
                <text:p>103.73</text:p>
              </table:table-cell>
              <table:table-cell office:value-type="float" office:value="101.62">
                <text:p>101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03.73">
                <text:p>103.73</text:p>
              </table:table-cell>
              <table:table-cell office:value-type="float" office:value="101.959">
                <text:p>101.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02.75">
                <text:p>102.75</text:p>
              </table:table-cell>
              <table:table-cell office:value-type="float" office:value="102.2555">
                <text:p>102.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04.85">
                <text:p>104.85</text:p>
              </table:table-cell>
              <table:table-cell office:value-type="float" office:value="102.6025">
                <text:p>102.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04.76">
                <text:p>104.76</text:p>
              </table:table-cell>
              <table:table-cell office:value-type="float" office:value="102.8605">
                <text:p>102.8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03.84">
                <text:p>103.84</text:p>
              </table:table-cell>
              <table:table-cell office:value-type="float" office:value="102.946">
                <text:p>102.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04.25">
                <text:p>104.25</text:p>
              </table:table-cell>
              <table:table-cell office:value-type="float" office:value="103.0085">
                <text:p>103.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04.03">
                <text:p>104.03</text:p>
              </table:table-cell>
              <table:table-cell office:value-type="float" office:value="103.0535">
                <text:p>103.0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04.32">
                <text:p>104.32</text:p>
              </table:table-cell>
              <table:table-cell office:value-type="float" office:value="103.027">
                <text:p>103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04.52">
                <text:p>104.52</text:p>
              </table:table-cell>
              <table:table-cell office:value-type="float" office:value="103.1125">
                <text:p>103.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05.84">
                <text:p>105.84</text:p>
              </table:table-cell>
              <table:table-cell office:value-type="float" office:value="103.285">
                <text:p>103.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04.36">
                <text:p>104.36</text:p>
              </table:table-cell>
              <table:table-cell office:value-type="float" office:value="103.4045">
                <text:p>103.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05.64">
                <text:p>105.64</text:p>
              </table:table-cell>
              <table:table-cell office:value-type="float" office:value="103.609">
                <text:p>103.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06.77">
                <text:p>106.77</text:p>
              </table:table-cell>
              <table:table-cell office:value-type="float" office:value="103.835">
                <text:p>103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07.37">
                <text:p>107.37</text:p>
              </table:table-cell>
              <table:table-cell office:value-type="float" office:value="104.0925">
                <text:p>104.0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08.38">
                <text:p>108.38</text:p>
              </table:table-cell>
              <table:table-cell office:value-type="float" office:value="104.313">
                <text:p>104.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09.02">
                <text:p>109.02</text:p>
              </table:table-cell>
              <table:table-cell office:value-type="float" office:value="104.6755">
                <text:p>104.6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08.32">
                <text:p>108.32</text:p>
              </table:table-cell>
              <table:table-cell office:value-type="float" office:value="104.933">
                <text:p>104.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09.53">
                <text:p>109.53</text:p>
              </table:table-cell>
              <table:table-cell office:value-type="float" office:value="105.3425">
                <text:p>105.3425</text:p>
              </table:table-cell>
              <table:table-cell office:value-type="float" office:value="102.6916">
                <text:p>102.691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11.47">
                <text:p>111.47</text:p>
              </table:table-cell>
              <table:table-cell office:value-type="float" office:value="105.874">
                <text:p>105.874</text:p>
              </table:table-cell>
              <table:table-cell office:value-type="float" office:value="102.8738">
                <text:p>102.8738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11.27">
                <text:p>111.27</text:p>
              </table:table-cell>
              <table:table-cell office:value-type="float" office:value="106.251">
                <text:p>106.251</text:p>
              </table:table-cell>
              <table:table-cell office:value-type="float" office:value="103.0348">
                <text:p>103.0348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12.3">
                <text:p>112.3</text:p>
              </table:table-cell>
              <table:table-cell office:value-type="float" office:value="106.6795">
                <text:p>106.6795</text:p>
              </table:table-cell>
              <table:table-cell office:value-type="float" office:value="103.2344">
                <text:p>103.2344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13.09">
                <text:p>113.09</text:p>
              </table:table-cell>
              <table:table-cell office:value-type="float" office:value="107.1965">
                <text:p>107.1965</text:p>
              </table:table-cell>
              <table:table-cell office:value-type="float" office:value="103.4436">
                <text:p>103.4436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12.99">
                <text:p>112.99</text:p>
              </table:table-cell>
              <table:table-cell office:value-type="float" office:value="107.6035">
                <text:p>107.6035</text:p>
              </table:table-cell>
              <table:table-cell office:value-type="float" office:value="103.685">
                <text:p>103.685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13.49">
                <text:p>113.49</text:p>
              </table:table-cell>
              <table:table-cell office:value-type="float" office:value="108.04">
                <text:p>108.04</text:p>
              </table:table-cell>
              <table:table-cell office:value-type="float" office:value="103.9614">
                <text:p>103.9614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13.49">
                <text:p>113.49</text:p>
              </table:table-cell>
              <table:table-cell office:value-type="float" office:value="108.5225">
                <text:p>108.5225</text:p>
              </table:table-cell>
              <table:table-cell office:value-type="float" office:value="104.2574">
                <text:p>104.2574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14.65">
                <text:p>114.65</text:p>
              </table:table-cell>
              <table:table-cell office:value-type="float" office:value="109.0425">
                <text:p>109.0425</text:p>
              </table:table-cell>
              <table:table-cell office:value-type="float" office:value="104.577">
                <text:p>104.57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13.79">
                <text:p>113.79</text:p>
              </table:table-cell>
              <table:table-cell office:value-type="float" office:value="109.5305">
                <text:p>109.5305</text:p>
              </table:table-cell>
              <table:table-cell office:value-type="float" office:value="104.8538">
                <text:p>104.8538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14.97">
                <text:p>114.97</text:p>
              </table:table-cell>
              <table:table-cell office:value-type="float" office:value="110.063">
                <text:p>110.063</text:p>
              </table:table-cell>
              <table:table-cell office:value-type="float" office:value="105.1994">
                <text:p>105.1994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16.24">
                <text:p>116.24</text:p>
              </table:table-cell>
              <table:table-cell office:value-type="float" office:value="110.649">
                <text:p>110.649</text:p>
              </table:table-cell>
              <table:table-cell office:value-type="float" office:value="105.5846">
                <text:p>105.5846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16.99">
                <text:p>116.99</text:p>
              </table:table-cell>
              <table:table-cell office:value-type="float" office:value="111.2065">
                <text:p>111.2065</text:p>
              </table:table-cell>
              <table:table-cell office:value-type="float" office:value="105.9884">
                <text:p>105.9884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19.28">
                <text:p>119.28</text:p>
              </table:table-cell>
              <table:table-cell office:value-type="float" office:value="111.9525">
                <text:p>111.9525</text:p>
              </table:table-cell>
              <table:table-cell office:value-type="float" office:value="106.435">
                <text:p>106.435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19.3">
                <text:p>119.3</text:p>
              </table:table-cell>
              <table:table-cell office:value-type="float" office:value="112.6355">
                <text:p>112.6355</text:p>
              </table:table-cell>
              <table:table-cell office:value-type="float" office:value="106.8846">
                <text:p>106.8846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19.72">
                <text:p>119.72</text:p>
              </table:table-cell>
              <table:table-cell office:value-type="float" office:value="113.283">
                <text:p>113.283</text:p>
              </table:table-cell>
              <table:table-cell office:value-type="float" office:value="107.3208">
                <text:p>107.320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21.37">
                <text:p>121.37</text:p>
              </table:table-cell>
              <table:table-cell office:value-type="float" office:value="113.983">
                <text:p>113.983</text:p>
              </table:table-cell>
              <table:table-cell office:value-type="float" office:value="107.7562">
                <text:p>107.7562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20.55">
                <text:p>120.55</text:p>
              </table:table-cell>
              <table:table-cell office:value-type="float" office:value="114.5915">
                <text:p>114.5915</text:p>
              </table:table-cell>
              <table:table-cell office:value-type="float" office:value="108.1246">
                <text:p>108.1246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21.18">
                <text:p>121.18</text:p>
              </table:table-cell>
              <table:table-cell office:value-type="float" office:value="115.1995">
                <text:p>115.1995</text:p>
              </table:table-cell>
              <table:table-cell office:value-type="float" office:value="108.4882">
                <text:p>108.4882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22.2">
                <text:p>122.2</text:p>
              </table:table-cell>
              <table:table-cell office:value-type="float" office:value="115.8935">
                <text:p>115.8935</text:p>
              </table:table-cell>
              <table:table-cell office:value-type="float" office:value="108.8696">
                <text:p>108.8696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21.79">
                <text:p>121.79</text:p>
              </table:table-cell>
              <table:table-cell office:value-type="float" office:value="116.5065">
                <text:p>116.5065</text:p>
              </table:table-cell>
              <table:table-cell office:value-type="float" office:value="109.2084">
                <text:p>109.2084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20.37">
                <text:p>120.37</text:p>
              </table:table-cell>
              <table:table-cell office:value-type="float" office:value="116.9515">
                <text:p>116.9515</text:p>
              </table:table-cell>
              <table:table-cell office:value-type="float" office:value="109.5596">
                <text:p>109.5596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19.68">
                <text:p>119.68</text:p>
              </table:table-cell>
              <table:table-cell office:value-type="float" office:value="117.372">
                <text:p>117.372</text:p>
              </table:table-cell>
              <table:table-cell office:value-type="float" office:value="109.9054">
                <text:p>109.905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18.69">
                <text:p>118.69</text:p>
              </table:table-cell>
              <table:table-cell office:value-type="float" office:value="117.6915">
                <text:p>117.6915</text:p>
              </table:table-cell>
              <table:table-cell office:value-type="float" office:value="110.2398">
                <text:p>110.2398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18.63">
                <text:p>118.63</text:p>
              </table:table-cell>
              <table:table-cell office:value-type="float" office:value="117.9685">
                <text:p>117.9685</text:p>
              </table:table-cell>
              <table:table-cell office:value-type="float" office:value="110.5814">
                <text:p>110.5814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18.52">
                <text:p>118.52</text:p>
              </table:table-cell>
              <table:table-cell office:value-type="float" office:value="118.245">
                <text:p>118.245</text:p>
              </table:table-cell>
              <table:table-cell office:value-type="float" office:value="110.9068">
                <text:p>110.9068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19.88">
                <text:p>119.88</text:p>
              </table:table-cell>
              <table:table-cell office:value-type="float" office:value="118.5645">
                <text:p>118.5645</text:p>
              </table:table-cell>
              <table:table-cell office:value-type="float" office:value="111.26">
                <text:p>111.26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20.56">
                <text:p>120.56</text:p>
              </table:table-cell>
              <table:table-cell office:value-type="float" office:value="118.918">
                <text:p>118.918</text:p>
              </table:table-cell>
              <table:table-cell office:value-type="float" office:value="111.5918">
                <text:p>111.5918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21.03">
                <text:p>121.03</text:p>
              </table:table-cell>
              <table:table-cell office:value-type="float" office:value="119.237">
                <text:p>119.237</text:p>
              </table:table-cell>
              <table:table-cell office:value-type="float" office:value="111.977">
                <text:p>111.97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21.05">
                <text:p>121.05</text:p>
              </table:table-cell>
              <table:table-cell office:value-type="float" office:value="119.6">
                <text:p>119.6</text:p>
              </table:table-cell>
              <table:table-cell office:value-type="float" office:value="112.3346">
                <text:p>112.3346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21.33">
                <text:p>121.33</text:p>
              </table:table-cell>
              <table:table-cell office:value-type="float" office:value="119.918">
                <text:p>119.918</text:p>
              </table:table-cell>
              <table:table-cell office:value-type="float" office:value="112.7344">
                <text:p>112.7344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17.96">
                <text:p>117.96</text:p>
              </table:table-cell>
              <table:table-cell office:value-type="float" office:value="120.004">
                <text:p>120.004</text:p>
              </table:table-cell>
              <table:table-cell office:value-type="float" office:value="113.0768">
                <text:p>113.0768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19.64">
                <text:p>119.64</text:p>
              </table:table-cell>
              <table:table-cell office:value-type="float" office:value="120.1365">
                <text:p>120.1365</text:p>
              </table:table-cell>
              <table:table-cell office:value-type="float" office:value="113.395">
                <text:p>113.39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18.27">
                <text:p>118.27</text:p>
              </table:table-cell>
              <table:table-cell office:value-type="float" office:value="120.086">
                <text:p>120.086</text:p>
              </table:table-cell>
              <table:table-cell office:value-type="float" office:value="113.6858">
                <text:p>113.685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16.03">
                <text:p>116.03</text:p>
              </table:table-cell>
              <table:table-cell office:value-type="float" office:value="119.9225">
                <text:p>119.9225</text:p>
              </table:table-cell>
              <table:table-cell office:value-type="float" office:value="113.9514">
                <text:p>113.9514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16.24">
                <text:p>116.24</text:p>
              </table:table-cell>
              <table:table-cell office:value-type="float" office:value="119.7485">
                <text:p>119.7485</text:p>
              </table:table-cell>
              <table:table-cell office:value-type="float" office:value="114.1792">
                <text:p>114.1792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16">
                <text:p>116</text:p>
              </table:table-cell>
              <table:table-cell office:value-type="float" office:value="119.48">
                <text:p>119.48</text:p>
              </table:table-cell>
              <table:table-cell office:value-type="float" office:value="114.404">
                <text:p>114.404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16.75">
                <text:p>116.75</text:p>
              </table:table-cell>
              <table:table-cell office:value-type="float" office:value="119.29">
                <text:p>119.29</text:p>
              </table:table-cell>
              <table:table-cell office:value-type="float" office:value="114.6622">
                <text:p>114.6622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16.17">
                <text:p>116.17</text:p>
              </table:table-cell>
              <table:table-cell office:value-type="float" office:value="119.0395">
                <text:p>119.0395</text:p>
              </table:table-cell>
              <table:table-cell office:value-type="float" office:value="114.9006">
                <text:p>114.9006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16.15">
                <text:p>116.15</text:p>
              </table:table-cell>
              <table:table-cell office:value-type="float" office:value="118.737">
                <text:p>118.737</text:p>
              </table:table-cell>
              <table:table-cell office:value-type="float" office:value="115.143">
                <text:p>115.143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18.44">
                <text:p>118.44</text:p>
              </table:table-cell>
              <table:table-cell office:value-type="float" office:value="118.5695">
                <text:p>118.5695</text:p>
              </table:table-cell>
              <table:table-cell office:value-type="float" office:value="115.4254">
                <text:p>115.4254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17.96">
                <text:p>117.96</text:p>
              </table:table-cell>
              <table:table-cell office:value-type="float" office:value="118.449">
                <text:p>118.449</text:p>
              </table:table-cell>
              <table:table-cell office:value-type="float" office:value="115.6942">
                <text:p>115.6942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17.91">
                <text:p>117.91</text:p>
              </table:table-cell>
              <table:table-cell office:value-type="float" office:value="118.3605">
                <text:p>118.3605</text:p>
              </table:table-cell>
              <table:table-cell office:value-type="float" office:value="115.9356">
                <text:p>115.9356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17.67">
                <text:p>117.67</text:p>
              </table:table-cell>
              <table:table-cell office:value-type="float" office:value="118.3095">
                <text:p>118.3095</text:p>
              </table:table-cell>
              <table:table-cell office:value-type="float" office:value="116.2018">
                <text:p>116.2018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18.58">
                <text:p>118.58</text:p>
              </table:table-cell>
              <table:table-cell office:value-type="float" office:value="118.307">
                <text:p>118.307</text:p>
              </table:table-cell>
              <table:table-cell office:value-type="float" office:value="116.4606">
                <text:p>116.4606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17.87">
                <text:p>117.87</text:p>
              </table:table-cell>
              <table:table-cell office:value-type="float" office:value="118.2745">
                <text:p>118.2745</text:p>
              </table:table-cell>
              <table:table-cell office:value-type="float" office:value="116.6826">
                <text:p>116.6826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19.64">
                <text:p>119.64</text:p>
              </table:table-cell>
              <table:table-cell office:value-type="float" office:value="118.2625">
                <text:p>118.2625</text:p>
              </table:table-cell>
              <table:table-cell office:value-type="float" office:value="116.928">
                <text:p>116.928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18.67">
                <text:p>118.67</text:p>
              </table:table-cell>
              <table:table-cell office:value-type="float" office:value="118.168">
                <text:p>118.168</text:p>
              </table:table-cell>
              <table:table-cell office:value-type="float" office:value="117.1338">
                <text:p>117.1338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17.85">
                <text:p>117.85</text:p>
              </table:table-cell>
              <table:table-cell office:value-type="float" office:value="118.009">
                <text:p>118.009</text:p>
              </table:table-cell>
              <table:table-cell office:value-type="float" office:value="117.3104">
                <text:p>117.3104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15.48">
                <text:p>115.48</text:p>
              </table:table-cell>
              <table:table-cell office:value-type="float" office:value="117.7305">
                <text:p>117.7305</text:p>
              </table:table-cell>
              <table:table-cell office:value-type="float" office:value="117.4536">
                <text:p>117.4536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13.51">
                <text:p>113.51</text:p>
              </table:table-cell>
              <table:table-cell office:value-type="float" office:value="117.3395">
                <text:p>117.3395</text:p>
              </table:table-cell>
              <table:table-cell office:value-type="float" office:value="117.5332">
                <text:p>117.5332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13.42">
                <text:p>113.42</text:p>
              </table:table-cell>
              <table:table-cell office:value-type="float" office:value="117.1125">
                <text:p>117.1125</text:p>
              </table:table-cell>
              <table:table-cell office:value-type="float" office:value="117.5722">
                <text:p>117.572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14.86">
                <text:p>114.86</text:p>
              </table:table-cell>
              <table:table-cell office:value-type="float" office:value="116.8735">
                <text:p>116.8735</text:p>
              </table:table-cell>
              <table:table-cell office:value-type="float" office:value="117.644">
                <text:p>117.644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13.63">
                <text:p>113.63</text:p>
              </table:table-cell>
              <table:table-cell office:value-type="float" office:value="116.6415">
                <text:p>116.6415</text:p>
              </table:table-cell>
              <table:table-cell office:value-type="float" office:value="117.6706">
                <text:p>117.6706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13.99">
                <text:p>113.99</text:p>
              </table:table-cell>
              <table:table-cell office:value-type="float" office:value="116.5395">
                <text:p>116.5395</text:p>
              </table:table-cell>
              <table:table-cell office:value-type="float" office:value="117.6886">
                <text:p>117.6886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17.26">
                <text:p>117.26</text:p>
              </table:table-cell>
              <table:table-cell office:value-type="float" office:value="116.5905">
                <text:p>116.5905</text:p>
              </table:table-cell>
              <table:table-cell office:value-type="float" office:value="117.774">
                <text:p>117.774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14.45">
                <text:p>114.45</text:p>
              </table:table-cell>
              <table:table-cell office:value-type="float" office:value="116.513">
                <text:p>116.513</text:p>
              </table:table-cell>
              <table:table-cell office:value-type="float" office:value="117.7932">
                <text:p>117.7932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12.67">
                <text:p>112.67</text:p>
              </table:table-cell>
              <table:table-cell office:value-type="float" office:value="116.309">
                <text:p>116.309</text:p>
              </table:table-cell>
              <table:table-cell office:value-type="float" office:value="117.7768">
                <text:p>117.7768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13.12">
                <text:p>113.12</text:p>
              </table:table-cell>
              <table:table-cell office:value-type="float" office:value="116.1565">
                <text:p>116.1565</text:p>
              </table:table-cell>
              <table:table-cell office:value-type="float" office:value="117.7462">
                <text:p>117.7462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13.97">
                <text:p>113.97</text:p>
              </table:table-cell>
              <table:table-cell office:value-type="float" office:value="116.0475">
                <text:p>116.0475</text:p>
              </table:table-cell>
              <table:table-cell office:value-type="float" office:value="117.7498">
                <text:p>117.749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12.75">
                <text:p>112.75</text:p>
              </table:table-cell>
              <table:table-cell office:value-type="float" office:value="115.763">
                <text:p>115.763</text:p>
              </table:table-cell>
              <table:table-cell office:value-type="float" office:value="117.7054">
                <text:p>117.705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13.08">
                <text:p>113.08</text:p>
              </table:table-cell>
              <table:table-cell office:value-type="float" office:value="115.519">
                <text:p>115.519</text:p>
              </table:table-cell>
              <table:table-cell office:value-type="float" office:value="117.6422">
                <text:p>117.6422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12.17">
                <text:p>112.17</text:p>
              </table:table-cell>
              <table:table-cell office:value-type="float" office:value="115.232">
                <text:p>115.232</text:p>
              </table:table-cell>
              <table:table-cell office:value-type="float" office:value="117.5458">
                <text:p>117.5458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10.93">
                <text:p>110.93</text:p>
              </table:table-cell>
              <table:table-cell office:value-type="float" office:value="114.895">
                <text:p>114.895</text:p>
              </table:table-cell>
              <table:table-cell office:value-type="float" office:value="117.3788">
                <text:p>117.3788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10.04">
                <text:p>110.04</text:p>
              </table:table-cell>
              <table:table-cell office:value-type="float" office:value="114.468">
                <text:p>114.468</text:p>
              </table:table-cell>
              <table:table-cell office:value-type="float" office:value="117.1936">
                <text:p>117.1936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09.11">
                <text:p>109.11</text:p>
              </table:table-cell>
              <table:table-cell office:value-type="float" office:value="114.03">
                <text:p>114.03</text:p>
              </table:table-cell>
              <table:table-cell office:value-type="float" office:value="116.9814">
                <text:p>116.9814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08.36">
                <text:p>108.36</text:p>
              </table:table-cell>
              <table:table-cell office:value-type="float" office:value="113.466">
                <text:p>113.466</text:p>
              </table:table-cell>
              <table:table-cell office:value-type="float" office:value="116.7212">
                <text:p>116.7212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09.38">
                <text:p>109.38</text:p>
              </table:table-cell>
              <table:table-cell office:value-type="float" office:value="113.0015">
                <text:p>113.0015</text:p>
              </table:table-cell>
              <table:table-cell office:value-type="float" office:value="116.4978">
                <text:p>116.4978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11.74">
                <text:p>111.74</text:p>
              </table:table-cell>
              <table:table-cell office:value-type="float" office:value="112.696">
                <text:p>112.696</text:p>
              </table:table-cell>
              <table:table-cell office:value-type="float" office:value="116.309">
                <text:p>116.309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10.76">
                <text:p>110.76</text:p>
              </table:table-cell>
              <table:table-cell office:value-type="float" office:value="112.46">
                <text:p>112.46</text:p>
              </table:table-cell>
              <table:table-cell office:value-type="float" office:value="116.0802">
                <text:p>116.0802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14.05">
                <text:p>114.05</text:p>
              </table:table-cell>
              <table:table-cell office:value-type="float" office:value="112.487">
                <text:p>112.487</text:p>
              </table:table-cell>
              <table:table-cell office:value-type="float" office:value="115.9254">
                <text:p>115.9254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14.37">
                <text:p>114.37</text:p>
              </table:table-cell>
              <table:table-cell office:value-type="float" office:value="112.5345">
                <text:p>112.5345</text:p>
              </table:table-cell>
              <table:table-cell office:value-type="float" office:value="115.8054">
                <text:p>115.8054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14.41">
                <text:p>114.41</text:p>
              </table:table-cell>
              <table:table-cell office:value-type="float" office:value="112.512">
                <text:p>112.512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14.9">
                <text:p>114.9</text:p>
              </table:table-cell>
              <table:table-cell office:value-type="float" office:value="112.5755">
                <text:p>112.5755</text:p>
              </table:table-cell>
              <table:table-cell office:value-type="float" office:value="115.6242">
                <text:p>115.624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15.12">
                <text:p>115.12</text:p>
              </table:table-cell>
              <table:table-cell office:value-type="float" office:value="112.632">
                <text:p>112.632</text:p>
              </table:table-cell>
              <table:table-cell office:value-type="float" office:value="115.554">
                <text:p>115.554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14.96">
                <text:p>114.96</text:p>
              </table:table-cell>
              <table:table-cell office:value-type="float" office:value="112.517">
                <text:p>112.517</text:p>
              </table:table-cell>
              <table:table-cell office:value-type="float" office:value="115.4828">
                <text:p>115.4828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14.18">
                <text:p>114.18</text:p>
              </table:table-cell>
              <table:table-cell office:value-type="float" office:value="112.5035">
                <text:p>112.5035</text:p>
              </table:table-cell>
              <table:table-cell office:value-type="float" office:value="115.3688">
                <text:p>115.3688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14.76">
                <text:p>114.76</text:p>
              </table:table-cell>
              <table:table-cell office:value-type="float" office:value="112.608">
                <text:p>112.608</text:p>
              </table:table-cell>
              <table:table-cell office:value-type="float" office:value="115.2528">
                <text:p>115.252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13.37">
                <text:p>113.37</text:p>
              </table:table-cell>
              <table:table-cell office:value-type="float" office:value="112.6205">
                <text:p>112.6205</text:p>
              </table:table-cell>
              <table:table-cell office:value-type="float" office:value="115.0996">
                <text:p>115.099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12.18">
                <text:p>112.18</text:p>
              </table:table-cell>
              <table:table-cell office:value-type="float" office:value="112.531">
                <text:p>112.531</text:p>
              </table:table-cell>
              <table:table-cell office:value-type="float" office:value="114.9222">
                <text:p>114.9222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10.94">
                <text:p>110.94</text:p>
              </table:table-cell>
              <table:table-cell office:value-type="float" office:value="112.4405">
                <text:p>112.4405</text:p>
              </table:table-cell>
              <table:table-cell office:value-type="float" office:value="114.7144">
                <text:p>114.714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11.92">
                <text:p>111.92</text:p>
              </table:table-cell>
              <table:table-cell office:value-type="float" office:value="112.3825">
                <text:p>112.3825</text:p>
              </table:table-cell>
              <table:table-cell office:value-type="float" office:value="114.5936">
                <text:p>114.5936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13.25">
                <text:p>113.25</text:p>
              </table:table-cell>
              <table:table-cell office:value-type="float" office:value="112.4365">
                <text:p>112.4365</text:p>
              </table:table-cell>
              <table:table-cell office:value-type="float" office:value="114.4658">
                <text:p>114.4658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13.27">
                <text:p>113.27</text:p>
              </table:table-cell>
              <table:table-cell office:value-type="float" office:value="112.5535">
                <text:p>112.5535</text:p>
              </table:table-cell>
              <table:table-cell office:value-type="float" office:value="114.3658">
                <text:p>114.3658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15.21">
                <text:p>115.21</text:p>
              </table:table-cell>
              <table:table-cell office:value-type="float" office:value="112.812">
                <text:p>112.812</text:p>
              </table:table-cell>
              <table:table-cell office:value-type="float" office:value="114.3494">
                <text:p>114.3494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16.04">
                <text:p>116.04</text:p>
              </table:table-cell>
              <table:table-cell office:value-type="float" office:value="113.1585">
                <text:p>113.1585</text:p>
              </table:table-cell>
              <table:table-cell office:value-type="float" office:value="114.3454">
                <text:p>114.3454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17.64">
                <text:p>117.64</text:p>
              </table:table-cell>
              <table:table-cell office:value-type="float" office:value="113.6225">
                <text:p>113.6225</text:p>
              </table:table-cell>
              <table:table-cell office:value-type="float" office:value="114.3782">
                <text:p>114.3782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18.8">
                <text:p>118.8</text:p>
              </table:table-cell>
              <table:table-cell office:value-type="float" office:value="114.0935">
                <text:p>114.0935</text:p>
              </table:table-cell>
              <table:table-cell office:value-type="float" office:value="114.4192">
                <text:p>114.419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16.07">
                <text:p>116.07</text:p>
              </table:table-cell>
              <table:table-cell office:value-type="float" office:value="114.31">
                <text:p>114.31</text:p>
              </table:table-cell>
              <table:table-cell office:value-type="float" office:value="114.4172">
                <text:p>114.417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5.27">
                <text:p>115.27</text:p>
              </table:table-cell>
              <table:table-cell office:value-type="float" office:value="114.5355">
                <text:p>114.5355</text:p>
              </table:table-cell>
              <table:table-cell office:value-type="float" office:value="114.3996">
                <text:p>114.3996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13.41">
                <text:p>113.41</text:p>
              </table:table-cell>
              <table:table-cell office:value-type="float" office:value="114.5035">
                <text:p>114.5035</text:p>
              </table:table-cell>
              <table:table-cell office:value-type="float" office:value="114.299">
                <text:p>114.299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15.01">
                <text:p>115.01</text:p>
              </table:table-cell>
              <table:table-cell office:value-type="float" office:value="114.5355">
                <text:p>114.5355</text:p>
              </table:table-cell>
              <table:table-cell office:value-type="float" office:value="114.24">
                <text:p>114.24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17.43">
                <text:p>117.43</text:p>
              </table:table-cell>
              <table:table-cell office:value-type="float" office:value="114.6865">
                <text:p>114.6865</text:p>
              </table:table-cell>
              <table:table-cell office:value-type="float" office:value="114.2304">
                <text:p>114.2304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17.33">
                <text:p>117.33</text:p>
              </table:table-cell>
              <table:table-cell office:value-type="float" office:value="114.808">
                <text:p>114.808</text:p>
              </table:table-cell>
              <table:table-cell office:value-type="float" office:value="114.2236">
                <text:p>114.2236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16.1">
                <text:p>116.1</text:p>
              </table:table-cell>
              <table:table-cell office:value-type="float" office:value="114.857">
                <text:p>114.857</text:p>
              </table:table-cell>
              <table:table-cell office:value-type="float" office:value="114.174">
                <text:p>114.174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18.17">
                <text:p>118.17</text:p>
              </table:table-cell>
              <table:table-cell office:value-type="float" office:value="115.0175">
                <text:p>115.0175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18.59">
                <text:p>118.59</text:p>
              </table:table-cell>
              <table:table-cell office:value-type="float" office:value="115.238">
                <text:p>115.238</text:p>
              </table:table-cell>
              <table:table-cell office:value-type="float" office:value="114.159">
                <text:p>114.159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16.95">
                <text:p>116.95</text:p>
              </table:table-cell>
              <table:table-cell office:value-type="float" office:value="115.3475">
                <text:p>115.3475</text:p>
              </table:table-cell>
              <table:table-cell office:value-type="float" office:value="114.1246">
                <text:p>114.1246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16.88">
                <text:p>116.88</text:p>
              </table:table-cell>
              <table:table-cell office:value-type="float" office:value="115.523">
                <text:p>115.523</text:p>
              </table:table-cell>
              <table:table-cell office:value-type="float" office:value="114.1052">
                <text:p>114.1052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14.77">
                <text:p>114.77</text:p>
              </table:table-cell>
              <table:table-cell office:value-type="float" office:value="115.6525">
                <text:p>115.6525</text:p>
              </table:table-cell>
              <table:table-cell office:value-type="float" office:value="114.091">
                <text:p>114.091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14.16">
                <text:p>114.16</text:p>
              </table:table-cell>
              <table:table-cell office:value-type="float" office:value="115.8135">
                <text:p>115.8135</text:p>
              </table:table-cell>
              <table:table-cell office:value-type="float" office:value="114.104">
                <text:p>114.104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15.68">
                <text:p>115.68</text:p>
              </table:table-cell>
              <table:table-cell office:value-type="float" office:value="116.0015">
                <text:p>116.0015</text:p>
              </table:table-cell>
              <table:table-cell office:value-type="float" office:value="114.1492">
                <text:p>114.1492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17.89">
                <text:p>117.89</text:p>
              </table:table-cell>
              <table:table-cell office:value-type="float" office:value="116.2335">
                <text:p>116.2335</text:p>
              </table:table-cell>
              <table:table-cell office:value-type="float" office:value="114.2098">
                <text:p>114.2098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18.85">
                <text:p>118.85</text:p>
              </table:table-cell>
              <table:table-cell office:value-type="float" office:value="116.5125">
                <text:p>116.5125</text:p>
              </table:table-cell>
              <table:table-cell office:value-type="float" office:value="114.3142">
                <text:p>114.3142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19">
                <text:p>119</text:p>
              </table:table-cell>
              <table:table-cell office:value-type="float" office:value="116.702">
                <text:p>116.702</text:p>
              </table:table-cell>
              <table:table-cell office:value-type="float" office:value="114.4144">
                <text:p>114.414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17.86">
                <text:p>117.86</text:p>
              </table:table-cell>
              <table:table-cell office:value-type="float" office:value="116.793">
                <text:p>116.793</text:p>
              </table:table-cell>
              <table:table-cell office:value-type="float" office:value="114.4264">
                <text:p>114.4264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18.95">
                <text:p>118.95</text:p>
              </table:table-cell>
              <table:table-cell office:value-type="float" office:value="116.8585">
                <text:p>116.8585</text:p>
              </table:table-cell>
              <table:table-cell office:value-type="float" office:value="114.5164">
                <text:p>114.516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18.73">
                <text:p>118.73</text:p>
              </table:table-cell>
              <table:table-cell office:value-type="float" office:value="116.855">
                <text:p>116.855</text:p>
              </table:table-cell>
              <table:table-cell office:value-type="float" office:value="114.6376">
                <text:p>114.637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18.17">
                <text:p>118.17</text:p>
              </table:table-cell>
              <table:table-cell office:value-type="float" office:value="116.96">
                <text:p>116.96</text:p>
              </table:table-cell>
              <table:table-cell office:value-type="float" office:value="114.7386">
                <text:p>114.7386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18.53">
                <text:p>118.53</text:p>
              </table:table-cell>
              <table:table-cell office:value-type="float" office:value="117.123">
                <text:p>117.123</text:p>
              </table:table-cell>
              <table:table-cell office:value-type="float" office:value="114.8298">
                <text:p>114.8298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14.58">
                <text:p>114.58</text:p>
              </table:table-cell>
              <table:table-cell office:value-type="float" office:value="117.1815">
                <text:p>117.1815</text:p>
              </table:table-cell>
              <table:table-cell office:value-type="float" office:value="114.8664">
                <text:p>114.8664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13.85">
                <text:p>113.85</text:p>
              </table:table-cell>
              <table:table-cell office:value-type="float" office:value="117.1235">
                <text:p>117.1235</text:p>
              </table:table-cell>
              <table:table-cell office:value-type="float" office:value="114.8818">
                <text:p>114.8818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14.73">
                <text:p>114.73</text:p>
              </table:table-cell>
              <table:table-cell office:value-type="float" office:value="116.9885">
                <text:p>116.9885</text:p>
              </table:table-cell>
              <table:table-cell office:value-type="float" office:value="114.933">
                <text:p>114.933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16.32">
                <text:p>116.32</text:p>
              </table:table-cell>
              <table:table-cell office:value-type="float" office:value="116.938">
                <text:p>116.938</text:p>
              </table:table-cell>
              <table:table-cell office:value-type="float" office:value="115.0408">
                <text:p>115.0408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18.81">
                <text:p>118.81</text:p>
              </table:table-cell>
              <table:table-cell office:value-type="float" office:value="117.0735">
                <text:p>117.0735</text:p>
              </table:table-cell>
              <table:table-cell office:value-type="float" office:value="115.2162">
                <text:p>115.216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17.68">
                <text:p>117.68</text:p>
              </table:table-cell>
              <table:table-cell office:value-type="float" office:value="117.049">
                <text:p>117.049</text:p>
              </table:table-cell>
              <table:table-cell office:value-type="float" office:value="115.3876">
                <text:p>115.3876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16.52">
                <text:p>116.52</text:p>
              </table:table-cell>
              <table:table-cell office:value-type="float" office:value="116.9455">
                <text:p>116.9455</text:p>
              </table:table-cell>
              <table:table-cell office:value-type="float" office:value="115.5508">
                <text:p>115.5508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18.13">
                <text:p>118.13</text:p>
              </table:table-cell>
              <table:table-cell office:value-type="float" office:value="117.0045">
                <text:p>117.0045</text:p>
              </table:table-cell>
              <table:table-cell office:value-type="float" office:value="115.7258">
                <text:p>115.7258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17.94">
                <text:p>117.94</text:p>
              </table:table-cell>
              <table:table-cell office:value-type="float" office:value="117.0575">
                <text:p>117.0575</text:p>
              </table:table-cell>
              <table:table-cell office:value-type="float" office:value="115.8498">
                <text:p>115.8498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15.47">
                <text:p>115.47</text:p>
              </table:table-cell>
              <table:table-cell office:value-type="float" office:value="117.0925">
                <text:p>117.0925</text:p>
              </table:table-cell>
              <table:table-cell office:value-type="float" office:value="115.944">
                <text:p>115.94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14.06">
                <text:p>114.06</text:p>
              </table:table-cell>
              <table:table-cell office:value-type="float" office:value="117.0875">
                <text:p>117.0875</text:p>
              </table:table-cell>
              <table:table-cell office:value-type="float" office:value="115.9442">
                <text:p>115.9442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13.17">
                <text:p>113.17</text:p>
              </table:table-cell>
              <table:table-cell office:value-type="float" office:value="116.962">
                <text:p>116.962</text:p>
              </table:table-cell>
              <table:table-cell office:value-type="float" office:value="115.9202">
                <text:p>115.9202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12.64">
                <text:p>112.64</text:p>
              </table:table-cell>
              <table:table-cell office:value-type="float" office:value="116.6995">
                <text:p>116.6995</text:p>
              </table:table-cell>
              <table:table-cell office:value-type="float" office:value="115.8848">
                <text:p>115.8848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15.01">
                <text:p>115.01</text:p>
              </table:table-cell>
              <table:table-cell office:value-type="float" office:value="116.5075">
                <text:p>116.5075</text:p>
              </table:table-cell>
              <table:table-cell office:value-type="float" office:value="115.887">
                <text:p>115.887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10.82">
                <text:p>110.82</text:p>
              </table:table-cell>
              <table:table-cell office:value-type="float" office:value="116.0985">
                <text:p>116.0985</text:p>
              </table:table-cell>
              <table:table-cell office:value-type="float" office:value="115.801">
                <text:p>115.801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09.72">
                <text:p>109.72</text:p>
              </table:table-cell>
              <table:table-cell office:value-type="float" office:value="115.6915">
                <text:p>115.6915</text:p>
              </table:table-cell>
              <table:table-cell office:value-type="float" office:value="115.6962">
                <text:p>115.696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11.23">
                <text:p>111.23</text:p>
              </table:table-cell>
              <table:table-cell office:value-type="float" office:value="115.3055">
                <text:p>115.3055</text:p>
              </table:table-cell>
              <table:table-cell office:value-type="float" office:value="115.6372">
                <text:p>115.6372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11.15">
                <text:p>111.15</text:p>
              </table:table-cell>
              <table:table-cell office:value-type="float" office:value="114.9265">
                <text:p>114.9265</text:p>
              </table:table-cell>
              <table:table-cell office:value-type="float" office:value="115.565">
                <text:p>115.565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12.71">
                <text:p>112.71</text:p>
              </table:table-cell>
              <table:table-cell office:value-type="float" office:value="114.6535">
                <text:p>114.6535</text:p>
              </table:table-cell>
              <table:table-cell office:value-type="float" office:value="115.5518">
                <text:p>115.5518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14.18">
                <text:p>114.18</text:p>
              </table:table-cell>
              <table:table-cell office:value-type="float" office:value="114.436">
                <text:p>114.436</text:p>
              </table:table-cell>
              <table:table-cell office:value-type="float" office:value="115.5918">
                <text:p>115.5918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14.58">
                <text:p>114.58</text:p>
              </table:table-cell>
              <table:table-cell office:value-type="float" office:value="114.436">
                <text:p>114.436</text:p>
              </table:table-cell>
              <table:table-cell office:value-type="float" office:value="115.6646">
                <text:p>115.664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16">
                <text:p>116</text:p>
              </table:table-cell>
              <table:table-cell office:value-type="float" office:value="114.5435">
                <text:p>114.5435</text:p>
              </table:table-cell>
              <table:table-cell office:value-type="float" office:value="115.7462">
                <text:p>115.7462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15.27">
                <text:p>115.27</text:p>
              </table:table-cell>
              <table:table-cell office:value-type="float" office:value="114.5705">
                <text:p>114.5705</text:p>
              </table:table-cell>
              <table:table-cell office:value-type="float" office:value="115.7866">
                <text:p>115.7866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17.36">
                <text:p>117.36</text:p>
              </table:table-cell>
              <table:table-cell office:value-type="float" office:value="114.6225">
                <text:p>114.6225</text:p>
              </table:table-cell>
              <table:table-cell office:value-type="float" office:value="115.8684">
                <text:p>115.8684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17.05">
                <text:p>117.05</text:p>
              </table:table-cell>
              <table:table-cell office:value-type="float" office:value="114.5345">
                <text:p>114.5345</text:p>
              </table:table-cell>
              <table:table-cell office:value-type="float" office:value="115.9052">
                <text:p>115.9052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14.77">
                <text:p>114.77</text:p>
              </table:table-cell>
              <table:table-cell office:value-type="float" office:value="114.389">
                <text:p>114.389</text:p>
              </table:table-cell>
              <table:table-cell office:value-type="float" office:value="115.8798">
                <text:p>115.8798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12.8">
                <text:p>112.8</text:p>
              </table:table-cell>
              <table:table-cell office:value-type="float" office:value="114.203">
                <text:p>114.203</text:p>
              </table:table-cell>
              <table:table-cell office:value-type="float" office:value="115.783">
                <text:p>115.78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15.82">
                <text:p>115.82</text:p>
              </table:table-cell>
              <table:table-cell office:value-type="float" office:value="114.0875">
                <text:p>114.0875</text:p>
              </table:table-cell>
              <table:table-cell office:value-type="float" office:value="115.7234">
                <text:p>115.7234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17.22">
                <text:p>117.22</text:p>
              </table:table-cell>
              <table:table-cell office:value-type="float" office:value="114.0515">
                <text:p>114.0515</text:p>
              </table:table-cell>
              <table:table-cell office:value-type="float" office:value="115.7464">
                <text:p>115.746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19.93">
                <text:p>119.93</text:p>
              </table:table-cell>
              <table:table-cell office:value-type="float" office:value="114.2745">
                <text:p>114.2745</text:p>
              </table:table-cell>
              <table:table-cell office:value-type="float" office:value="115.8396">
                <text:p>115.839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21.52">
                <text:p>121.52</text:p>
              </table:table-cell>
              <table:table-cell office:value-type="float" office:value="114.6475">
                <text:p>114.6475</text:p>
              </table:table-cell>
              <table:table-cell office:value-type="float" office:value="116.0018">
                <text:p>116.0018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22.58">
                <text:p>122.58</text:p>
              </table:table-cell>
              <table:table-cell office:value-type="float" office:value="115.118">
                <text:p>115.118</text:p>
              </table:table-cell>
              <table:table-cell office:value-type="float" office:value="116.1532">
                <text:p>116.1532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24.83">
                <text:p>124.83</text:p>
              </table:table-cell>
              <table:table-cell office:value-type="float" office:value="115.7275">
                <text:p>115.7275</text:p>
              </table:table-cell>
              <table:table-cell office:value-type="float" office:value="116.3012">
                <text:p>116.301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25.37">
                <text:p>125.37</text:p>
              </table:table-cell>
              <table:table-cell office:value-type="float" office:value="116.2455">
                <text:p>116.2455</text:p>
              </table:table-cell>
              <table:table-cell office:value-type="float" office:value="116.462">
                <text:p>116.462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22.04">
                <text:p>122.04</text:p>
              </table:table-cell>
              <table:table-cell office:value-type="float" office:value="116.8065">
                <text:p>116.8065</text:p>
              </table:table-cell>
              <table:table-cell office:value-type="float" office:value="116.5808">
                <text:p>116.5808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22.09">
                <text:p>122.09</text:p>
              </table:table-cell>
              <table:table-cell office:value-type="float" office:value="117.425">
                <text:p>117.425</text:p>
              </table:table-cell>
              <table:table-cell office:value-type="float" office:value="116.6592">
                <text:p>116.6592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23.14">
                <text:p>123.14</text:p>
              </table:table-cell>
              <table:table-cell office:value-type="float" office:value="118.0205">
                <text:p>118.0205</text:p>
              </table:table-cell>
              <table:table-cell office:value-type="float" office:value="116.7502">
                <text:p>116.7502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23.61">
                <text:p>123.61</text:p>
              </table:table-cell>
              <table:table-cell office:value-type="float" office:value="118.6435">
                <text:p>118.6435</text:p>
              </table:table-cell>
              <table:table-cell office:value-type="float" office:value="116.8834">
                <text:p>116.8834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24.08">
                <text:p>124.08</text:p>
              </table:table-cell>
              <table:table-cell office:value-type="float" office:value="119.212">
                <text:p>119.212</text:p>
              </table:table-cell>
              <table:table-cell office:value-type="float" office:value="117.0274">
                <text:p>117.0274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20.35">
                <text:p>120.35</text:p>
              </table:table-cell>
              <table:table-cell office:value-type="float" office:value="119.5205">
                <text:p>119.5205</text:p>
              </table:table-cell>
              <table:table-cell office:value-type="float" office:value="117.139">
                <text:p>117.139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20.66">
                <text:p>120.66</text:p>
              </table:table-cell>
              <table:table-cell office:value-type="float" office:value="119.8245">
                <text:p>119.8245</text:p>
              </table:table-cell>
              <table:table-cell office:value-type="float" office:value="117.269">
                <text:p>117.269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20.35">
                <text:p>120.35</text:p>
              </table:table-cell>
              <table:table-cell office:value-type="float" office:value="120.042">
                <text:p>120.042</text:p>
              </table:table-cell>
              <table:table-cell office:value-type="float" office:value="117.3624">
                <text:p>117.3624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20.01">
                <text:p>120.01</text:p>
              </table:table-cell>
              <table:table-cell office:value-type="float" office:value="120.279">
                <text:p>120.279</text:p>
              </table:table-cell>
              <table:table-cell office:value-type="float" office:value="117.4048">
                <text:p>117.4048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20.08">
                <text:p>120.08</text:p>
              </table:table-cell>
              <table:table-cell office:value-type="float" office:value="120.415">
                <text:p>120.415</text:p>
              </table:table-cell>
              <table:table-cell office:value-type="float" office:value="117.4294">
                <text:p>117.4294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20.7">
                <text:p>120.7</text:p>
              </table:table-cell>
              <table:table-cell office:value-type="float" office:value="120.5975">
                <text:p>120.5975</text:p>
              </table:table-cell>
              <table:table-cell office:value-type="float" office:value="117.4634">
                <text:p>117.4634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20.27">
                <text:p>120.27</text:p>
              </table:table-cell>
              <table:table-cell office:value-type="float" office:value="120.8725">
                <text:p>120.8725</text:p>
              </table:table-cell>
              <table:table-cell office:value-type="float" office:value="117.5116">
                <text:p>117.5116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19.59">
                <text:p>119.59</text:p>
              </table:table-cell>
              <table:table-cell office:value-type="float" office:value="121.212">
                <text:p>121.212</text:p>
              </table:table-cell>
              <table:table-cell office:value-type="float" office:value="117.5244">
                <text:p>117.524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19.49">
                <text:p>119.49</text:p>
              </table:table-cell>
              <table:table-cell office:value-type="float" office:value="121.3955">
                <text:p>121.3955</text:p>
              </table:table-cell>
              <table:table-cell office:value-type="float" office:value="117.5396">
                <text:p>117.5396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18.9">
                <text:p>118.9</text:p>
              </table:table-cell>
              <table:table-cell office:value-type="float" office:value="121.4795">
                <text:p>121.4795</text:p>
              </table:table-cell>
              <table:table-cell office:value-type="float" office:value="117.5542">
                <text:p>117.5542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17.28">
                <text:p>117.28</text:p>
              </table:table-cell>
              <table:table-cell office:value-type="float" office:value="121.347">
                <text:p>121.347</text:p>
              </table:table-cell>
              <table:table-cell office:value-type="float" office:value="117.5292">
                <text:p>117.5292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16.69">
                <text:p>116.69</text:p>
              </table:table-cell>
              <table:table-cell office:value-type="float" office:value="121.1055">
                <text:p>121.1055</text:p>
              </table:table-cell>
              <table:table-cell office:value-type="float" office:value="117.5714">
                <text:p>117.571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16.78">
                <text:p>116.78</text:p>
              </table:table-cell>
              <table:table-cell office:value-type="float" office:value="120.8155">
                <text:p>120.8155</text:p>
              </table:table-cell>
              <table:table-cell office:value-type="float" office:value="117.63">
                <text:p>117.63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14.95">
                <text:p>114.95</text:p>
              </table:table-cell>
              <table:table-cell office:value-type="float" office:value="120.3215">
                <text:p>120.3215</text:p>
              </table:table-cell>
              <table:table-cell office:value-type="float" office:value="117.6344">
                <text:p>117.6344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18.61">
                <text:p>118.61</text:p>
              </table:table-cell>
              <table:table-cell office:value-type="float" office:value="119.9835">
                <text:p>119.9835</text:p>
              </table:table-cell>
              <table:table-cell office:value-type="float" office:value="117.6802">
                <text:p>117.6802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18.96">
                <text:p>118.96</text:p>
              </table:table-cell>
              <table:table-cell office:value-type="float" office:value="119.8295">
                <text:p>119.8295</text:p>
              </table:table-cell>
              <table:table-cell office:value-type="float" office:value="117.6832">
                <text:p>117.6832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21">
                <text:p>121</text:p>
              </table:table-cell>
              <table:table-cell office:value-type="float" office:value="119.775">
                <text:p>119.775</text:p>
              </table:table-cell>
              <table:table-cell office:value-type="float" office:value="117.7496">
                <text:p>117.7496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21.15">
                <text:p>121.15</text:p>
              </table:table-cell>
              <table:table-cell office:value-type="float" office:value="119.6755">
                <text:p>119.6755</text:p>
              </table:table-cell>
              <table:table-cell office:value-type="float" office:value="117.8422">
                <text:p>117.8422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21.11">
                <text:p>121.11</text:p>
              </table:table-cell>
              <table:table-cell office:value-type="float" office:value="119.5505">
                <text:p>119.5505</text:p>
              </table:table-cell>
              <table:table-cell office:value-type="float" office:value="117.9018">
                <text:p>117.9018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20.47">
                <text:p>120.47</text:p>
              </table:table-cell>
              <table:table-cell office:value-type="float" office:value="119.37">
                <text:p>119.37</text:p>
              </table:table-cell>
              <table:table-cell office:value-type="float" office:value="117.9524">
                <text:p>117.9524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20.35">
                <text:p>120.35</text:p>
              </table:table-cell>
              <table:table-cell office:value-type="float" office:value="119.37">
                <text:p>119.37</text:p>
              </table:table-cell>
              <table:table-cell office:value-type="float" office:value="118.05">
                <text:p>118.05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21.47">
                <text:p>121.47</text:p>
              </table:table-cell>
              <table:table-cell office:value-type="float" office:value="119.4105">
                <text:p>119.4105</text:p>
              </table:table-cell>
              <table:table-cell office:value-type="float" office:value="118.1982">
                <text:p>118.1982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20.56">
                <text:p>120.56</text:p>
              </table:table-cell>
              <table:table-cell office:value-type="float" office:value="119.421">
                <text:p>119.421</text:p>
              </table:table-cell>
              <table:table-cell office:value-type="float" office:value="118.346">
                <text:p>118.346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19.31">
                <text:p>119.31</text:p>
              </table:table-cell>
              <table:table-cell office:value-type="float" office:value="119.386">
                <text:p>119.386</text:p>
              </table:table-cell>
              <table:table-cell office:value-type="float" office:value="118.4794">
                <text:p>118.4794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20.31">
                <text:p>120.31</text:p>
              </table:table-cell>
              <table:table-cell office:value-type="float" office:value="119.3975">
                <text:p>119.3975</text:p>
              </table:table-cell>
              <table:table-cell office:value-type="float" office:value="118.5854">
                <text:p>118.5854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18.63">
                <text:p>118.63</text:p>
              </table:table-cell>
              <table:table-cell office:value-type="float" office:value="119.294">
                <text:p>119.294</text:p>
              </table:table-cell>
              <table:table-cell office:value-type="float" office:value="118.7416">
                <text:p>118.7416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20.32">
                <text:p>120.32</text:p>
              </table:table-cell>
              <table:table-cell office:value-type="float" office:value="119.2965">
                <text:p>119.2965</text:p>
              </table:table-cell>
              <table:table-cell office:value-type="float" office:value="118.9536">
                <text:p>118.9536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21.93">
                <text:p>121.93</text:p>
              </table:table-cell>
              <table:table-cell office:value-type="float" office:value="119.4135">
                <text:p>119.4135</text:p>
              </table:table-cell>
              <table:table-cell office:value-type="float" office:value="119.1676">
                <text:p>119.1676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21.79">
                <text:p>121.79</text:p>
              </table:table-cell>
              <table:table-cell office:value-type="float" office:value="119.5285">
                <text:p>119.5285</text:p>
              </table:table-cell>
              <table:table-cell office:value-type="float" office:value="119.3804">
                <text:p>119.3804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19.97">
                <text:p>119.97</text:p>
              </table:table-cell>
              <table:table-cell office:value-type="float" office:value="119.582">
                <text:p>119.582</text:p>
              </table:table-cell>
              <table:table-cell office:value-type="float" office:value="119.5256">
                <text:p>119.5256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17.97">
                <text:p>117.97</text:p>
              </table:table-cell>
              <table:table-cell office:value-type="float" office:value="119.6165">
                <text:p>119.6165</text:p>
              </table:table-cell>
              <table:table-cell office:value-type="float" office:value="119.6014">
                <text:p>119.6014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17.66">
                <text:p>117.66</text:p>
              </table:table-cell>
              <table:table-cell office:value-type="float" office:value="119.665">
                <text:p>119.665</text:p>
              </table:table-cell>
              <table:table-cell office:value-type="float" office:value="119.663">
                <text:p>119.663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17.96">
                <text:p>117.96</text:p>
              </table:table-cell>
              <table:table-cell office:value-type="float" office:value="119.724">
                <text:p>119.724</text:p>
              </table:table-cell>
              <table:table-cell office:value-type="float" office:value="119.7022">
                <text:p>119.7022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17.85">
                <text:p>117.85</text:p>
              </table:table-cell>
              <table:table-cell office:value-type="float" office:value="119.869">
                <text:p>119.869</text:p>
              </table:table-cell>
              <table:table-cell office:value-type="float" office:value="119.7538">
                <text:p>119.7538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17.67">
                <text:p>117.67</text:p>
              </table:table-cell>
              <table:table-cell office:value-type="float" office:value="119.822">
                <text:p>119.822</text:p>
              </table:table-cell>
              <table:table-cell office:value-type="float" office:value="119.76">
                <text:p>119.76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14.28">
                <text:p>114.28</text:p>
              </table:table-cell>
              <table:table-cell office:value-type="float" office:value="119.588">
                <text:p>119.588</text:p>
              </table:table-cell>
              <table:table-cell office:value-type="float" office:value="119.7046">
                <text:p>119.7046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14.78">
                <text:p>114.78</text:p>
              </table:table-cell>
              <table:table-cell office:value-type="float" office:value="119.277">
                <text:p>119.277</text:p>
              </table:table-cell>
              <table:table-cell office:value-type="float" office:value="119.7048">
                <text:p>119.7048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13.57">
                <text:p>113.57</text:p>
              </table:table-cell>
              <table:table-cell office:value-type="float" office:value="118.898">
                <text:p>118.898</text:p>
              </table:table-cell>
              <table:table-cell office:value-type="float" office:value="119.7202">
                <text:p>119.7202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12.9">
                <text:p>112.9</text:p>
              </table:table-cell>
              <table:table-cell office:value-type="float" office:value="118.4875">
                <text:p>118.4875</text:p>
              </table:table-cell>
              <table:table-cell office:value-type="float" office:value="119.6618">
                <text:p>119.661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12.67">
                <text:p>112.67</text:p>
              </table:table-cell>
              <table:table-cell office:value-type="float" office:value="118.0975">
                <text:p>118.0975</text:p>
              </table:table-cell>
              <table:table-cell office:value-type="float" office:value="119.5708">
                <text:p>119.5708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11.92">
                <text:p>111.92</text:p>
              </table:table-cell>
              <table:table-cell office:value-type="float" office:value="117.676">
                <text:p>117.676</text:p>
              </table:table-cell>
              <table:table-cell office:value-type="float" office:value="119.4106">
                <text:p>119.4106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11.82">
                <text:p>111.82</text:p>
              </table:table-cell>
              <table:table-cell office:value-type="float" office:value="117.1935">
                <text:p>117.1935</text:p>
              </table:table-cell>
              <table:table-cell office:value-type="float" office:value="119.2166">
                <text:p>119.2166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10.84">
                <text:p>110.84</text:p>
              </table:table-cell>
              <table:table-cell office:value-type="float" office:value="116.7075">
                <text:p>116.7075</text:p>
              </table:table-cell>
              <table:table-cell office:value-type="float" office:value="118.9818">
                <text:p>118.9818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08.47">
                <text:p>108.47</text:p>
              </table:table-cell>
              <table:table-cell office:value-type="float" office:value="116.1655">
                <text:p>116.1655</text:p>
              </table:table-cell>
              <table:table-cell office:value-type="float" office:value="118.6546">
                <text:p>118.654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08.01">
                <text:p>108.01</text:p>
              </table:table-cell>
              <table:table-cell office:value-type="float" office:value="115.5505">
                <text:p>115.5505</text:p>
              </table:table-cell>
              <table:table-cell office:value-type="float" office:value="118.3074">
                <text:p>118.3074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06.42">
                <text:p>106.42</text:p>
              </table:table-cell>
              <table:table-cell office:value-type="float" office:value="114.94">
                <text:p>114.94</text:p>
              </table:table-cell>
              <table:table-cell office:value-type="float" office:value="117.995">
                <text:p>117.995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05.51">
                <text:p>105.51</text:p>
              </table:table-cell>
              <table:table-cell office:value-type="float" office:value="114.1995">
                <text:p>114.1995</text:p>
              </table:table-cell>
              <table:table-cell office:value-type="float" office:value="117.6634">
                <text:p>117.6634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05.87">
                <text:p>105.87</text:p>
              </table:table-cell>
              <table:table-cell office:value-type="float" office:value="113.3965">
                <text:p>113.3965</text:p>
              </table:table-cell>
              <table:table-cell office:value-type="float" office:value="117.318">
                <text:p>117.318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06.3">
                <text:p>106.3</text:p>
              </table:table-cell>
              <table:table-cell office:value-type="float" office:value="112.622">
                <text:p>112.622</text:p>
              </table:table-cell>
              <table:table-cell office:value-type="float" office:value="116.9718">
                <text:p>116.9718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06.4">
                <text:p>106.4</text:p>
              </table:table-cell>
              <table:table-cell office:value-type="float" office:value="111.9435">
                <text:p>111.9435</text:p>
              </table:table-cell>
              <table:table-cell office:value-type="float" office:value="116.6182">
                <text:p>116.6182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06.49">
                <text:p>106.49</text:p>
              </table:table-cell>
              <table:table-cell office:value-type="float" office:value="111.3695">
                <text:p>111.3695</text:p>
              </table:table-cell>
              <table:table-cell office:value-type="float" office:value="116.341">
                <text:p>116.341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06.48">
                <text:p>106.48</text:p>
              </table:table-cell>
              <table:table-cell office:value-type="float" office:value="110.8105">
                <text:p>110.8105</text:p>
              </table:table-cell>
              <table:table-cell office:value-type="float" office:value="116.0574">
                <text:p>116.0574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05.76">
                <text:p>105.76</text:p>
              </table:table-cell>
              <table:table-cell office:value-type="float" office:value="110.2005">
                <text:p>110.2005</text:p>
              </table:table-cell>
              <table:table-cell office:value-type="float" office:value="115.7656">
                <text:p>115.765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07.57">
                <text:p>107.57</text:p>
              </table:table-cell>
              <table:table-cell office:value-type="float" office:value="109.6865">
                <text:p>109.6865</text:p>
              </table:table-cell>
              <table:table-cell office:value-type="float" office:value="115.5168">
                <text:p>115.5168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07.31">
                <text:p>107.31</text:p>
              </table:table-cell>
              <table:table-cell office:value-type="float" office:value="109.1685">
                <text:p>109.1685</text:p>
              </table:table-cell>
              <table:table-cell office:value-type="float" office:value="115.2614">
                <text:p>115.2614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07.86">
                <text:p>107.86</text:p>
              </table:table-cell>
              <table:table-cell office:value-type="float" office:value="108.8475">
                <text:p>108.8475</text:p>
              </table:table-cell>
              <table:table-cell office:value-type="float" office:value="115.0046">
                <text:p>115.004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07.74">
                <text:p>107.74</text:p>
              </table:table-cell>
              <table:table-cell office:value-type="float" office:value="108.4955">
                <text:p>108.4955</text:p>
              </table:table-cell>
              <table:table-cell office:value-type="float" office:value="114.754">
                <text:p>114.754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08.75">
                <text:p>108.75</text:p>
              </table:table-cell>
              <table:table-cell office:value-type="float" office:value="108.2545">
                <text:p>108.2545</text:p>
              </table:table-cell>
              <table:table-cell office:value-type="float" office:value="114.5372">
                <text:p>114.5372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06.93">
                <text:p>106.93</text:p>
              </table:table-cell>
              <table:table-cell office:value-type="float" office:value="107.956">
                <text:p>107.956</text:p>
              </table:table-cell>
              <table:table-cell office:value-type="float" office:value="114.286">
                <text:p>114.286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06.54">
                <text:p>106.54</text:p>
              </table:table-cell>
              <table:table-cell office:value-type="float" office:value="107.6495">
                <text:p>107.6495</text:p>
              </table:table-cell>
              <table:table-cell office:value-type="float" office:value="114.0388">
                <text:p>114.0388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09.29">
                <text:p>109.29</text:p>
              </table:table-cell>
              <table:table-cell office:value-type="float" office:value="107.518">
                <text:p>107.518</text:p>
              </table:table-cell>
              <table:table-cell office:value-type="float" office:value="113.879">
                <text:p>113.879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09.72">
                <text:p>109.72</text:p>
              </table:table-cell>
              <table:table-cell office:value-type="float" office:value="107.413">
                <text:p>107.413</text:p>
              </table:table-cell>
              <table:table-cell office:value-type="float" office:value="113.7396">
                <text:p>113.7396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11.51">
                <text:p>111.51</text:p>
              </table:table-cell>
              <table:table-cell office:value-type="float" office:value="107.4465">
                <text:p>107.4465</text:p>
              </table:table-cell>
              <table:table-cell office:value-type="float" office:value="113.6342">
                <text:p>113.6342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11.32">
                <text:p>111.32</text:p>
              </table:table-cell>
              <table:table-cell office:value-type="float" office:value="107.589">
                <text:p>107.589</text:p>
              </table:table-cell>
              <table:table-cell office:value-type="float" office:value="113.5616">
                <text:p>113.5616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12.32">
                <text:p>112.32</text:p>
              </table:table-cell>
              <table:table-cell office:value-type="float" office:value="107.8045">
                <text:p>107.8045</text:p>
              </table:table-cell>
              <table:table-cell office:value-type="float" office:value="113.4358">
                <text:p>113.4358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11.47">
                <text:p>111.47</text:p>
              </table:table-cell>
              <table:table-cell office:value-type="float" office:value="108.057">
                <text:p>108.057</text:p>
              </table:table-cell>
              <table:table-cell office:value-type="float" office:value="113.286">
                <text:p>113.286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09.53">
                <text:p>109.53</text:p>
              </table:table-cell>
              <table:table-cell office:value-type="float" office:value="108.258">
                <text:p>108.258</text:p>
              </table:table-cell>
              <table:table-cell office:value-type="float" office:value="113.0566">
                <text:p>113.0566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10.15">
                <text:p>110.15</text:p>
              </table:table-cell>
              <table:table-cell office:value-type="float" office:value="108.472">
                <text:p>108.472</text:p>
              </table:table-cell>
              <table:table-cell office:value-type="float" office:value="112.8366">
                <text:p>112.8366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08.66">
                <text:p>108.66</text:p>
              </table:table-cell>
              <table:table-cell office:value-type="float" office:value="108.59">
                <text:p>108.59</text:p>
              </table:table-cell>
              <table:table-cell office:value-type="float" office:value="112.5876">
                <text:p>112.5876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10.17">
                <text:p>110.17</text:p>
              </table:table-cell>
              <table:table-cell office:value-type="float" office:value="108.7785">
                <text:p>108.7785</text:p>
              </table:table-cell>
              <table:table-cell office:value-type="float" office:value="112.3816">
                <text:p>112.381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08.04">
                <text:p>108.04</text:p>
              </table:table-cell>
              <table:table-cell office:value-type="float" office:value="108.856">
                <text:p>108.856</text:p>
              </table:table-cell>
              <table:table-cell office:value-type="float" office:value="112.1354">
                <text:p>112.1354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08.67">
                <text:p>108.67</text:p>
              </table:table-cell>
              <table:table-cell office:value-type="float" office:value="108.9655">
                <text:p>108.9655</text:p>
              </table:table-cell>
              <table:table-cell office:value-type="float" office:value="111.8794">
                <text:p>111.8794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09.57">
                <text:p>109.57</text:p>
              </table:table-cell>
              <table:table-cell office:value-type="float" office:value="109.156">
                <text:p>109.156</text:p>
              </table:table-cell>
              <table:table-cell office:value-type="float" office:value="111.6596">
                <text:p>111.6596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06.83">
                <text:p>106.83</text:p>
              </table:table-cell>
              <table:table-cell office:value-type="float" office:value="109.119">
                <text:p>109.119</text:p>
              </table:table-cell>
              <table:table-cell office:value-type="float" office:value="111.41">
                <text:p>111.41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07.09">
                <text:p>107.09</text:p>
              </table:table-cell>
              <table:table-cell office:value-type="float" office:value="109.108">
                <text:p>109.108</text:p>
              </table:table-cell>
              <table:table-cell office:value-type="float" office:value="111.1456">
                <text:p>111.1456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09.96">
                <text:p>109.96</text:p>
              </table:table-cell>
              <table:table-cell office:value-type="float" office:value="109.213">
                <text:p>109.213</text:p>
              </table:table-cell>
              <table:table-cell office:value-type="float" office:value="110.9722">
                <text:p>110.9722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09.88">
                <text:p>109.88</text:p>
              </table:table-cell>
              <table:table-cell office:value-type="float" office:value="109.32">
                <text:p>109.32</text:p>
              </table:table-cell>
              <table:table-cell office:value-type="float" office:value="110.7634">
                <text:p>110.7634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08.43">
                <text:p>108.43</text:p>
              </table:table-cell>
              <table:table-cell office:value-type="float" office:value="109.304">
                <text:p>109.304</text:p>
              </table:table-cell>
              <table:table-cell office:value-type="float" office:value="110.4934">
                <text:p>110.4934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08.89">
                <text:p>108.89</text:p>
              </table:table-cell>
              <table:table-cell office:value-type="float" office:value="109.402">
                <text:p>109.402</text:p>
              </table:table-cell>
              <table:table-cell office:value-type="float" office:value="110.2354">
                <text:p>110.2354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10.97">
                <text:p>110.97</text:p>
              </table:table-cell>
              <table:table-cell office:value-type="float" office:value="109.6235">
                <text:p>109.6235</text:p>
              </table:table-cell>
              <table:table-cell office:value-type="float" office:value="110.0554">
                <text:p>110.0554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11.67">
                <text:p>111.67</text:p>
              </table:table-cell>
              <table:table-cell office:value-type="float" office:value="109.7425">
                <text:p>109.7425</text:p>
              </table:table-cell>
              <table:table-cell office:value-type="float" office:value="109.9294">
                <text:p>109.9294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07.35">
                <text:p>107.35</text:p>
              </table:table-cell>
              <table:table-cell office:value-type="float" office:value="109.624">
                <text:p>109.624</text:p>
              </table:table-cell>
              <table:table-cell office:value-type="float" office:value="109.7232">
                <text:p>109.7232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08.13">
                <text:p>108.13</text:p>
              </table:table-cell>
              <table:table-cell office:value-type="float" office:value="109.455">
                <text:p>109.455</text:p>
              </table:table-cell>
              <table:table-cell office:value-type="float" office:value="109.5266">
                <text:p>109.5266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08.24">
                <text:p>108.24</text:p>
              </table:table-cell>
              <table:table-cell office:value-type="float" office:value="109.301">
                <text:p>109.301</text:p>
              </table:table-cell>
              <table:table-cell office:value-type="float" office:value="109.3344">
                <text:p>109.3344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10.14">
                <text:p>110.14</text:p>
              </table:table-cell>
              <table:table-cell office:value-type="float" office:value="109.192">
                <text:p>109.192</text:p>
              </table:table-cell>
              <table:table-cell office:value-type="float" office:value="109.1838">
                <text:p>109.1838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10.3">
                <text:p>110.3</text:p>
              </table:table-cell>
              <table:table-cell office:value-type="float" office:value="109.1335">
                <text:p>109.1335</text:p>
              </table:table-cell>
              <table:table-cell office:value-type="float" office:value="109.1042">
                <text:p>109.104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12">
                <text:p>112</text:p>
              </table:table-cell>
              <table:table-cell office:value-type="float" office:value="109.257">
                <text:p>109.257</text:p>
              </table:table-cell>
              <table:table-cell office:value-type="float" office:value="109.0486">
                <text:p>109.0486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10.69">
                <text:p>110.69</text:p>
              </table:table-cell>
              <table:table-cell office:value-type="float" office:value="109.284">
                <text:p>109.284</text:p>
              </table:table-cell>
              <table:table-cell office:value-type="float" office:value="108.991">
                <text:p>108.99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11.27">
                <text:p>111.27</text:p>
              </table:table-cell>
              <table:table-cell office:value-type="float" office:value="109.4145">
                <text:p>109.4145</text:p>
              </table:table-cell>
              <table:table-cell office:value-type="float" office:value="108.9584">
                <text:p>108.9584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09.73">
                <text:p>109.73</text:p>
              </table:table-cell>
              <table:table-cell office:value-type="float" office:value="109.3925">
                <text:p>109.3925</text:p>
              </table:table-cell>
              <table:table-cell office:value-type="float" office:value="108.8996">
                <text:p>108.8996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09.46">
                <text:p>109.46</text:p>
              </table:table-cell>
              <table:table-cell office:value-type="float" office:value="109.4635">
                <text:p>109.4635</text:p>
              </table:table-cell>
              <table:table-cell office:value-type="float" office:value="108.8504">
                <text:p>108.8504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10.15">
                <text:p>110.15</text:p>
              </table:table-cell>
              <table:table-cell office:value-type="float" office:value="109.5375">
                <text:p>109.5375</text:p>
              </table:table-cell>
              <table:table-cell office:value-type="float" office:value="108.817">
                <text:p>108.817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11.33">
                <text:p>111.33</text:p>
              </table:table-cell>
              <table:table-cell office:value-type="float" office:value="109.6255">
                <text:p>109.6255</text:p>
              </table:table-cell>
              <table:table-cell office:value-type="float" office:value="108.8268">
                <text:p>108.826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07.76">
                <text:p>107.76</text:p>
              </table:table-cell>
              <table:table-cell office:value-type="float" office:value="109.672">
                <text:p>109.672</text:p>
              </table:table-cell>
              <table:table-cell office:value-type="float" office:value="108.8126">
                <text:p>108.8126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07.54">
                <text:p>107.54</text:p>
              </table:table-cell>
              <table:table-cell office:value-type="float" office:value="109.6945">
                <text:p>109.6945</text:p>
              </table:table-cell>
              <table:table-cell office:value-type="float" office:value="108.8032">
                <text:p>108.8032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05.44">
                <text:p>105.44</text:p>
              </table:table-cell>
              <table:table-cell office:value-type="float" office:value="109.4685">
                <text:p>109.4685</text:p>
              </table:table-cell>
              <table:table-cell office:value-type="float" office:value="108.7836">
                <text:p>108.7836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07.62">
                <text:p>107.62</text:p>
              </table:table-cell>
              <table:table-cell office:value-type="float" office:value="109.3555">
                <text:p>109.3555</text:p>
              </table:table-cell>
              <table:table-cell office:value-type="float" office:value="108.8258">
                <text:p>108.8258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09.02">
                <text:p>109.02</text:p>
              </table:table-cell>
              <table:table-cell office:value-type="float" office:value="109.385">
                <text:p>109.385</text:p>
              </table:table-cell>
              <table:table-cell office:value-type="float" office:value="108.8888">
                <text:p>108.8888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11.8">
                <text:p>111.8</text:p>
              </table:table-cell>
              <table:table-cell office:value-type="float" office:value="109.5305">
                <text:p>109.5305</text:p>
              </table:table-cell>
              <table:table-cell office:value-type="float" office:value="108.9988">
                <text:p>108.9988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09.16">
                <text:p>109.16</text:p>
              </table:table-cell>
              <table:table-cell office:value-type="float" office:value="109.44">
                <text:p>109.44</text:p>
              </table:table-cell>
              <table:table-cell office:value-type="float" office:value="109.054">
                <text:p>109.054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09.13">
                <text:p>109.13</text:p>
              </table:table-cell>
              <table:table-cell office:value-type="float" office:value="109.313">
                <text:p>109.313</text:p>
              </table:table-cell>
              <table:table-cell office:value-type="float" office:value="109.1068">
                <text:p>109.1068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08.67">
                <text:p>108.67</text:p>
              </table:table-cell>
              <table:table-cell office:value-type="float" office:value="109.379">
                <text:p>109.379</text:p>
              </table:table-cell>
              <table:table-cell office:value-type="float" office:value="109.1506">
                <text:p>109.1506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11.9">
                <text:p>111.9</text:p>
              </table:table-cell>
              <table:table-cell office:value-type="float" office:value="109.5675">
                <text:p>109.5675</text:p>
              </table:table-cell>
              <table:table-cell office:value-type="float" office:value="109.2734">
                <text:p>109.2734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13.76">
                <text:p>113.76</text:p>
              </table:table-cell>
              <table:table-cell office:value-type="float" office:value="109.8435">
                <text:p>109.8435</text:p>
              </table:table-cell>
              <table:table-cell office:value-type="float" office:value="109.3972">
                <text:p>109.3972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13.64">
                <text:p>113.64</text:p>
              </table:table-cell>
              <table:table-cell office:value-type="float" office:value="110.0185">
                <text:p>110.0185</text:p>
              </table:table-cell>
              <table:table-cell office:value-type="float" office:value="109.5238">
                <text:p>109.5238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15.41">
                <text:p>115.41</text:p>
              </table:table-cell>
              <table:table-cell office:value-type="float" office:value="110.274">
                <text:p>110.274</text:p>
              </table:table-cell>
              <table:table-cell office:value-type="float" office:value="109.6748">
                <text:p>109.6748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15.9">
                <text:p>115.9</text:p>
              </table:table-cell>
              <table:table-cell office:value-type="float" office:value="110.469">
                <text:p>110.469</text:p>
              </table:table-cell>
              <table:table-cell office:value-type="float" office:value="109.838">
                <text:p>109.838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15.5">
                <text:p>115.5</text:p>
              </table:table-cell>
              <table:table-cell office:value-type="float" office:value="110.7095">
                <text:p>110.7095</text:p>
              </table:table-cell>
              <table:table-cell office:value-type="float" office:value="109.973">
                <text:p>109.973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15.8">
                <text:p>115.8</text:p>
              </table:table-cell>
              <table:table-cell office:value-type="float" office:value="110.936">
                <text:p>110.936</text:p>
              </table:table-cell>
              <table:table-cell office:value-type="float" office:value="110.1504">
                <text:p>110.150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16.59">
                <text:p>116.59</text:p>
              </table:table-cell>
              <table:table-cell office:value-type="float" office:value="111.279">
                <text:p>111.279</text:p>
              </table:table-cell>
              <table:table-cell office:value-type="float" office:value="110.3514">
                <text:p>110.3514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18.27">
                <text:p>118.27</text:p>
              </table:table-cell>
              <table:table-cell office:value-type="float" office:value="111.7195">
                <text:p>111.7195</text:p>
              </table:table-cell>
              <table:table-cell office:value-type="float" office:value="110.531">
                <text:p>110.531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17.89">
                <text:p>117.89</text:p>
              </table:table-cell>
              <table:table-cell office:value-type="float" office:value="112.1065">
                <text:p>112.1065</text:p>
              </table:table-cell>
              <table:table-cell office:value-type="float" office:value="110.6944">
                <text:p>110.6944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17.73">
                <text:p>117.73</text:p>
              </table:table-cell>
              <table:table-cell office:value-type="float" office:value="112.4265">
                <text:p>112.4265</text:p>
              </table:table-cell>
              <table:table-cell office:value-type="float" office:value="110.8188">
                <text:p>110.8188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18.93">
                <text:p>118.93</text:p>
              </table:table-cell>
              <table:table-cell office:value-type="float" office:value="112.985">
                <text:p>112.985</text:p>
              </table:table-cell>
              <table:table-cell office:value-type="float" office:value="110.971">
                <text:p>110.971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19.04">
                <text:p>119.04</text:p>
              </table:table-cell>
              <table:table-cell office:value-type="float" office:value="113.56">
                <text:p>113.56</text:p>
              </table:table-cell>
              <table:table-cell office:value-type="float" office:value="111.1054">
                <text:p>111.1054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18.67">
                <text:p>118.67</text:p>
              </table:table-cell>
              <table:table-cell office:value-type="float" office:value="114.2215">
                <text:p>114.2215</text:p>
              </table:table-cell>
              <table:table-cell office:value-type="float" office:value="111.2494">
                <text:p>111.2494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12.43">
                <text:p>112.43</text:p>
              </table:table-cell>
              <table:table-cell office:value-type="float" office:value="114.462">
                <text:p>114.462</text:p>
              </table:table-cell>
              <table:table-cell office:value-type="float" office:value="111.3074">
                <text:p>111.3074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04.34">
                <text:p>104.34</text:p>
              </table:table-cell>
              <table:table-cell office:value-type="float" office:value="114.228">
                <text:p>114.228</text:p>
              </table:table-cell>
              <table:table-cell office:value-type="float" office:value="111.1912">
                <text:p>111.1912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02.94">
                <text:p>102.94</text:p>
              </table:table-cell>
              <table:table-cell office:value-type="float" office:value="113.785">
                <text:p>113.785</text:p>
              </table:table-cell>
              <table:table-cell office:value-type="float" office:value="111.0768">
                <text:p>111.0768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00.77">
                <text:p>100.77</text:p>
              </table:table-cell>
              <table:table-cell office:value-type="float" office:value="113.3655">
                <text:p>113.3655</text:p>
              </table:table-cell>
              <table:table-cell office:value-type="float" office:value="110.8888">
                <text:p>110.8888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05.8">
                <text:p>105.8</text:p>
              </table:table-cell>
              <table:table-cell office:value-type="float" office:value="113.199">
                <text:p>113.199</text:p>
              </table:table-cell>
              <table:table-cell office:value-type="float" office:value="110.844">
                <text:p>110.844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99.93">
                <text:p>99.93</text:p>
              </table:table-cell>
              <table:table-cell office:value-type="float" office:value="112.762">
                <text:p>112.762</text:p>
              </table:table-cell>
              <table:table-cell office:value-type="float" office:value="110.6692">
                <text:p>110.6692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03.14">
                <text:p>103.14</text:p>
              </table:table-cell>
              <table:table-cell office:value-type="float" office:value="112.324">
                <text:p>112.324</text:p>
              </table:table-cell>
              <table:table-cell office:value-type="float" office:value="110.5406">
                <text:p>110.5406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03.39">
                <text:p>103.39</text:p>
              </table:table-cell>
              <table:table-cell office:value-type="float" office:value="111.8055">
                <text:p>111.8055</text:p>
              </table:table-cell>
              <table:table-cell office:value-type="float" office:value="110.4718">
                <text:p>110.4718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03.1">
                <text:p>103.1</text:p>
              </table:table-cell>
              <table:table-cell office:value-type="float" office:value="111.2785">
                <text:p>111.2785</text:p>
              </table:table-cell>
              <table:table-cell office:value-type="float" office:value="110.392">
                <text:p>110.392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04.19">
                <text:p>104.19</text:p>
              </table:table-cell>
              <table:table-cell office:value-type="float" office:value="110.7175">
                <text:p>110.7175</text:p>
              </table:table-cell>
              <table:table-cell office:value-type="float" office:value="110.2766">
                <text:p>110.2766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06.92">
                <text:p>106.92</text:p>
              </table:table-cell>
              <table:table-cell office:value-type="float" office:value="110.2685">
                <text:p>110.2685</text:p>
              </table:table-cell>
              <table:table-cell office:value-type="float" office:value="110.2174">
                <text:p>110.2174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05.35">
                <text:p>105.35</text:p>
              </table:table-cell>
              <table:table-cell office:value-type="float" office:value="109.761">
                <text:p>109.761</text:p>
              </table:table-cell>
              <table:table-cell office:value-type="float" office:value="110.1558">
                <text:p>110.1558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08.3">
                <text:p>108.3</text:p>
              </table:table-cell>
              <table:table-cell office:value-type="float" office:value="109.386">
                <text:p>109.386</text:p>
              </table:table-cell>
              <table:table-cell office:value-type="float" office:value="110.144">
                <text:p>110.144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07.37">
                <text:p>107.37</text:p>
              </table:table-cell>
              <table:table-cell office:value-type="float" office:value="108.925">
                <text:p>108.925</text:p>
              </table:table-cell>
              <table:table-cell office:value-type="float" office:value="110.072">
                <text:p>110.072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08.63">
                <text:p>108.63</text:p>
              </table:table-cell>
              <table:table-cell office:value-type="float" office:value="108.443">
                <text:p>108.443</text:p>
              </table:table-cell>
              <table:table-cell office:value-type="float" office:value="110.0112">
                <text:p>110.0112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08.57">
                <text:p>108.57</text:p>
              </table:table-cell>
              <table:table-cell office:value-type="float" office:value="107.977">
                <text:p>107.977</text:p>
              </table:table-cell>
              <table:table-cell office:value-type="float" office:value="110.0356">
                <text:p>110.0356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08.63">
                <text:p>108.63</text:p>
              </table:table-cell>
              <table:table-cell office:value-type="float" office:value="107.522">
                <text:p>107.522</text:p>
              </table:table-cell>
              <table:table-cell office:value-type="float" office:value="110.0456">
                <text:p>110.0456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08.36">
                <text:p>108.36</text:p>
              </table:table-cell>
              <table:table-cell office:value-type="float" office:value="106.9935">
                <text:p>106.9935</text:p>
              </table:table-cell>
              <table:table-cell office:value-type="float" office:value="110.048">
                <text:p>110.048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05.63">
                <text:p>105.63</text:p>
              </table:table-cell>
              <table:table-cell office:value-type="float" office:value="106.323">
                <text:p>106.323</text:p>
              </table:table-cell>
              <table:table-cell office:value-type="float" office:value="109.9578">
                <text:p>109.9578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05.78">
                <text:p>105.78</text:p>
              </table:table-cell>
              <table:table-cell office:value-type="float" office:value="105.6785">
                <text:p>105.6785</text:p>
              </table:table-cell>
              <table:table-cell office:value-type="float" office:value="109.8674">
                <text:p>109.8674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06.21">
                <text:p>106.21</text:p>
              </table:table-cell>
              <table:table-cell office:value-type="float" office:value="105.3675">
                <text:p>105.3675</text:p>
              </table:table-cell>
              <table:table-cell office:value-type="float" office:value="109.7516">
                <text:p>109.7516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03.27">
                <text:p>103.27</text:p>
              </table:table-cell>
              <table:table-cell office:value-type="float" office:value="105.314">
                <text:p>105.314</text:p>
              </table:table-cell>
              <table:table-cell office:value-type="float" office:value="109.6032">
                <text:p>109.6032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04.71">
                <text:p>104.71</text:p>
              </table:table-cell>
              <table:table-cell office:value-type="float" office:value="105.4025">
                <text:p>105.4025</text:p>
              </table:table-cell>
              <table:table-cell office:value-type="float" office:value="109.472">
                <text:p>109.472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04.61">
                <text:p>104.61</text:p>
              </table:table-cell>
              <table:table-cell office:value-type="float" office:value="105.5945">
                <text:p>105.5945</text:p>
              </table:table-cell>
              <table:table-cell office:value-type="float" office:value="109.3696">
                <text:p>109.3696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06.07">
                <text:p>106.07</text:p>
              </table:table-cell>
              <table:table-cell office:value-type="float" office:value="105.608">
                <text:p>105.608</text:p>
              </table:table-cell>
              <table:table-cell office:value-type="float" office:value="109.3018">
                <text:p>109.3018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07.31">
                <text:p>107.31</text:p>
              </table:table-cell>
              <table:table-cell office:value-type="float" office:value="105.977">
                <text:p>105.977</text:p>
              </table:table-cell>
              <table:table-cell office:value-type="float" office:value="109.245">
                <text:p>109.245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09.16">
                <text:p>109.16</text:p>
              </table:table-cell>
              <table:table-cell office:value-type="float" office:value="106.278">
                <text:p>106.278</text:p>
              </table:table-cell>
              <table:table-cell office:value-type="float" office:value="109.2016">
                <text:p>109.2016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09.46">
                <text:p>109.46</text:p>
              </table:table-cell>
              <table:table-cell office:value-type="float" office:value="106.5815">
                <text:p>106.5815</text:p>
              </table:table-cell>
              <table:table-cell office:value-type="float" office:value="109.2356">
                <text:p>109.2356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08.48">
                <text:p>108.48</text:p>
              </table:table-cell>
              <table:table-cell office:value-type="float" office:value="106.8505">
                <text:p>106.8505</text:p>
              </table:table-cell>
              <table:table-cell office:value-type="float" office:value="109.2544">
                <text:p>109.2544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08.58">
                <text:p>108.58</text:p>
              </table:table-cell>
              <table:table-cell office:value-type="float" office:value="107.07">
                <text:p>107.07</text:p>
              </table:table-cell>
              <table:table-cell office:value-type="float" office:value="109.3172">
                <text:p>109.3172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08.19">
                <text:p>108.19</text:p>
              </table:table-cell>
              <table:table-cell office:value-type="float" office:value="107.1335">
                <text:p>107.1335</text:p>
              </table:table-cell>
              <table:table-cell office:value-type="float" office:value="109.3286">
                <text:p>109.3286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06.47">
                <text:p>106.47</text:p>
              </table:table-cell>
              <table:table-cell office:value-type="float" office:value="107.1895">
                <text:p>107.1895</text:p>
              </table:table-cell>
              <table:table-cell office:value-type="float" office:value="109.2776">
                <text:p>109.2776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04.95">
                <text:p>104.95</text:p>
              </table:table-cell>
              <table:table-cell office:value-type="float" office:value="107.022">
                <text:p>107.022</text:p>
              </table:table-cell>
              <table:table-cell office:value-type="float" office:value="109.1406">
                <text:p>109.1406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03.66">
                <text:p>103.66</text:p>
              </table:table-cell>
              <table:table-cell office:value-type="float" office:value="106.8365">
                <text:p>106.8365</text:p>
              </table:table-cell>
              <table:table-cell office:value-type="float" office:value="109.0306">
                <text:p>109.0306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02.97">
                <text:p>102.97</text:p>
              </table:table-cell>
              <table:table-cell office:value-type="float" office:value="106.5535">
                <text:p>106.5535</text:p>
              </table:table-cell>
              <table:table-cell office:value-type="float" office:value="108.9074">
                <text:p>108.9074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03.03">
                <text:p>103.03</text:p>
              </table:table-cell>
              <table:table-cell office:value-type="float" office:value="106.2765">
                <text:p>106.2765</text:p>
              </table:table-cell>
              <table:table-cell office:value-type="float" office:value="108.7946">
                <text:p>108.7946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03.52">
                <text:p>103.52</text:p>
              </table:table-cell>
              <table:table-cell office:value-type="float" office:value="106.021">
                <text:p>106.021</text:p>
              </table:table-cell>
              <table:table-cell office:value-type="float" office:value="108.627">
                <text:p>108.627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02.11">
                <text:p>102.11</text:p>
              </table:table-cell>
              <table:table-cell office:value-type="float" office:value="105.7085">
                <text:p>105.7085</text:p>
              </table:table-cell>
              <table:table-cell office:value-type="float" office:value="108.394">
                <text:p>108.394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02.69">
                <text:p>102.69</text:p>
              </table:table-cell>
              <table:table-cell office:value-type="float" office:value="105.5615">
                <text:p>105.5615</text:p>
              </table:table-cell>
              <table:table-cell office:value-type="float" office:value="108.175">
                <text:p>108.175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02.3">
                <text:p>102.3</text:p>
              </table:table-cell>
              <table:table-cell office:value-type="float" office:value="105.3875">
                <text:p>105.3875</text:p>
              </table:table-cell>
              <table:table-cell office:value-type="float" office:value="107.9128">
                <text:p>107.9128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03.05">
                <text:p>103.05</text:p>
              </table:table-cell>
              <table:table-cell office:value-type="float" office:value="105.2295">
                <text:p>105.2295</text:p>
              </table:table-cell>
              <table:table-cell office:value-type="float" office:value="107.6558">
                <text:p>107.6558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03.8">
                <text:p>103.8</text:p>
              </table:table-cell>
              <table:table-cell office:value-type="float" office:value="105.256">
                <text:p>105.256</text:p>
              </table:table-cell>
              <table:table-cell office:value-type="float" office:value="107.4218">
                <text:p>107.4218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02.3">
                <text:p>102.3</text:p>
              </table:table-cell>
              <table:table-cell office:value-type="float" office:value="105.1355">
                <text:p>105.1355</text:p>
              </table:table-cell>
              <table:table-cell office:value-type="float" office:value="107.1518">
                <text:p>107.1518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01.83">
                <text:p>101.83</text:p>
              </table:table-cell>
              <table:table-cell office:value-type="float" office:value="104.9965">
                <text:p>104.9965</text:p>
              </table:table-cell>
              <table:table-cell office:value-type="float" office:value="106.8566">
                <text:p>106.8566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04.27">
                <text:p>104.27</text:p>
              </table:table-cell>
              <table:table-cell office:value-type="float" office:value="104.9065">
                <text:p>104.9065</text:p>
              </table:table-cell>
              <table:table-cell office:value-type="float" office:value="106.5766">
                <text:p>106.5766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04.97">
                <text:p>104.97</text:p>
              </table:table-cell>
              <table:table-cell office:value-type="float" office:value="104.7895">
                <text:p>104.7895</text:p>
              </table:table-cell>
              <table:table-cell office:value-type="float" office:value="106.3182">
                <text:p>106.3182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07.22">
                <text:p>107.22</text:p>
              </table:table-cell>
              <table:table-cell office:value-type="float" office:value="104.6925">
                <text:p>104.6925</text:p>
              </table:table-cell>
              <table:table-cell office:value-type="float" office:value="106.108">
                <text:p>106.108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09.31">
                <text:p>109.31</text:p>
              </table:table-cell>
              <table:table-cell office:value-type="float" office:value="104.685">
                <text:p>104.685</text:p>
              </table:table-cell>
              <table:table-cell office:value-type="float" office:value="105.9156">
                <text:p>105.9156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09.73">
                <text:p>109.73</text:p>
              </table:table-cell>
              <table:table-cell office:value-type="float" office:value="104.7475">
                <text:p>104.7475</text:p>
              </table:table-cell>
              <table:table-cell office:value-type="float" office:value="105.7294">
                <text:p>105.7294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12.12">
                <text:p>112.12</text:p>
              </table:table-cell>
              <table:table-cell office:value-type="float" office:value="104.9245">
                <text:p>104.9245</text:p>
              </table:table-cell>
              <table:table-cell office:value-type="float" office:value="105.5984">
                <text:p>105.5984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12.48">
                <text:p>112.48</text:p>
              </table:table-cell>
              <table:table-cell office:value-type="float" office:value="105.139">
                <text:p>105.139</text:p>
              </table:table-cell>
              <table:table-cell office:value-type="float" office:value="105.5994">
                <text:p>105.5994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14">
                <text:p>114</text:p>
              </table:table-cell>
              <table:table-cell office:value-type="float" office:value="105.5155">
                <text:p>105.5155</text:p>
              </table:table-cell>
              <table:table-cell office:value-type="float" office:value="105.7926">
                <text:p>105.7926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13.19">
                <text:p>113.19</text:p>
              </table:table-cell>
              <table:table-cell office:value-type="float" office:value="105.9275">
                <text:p>105.9275</text:p>
              </table:table-cell>
              <table:table-cell office:value-type="float" office:value="105.9976">
                <text:p>105.9976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14.7">
                <text:p>114.7</text:p>
              </table:table-cell>
              <table:table-cell office:value-type="float" office:value="106.4795">
                <text:p>106.4795</text:p>
              </table:table-cell>
              <table:table-cell office:value-type="float" office:value="106.2762">
                <text:p>106.2762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11.74">
                <text:p>111.74</text:p>
              </table:table-cell>
              <table:table-cell office:value-type="float" office:value="106.918">
                <text:p>106.918</text:p>
              </table:table-cell>
              <table:table-cell office:value-type="float" office:value="106.395">
                <text:p>106.395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08.34">
                <text:p>108.34</text:p>
              </table:table-cell>
              <table:table-cell office:value-type="float" office:value="107.1835">
                <text:p>107.1835</text:p>
              </table:table-cell>
              <table:table-cell office:value-type="float" office:value="106.5632">
                <text:p>106.5632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08.37">
                <text:p>108.37</text:p>
              </table:table-cell>
              <table:table-cell office:value-type="float" office:value="107.426">
                <text:p>107.426</text:p>
              </table:table-cell>
              <table:table-cell office:value-type="float" office:value="106.6678">
                <text:p>106.6678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09.99">
                <text:p>109.99</text:p>
              </table:table-cell>
              <table:table-cell office:value-type="float" office:value="107.82">
                <text:p>107.82</text:p>
              </table:table-cell>
              <table:table-cell office:value-type="float" office:value="106.7998">
                <text:p>106.7998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09.38">
                <text:p>109.38</text:p>
              </table:table-cell>
              <table:table-cell office:value-type="float" office:value="108.1545">
                <text:p>108.1545</text:p>
              </table:table-cell>
              <table:table-cell office:value-type="float" office:value="106.9254">
                <text:p>106.9254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07.8">
                <text:p>107.8</text:p>
              </table:table-cell>
              <table:table-cell office:value-type="float" office:value="108.4295">
                <text:p>108.4295</text:p>
              </table:table-cell>
              <table:table-cell office:value-type="float" office:value="106.9976">
                <text:p>106.9976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09.24">
                <text:p>109.24</text:p>
              </table:table-cell>
              <table:table-cell office:value-type="float" office:value="108.739">
                <text:p>108.739</text:p>
              </table:table-cell>
              <table:table-cell office:value-type="float" office:value="107.044">
                <text:p>107.044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11.05">
                <text:p>111.05</text:p>
              </table:table-cell>
              <table:table-cell office:value-type="float" office:value="109.1015">
                <text:p>109.1015</text:p>
              </table:table-cell>
              <table:table-cell office:value-type="float" office:value="107.158">
                <text:p>107.158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12.2">
                <text:p>112.2</text:p>
              </table:table-cell>
              <table:table-cell office:value-type="float" office:value="109.5965">
                <text:p>109.5965</text:p>
              </table:table-cell>
              <table:table-cell office:value-type="float" office:value="107.236">
                <text:p>107.236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11.11">
                <text:p>111.11</text:p>
              </table:table-cell>
              <table:table-cell office:value-type="float" office:value="110.0605">
                <text:p>110.0605</text:p>
              </table:table-cell>
              <table:table-cell office:value-type="float" office:value="107.3108">
                <text:p>107.3108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14.19">
                <text:p>114.19</text:p>
              </table:table-cell>
              <table:table-cell office:value-type="float" office:value="110.5565">
                <text:p>110.5565</text:p>
              </table:table-cell>
              <table:table-cell office:value-type="float" office:value="107.422">
                <text:p>107.422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13.8">
                <text:p>113.8</text:p>
              </table:table-cell>
              <table:table-cell office:value-type="float" office:value="110.998">
                <text:p>110.998</text:p>
              </table:table-cell>
              <table:table-cell office:value-type="float" office:value="107.5266">
                <text:p>107.5266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14.93">
                <text:p>114.93</text:p>
              </table:table-cell>
              <table:table-cell office:value-type="float" office:value="111.3835">
                <text:p>111.3835</text:p>
              </table:table-cell>
              <table:table-cell office:value-type="float" office:value="107.6526">
                <text:p>107.6526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15.43">
                <text:p>115.43</text:p>
              </table:table-cell>
              <table:table-cell office:value-type="float" office:value="111.6895">
                <text:p>111.6895</text:p>
              </table:table-cell>
              <table:table-cell office:value-type="float" office:value="107.794">
                <text:p>107.794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13.92">
                <text:p>113.92</text:p>
              </table:table-cell>
              <table:table-cell office:value-type="float" office:value="111.899">
                <text:p>111.899</text:p>
              </table:table-cell>
              <table:table-cell office:value-type="float" office:value="107.9598">
                <text:p>107.9598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12.91">
                <text:p>112.91</text:p>
              </table:table-cell>
              <table:table-cell office:value-type="float" office:value="111.9385">
                <text:p>111.9385</text:p>
              </table:table-cell>
              <table:table-cell office:value-type="float" office:value="108.1024">
                <text:p>108.1024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12.23">
                <text:p>112.23</text:p>
              </table:table-cell>
              <table:table-cell office:value-type="float" office:value="111.926">
                <text:p>111.926</text:p>
              </table:table-cell>
              <table:table-cell office:value-type="float" office:value="108.2228">
                <text:p>108.2228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11.66">
                <text:p>111.66</text:p>
              </table:table-cell>
              <table:table-cell office:value-type="float" office:value="111.809">
                <text:p>111.809</text:p>
              </table:table-cell>
              <table:table-cell office:value-type="float" office:value="108.3906">
                <text:p>108.3906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07.77">
                <text:p>107.77</text:p>
              </table:table-cell>
              <table:table-cell office:value-type="float" office:value="111.538">
                <text:p>111.538</text:p>
              </table:table-cell>
              <table:table-cell office:value-type="float" office:value="108.4518">
                <text:p>108.4518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08.05">
                <text:p>108.05</text:p>
              </table:table-cell>
              <table:table-cell office:value-type="float" office:value="111.2055">
                <text:p>111.2055</text:p>
              </table:table-cell>
              <table:table-cell office:value-type="float" office:value="108.5206">
                <text:p>108.5206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08.54">
                <text:p>108.54</text:p>
              </table:table-cell>
              <table:table-cell office:value-type="float" office:value="111.0455">
                <text:p>111.0455</text:p>
              </table:table-cell>
              <table:table-cell office:value-type="float" office:value="108.57">
                <text:p>108.57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09.93">
                <text:p>109.93</text:p>
              </table:table-cell>
              <table:table-cell office:value-type="float" office:value="111.125">
                <text:p>111.125</text:p>
              </table:table-cell>
              <table:table-cell office:value-type="float" office:value="108.6224">
                <text:p>108.6224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10.79">
                <text:p>110.79</text:p>
              </table:table-cell>
              <table:table-cell office:value-type="float" office:value="111.246">
                <text:p>111.246</text:p>
              </table:table-cell>
              <table:table-cell office:value-type="float" office:value="108.655">
                <text:p>108.655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10.4">
                <text:p>110.4</text:p>
              </table:table-cell>
              <table:table-cell office:value-type="float" office:value="111.2665">
                <text:p>111.2665</text:p>
              </table:table-cell>
              <table:table-cell office:value-type="float" office:value="108.6738">
                <text:p>108.6738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11.44">
                <text:p>111.44</text:p>
              </table:table-cell>
              <table:table-cell office:value-type="float" office:value="111.3695">
                <text:p>111.3695</text:p>
              </table:table-cell>
              <table:table-cell office:value-type="float" office:value="108.733">
                <text:p>108.733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12.88">
                <text:p>112.88</text:p>
              </table:table-cell>
              <table:table-cell office:value-type="float" office:value="111.6235">
                <text:p>111.6235</text:p>
              </table:table-cell>
              <table:table-cell office:value-type="float" office:value="108.819">
                <text:p>108.819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11.9">
                <text:p>111.9</text:p>
              </table:table-cell>
              <table:table-cell office:value-type="float" office:value="111.7565">
                <text:p>111.7565</text:p>
              </table:table-cell>
              <table:table-cell office:value-type="float" office:value="108.8932">
                <text:p>108.8932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11.64">
                <text:p>111.64</text:p>
              </table:table-cell>
              <table:table-cell office:value-type="float" office:value="111.786">
                <text:p>111.786</text:p>
              </table:table-cell>
              <table:table-cell office:value-type="float" office:value="108.9966">
                <text:p>108.9966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09.64">
                <text:p>109.64</text:p>
              </table:table-cell>
              <table:table-cell office:value-type="float" office:value="111.658">
                <text:p>111.658</text:p>
              </table:table-cell>
              <table:table-cell office:value-type="float" office:value="109.0904">
                <text:p>109.0904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07.37">
                <text:p>107.37</text:p>
              </table:table-cell>
              <table:table-cell office:value-type="float" office:value="111.471">
                <text:p>111.471</text:p>
              </table:table-cell>
              <table:table-cell office:value-type="float" office:value="109.1646">
                <text:p>109.1646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07.24">
                <text:p>107.24</text:p>
              </table:table-cell>
              <table:table-cell office:value-type="float" office:value="111.1235">
                <text:p>111.1235</text:p>
              </table:table-cell>
              <table:table-cell office:value-type="float" office:value="109.25">
                <text:p>109.25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06.51">
                <text:p>106.51</text:p>
              </table:table-cell>
              <table:table-cell office:value-type="float" office:value="110.759">
                <text:p>110.759</text:p>
              </table:table-cell>
              <table:table-cell office:value-type="float" office:value="109.3196">
                <text:p>109.3196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05.95">
                <text:p>105.95</text:p>
              </table:table-cell>
              <table:table-cell office:value-type="float" office:value="110.31">
                <text:p>110.31</text:p>
              </table:table-cell>
              <table:table-cell office:value-type="float" office:value="109.3682">
                <text:p>109.3682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06.8">
                <text:p>106.8</text:p>
              </table:table-cell>
              <table:table-cell office:value-type="float" office:value="109.8785">
                <text:p>109.8785</text:p>
              </table:table-cell>
              <table:table-cell office:value-type="float" office:value="109.462">
                <text:p>109.462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05.83">
                <text:p>105.83</text:p>
              </table:table-cell>
              <table:table-cell office:value-type="float" office:value="109.474">
                <text:p>109.474</text:p>
              </table:table-cell>
              <table:table-cell office:value-type="float" office:value="109.5248">
                <text:p>109.5248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06.13">
                <text:p>106.13</text:p>
              </table:table-cell>
              <table:table-cell office:value-type="float" office:value="109.135">
                <text:p>109.135</text:p>
              </table:table-cell>
              <table:table-cell office:value-type="float" office:value="109.6014">
                <text:p>109.6014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07.6">
                <text:p>107.6</text:p>
              </table:table-cell>
              <table:table-cell office:value-type="float" office:value="108.9035">
                <text:p>108.9035</text:p>
              </table:table-cell>
              <table:table-cell office:value-type="float" office:value="109.6924">
                <text:p>109.6924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07.38">
                <text:p>107.38</text:p>
              </table:table-cell>
              <table:table-cell office:value-type="float" office:value="108.6895">
                <text:p>108.6895</text:p>
              </table:table-cell>
              <table:table-cell office:value-type="float" office:value="109.764">
                <text:p>109.764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06.49">
                <text:p>106.49</text:p>
              </table:table-cell>
              <table:table-cell office:value-type="float" office:value="108.6255">
                <text:p>108.6255</text:p>
              </table:table-cell>
              <table:table-cell office:value-type="float" office:value="109.8478">
                <text:p>109.8478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06.72">
                <text:p>106.72</text:p>
              </table:table-cell>
              <table:table-cell office:value-type="float" office:value="108.559">
                <text:p>108.559</text:p>
              </table:table-cell>
              <table:table-cell office:value-type="float" office:value="109.9456">
                <text:p>109.9456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07.42">
                <text:p>107.42</text:p>
              </table:table-cell>
              <table:table-cell office:value-type="float" office:value="108.503">
                <text:p>108.503</text:p>
              </table:table-cell>
              <table:table-cell office:value-type="float" office:value="110.0086">
                <text:p>110.0086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08.53">
                <text:p>108.53</text:p>
              </table:table-cell>
              <table:table-cell office:value-type="float" office:value="108.433">
                <text:p>108.433</text:p>
              </table:table-cell>
              <table:table-cell office:value-type="float" office:value="110.0798">
                <text:p>110.0798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09.23">
                <text:p>109.23</text:p>
              </table:table-cell>
              <table:table-cell office:value-type="float" office:value="108.355">
                <text:p>108.355</text:p>
              </table:table-cell>
              <table:table-cell office:value-type="float" office:value="110.12">
                <text:p>110.12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11.28">
                <text:p>111.28</text:p>
              </table:table-cell>
              <table:table-cell office:value-type="float" office:value="108.399">
                <text:p>108.399</text:p>
              </table:table-cell>
              <table:table-cell office:value-type="float" office:value="110.1594">
                <text:p>110.1594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11.74">
                <text:p>111.74</text:p>
              </table:table-cell>
              <table:table-cell office:value-type="float" office:value="108.414">
                <text:p>108.414</text:p>
              </table:table-cell>
              <table:table-cell office:value-type="float" office:value="110.1996">
                <text:p>110.1996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11.49">
                <text:p>111.49</text:p>
              </table:table-cell>
              <table:table-cell office:value-type="float" office:value="108.3445">
                <text:p>108.3445</text:p>
              </table:table-cell>
              <table:table-cell office:value-type="float" office:value="110.187">
                <text:p>110.187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12.75">
                <text:p>112.75</text:p>
              </table:table-cell>
              <table:table-cell office:value-type="float" office:value="108.387">
                <text:p>108.387</text:p>
              </table:table-cell>
              <table:table-cell office:value-type="float" office:value="110.1924">
                <text:p>110.1924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13.35">
                <text:p>113.35</text:p>
              </table:table-cell>
              <table:table-cell office:value-type="float" office:value="108.4725">
                <text:p>108.4725</text:p>
              </table:table-cell>
              <table:table-cell office:value-type="float" office:value="110.1794">
                <text:p>110.1794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14.29">
                <text:p>114.29</text:p>
              </table:table-cell>
              <table:table-cell office:value-type="float" office:value="108.705">
                <text:p>108.705</text:p>
              </table:table-cell>
              <table:table-cell office:value-type="float" office:value="110.2014">
                <text:p>110.2014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14.69">
                <text:p>114.69</text:p>
              </table:table-cell>
              <table:table-cell office:value-type="float" office:value="109.071">
                <text:p>109.071</text:p>
              </table:table-cell>
              <table:table-cell office:value-type="float" office:value="110.2012">
                <text:p>110.2012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11.91">
                <text:p>111.91</text:p>
              </table:table-cell>
              <table:table-cell office:value-type="float" office:value="109.3045">
                <text:p>109.3045</text:p>
              </table:table-cell>
              <table:table-cell office:value-type="float" office:value="110.2046">
                <text:p>110.2046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12.4">
                <text:p>112.4</text:p>
              </table:table-cell>
              <table:table-cell office:value-type="float" office:value="109.599">
                <text:p>109.599</text:p>
              </table:table-cell>
              <table:table-cell office:value-type="float" office:value="110.2858">
                <text:p>110.2858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09.23">
                <text:p>109.23</text:p>
              </table:table-cell>
              <table:table-cell office:value-type="float" office:value="109.763">
                <text:p>109.763</text:p>
              </table:table-cell>
              <table:table-cell office:value-type="float" office:value="110.303">
                <text:p>110.303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09.85">
                <text:p>109.85</text:p>
              </table:table-cell>
              <table:table-cell office:value-type="float" office:value="109.9155">
                <text:p>109.9155</text:p>
              </table:table-cell>
              <table:table-cell office:value-type="float" office:value="110.3002">
                <text:p>110.3002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10.65">
                <text:p>110.65</text:p>
              </table:table-cell>
              <table:table-cell office:value-type="float" office:value="110.1565">
                <text:p>110.1565</text:p>
              </table:table-cell>
              <table:table-cell office:value-type="float" office:value="110.3256">
                <text:p>110.3256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12.5">
                <text:p>112.5</text:p>
              </table:table-cell>
              <table:table-cell office:value-type="float" office:value="110.475">
                <text:p>110.475</text:p>
              </table:table-cell>
              <table:table-cell office:value-type="float" office:value="110.4196">
                <text:p>110.4196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12.14">
                <text:p>112.14</text:p>
              </table:table-cell>
              <table:table-cell office:value-type="float" office:value="110.702">
                <text:p>110.702</text:p>
              </table:table-cell>
              <table:table-cell office:value-type="float" office:value="110.4776">
                <text:p>110.4776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12.16">
                <text:p>112.16</text:p>
              </table:table-cell>
              <table:table-cell office:value-type="float" office:value="110.941">
                <text:p>110.941</text:p>
              </table:table-cell>
              <table:table-cell office:value-type="float" office:value="110.4998">
                <text:p>110.4998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12.35">
                <text:p>112.35</text:p>
              </table:table-cell>
              <table:table-cell office:value-type="float" office:value="111.234">
                <text:p>111.234</text:p>
              </table:table-cell>
              <table:table-cell office:value-type="float" office:value="110.5028">
                <text:p>110.5028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14.68">
                <text:p>114.68</text:p>
              </table:table-cell>
              <table:table-cell office:value-type="float" office:value="111.632">
                <text:p>111.632</text:p>
              </table:table-cell>
              <table:table-cell office:value-type="float" office:value="110.5742">
                <text:p>110.5742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15.29">
                <text:p>115.29</text:p>
              </table:table-cell>
              <table:table-cell office:value-type="float" office:value="112.0255">
                <text:p>112.0255</text:p>
              </table:table-cell>
              <table:table-cell office:value-type="float" office:value="110.5962">
                <text:p>110.5962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13.93">
                <text:p>113.93</text:p>
              </table:table-cell>
              <table:table-cell office:value-type="float" office:value="112.2955">
                <text:p>112.2955</text:p>
              </table:table-cell>
              <table:table-cell office:value-type="float" office:value="110.5988">
                <text:p>110.5988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12.82">
                <text:p>112.82</text:p>
              </table:table-cell>
              <table:table-cell office:value-type="float" office:value="112.475">
                <text:p>112.475</text:p>
              </table:table-cell>
              <table:table-cell office:value-type="float" office:value="110.5566">
                <text:p>110.5566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12.02">
                <text:p>112.02</text:p>
              </table:table-cell>
              <table:table-cell office:value-type="float" office:value="112.512">
                <text:p>112.512</text:p>
              </table:table-cell>
              <table:table-cell office:value-type="float" office:value="110.4884">
                <text:p>110.4884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13.95">
                <text:p>113.95</text:p>
              </table:table-cell>
              <table:table-cell office:value-type="float" office:value="112.6225">
                <text:p>112.6225</text:p>
              </table:table-cell>
              <table:table-cell office:value-type="float" office:value="110.489">
                <text:p>110.489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14.56">
                <text:p>114.56</text:p>
              </table:table-cell>
              <table:table-cell office:value-type="float" office:value="112.776">
                <text:p>112.776</text:p>
              </table:table-cell>
              <table:table-cell office:value-type="float" office:value="110.522">
                <text:p>110.522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15.59">
                <text:p>115.59</text:p>
              </table:table-cell>
              <table:table-cell office:value-type="float" office:value="112.918">
                <text:p>112.918</text:p>
              </table:table-cell>
              <table:table-cell office:value-type="float" office:value="110.5892">
                <text:p>110.5892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17.22">
                <text:p>117.22</text:p>
              </table:table-cell>
              <table:table-cell office:value-type="float" office:value="113.1115">
                <text:p>113.1115</text:p>
              </table:table-cell>
              <table:table-cell office:value-type="float" office:value="110.7004">
                <text:p>110.7004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14.22">
                <text:p>114.22</text:p>
              </table:table-cell>
              <table:table-cell office:value-type="float" office:value="113.108">
                <text:p>113.108</text:p>
              </table:table-cell>
              <table:table-cell office:value-type="float" office:value="110.8294">
                <text:p>110.8294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12.75">
                <text:p>112.75</text:p>
              </table:table-cell>
              <table:table-cell office:value-type="float" office:value="113.011">
                <text:p>113.011</text:p>
              </table:table-cell>
              <table:table-cell office:value-type="float" office:value="110.9234">
                <text:p>110.9234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11.99">
                <text:p>111.99</text:p>
              </table:table-cell>
              <table:table-cell office:value-type="float" office:value="113.015">
                <text:p>113.015</text:p>
              </table:table-cell>
              <table:table-cell office:value-type="float" office:value="110.9924">
                <text:p>110.9924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11.29">
                <text:p>111.29</text:p>
              </table:table-cell>
              <table:table-cell office:value-type="float" office:value="112.9595">
                <text:p>112.9595</text:p>
              </table:table-cell>
              <table:table-cell office:value-type="float" office:value="111.0196">
                <text:p>111.0196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13.26">
                <text:p>113.26</text:p>
              </table:table-cell>
              <table:table-cell office:value-type="float" office:value="113.161">
                <text:p>113.161</text:p>
              </table:table-cell>
              <table:table-cell office:value-type="float" office:value="111.069">
                <text:p>111.069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14.2">
                <text:p>114.2</text:p>
              </table:table-cell>
              <table:table-cell office:value-type="float" office:value="113.3785">
                <text:p>113.3785</text:p>
              </table:table-cell>
              <table:table-cell office:value-type="float" office:value="111.145">
                <text:p>111.145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14.26">
                <text:p>114.26</text:p>
              </table:table-cell>
              <table:table-cell office:value-type="float" office:value="113.559">
                <text:p>113.559</text:p>
              </table:table-cell>
              <table:table-cell office:value-type="float" office:value="111.2014">
                <text:p>111.2014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14.02">
                <text:p>114.02</text:p>
              </table:table-cell>
              <table:table-cell office:value-type="float" office:value="113.635">
                <text:p>113.635</text:p>
              </table:table-cell>
              <table:table-cell office:value-type="float" office:value="111.2242">
                <text:p>111.2242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12.91">
                <text:p>112.91</text:p>
              </table:table-cell>
              <table:table-cell office:value-type="float" office:value="113.6735">
                <text:p>113.6735</text:p>
              </table:table-cell>
              <table:table-cell office:value-type="float" office:value="111.2444">
                <text:p>111.2444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10.73">
                <text:p>110.73</text:p>
              </table:table-cell>
              <table:table-cell office:value-type="float" office:value="113.602">
                <text:p>113.602</text:p>
              </table:table-cell>
              <table:table-cell office:value-type="float" office:value="111.2262">
                <text:p>111.2262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12.24">
                <text:p>112.24</text:p>
              </table:table-cell>
              <table:table-cell office:value-type="float" office:value="113.5965">
                <text:p>113.5965</text:p>
              </table:table-cell>
              <table:table-cell office:value-type="float" office:value="111.2782">
                <text:p>111.2782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12.29">
                <text:p>112.29</text:p>
              </table:table-cell>
              <table:table-cell office:value-type="float" office:value="113.477">
                <text:p>113.477</text:p>
              </table:table-cell>
              <table:table-cell office:value-type="float" office:value="111.3766">
                <text:p>111.3766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11.61">
                <text:p>111.61</text:p>
              </table:table-cell>
              <table:table-cell office:value-type="float" office:value="113.293">
                <text:p>113.293</text:p>
              </table:table-cell>
              <table:table-cell office:value-type="float" office:value="111.464">
                <text:p>111.464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10.64">
                <text:p>110.64</text:p>
              </table:table-cell>
              <table:table-cell office:value-type="float" office:value="113.1285">
                <text:p>113.1285</text:p>
              </table:table-cell>
              <table:table-cell office:value-type="float" office:value="111.5466">
                <text:p>111.5466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12.24">
                <text:p>112.24</text:p>
              </table:table-cell>
              <table:table-cell office:value-type="float" office:value="113.0995">
                <text:p>113.0995</text:p>
              </table:table-cell>
              <table:table-cell office:value-type="float" office:value="111.6724">
                <text:p>111.6724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12.7">
                <text:p>112.7</text:p>
              </table:table-cell>
              <table:table-cell office:value-type="float" office:value="113.1335">
                <text:p>113.1335</text:p>
              </table:table-cell>
              <table:table-cell office:value-type="float" office:value="111.7904">
                <text:p>111.7904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12.71">
                <text:p>112.71</text:p>
              </table:table-cell>
              <table:table-cell office:value-type="float" office:value="113.0715">
                <text:p>113.0715</text:p>
              </table:table-cell>
              <table:table-cell office:value-type="float" office:value="111.928">
                <text:p>111.928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14.71">
                <text:p>114.71</text:p>
              </table:table-cell>
              <table:table-cell office:value-type="float" office:value="113.079">
                <text:p>113.079</text:p>
              </table:table-cell>
              <table:table-cell office:value-type="float" office:value="112.0996">
                <text:p>112.0996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15.98">
                <text:p>115.98</text:p>
              </table:table-cell>
              <table:table-cell office:value-type="float" office:value="113.0985">
                <text:p>113.0985</text:p>
              </table:table-cell>
              <table:table-cell office:value-type="float" office:value="112.2672">
                <text:p>112.2672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15.39">
                <text:p>115.39</text:p>
              </table:table-cell>
              <table:table-cell office:value-type="float" office:value="113.007">
                <text:p>113.007</text:p>
              </table:table-cell>
              <table:table-cell office:value-type="float" office:value="112.4274">
                <text:p>112.4274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15.94">
                <text:p>115.94</text:p>
              </table:table-cell>
              <table:table-cell office:value-type="float" office:value="113.093">
                <text:p>113.093</text:p>
              </table:table-cell>
              <table:table-cell office:value-type="float" office:value="112.6164">
                <text:p>112.6164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15.03">
                <text:p>115.03</text:p>
              </table:table-cell>
              <table:table-cell office:value-type="float" office:value="113.207">
                <text:p>113.207</text:p>
              </table:table-cell>
              <table:table-cell office:value-type="float" office:value="112.7826">
                <text:p>112.7826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16.45">
                <text:p>116.45</text:p>
              </table:table-cell>
              <table:table-cell office:value-type="float" office:value="113.43">
                <text:p>113.43</text:p>
              </table:table-cell>
              <table:table-cell office:value-type="float" office:value="112.9632">
                <text:p>112.9632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14.69">
                <text:p>114.69</text:p>
              </table:table-cell>
              <table:table-cell office:value-type="float" office:value="113.6">
                <text:p>113.6</text:p>
              </table:table-cell>
              <table:table-cell office:value-type="float" office:value="113.0864">
                <text:p>113.0864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14.36">
                <text:p>114.36</text:p>
              </table:table-cell>
              <table:table-cell office:value-type="float" office:value="113.655">
                <text:p>113.655</text:p>
              </table:table-cell>
              <table:table-cell office:value-type="float" office:value="113.189">
                <text:p>113.189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13.76">
                <text:p>113.76</text:p>
              </table:table-cell>
              <table:table-cell office:value-type="float" office:value="113.633">
                <text:p>113.633</text:p>
              </table:table-cell>
              <table:table-cell office:value-type="float" office:value="113.2386">
                <text:p>113.2386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14.14">
                <text:p>114.14</text:p>
              </table:table-cell>
              <table:table-cell office:value-type="float" office:value="113.627">
                <text:p>113.627</text:p>
              </table:table-cell>
              <table:table-cell office:value-type="float" office:value="113.2866">
                <text:p>113.2866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13.68">
                <text:p>113.68</text:p>
              </table:table-cell>
              <table:table-cell office:value-type="float" office:value="113.61">
                <text:p>113.61</text:p>
              </table:table-cell>
              <table:table-cell office:value-type="float" office:value="113.3304">
                <text:p>113.3304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14.5">
                <text:p>114.5</text:p>
              </table:table-cell>
              <table:table-cell office:value-type="float" office:value="113.6895">
                <text:p>113.6895</text:p>
              </table:table-cell>
              <table:table-cell office:value-type="float" office:value="113.3654">
                <text:p>113.3654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17.22">
                <text:p>117.22</text:p>
              </table:table-cell>
              <table:table-cell office:value-type="float" office:value="114.014">
                <text:p>114.014</text:p>
              </table:table-cell>
              <table:table-cell office:value-type="float" office:value="113.4428">
                <text:p>113.4428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18.22">
                <text:p>118.22</text:p>
              </table:table-cell>
              <table:table-cell office:value-type="float" office:value="114.313">
                <text:p>114.313</text:p>
              </table:table-cell>
              <table:table-cell office:value-type="float" office:value="113.5214">
                <text:p>113.5214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19.78">
                <text:p>119.78</text:p>
              </table:table-cell>
              <table:table-cell office:value-type="float" office:value="114.6875">
                <text:p>114.6875</text:p>
              </table:table-cell>
              <table:table-cell office:value-type="float" office:value="113.6232">
                <text:p>113.6232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18.12">
                <text:p>118.12</text:p>
              </table:table-cell>
              <table:table-cell office:value-type="float" office:value="115.013">
                <text:p>115.013</text:p>
              </table:table-cell>
              <table:table-cell office:value-type="float" office:value="113.7474">
                <text:p>113.7474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18.79">
                <text:p>118.79</text:p>
              </table:table-cell>
              <table:table-cell office:value-type="float" office:value="115.4205">
                <text:p>115.4205</text:p>
              </table:table-cell>
              <table:table-cell office:value-type="float" office:value="113.8752">
                <text:p>113.8752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19.29">
                <text:p>119.29</text:p>
              </table:table-cell>
              <table:table-cell office:value-type="float" office:value="115.773">
                <text:p>115.773</text:p>
              </table:table-cell>
              <table:table-cell office:value-type="float" office:value="114.0764">
                <text:p>114.0764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17.68">
                <text:p>117.68</text:p>
              </table:table-cell>
              <table:table-cell office:value-type="float" office:value="116.022">
                <text:p>116.022</text:p>
              </table:table-cell>
              <table:table-cell office:value-type="float" office:value="114.233">
                <text:p>114.233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19.03">
                <text:p>119.03</text:p>
              </table:table-cell>
              <table:table-cell office:value-type="float" office:value="116.338">
                <text:p>116.338</text:p>
              </table:table-cell>
              <table:table-cell office:value-type="float" office:value="114.4006">
                <text:p>114.4006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17.35">
                <text:p>117.35</text:p>
              </table:table-cell>
              <table:table-cell office:value-type="float" office:value="116.47">
                <text:p>116.47</text:p>
              </table:table-cell>
              <table:table-cell office:value-type="float" office:value="114.4976">
                <text:p>114.4976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17.02">
                <text:p>117.02</text:p>
              </table:table-cell>
              <table:table-cell office:value-type="float" office:value="116.522">
                <text:p>116.522</text:p>
              </table:table-cell>
              <table:table-cell office:value-type="float" office:value="114.5952">
                <text:p>114.5952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17.08">
                <text:p>117.08</text:p>
              </table:table-cell>
              <table:table-cell office:value-type="float" office:value="116.6065">
                <text:p>116.6065</text:p>
              </table:table-cell>
              <table:table-cell office:value-type="float" office:value="114.6936">
                <text:p>114.6936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15.97">
                <text:p>115.97</text:p>
              </table:table-cell>
              <table:table-cell office:value-type="float" office:value="116.608">
                <text:p>116.608</text:p>
              </table:table-cell>
              <table:table-cell office:value-type="float" office:value="114.766">
                <text:p>114.766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14.51">
                <text:p>114.51</text:p>
              </table:table-cell>
              <table:table-cell office:value-type="float" office:value="116.582">
                <text:p>116.582</text:p>
              </table:table-cell>
              <table:table-cell office:value-type="float" office:value="114.7626">
                <text:p>114.7626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14.77">
                <text:p>114.77</text:p>
              </table:table-cell>
              <table:table-cell office:value-type="float" office:value="116.498">
                <text:p>116.498</text:p>
              </table:table-cell>
              <table:table-cell office:value-type="float" office:value="114.7522">
                <text:p>114.7522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15.92">
                <text:p>115.92</text:p>
              </table:table-cell>
              <table:table-cell office:value-type="float" office:value="116.5595">
                <text:p>116.5595</text:p>
              </table:table-cell>
              <table:table-cell office:value-type="float" office:value="114.792">
                <text:p>114.792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16.63">
                <text:p>116.63</text:p>
              </table:table-cell>
              <table:table-cell office:value-type="float" office:value="116.673">
                <text:p>116.673</text:p>
              </table:table-cell>
              <table:table-cell office:value-type="float" office:value="114.8682">
                <text:p>114.8682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15.38">
                <text:p>115.38</text:p>
              </table:table-cell>
              <table:table-cell office:value-type="float" office:value="116.754">
                <text:p>116.754</text:p>
              </table:table-cell>
              <table:table-cell office:value-type="float" office:value="114.9354">
                <text:p>114.9354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17.8">
                <text:p>117.8</text:p>
              </table:table-cell>
              <table:table-cell office:value-type="float" office:value="116.937">
                <text:p>116.937</text:p>
              </table:table-cell>
              <table:table-cell office:value-type="float" office:value="115.0124">
                <text:p>115.0124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17.14">
                <text:p>117.14</text:p>
              </table:table-cell>
              <table:table-cell office:value-type="float" office:value="117.11">
                <text:p>117.11</text:p>
              </table:table-cell>
              <table:table-cell office:value-type="float" office:value="115.064">
                <text:p>115.064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16.54">
                <text:p>116.54</text:p>
              </table:table-cell>
              <table:table-cell office:value-type="float" office:value="117.212">
                <text:p>117.212</text:p>
              </table:table-cell>
              <table:table-cell office:value-type="float" office:value="115.083">
                <text:p>115.083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15.98">
                <text:p>115.98</text:p>
              </table:table-cell>
              <table:table-cell office:value-type="float" office:value="117.15">
                <text:p>117.15</text:p>
              </table:table-cell>
              <table:table-cell office:value-type="float" office:value="115.0582">
                <text:p>115.058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18.25">
                <text:p>118.25</text:p>
              </table:table-cell>
              <table:table-cell office:value-type="float" office:value="117.1515">
                <text:p>117.1515</text:p>
              </table:table-cell>
              <table:table-cell office:value-type="float" office:value="115.1388">
                <text:p>115.1388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19.54">
                <text:p>119.54</text:p>
              </table:table-cell>
              <table:table-cell office:value-type="float" office:value="117.1395">
                <text:p>117.1395</text:p>
              </table:table-cell>
              <table:table-cell office:value-type="float" office:value="115.2746">
                <text:p>115.2746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19.54">
                <text:p>119.54</text:p>
              </table:table-cell>
              <table:table-cell office:value-type="float" office:value="117.2105">
                <text:p>117.2105</text:p>
              </table:table-cell>
              <table:table-cell office:value-type="float" office:value="115.4256">
                <text:p>115.4256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18.82">
                <text:p>118.82</text:p>
              </table:table-cell>
              <table:table-cell office:value-type="float" office:value="117.212">
                <text:p>117.212</text:p>
              </table:table-cell>
              <table:table-cell office:value-type="float" office:value="115.5762">
                <text:p>115.5762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17.76">
                <text:p>117.76</text:p>
              </table:table-cell>
              <table:table-cell office:value-type="float" office:value="117.1355">
                <text:p>117.1355</text:p>
              </table:table-cell>
              <table:table-cell office:value-type="float" office:value="115.6662">
                <text:p>115.6662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14.68">
                <text:p>114.68</text:p>
              </table:table-cell>
              <table:table-cell office:value-type="float" office:value="116.9855">
                <text:p>116.9855</text:p>
              </table:table-cell>
              <table:table-cell office:value-type="float" office:value="115.6758">
                <text:p>115.6758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17.41">
                <text:p>117.41</text:p>
              </table:table-cell>
              <table:table-cell office:value-type="float" office:value="116.9045">
                <text:p>116.9045</text:p>
              </table:table-cell>
              <table:table-cell office:value-type="float" office:value="115.7388">
                <text:p>115.7388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16.54">
                <text:p>116.54</text:p>
              </table:table-cell>
              <table:table-cell office:value-type="float" office:value="116.864">
                <text:p>116.864</text:p>
              </table:table-cell>
              <table:table-cell office:value-type="float" office:value="115.7892">
                <text:p>115.7892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16.69">
                <text:p>116.69</text:p>
              </table:table-cell>
              <table:table-cell office:value-type="float" office:value="116.8475">
                <text:p>116.8475</text:p>
              </table:table-cell>
              <table:table-cell office:value-type="float" office:value="115.8648">
                <text:p>115.8648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18.15">
                <text:p>118.15</text:p>
              </table:table-cell>
              <table:table-cell office:value-type="float" office:value="116.901">
                <text:p>116.901</text:p>
              </table:table-cell>
              <table:table-cell office:value-type="float" office:value="116.0132">
                <text:p>116.0132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19.42">
                <text:p>119.42</text:p>
              </table:table-cell>
              <table:table-cell office:value-type="float" office:value="117.0735">
                <text:p>117.0735</text:p>
              </table:table-cell>
              <table:table-cell office:value-type="float" office:value="116.1568">
                <text:p>116.1568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19.22">
                <text:p>119.22</text:p>
              </table:table-cell>
              <table:table-cell office:value-type="float" office:value="117.309">
                <text:p>117.309</text:p>
              </table:table-cell>
              <table:table-cell office:value-type="float" office:value="116.2954">
                <text:p>116.2954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19.11">
                <text:p>119.11</text:p>
              </table:table-cell>
              <table:table-cell office:value-type="float" office:value="117.526">
                <text:p>117.526</text:p>
              </table:table-cell>
              <table:table-cell office:value-type="float" office:value="116.4454">
                <text:p>116.4454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20.53">
                <text:p>120.53</text:p>
              </table:table-cell>
              <table:table-cell office:value-type="float" office:value="117.7565">
                <text:p>117.7565</text:p>
              </table:table-cell>
              <table:table-cell office:value-type="float" office:value="116.6432">
                <text:p>116.6432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20.99">
                <text:p>120.99</text:p>
              </table:table-cell>
              <table:table-cell office:value-type="float" office:value="117.9745">
                <text:p>117.9745</text:p>
              </table:table-cell>
              <table:table-cell office:value-type="float" office:value="116.8182">
                <text:p>116.8182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20.34">
                <text:p>120.34</text:p>
              </table:table-cell>
              <table:table-cell office:value-type="float" office:value="118.2225">
                <text:p>118.2225</text:p>
              </table:table-cell>
              <table:table-cell office:value-type="float" office:value="116.971">
                <text:p>116.971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22.65">
                <text:p>122.65</text:p>
              </table:table-cell>
              <table:table-cell office:value-type="float" office:value="118.465">
                <text:p>118.465</text:p>
              </table:table-cell>
              <table:table-cell office:value-type="float" office:value="117.1698">
                <text:p>117.1698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25.36">
                <text:p>125.36</text:p>
              </table:table-cell>
              <table:table-cell office:value-type="float" office:value="118.876">
                <text:p>118.876</text:p>
              </table:table-cell>
              <table:table-cell office:value-type="float" office:value="117.3828">
                <text:p>117.3828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21.05">
                <text:p>121.05</text:p>
              </table:table-cell>
              <table:table-cell office:value-type="float" office:value="119.1015">
                <text:p>119.1015</text:p>
              </table:table-cell>
              <table:table-cell office:value-type="float" office:value="117.4842">
                <text:p>117.4842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18.49">
                <text:p>118.49</text:p>
              </table:table-cell>
              <table:table-cell office:value-type="float" office:value="119.227">
                <text:p>119.227</text:p>
              </table:table-cell>
              <table:table-cell office:value-type="float" office:value="117.5462">
                <text:p>117.5462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22.91">
                <text:p>122.91</text:p>
              </table:table-cell>
              <table:table-cell office:value-type="float" office:value="119.46">
                <text:p>119.46</text:p>
              </table:table-cell>
              <table:table-cell office:value-type="float" office:value="117.6856">
                <text:p>117.6856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24.61">
                <text:p>124.61</text:p>
              </table:table-cell>
              <table:table-cell office:value-type="float" office:value="119.7135">
                <text:p>119.7135</text:p>
              </table:table-cell>
              <table:table-cell office:value-type="float" office:value="117.8772">
                <text:p>117.8772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24.03">
                <text:p>124.03</text:p>
              </table:table-cell>
              <table:table-cell office:value-type="float" office:value="119.938">
                <text:p>119.938</text:p>
              </table:table-cell>
              <table:table-cell office:value-type="float" office:value="118.0288">
                <text:p>118.028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26.54">
                <text:p>126.54</text:p>
              </table:table-cell>
              <table:table-cell office:value-type="float" office:value="120.324">
                <text:p>120.324</text:p>
              </table:table-cell>
              <table:table-cell office:value-type="float" office:value="118.2658">
                <text:p>118.2658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30.2">
                <text:p>130.2</text:p>
              </table:table-cell>
              <table:table-cell office:value-type="float" office:value="120.946">
                <text:p>120.946</text:p>
              </table:table-cell>
              <table:table-cell office:value-type="float" office:value="118.5826">
                <text:p>118.5826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29.13">
                <text:p>129.13</text:p>
              </table:table-cell>
              <table:table-cell office:value-type="float" office:value="121.6685">
                <text:p>121.6685</text:p>
              </table:table-cell>
              <table:table-cell office:value-type="float" office:value="118.89">
                <text:p>118.89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29.89">
                <text:p>129.89</text:p>
              </table:table-cell>
              <table:table-cell office:value-type="float" office:value="122.2925">
                <text:p>122.2925</text:p>
              </table:table-cell>
              <table:table-cell office:value-type="float" office:value="119.205">
                <text:p>119.205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30.46">
                <text:p>130.46</text:p>
              </table:table-cell>
              <table:table-cell office:value-type="float" office:value="122.9885">
                <text:p>122.9885</text:p>
              </table:table-cell>
              <table:table-cell office:value-type="float" office:value="119.5406">
                <text:p>119.5406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33.61">
                <text:p>133.61</text:p>
              </table:table-cell>
              <table:table-cell office:value-type="float" office:value="123.8345">
                <text:p>123.8345</text:p>
              </table:table-cell>
              <table:table-cell office:value-type="float" office:value="119.9228">
                <text:p>119.9228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33.64">
                <text:p>133.64</text:p>
              </table:table-cell>
              <table:table-cell office:value-type="float" office:value="124.609">
                <text:p>124.609</text:p>
              </table:table-cell>
              <table:table-cell office:value-type="float" office:value="120.2512">
                <text:p>120.2512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34.97">
                <text:p>134.97</text:p>
              </table:table-cell>
              <table:table-cell office:value-type="float" office:value="125.3865">
                <text:p>125.3865</text:p>
              </table:table-cell>
              <table:table-cell office:value-type="float" office:value="120.5862">
                <text:p>120.58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49">
      <style:chart-properties chart:display-label="true" chart:logarithmic="false" chart:minimum="459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2cm" svg:height="7.491cm" xlink:href=".." xlink:type="simple" chart:class="chart:line" chart:style-name="ch1">
        <chart:title svg:x="1.574cm" svg:y="0.285cm" chart:style-name="ch2">
          <text:p>Daily Close + 100 Day Moving Average</text:p>
        </chart:title>
        <chart:legend chart:legend-position="top" svg:x="3.199cm" svg:y="1.249cm" style:legend-expansion="wide" chart:style-name="ch3"/>
        <chart:plot-area chart:style-name="ch4" svg:x="0.223cm" svg:y="1.996cm" svg:width="10.706cm" svg:height="5.346cm">
          <chart:coordinate-region svg:x="1.609cm" svg:y="2.195cm" svg:width="9.32cm" svg:height="3.373cm"/>
          <chart:axis chart:dimension="x" chart:name="primary-x" chart:style-name="ch5" chartooo:axis-type="date">
            <chartooo:date-scale/>
            <chart:categories table:cell-range-address="'Stock Data'.B2:'Stock Data'.B5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tock Data'.F2:'Stock Data'.F518" chart:label-cell-address="'Stock Data'.F1:'Stock Data'.F1" chart:class="chart:line">
            <chart:data-point chart:repeated="517"/>
          </chart:series>
          <chart:series chart:style-name="ch9" chart:values-cell-range-address="'Stock Data'.J2:'Stock Data'.J518" chart:label-cell-address="'Stock Data'.J1:'Stock Data'.J1" chart:class="chart:line">
            <chart:data-point chart:repeated="5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'Stock Data'.F1:'Stock Data'.F1</svg:desc>
                </draw:g>
              </table:table-cell>
              <table:table-cell office:value-type="string">
                <text:p>100d SMA</text:p>
                <draw:g>
                  <svg:desc>'Stock Data'.J1:'Stock Data'.J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'Stock Data'.B2:'Stock Data'.B518</svg:desc>
                </draw:g>
              </table:table-cell>
              <table:table-cell office:value-type="float" office:value="102.36">
                <text:p>102.36</text:p>
                <draw:g>
                  <svg:desc>'Stock Data'.F2:'Stock Data'.F518</svg:desc>
                </draw:g>
              </table:table-cell>
              <table:table-cell office:value-type="float" office:value="NaN">
                <text:p>NaN</text:p>
                <draw:g>
                  <svg:desc>'Stock Data'.J2:'Stock Data'.J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03.22">
                <text:p>10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02.32">
                <text:p>10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02.63">
                <text:p>10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00.92">
                <text:p>10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99.67">
                <text:p>99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98.69">
                <text:p>98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98.67">
                <text:p>9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99.95">
                <text:p>9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97.69">
                <text:p>97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96.98">
                <text:p>9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96.8">
                <text:p>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96.95">
                <text:p>9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96.82">
                <text:p>96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97.91">
                <text:p>9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99.6">
                <text:p>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02.13">
                <text:p>10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03.13">
                <text:p>10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04.85">
                <text:p>10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02.81">
                <text:p>10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02.39">
                <text:p>102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01.97">
                <text:p>10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01.55">
                <text:p>10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02.25">
                <text:p>10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02.22">
                <text:p>102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03.97">
                <text:p>103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01.77">
                <text:p>101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3.17">
                <text:p>10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1.34">
                <text:p>101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0.84">
                <text:p>10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3.73">
                <text:p>10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03.73">
                <text:p>10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02.75">
                <text:p>10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04.85">
                <text:p>10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04.76">
                <text:p>104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03.84">
                <text:p>10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04.25">
                <text:p>10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04.03">
                <text:p>104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04.32">
                <text:p>10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04.52">
                <text:p>104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05.84">
                <text:p>10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04.36">
                <text:p>10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05.64">
                <text:p>105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06.77">
                <text:p>10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07.37">
                <text:p>107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08.38">
                <text:p>10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09.02">
                <text:p>109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08.32">
                <text:p>10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09.53">
                <text:p>109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11.47">
                <text:p>11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11.27">
                <text:p>11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12.3">
                <text:p>1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13.09">
                <text:p>113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12.99">
                <text:p>112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13.49">
                <text:p>11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13.49">
                <text:p>11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14.65">
                <text:p>11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13.79">
                <text:p>11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14.97">
                <text:p>114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16.24">
                <text:p>11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16.99">
                <text:p>116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19.28">
                <text:p>11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19.3">
                <text:p>1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19.72">
                <text:p>119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21.37">
                <text:p>121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20.55">
                <text:p>12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21.18">
                <text:p>121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22.2">
                <text:p>1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21.79">
                <text:p>12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20.37">
                <text:p>12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19.68">
                <text:p>11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18.69">
                <text:p>118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18.63">
                <text:p>11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18.52">
                <text:p>118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19.88">
                <text:p>119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20.56">
                <text:p>12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21.03">
                <text:p>121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21.05">
                <text:p>12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21.33">
                <text:p>121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17.96">
                <text:p>117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19.64">
                <text:p>119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18.27">
                <text:p>118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16.03">
                <text:p>116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16.24">
                <text:p>11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16.75">
                <text:p>11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16.17">
                <text:p>116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16.15">
                <text:p>116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18.44">
                <text:p>11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17.96">
                <text:p>117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17.91">
                <text:p>11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17.67">
                <text:p>11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18.58">
                <text:p>11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17.87">
                <text:p>117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19.64">
                <text:p>119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18.67">
                <text:p>11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17.85">
                <text:p>117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15.48">
                <text:p>115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13.51">
                <text:p>113.51</text:p>
              </table:table-cell>
              <table:table-cell office:value-type="float" office:value="110.1124">
                <text:p>110.1124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13.42">
                <text:p>113.42</text:p>
              </table:table-cell>
              <table:table-cell office:value-type="float" office:value="110.223">
                <text:p>110.223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14.86">
                <text:p>114.86</text:p>
              </table:table-cell>
              <table:table-cell office:value-type="float" office:value="110.3394">
                <text:p>110.3394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13.63">
                <text:p>113.63</text:p>
              </table:table-cell>
              <table:table-cell office:value-type="float" office:value="110.4525">
                <text:p>110.4525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13.99">
                <text:p>113.99</text:p>
              </table:table-cell>
              <table:table-cell office:value-type="float" office:value="110.5661">
                <text:p>110.5661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17.26">
                <text:p>117.26</text:p>
              </table:table-cell>
              <table:table-cell office:value-type="float" office:value="110.7295">
                <text:p>110.7295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14.45">
                <text:p>114.45</text:p>
              </table:table-cell>
              <table:table-cell office:value-type="float" office:value="110.8773">
                <text:p>110.8773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12.67">
                <text:p>112.67</text:p>
              </table:table-cell>
              <table:table-cell office:value-type="float" office:value="111.0171">
                <text:p>111.0171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13.12">
                <text:p>113.12</text:p>
              </table:table-cell>
              <table:table-cell office:value-type="float" office:value="111.1616">
                <text:p>111.1616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13.97">
                <text:p>113.97</text:p>
              </table:table-cell>
              <table:table-cell office:value-type="float" office:value="111.3018">
                <text:p>111.301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12.75">
                <text:p>112.75</text:p>
              </table:table-cell>
              <table:table-cell office:value-type="float" office:value="111.4524">
                <text:p>111.452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13.08">
                <text:p>113.08</text:p>
              </table:table-cell>
              <table:table-cell office:value-type="float" office:value="111.6134">
                <text:p>111.6134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12.17">
                <text:p>112.17</text:p>
              </table:table-cell>
              <table:table-cell office:value-type="float" office:value="111.7671">
                <text:p>111.7671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10.93">
                <text:p>110.93</text:p>
              </table:table-cell>
              <table:table-cell office:value-type="float" office:value="111.9069">
                <text:p>111.9069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10.04">
                <text:p>110.04</text:p>
              </table:table-cell>
              <table:table-cell office:value-type="float" office:value="112.0391">
                <text:p>112.0391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09.11">
                <text:p>109.11</text:p>
              </table:table-cell>
              <table:table-cell office:value-type="float" office:value="112.1511">
                <text:p>112.1511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08.36">
                <text:p>108.36</text:p>
              </table:table-cell>
              <table:table-cell office:value-type="float" office:value="112.2387">
                <text:p>112.2387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09.38">
                <text:p>109.38</text:p>
              </table:table-cell>
              <table:table-cell office:value-type="float" office:value="112.3112">
                <text:p>112.3112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11.74">
                <text:p>111.74</text:p>
              </table:table-cell>
              <table:table-cell office:value-type="float" office:value="112.3986">
                <text:p>112.398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10.76">
                <text:p>110.76</text:p>
              </table:table-cell>
              <table:table-cell office:value-type="float" office:value="112.4749">
                <text:p>112.4749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14.05">
                <text:p>114.05</text:p>
              </table:table-cell>
              <table:table-cell office:value-type="float" office:value="112.5669">
                <text:p>112.566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14.37">
                <text:p>114.37</text:p>
              </table:table-cell>
              <table:table-cell office:value-type="float" office:value="112.6825">
                <text:p>112.6825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14.41">
                <text:p>114.41</text:p>
              </table:table-cell>
              <table:table-cell office:value-type="float" office:value="112.8027">
                <text:p>112.8027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14.9">
                <text:p>114.9</text:p>
              </table:table-cell>
              <table:table-cell office:value-type="float" office:value="112.932">
                <text:p>112.93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15.12">
                <text:p>115.12</text:p>
              </table:table-cell>
              <table:table-cell office:value-type="float" office:value="113.0677">
                <text:p>113.0677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14.96">
                <text:p>114.96</text:p>
              </table:table-cell>
              <table:table-cell office:value-type="float" office:value="113.1948">
                <text:p>113.1948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14.18">
                <text:p>114.18</text:p>
              </table:table-cell>
              <table:table-cell office:value-type="float" office:value="113.3144">
                <text:p>113.314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14.76">
                <text:p>114.76</text:p>
              </table:table-cell>
              <table:table-cell office:value-type="float" office:value="113.4223">
                <text:p>113.422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13.37">
                <text:p>113.37</text:p>
              </table:table-cell>
              <table:table-cell office:value-type="float" office:value="113.5383">
                <text:p>113.5383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12.18">
                <text:p>112.18</text:p>
              </table:table-cell>
              <table:table-cell office:value-type="float" office:value="113.6284">
                <text:p>113.6284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10.94">
                <text:p>110.94</text:p>
              </table:table-cell>
              <table:table-cell office:value-type="float" office:value="113.7244">
                <text:p>113.724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11.92">
                <text:p>111.92</text:p>
              </table:table-cell>
              <table:table-cell office:value-type="float" office:value="113.8352">
                <text:p>113.8352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13.25">
                <text:p>113.25</text:p>
              </table:table-cell>
              <table:table-cell office:value-type="float" office:value="113.9304">
                <text:p>113.9304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13.27">
                <text:p>113.27</text:p>
              </table:table-cell>
              <table:table-cell office:value-type="float" office:value="114.0258">
                <text:p>114.0258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15.21">
                <text:p>115.21</text:p>
              </table:table-cell>
              <table:table-cell office:value-type="float" office:value="114.1504">
                <text:p>114.1504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16.04">
                <text:p>116.04</text:p>
              </table:table-cell>
              <table:table-cell office:value-type="float" office:value="114.2623">
                <text:p>114.2623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17.64">
                <text:p>117.64</text:p>
              </table:table-cell>
              <table:table-cell office:value-type="float" office:value="114.3911">
                <text:p>114.3911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18.8">
                <text:p>118.8</text:p>
              </table:table-cell>
              <table:table-cell office:value-type="float" office:value="114.5407">
                <text:p>114.5407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16.07">
                <text:p>116.07</text:p>
              </table:table-cell>
              <table:table-cell office:value-type="float" office:value="114.6589">
                <text:p>114.6589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5.27">
                <text:p>115.27</text:p>
              </table:table-cell>
              <table:table-cell office:value-type="float" office:value="114.7713">
                <text:p>114.7713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13.41">
                <text:p>113.41</text:p>
              </table:table-cell>
              <table:table-cell office:value-type="float" office:value="114.8622">
                <text:p>114.8622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15.01">
                <text:p>115.01</text:p>
              </table:table-cell>
              <table:table-cell office:value-type="float" office:value="114.9671">
                <text:p>114.9671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17.43">
                <text:p>117.43</text:p>
              </table:table-cell>
              <table:table-cell office:value-type="float" office:value="115.083">
                <text:p>115.08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17.33">
                <text:p>117.33</text:p>
              </table:table-cell>
              <table:table-cell office:value-type="float" office:value="115.2127">
                <text:p>115.2127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16.1">
                <text:p>116.1</text:p>
              </table:table-cell>
              <table:table-cell office:value-type="float" office:value="115.3173">
                <text:p>115.3173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18.17">
                <text:p>118.17</text:p>
              </table:table-cell>
              <table:table-cell office:value-type="float" office:value="115.4313">
                <text:p>115.4313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18.59">
                <text:p>118.59</text:p>
              </table:table-cell>
              <table:table-cell office:value-type="float" office:value="115.5435">
                <text:p>115.5435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16.95">
                <text:p>116.95</text:p>
              </table:table-cell>
              <table:table-cell office:value-type="float" office:value="115.6292">
                <text:p>115.629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16.88">
                <text:p>116.88</text:p>
              </table:table-cell>
              <table:table-cell office:value-type="float" office:value="115.7078">
                <text:p>115.7078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14.77">
                <text:p>114.77</text:p>
              </table:table-cell>
              <table:table-cell office:value-type="float" office:value="115.7723">
                <text:p>115.7723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14.16">
                <text:p>114.16</text:p>
              </table:table-cell>
              <table:table-cell office:value-type="float" office:value="115.8186">
                <text:p>115.8186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15.68">
                <text:p>115.68</text:p>
              </table:table-cell>
              <table:table-cell office:value-type="float" office:value="115.8607">
                <text:p>115.8607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17.89">
                <text:p>117.89</text:p>
              </table:table-cell>
              <table:table-cell office:value-type="float" office:value="115.9269">
                <text:p>115.9269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18.85">
                <text:p>118.85</text:p>
              </table:table-cell>
              <table:table-cell office:value-type="float" office:value="115.9924">
                <text:p>115.992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19">
                <text:p>119</text:p>
              </table:table-cell>
              <table:table-cell office:value-type="float" office:value="116.0515">
                <text:p>116.0515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17.86">
                <text:p>117.86</text:p>
              </table:table-cell>
              <table:table-cell office:value-type="float" office:value="116.1002">
                <text:p>116.1002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18.95">
                <text:p>118.95</text:p>
              </table:table-cell>
              <table:table-cell office:value-type="float" office:value="116.1548">
                <text:p>116.1548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18.73">
                <text:p>118.73</text:p>
              </table:table-cell>
              <table:table-cell office:value-type="float" office:value="116.2072">
                <text:p>116.2072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18.17">
                <text:p>118.17</text:p>
              </table:table-cell>
              <table:table-cell office:value-type="float" office:value="116.2424">
                <text:p>116.2424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18.53">
                <text:p>118.53</text:p>
              </table:table-cell>
              <table:table-cell office:value-type="float" office:value="116.2898">
                <text:p>116.2898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14.58">
                <text:p>114.58</text:p>
              </table:table-cell>
              <table:table-cell office:value-type="float" office:value="116.2859">
                <text:p>116.2859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13.85">
                <text:p>113.85</text:p>
              </table:table-cell>
              <table:table-cell office:value-type="float" office:value="116.262">
                <text:p>116.26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14.73">
                <text:p>114.73</text:p>
              </table:table-cell>
              <table:table-cell office:value-type="float" office:value="116.2394">
                <text:p>116.2394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16.32">
                <text:p>116.32</text:p>
              </table:table-cell>
              <table:table-cell office:value-type="float" office:value="116.2098">
                <text:p>116.2098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18.81">
                <text:p>118.81</text:p>
              </table:table-cell>
              <table:table-cell office:value-type="float" office:value="116.2049">
                <text:p>116.2049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17.68">
                <text:p>117.68</text:p>
              </table:table-cell>
              <table:table-cell office:value-type="float" office:value="116.1845">
                <text:p>116.1845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16.52">
                <text:p>116.52</text:p>
              </table:table-cell>
              <table:table-cell office:value-type="float" office:value="116.136">
                <text:p>116.136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18.13">
                <text:p>118.13</text:p>
              </table:table-cell>
              <table:table-cell office:value-type="float" office:value="116.1118">
                <text:p>116.1118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17.94">
                <text:p>117.94</text:p>
              </table:table-cell>
              <table:table-cell office:value-type="float" office:value="116.0794">
                <text:p>116.0794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15.47">
                <text:p>115.47</text:p>
              </table:table-cell>
              <table:table-cell office:value-type="float" office:value="116.0121">
                <text:p>116.0121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14.06">
                <text:p>114.06</text:p>
              </table:table-cell>
              <table:table-cell office:value-type="float" office:value="115.9348">
                <text:p>115.9348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13.17">
                <text:p>113.17</text:p>
              </table:table-cell>
              <table:table-cell office:value-type="float" office:value="115.8628">
                <text:p>115.8628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12.64">
                <text:p>112.64</text:p>
              </table:table-cell>
              <table:table-cell office:value-type="float" office:value="115.7924">
                <text:p>115.7924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15.01">
                <text:p>115.01</text:p>
              </table:table-cell>
              <table:table-cell office:value-type="float" office:value="115.7556">
                <text:p>115.7556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10.82">
                <text:p>110.82</text:p>
              </table:table-cell>
              <table:table-cell office:value-type="float" office:value="115.6775">
                <text:p>115.6775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09.72">
                <text:p>109.72</text:p>
              </table:table-cell>
              <table:table-cell office:value-type="float" office:value="115.5895">
                <text:p>115.5895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11.23">
                <text:p>111.23</text:p>
              </table:table-cell>
              <table:table-cell office:value-type="float" office:value="115.503">
                <text:p>115.503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11.15">
                <text:p>111.15</text:p>
              </table:table-cell>
              <table:table-cell office:value-type="float" office:value="115.4089">
                <text:p>115.4089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12.71">
                <text:p>112.71</text:p>
              </table:table-cell>
              <table:table-cell office:value-type="float" office:value="115.3257">
                <text:p>115.3257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14.18">
                <text:p>114.18</text:p>
              </table:table-cell>
              <table:table-cell office:value-type="float" office:value="115.257">
                <text:p>115.257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14.58">
                <text:p>114.58</text:p>
              </table:table-cell>
              <table:table-cell office:value-type="float" office:value="115.1895">
                <text:p>115.1895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16">
                <text:p>116</text:p>
              </table:table-cell>
              <table:table-cell office:value-type="float" office:value="115.1699">
                <text:p>115.1699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15.27">
                <text:p>115.27</text:p>
              </table:table-cell>
              <table:table-cell office:value-type="float" office:value="115.1262">
                <text:p>115.1262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17.36">
                <text:p>117.36</text:p>
              </table:table-cell>
              <table:table-cell office:value-type="float" office:value="115.1171">
                <text:p>115.1171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17.05">
                <text:p>117.05</text:p>
              </table:table-cell>
              <table:table-cell office:value-type="float" office:value="115.1273">
                <text:p>115.1273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14.77">
                <text:p>114.77</text:p>
              </table:table-cell>
              <table:table-cell office:value-type="float" office:value="115.1126">
                <text:p>115.112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12.8">
                <text:p>112.8</text:p>
              </table:table-cell>
              <table:table-cell office:value-type="float" office:value="115.0806">
                <text:p>115.0806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15.82">
                <text:p>115.82</text:p>
              </table:table-cell>
              <table:table-cell office:value-type="float" office:value="115.0713">
                <text:p>115.0713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17.22">
                <text:p>117.22</text:p>
              </table:table-cell>
              <table:table-cell office:value-type="float" office:value="115.0818">
                <text:p>115.0818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19.93">
                <text:p>119.93</text:p>
              </table:table-cell>
              <table:table-cell office:value-type="float" office:value="115.1196">
                <text:p>115.119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21.52">
                <text:p>121.52</text:p>
              </table:table-cell>
              <table:table-cell office:value-type="float" office:value="115.1504">
                <text:p>115.1504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22.58">
                <text:p>122.58</text:p>
              </table:table-cell>
              <table:table-cell office:value-type="float" office:value="115.1966">
                <text:p>115.1966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24.83">
                <text:p>124.83</text:p>
              </table:table-cell>
              <table:table-cell office:value-type="float" office:value="115.2658">
                <text:p>115.265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25.37">
                <text:p>125.37</text:p>
              </table:table-cell>
              <table:table-cell office:value-type="float" office:value="115.3428">
                <text:p>115.3428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22.04">
                <text:p>122.04</text:p>
              </table:table-cell>
              <table:table-cell office:value-type="float" office:value="115.3774">
                <text:p>115.3774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22.09">
                <text:p>122.09</text:p>
              </table:table-cell>
              <table:table-cell office:value-type="float" office:value="115.4196">
                <text:p>115.4196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23.14">
                <text:p>123.14</text:p>
              </table:table-cell>
              <table:table-cell office:value-type="float" office:value="115.4546">
                <text:p>115.4546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23.61">
                <text:p>123.61</text:p>
              </table:table-cell>
              <table:table-cell office:value-type="float" office:value="115.504">
                <text:p>115.504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24.08">
                <text:p>124.08</text:p>
              </table:table-cell>
              <table:table-cell office:value-type="float" office:value="115.5663">
                <text:p>115.5663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20.35">
                <text:p>120.35</text:p>
              </table:table-cell>
              <table:table-cell office:value-type="float" office:value="115.615">
                <text:p>115.615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20.66">
                <text:p>120.66</text:p>
              </table:table-cell>
              <table:table-cell office:value-type="float" office:value="115.6865">
                <text:p>115.6865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20.35">
                <text:p>120.35</text:p>
              </table:table-cell>
              <table:table-cell office:value-type="float" office:value="115.7558">
                <text:p>115.7558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20.01">
                <text:p>120.01</text:p>
              </table:table-cell>
              <table:table-cell office:value-type="float" office:value="115.8073">
                <text:p>115.8073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20.08">
                <text:p>120.08</text:p>
              </table:table-cell>
              <table:table-cell office:value-type="float" office:value="115.8718">
                <text:p>115.8718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20.7">
                <text:p>120.7</text:p>
              </table:table-cell>
              <table:table-cell office:value-type="float" office:value="115.9389">
                <text:p>115.9389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20.27">
                <text:p>120.27</text:p>
              </table:table-cell>
              <table:table-cell office:value-type="float" office:value="115.969">
                <text:p>115.969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19.59">
                <text:p>119.59</text:p>
              </table:table-cell>
              <table:table-cell office:value-type="float" office:value="116.0204">
                <text:p>116.020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19.49">
                <text:p>119.49</text:p>
              </table:table-cell>
              <table:table-cell office:value-type="float" office:value="116.0886">
                <text:p>116.0886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18.9">
                <text:p>118.9</text:p>
              </table:table-cell>
              <table:table-cell office:value-type="float" office:value="116.1464">
                <text:p>116.1464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17.28">
                <text:p>117.28</text:p>
              </table:table-cell>
              <table:table-cell office:value-type="float" office:value="116.1795">
                <text:p>116.1795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16.69">
                <text:p>116.69</text:p>
              </table:table-cell>
              <table:table-cell office:value-type="float" office:value="116.2189">
                <text:p>116.2189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16.78">
                <text:p>116.78</text:p>
              </table:table-cell>
              <table:table-cell office:value-type="float" office:value="116.2559">
                <text:p>116.2559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14.95">
                <text:p>114.95</text:p>
              </table:table-cell>
              <table:table-cell office:value-type="float" office:value="116.2837">
                <text:p>116.2837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18.61">
                <text:p>118.61</text:p>
              </table:table-cell>
              <table:table-cell office:value-type="float" office:value="116.3605">
                <text:p>116.360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18.96">
                <text:p>118.96</text:p>
              </table:table-cell>
              <table:table-cell office:value-type="float" office:value="116.4497">
                <text:p>116.4497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21">
                <text:p>121</text:p>
              </table:table-cell>
              <table:table-cell office:value-type="float" office:value="116.5686">
                <text:p>116.5686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21.15">
                <text:p>121.15</text:p>
              </table:table-cell>
              <table:table-cell office:value-type="float" office:value="116.6965">
                <text:p>116.6965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21.11">
                <text:p>121.11</text:p>
              </table:table-cell>
              <table:table-cell office:value-type="float" office:value="116.8138">
                <text:p>116.8138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20.47">
                <text:p>120.47</text:p>
              </table:table-cell>
              <table:table-cell office:value-type="float" office:value="116.9011">
                <text:p>116.9011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20.35">
                <text:p>120.35</text:p>
              </table:table-cell>
              <table:table-cell office:value-type="float" office:value="116.997">
                <text:p>116.997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21.47">
                <text:p>121.47</text:p>
              </table:table-cell>
              <table:table-cell office:value-type="float" office:value="117.0712">
                <text:p>117.0712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20.56">
                <text:p>120.56</text:p>
              </table:table-cell>
              <table:table-cell office:value-type="float" office:value="117.1331">
                <text:p>117.1331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19.31">
                <text:p>119.31</text:p>
              </table:table-cell>
              <table:table-cell office:value-type="float" office:value="117.1821">
                <text:p>117.1821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20.31">
                <text:p>120.31</text:p>
              </table:table-cell>
              <table:table-cell office:value-type="float" office:value="117.2362">
                <text:p>117.2362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18.63">
                <text:p>118.63</text:p>
              </table:table-cell>
              <table:table-cell office:value-type="float" office:value="117.2713">
                <text:p>117.2713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20.32">
                <text:p>120.32</text:p>
              </table:table-cell>
              <table:table-cell office:value-type="float" office:value="117.3249">
                <text:p>117.3249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21.93">
                <text:p>121.93</text:p>
              </table:table-cell>
              <table:table-cell office:value-type="float" office:value="117.4024">
                <text:p>117.4024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21.79">
                <text:p>121.79</text:p>
              </table:table-cell>
              <table:table-cell office:value-type="float" office:value="117.4727">
                <text:p>117.4727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19.97">
                <text:p>119.97</text:p>
              </table:table-cell>
              <table:table-cell office:value-type="float" office:value="117.5387">
                <text:p>117.5387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17.97">
                <text:p>117.97</text:p>
              </table:table-cell>
              <table:table-cell office:value-type="float" office:value="117.5966">
                <text:p>117.5966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17.66">
                <text:p>117.66</text:p>
              </table:table-cell>
              <table:table-cell office:value-type="float" office:value="117.6638">
                <text:p>117.6638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17.96">
                <text:p>117.96</text:p>
              </table:table-cell>
              <table:table-cell office:value-type="float" office:value="117.7242">
                <text:p>117.7242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17.85">
                <text:p>117.85</text:p>
              </table:table-cell>
              <table:table-cell office:value-type="float" office:value="117.7702">
                <text:p>117.7702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17.67">
                <text:p>117.67</text:p>
              </table:table-cell>
              <table:table-cell office:value-type="float" office:value="117.8142">
                <text:p>117.8142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14.28">
                <text:p>114.28</text:p>
              </table:table-cell>
              <table:table-cell office:value-type="float" office:value="117.8049">
                <text:p>117.8049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14.78">
                <text:p>114.78</text:p>
              </table:table-cell>
              <table:table-cell office:value-type="float" office:value="117.7923">
                <text:p>117.7923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13.57">
                <text:p>113.57</text:p>
              </table:table-cell>
              <table:table-cell office:value-type="float" office:value="117.7516">
                <text:p>117.7516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12.9">
                <text:p>112.9</text:p>
              </table:table-cell>
              <table:table-cell office:value-type="float" office:value="117.6926">
                <text:p>117.6926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12.67">
                <text:p>112.67</text:p>
              </table:table-cell>
              <table:table-cell office:value-type="float" office:value="117.6586">
                <text:p>117.6586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11.92">
                <text:p>111.92</text:p>
              </table:table-cell>
              <table:table-cell office:value-type="float" office:value="117.6251">
                <text:p>117.6251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11.82">
                <text:p>111.82</text:p>
              </table:table-cell>
              <table:table-cell office:value-type="float" office:value="117.6092">
                <text:p>117.6092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10.84">
                <text:p>110.84</text:p>
              </table:table-cell>
              <table:table-cell office:value-type="float" office:value="117.5675">
                <text:p>117.5675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08.47">
                <text:p>108.47</text:p>
              </table:table-cell>
              <table:table-cell office:value-type="float" office:value="117.4779">
                <text:p>117.4779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08.01">
                <text:p>108.01</text:p>
              </table:table-cell>
              <table:table-cell office:value-type="float" office:value="117.3847">
                <text:p>117.3847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06.42">
                <text:p>106.42</text:p>
              </table:table-cell>
              <table:table-cell office:value-type="float" office:value="117.2879">
                <text:p>117.2879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05.51">
                <text:p>105.51</text:p>
              </table:table-cell>
              <table:table-cell office:value-type="float" office:value="117.1613">
                <text:p>117.1613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05.87">
                <text:p>105.87</text:p>
              </table:table-cell>
              <table:table-cell office:value-type="float" office:value="117.0341">
                <text:p>117.0341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06.3">
                <text:p>106.3</text:p>
              </table:table-cell>
              <table:table-cell office:value-type="float" office:value="116.9276">
                <text:p>116.9276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06.4">
                <text:p>106.4</text:p>
              </table:table-cell>
              <table:table-cell office:value-type="float" office:value="116.8228">
                <text:p>116.8228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06.49">
                <text:p>106.49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06.48">
                <text:p>106.48</text:p>
              </table:table-cell>
              <table:table-cell office:value-type="float" office:value="116.6632">
                <text:p>116.6632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05.76">
                <text:p>105.76</text:p>
              </table:table-cell>
              <table:table-cell office:value-type="float" office:value="116.564">
                <text:p>116.564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07.57">
                <text:p>107.57</text:p>
              </table:table-cell>
              <table:table-cell office:value-type="float" office:value="116.4608">
                <text:p>116.4608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07.31">
                <text:p>107.31</text:p>
              </table:table-cell>
              <table:table-cell office:value-type="float" office:value="116.3454">
                <text:p>116.3454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07.86">
                <text:p>107.86</text:p>
              </table:table-cell>
              <table:table-cell office:value-type="float" office:value="116.234">
                <text:p>116.234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07.74">
                <text:p>107.74</text:p>
              </table:table-cell>
              <table:table-cell office:value-type="float" office:value="116.1328">
                <text:p>116.1328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08.75">
                <text:p>108.75</text:p>
              </table:table-cell>
              <table:table-cell office:value-type="float" office:value="116.0308">
                <text:p>116.0308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06.93">
                <text:p>106.93</text:p>
              </table:table-cell>
              <table:table-cell office:value-type="float" office:value="115.9128">
                <text:p>115.9128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06.54">
                <text:p>106.54</text:p>
              </table:table-cell>
              <table:table-cell office:value-type="float" office:value="115.7965">
                <text:p>115.7965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09.29">
                <text:p>109.29</text:p>
              </table:table-cell>
              <table:table-cell office:value-type="float" office:value="115.7041">
                <text:p>115.7041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09.72">
                <text:p>109.72</text:p>
              </table:table-cell>
              <table:table-cell office:value-type="float" office:value="115.6555">
                <text:p>115.6555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11.51">
                <text:p>111.51</text:p>
              </table:table-cell>
              <table:table-cell office:value-type="float" office:value="115.6321">
                <text:p>115.6321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11.32">
                <text:p>111.32</text:p>
              </table:table-cell>
              <table:table-cell office:value-type="float" office:value="115.598">
                <text:p>115.598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12.32">
                <text:p>112.32</text:p>
              </table:table-cell>
              <table:table-cell office:value-type="float" office:value="115.558">
                <text:p>115.558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11.47">
                <text:p>111.47</text:p>
              </table:table-cell>
              <table:table-cell office:value-type="float" office:value="115.4846">
                <text:p>115.4846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09.53">
                <text:p>109.53</text:p>
              </table:table-cell>
              <table:table-cell office:value-type="float" office:value="115.4031">
                <text:p>115.4031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10.15">
                <text:p>110.15</text:p>
              </table:table-cell>
              <table:table-cell office:value-type="float" office:value="115.3394">
                <text:p>115.3394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08.66">
                <text:p>108.66</text:p>
              </table:table-cell>
              <table:table-cell office:value-type="float" office:value="115.2447">
                <text:p>115.2447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10.17">
                <text:p>110.17</text:p>
              </table:table-cell>
              <table:table-cell office:value-type="float" office:value="115.167">
                <text:p>115.167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08.04">
                <text:p>108.04</text:p>
              </table:table-cell>
              <table:table-cell office:value-type="float" office:value="115.0927">
                <text:p>115.0927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08.67">
                <text:p>108.67</text:p>
              </table:table-cell>
              <table:table-cell office:value-type="float" office:value="115.0388">
                <text:p>115.0388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09.57">
                <text:p>109.57</text:p>
              </table:table-cell>
              <table:table-cell office:value-type="float" office:value="115.0028">
                <text:p>115.0028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06.83">
                <text:p>106.83</text:p>
              </table:table-cell>
              <table:table-cell office:value-type="float" office:value="114.9447">
                <text:p>114.9447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07.09">
                <text:p>107.09</text:p>
              </table:table-cell>
              <table:table-cell office:value-type="float" office:value="114.8655">
                <text:p>114.8655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09.96">
                <text:p>109.96</text:p>
              </table:table-cell>
              <table:table-cell office:value-type="float" office:value="114.8569">
                <text:p>114.8569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09.88">
                <text:p>109.88</text:p>
              </table:table-cell>
              <table:table-cell office:value-type="float" office:value="114.8585">
                <text:p>114.8585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08.43">
                <text:p>108.43</text:p>
              </table:table-cell>
              <table:table-cell office:value-type="float" office:value="114.8305">
                <text:p>114.8305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08.89">
                <text:p>108.89</text:p>
              </table:table-cell>
              <table:table-cell office:value-type="float" office:value="114.8079">
                <text:p>114.8079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10.97">
                <text:p>110.97</text:p>
              </table:table-cell>
              <table:table-cell office:value-type="float" office:value="114.7905">
                <text:p>114.7905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11.67">
                <text:p>111.67</text:p>
              </table:table-cell>
              <table:table-cell office:value-type="float" office:value="114.7654">
                <text:p>114.7654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07.35">
                <text:p>107.35</text:p>
              </table:table-cell>
              <table:table-cell office:value-type="float" office:value="114.6931">
                <text:p>114.6931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08.13">
                <text:p>108.13</text:p>
              </table:table-cell>
              <table:table-cell office:value-type="float" office:value="114.6144">
                <text:p>114.6144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08.24">
                <text:p>108.24</text:p>
              </table:table-cell>
              <table:table-cell office:value-type="float" office:value="114.5441">
                <text:p>114.5441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10.14">
                <text:p>110.14</text:p>
              </table:table-cell>
              <table:table-cell office:value-type="float" office:value="114.4719">
                <text:p>114.4719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10.3">
                <text:p>110.3</text:p>
              </table:table-cell>
              <table:table-cell office:value-type="float" office:value="114.4044">
                <text:p>114.4044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12">
                <text:p>112</text:p>
              </table:table-cell>
              <table:table-cell office:value-type="float" office:value="114.3767">
                <text:p>114.3767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10.69">
                <text:p>110.69</text:p>
              </table:table-cell>
              <table:table-cell office:value-type="float" office:value="114.3556">
                <text:p>114.3556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11.27">
                <text:p>111.27</text:p>
              </table:table-cell>
              <table:table-cell office:value-type="float" office:value="114.3101">
                <text:p>114.3101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09.73">
                <text:p>109.73</text:p>
              </table:table-cell>
              <table:table-cell office:value-type="float" office:value="114.2352">
                <text:p>114.2352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09.46">
                <text:p>109.46</text:p>
              </table:table-cell>
              <table:table-cell office:value-type="float" office:value="114.1305">
                <text:p>114.1305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10.15">
                <text:p>110.15</text:p>
              </table:table-cell>
              <table:table-cell office:value-type="float" office:value="114.0168">
                <text:p>114.0168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11.33">
                <text:p>111.33</text:p>
              </table:table-cell>
              <table:table-cell office:value-type="float" office:value="113.9043">
                <text:p>113.9043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07.76">
                <text:p>107.76</text:p>
              </table:table-cell>
              <table:table-cell office:value-type="float" office:value="113.7336">
                <text:p>113.7336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07.54">
                <text:p>107.54</text:p>
              </table:table-cell>
              <table:table-cell office:value-type="float" office:value="113.5553">
                <text:p>113.5553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05.44">
                <text:p>105.44</text:p>
              </table:table-cell>
              <table:table-cell office:value-type="float" office:value="113.3893">
                <text:p>113.3893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07.62">
                <text:p>107.62</text:p>
              </table:table-cell>
              <table:table-cell office:value-type="float" office:value="113.2446">
                <text:p>113.2446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09.02">
                <text:p>109.02</text:p>
              </table:table-cell>
              <table:table-cell office:value-type="float" office:value="113.1034">
                <text:p>113.1034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11.8">
                <text:p>111.8</text:p>
              </table:table-cell>
              <table:table-cell office:value-type="float" office:value="112.9853">
                <text:p>112.9853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09.16">
                <text:p>109.16</text:p>
              </table:table-cell>
              <table:table-cell office:value-type="float" office:value="112.8361">
                <text:p>112.8361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09.13">
                <text:p>109.13</text:p>
              </table:table-cell>
              <table:table-cell office:value-type="float" office:value="112.7239">
                <text:p>112.7239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08.67">
                <text:p>108.67</text:p>
              </table:table-cell>
              <table:table-cell office:value-type="float" office:value="112.604">
                <text:p>112.604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11.9">
                <text:p>111.9</text:p>
              </table:table-cell>
              <table:table-cell office:value-type="float" office:value="112.5195">
                <text:p>112.5195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13.76">
                <text:p>113.76</text:p>
              </table:table-cell>
              <table:table-cell office:value-type="float" office:value="112.457">
                <text:p>112.457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13.64">
                <text:p>113.64</text:p>
              </table:table-cell>
              <table:table-cell office:value-type="float" office:value="112.3926">
                <text:p>112.3926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15.41">
                <text:p>115.41</text:p>
              </table:table-cell>
              <table:table-cell office:value-type="float" office:value="112.3397">
                <text:p>112.3397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15.9">
                <text:p>115.9</text:p>
              </table:table-cell>
              <table:table-cell office:value-type="float" office:value="112.296">
                <text:p>112.296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15.5">
                <text:p>115.5</text:p>
              </table:table-cell>
              <table:table-cell office:value-type="float" office:value="112.2551">
                <text:p>112.2551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15.8">
                <text:p>115.8</text:p>
              </table:table-cell>
              <table:table-cell office:value-type="float" office:value="112.2182">
                <text:p>112.2182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16.59">
                <text:p>116.59</text:p>
              </table:table-cell>
              <table:table-cell office:value-type="float" office:value="112.1951">
                <text:p>112.1951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18.27">
                <text:p>118.27</text:p>
              </table:table-cell>
              <table:table-cell office:value-type="float" office:value="112.205">
                <text:p>112.20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17.89">
                <text:p>117.89</text:p>
              </table:table-cell>
              <table:table-cell office:value-type="float" office:value="112.217">
                <text:p>112.217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17.73">
                <text:p>117.73</text:p>
              </table:table-cell>
              <table:table-cell office:value-type="float" office:value="112.2265">
                <text:p>112.2265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18.93">
                <text:p>118.93</text:p>
              </table:table-cell>
              <table:table-cell office:value-type="float" office:value="112.2663">
                <text:p>112.2663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19.04">
                <text:p>119.04</text:p>
              </table:table-cell>
              <table:table-cell office:value-type="float" office:value="112.2706">
                <text:p>112.2706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18.67">
                <text:p>118.67</text:p>
              </table:table-cell>
              <table:table-cell office:value-type="float" office:value="112.2677">
                <text:p>112.2677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12.43">
                <text:p>112.43</text:p>
              </table:table-cell>
              <table:table-cell office:value-type="float" office:value="112.182">
                <text:p>112.182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04.34">
                <text:p>104.34</text:p>
              </table:table-cell>
              <table:table-cell office:value-type="float" office:value="112.0139">
                <text:p>112.013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02.94">
                <text:p>102.94</text:p>
              </table:table-cell>
              <table:table-cell office:value-type="float" office:value="111.8322">
                <text:p>111.8322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00.77">
                <text:p>100.77</text:p>
              </table:table-cell>
              <table:table-cell office:value-type="float" office:value="111.6352">
                <text:p>111.6352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05.8">
                <text:p>105.8</text:p>
              </table:table-cell>
              <table:table-cell office:value-type="float" office:value="111.4897">
                <text:p>111.4897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99.93">
                <text:p>99.93</text:p>
              </table:table-cell>
              <table:table-cell office:value-type="float" office:value="111.2743">
                <text:p>111.2743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03.14">
                <text:p>103.14</text:p>
              </table:table-cell>
              <table:table-cell office:value-type="float" office:value="111.1001">
                <text:p>111.1001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03.39">
                <text:p>103.39</text:p>
              </table:table-cell>
              <table:table-cell office:value-type="float" office:value="110.9409">
                <text:p>110.9409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03.1">
                <text:p>103.1</text:p>
              </table:table-cell>
              <table:table-cell office:value-type="float" office:value="110.7688">
                <text:p>110.7688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04.19">
                <text:p>104.19</text:p>
              </table:table-cell>
              <table:table-cell office:value-type="float" office:value="110.6244">
                <text:p>110.6244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06.92">
                <text:p>106.92</text:p>
              </table:table-cell>
              <table:table-cell office:value-type="float" office:value="110.4904">
                <text:p>110.4904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05.35">
                <text:p>105.35</text:p>
              </table:table-cell>
              <table:table-cell office:value-type="float" office:value="110.3246">
                <text:p>110.3246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08.3">
                <text:p>108.3</text:p>
              </table:table-cell>
              <table:table-cell office:value-type="float" office:value="110.1897">
                <text:p>110.1897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07.37">
                <text:p>107.37</text:p>
              </table:table-cell>
              <table:table-cell office:value-type="float" office:value="110.0637">
                <text:p>110.0637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08.63">
                <text:p>108.63</text:p>
              </table:table-cell>
              <table:table-cell office:value-type="float" office:value="109.9703">
                <text:p>109.9703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08.57">
                <text:p>108.57</text:p>
              </table:table-cell>
              <table:table-cell office:value-type="float" office:value="109.8794">
                <text:p>109.8794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08.63">
                <text:p>108.63</text:p>
              </table:table-cell>
              <table:table-cell office:value-type="float" office:value="109.7861">
                <text:p>109.7861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08.36">
                <text:p>108.36</text:p>
              </table:table-cell>
              <table:table-cell office:value-type="float" office:value="109.6912">
                <text:p>109.6912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05.63">
                <text:p>105.63</text:p>
              </table:table-cell>
              <table:table-cell office:value-type="float" office:value="109.5708">
                <text:p>109.5708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05.78">
                <text:p>105.78</text:p>
              </table:table-cell>
              <table:table-cell office:value-type="float" office:value="109.4858">
                <text:p>109.4858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06.21">
                <text:p>106.21</text:p>
              </table:table-cell>
              <table:table-cell office:value-type="float" office:value="109.4001">
                <text:p>109.4001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03.27">
                <text:p>103.27</text:p>
              </table:table-cell>
              <table:table-cell office:value-type="float" office:value="109.2971">
                <text:p>109.2971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04.71">
                <text:p>104.71</text:p>
              </table:table-cell>
              <table:table-cell office:value-type="float" office:value="109.2152">
                <text:p>109.2152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04.61">
                <text:p>104.61</text:p>
              </table:table-cell>
              <table:table-cell office:value-type="float" office:value="109.1346">
                <text:p>109.1346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06.07">
                <text:p>106.07</text:p>
              </table:table-cell>
              <table:table-cell office:value-type="float" office:value="109.0761">
                <text:p>109.0761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07.31">
                <text:p>107.31</text:p>
              </table:table-cell>
              <table:table-cell office:value-type="float" office:value="109.031">
                <text:p>109.031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09.16">
                <text:p>109.16</text:p>
              </table:table-cell>
              <table:table-cell office:value-type="float" office:value="109.0142">
                <text:p>109.0142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09.46">
                <text:p>109.46</text:p>
              </table:table-cell>
              <table:table-cell office:value-type="float" office:value="109.0241">
                <text:p>109.0241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08.48">
                <text:p>108.48</text:p>
              </table:table-cell>
              <table:table-cell office:value-type="float" office:value="109.0288">
                <text:p>109.0288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08.58">
                <text:p>108.58</text:p>
              </table:table-cell>
              <table:table-cell office:value-type="float" office:value="109.0504">
                <text:p>109.0504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08.19">
                <text:p>108.19</text:p>
              </table:table-cell>
              <table:table-cell office:value-type="float" office:value="109.0772">
                <text:p>109.0772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06.47">
                <text:p>106.47</text:p>
              </table:table-cell>
              <table:table-cell office:value-type="float" office:value="109.0832">
                <text:p>109.0832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04.95">
                <text:p>104.95</text:p>
              </table:table-cell>
              <table:table-cell office:value-type="float" office:value="109.0697">
                <text:p>109.0697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03.66">
                <text:p>103.66</text:p>
              </table:table-cell>
              <table:table-cell office:value-type="float" office:value="109.0423">
                <text:p>109.0423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02.97">
                <text:p>102.97</text:p>
              </table:table-cell>
              <table:table-cell office:value-type="float" office:value="109.0071">
                <text:p>109.0071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03.03">
                <text:p>103.03</text:p>
              </table:table-cell>
              <table:table-cell office:value-type="float" office:value="108.9726">
                <text:p>108.9726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03.52">
                <text:p>103.52</text:p>
              </table:table-cell>
              <table:table-cell office:value-type="float" office:value="108.9502">
                <text:p>108.9502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02.11">
                <text:p>102.11</text:p>
              </table:table-cell>
              <table:table-cell office:value-type="float" office:value="108.8956">
                <text:p>108.8956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02.69">
                <text:p>102.69</text:p>
              </table:table-cell>
              <table:table-cell office:value-type="float" office:value="108.8494">
                <text:p>108.8494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02.3">
                <text:p>102.3</text:p>
              </table:table-cell>
              <table:table-cell office:value-type="float" office:value="108.7938">
                <text:p>108.7938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03.05">
                <text:p>103.05</text:p>
              </table:table-cell>
              <table:table-cell office:value-type="float" office:value="108.7469">
                <text:p>108.7469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03.8">
                <text:p>103.8</text:p>
              </table:table-cell>
              <table:table-cell office:value-type="float" office:value="108.6974">
                <text:p>108.6974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02.3">
                <text:p>102.3</text:p>
              </table:table-cell>
              <table:table-cell office:value-type="float" office:value="108.6511">
                <text:p>108.6511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01.83">
                <text:p>101.83</text:p>
              </table:table-cell>
              <table:table-cell office:value-type="float" office:value="108.604">
                <text:p>108.604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04.27">
                <text:p>104.27</text:p>
              </table:table-cell>
              <table:table-cell office:value-type="float" office:value="108.5538">
                <text:p>108.5538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04.97">
                <text:p>104.97</text:p>
              </table:table-cell>
              <table:table-cell office:value-type="float" office:value="108.5063">
                <text:p>108.5063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07.22">
                <text:p>107.22</text:p>
              </table:table-cell>
              <table:table-cell office:value-type="float" office:value="108.4634">
                <text:p>108.4634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09.31">
                <text:p>109.31</text:p>
              </table:table-cell>
              <table:table-cell office:value-type="float" office:value="108.4433">
                <text:p>108.4433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09.73">
                <text:p>109.73</text:p>
              </table:table-cell>
              <table:table-cell office:value-type="float" office:value="108.4174">
                <text:p>108.4174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12.12">
                <text:p>112.12</text:p>
              </table:table-cell>
              <table:table-cell office:value-type="float" office:value="108.4239">
                <text:p>108.4239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12.48">
                <text:p>112.48</text:p>
              </table:table-cell>
              <table:table-cell office:value-type="float" office:value="108.4534">
                <text:p>108.4534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14">
                <text:p>114</text:p>
              </table:table-cell>
              <table:table-cell office:value-type="float" office:value="108.4919">
                <text:p>108.4919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13.19">
                <text:p>113.19</text:p>
              </table:table-cell>
              <table:table-cell office:value-type="float" office:value="108.5372">
                <text:p>108.5372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14.7">
                <text:p>114.7</text:p>
              </table:table-cell>
              <table:table-cell office:value-type="float" office:value="108.5825">
                <text:p>108.5825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11.74">
                <text:p>111.74</text:p>
              </table:table-cell>
              <table:table-cell office:value-type="float" office:value="108.6195">
                <text:p>108.6195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08.34">
                <text:p>108.34</text:p>
              </table:table-cell>
              <table:table-cell office:value-type="float" office:value="108.6162">
                <text:p>108.6162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08.37">
                <text:p>108.37</text:p>
              </table:table-cell>
              <table:table-cell office:value-type="float" office:value="108.6042">
                <text:p>108.6042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09.99">
                <text:p>109.99</text:p>
              </table:table-cell>
              <table:table-cell office:value-type="float" office:value="108.6358">
                <text:p>108.6358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09.38">
                <text:p>109.38</text:p>
              </table:table-cell>
              <table:table-cell office:value-type="float" office:value="108.6587">
                <text:p>108.6587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07.8">
                <text:p>107.8</text:p>
              </table:table-cell>
              <table:table-cell office:value-type="float" office:value="108.6371">
                <text:p>108.6371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09.24">
                <text:p>109.24</text:p>
              </table:table-cell>
              <table:table-cell office:value-type="float" office:value="108.6307">
                <text:p>108.6307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11.05">
                <text:p>111.05</text:p>
              </table:table-cell>
              <table:table-cell office:value-type="float" office:value="108.6569">
                <text:p>108.6569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12.2">
                <text:p>112.2</text:p>
              </table:table-cell>
              <table:table-cell office:value-type="float" office:value="108.69">
                <text:p>108.69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11.11">
                <text:p>111.11</text:p>
              </table:table-cell>
              <table:table-cell office:value-type="float" office:value="108.6914">
                <text:p>108.6914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14.19">
                <text:p>114.19</text:p>
              </table:table-cell>
              <table:table-cell office:value-type="float" office:value="108.7166">
                <text:p>108.7166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13.8">
                <text:p>113.8</text:p>
              </table:table-cell>
              <table:table-cell office:value-type="float" office:value="108.7811">
                <text:p>108.7811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14.93">
                <text:p>114.93</text:p>
              </table:table-cell>
              <table:table-cell office:value-type="float" office:value="108.8491">
                <text:p>108.8491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15.43">
                <text:p>115.43</text:p>
              </table:table-cell>
              <table:table-cell office:value-type="float" office:value="108.921">
                <text:p>108.921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13.92">
                <text:p>113.92</text:p>
              </table:table-cell>
              <table:table-cell office:value-type="float" office:value="108.9588">
                <text:p>108.9588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12.91">
                <text:p>112.91</text:p>
              </table:table-cell>
              <table:table-cell office:value-type="float" office:value="108.9849">
                <text:p>108.9849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12.23">
                <text:p>112.23</text:p>
              </table:table-cell>
              <table:table-cell office:value-type="float" office:value="108.9872">
                <text:p>108.9872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11.66">
                <text:p>111.66</text:p>
              </table:table-cell>
              <table:table-cell office:value-type="float" office:value="108.9969">
                <text:p>108.9969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07.77">
                <text:p>107.77</text:p>
              </table:table-cell>
              <table:table-cell office:value-type="float" office:value="108.9619">
                <text:p>108.9619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08.05">
                <text:p>108.05</text:p>
              </table:table-cell>
              <table:table-cell office:value-type="float" office:value="108.9451">
                <text:p>108.9451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08.54">
                <text:p>108.54</text:p>
              </table:table-cell>
              <table:table-cell office:value-type="float" office:value="108.9359">
                <text:p>108.9359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09.93">
                <text:p>109.93</text:p>
              </table:table-cell>
              <table:table-cell office:value-type="float" office:value="108.9337">
                <text:p>108.9337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10.79">
                <text:p>110.79</text:p>
              </table:table-cell>
              <table:table-cell office:value-type="float" office:value="108.9283">
                <text:p>108.9283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10.4">
                <text:p>110.4</text:p>
              </table:table-cell>
              <table:table-cell office:value-type="float" office:value="108.9547">
                <text:p>108.9547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11.44">
                <text:p>111.44</text:p>
              </table:table-cell>
              <table:table-cell office:value-type="float" office:value="108.9937">
                <text:p>108.9937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12.88">
                <text:p>112.88</text:p>
              </table:table-cell>
              <table:table-cell office:value-type="float" office:value="109.0681">
                <text:p>109.0681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11.9">
                <text:p>111.9</text:p>
              </table:table-cell>
              <table:table-cell office:value-type="float" office:value="109.1109">
                <text:p>109.1109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11.64">
                <text:p>111.64</text:p>
              </table:table-cell>
              <table:table-cell office:value-type="float" office:value="109.1371">
                <text:p>109.1371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09.64">
                <text:p>109.64</text:p>
              </table:table-cell>
              <table:table-cell office:value-type="float" office:value="109.1155">
                <text:p>109.1155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07.37">
                <text:p>107.37</text:p>
              </table:table-cell>
              <table:table-cell office:value-type="float" office:value="109.0976">
                <text:p>109.0976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07.24">
                <text:p>107.24</text:p>
              </table:table-cell>
              <table:table-cell office:value-type="float" office:value="109.0787">
                <text:p>109.0787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06.51">
                <text:p>106.51</text:p>
              </table:table-cell>
              <table:table-cell office:value-type="float" office:value="109.0571">
                <text:p>109.0571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05.95">
                <text:p>105.95</text:p>
              </table:table-cell>
              <table:table-cell office:value-type="float" office:value="108.9976">
                <text:p>108.9976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06.8">
                <text:p>106.8</text:p>
              </table:table-cell>
              <table:table-cell office:value-type="float" office:value="108.928">
                <text:p>108.928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05.83">
                <text:p>105.83</text:p>
              </table:table-cell>
              <table:table-cell office:value-type="float" office:value="108.8499">
                <text:p>108.8499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06.13">
                <text:p>106.13</text:p>
              </table:table-cell>
              <table:table-cell office:value-type="float" office:value="108.7571">
                <text:p>108.7571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07.6">
                <text:p>107.6</text:p>
              </table:table-cell>
              <table:table-cell office:value-type="float" office:value="108.6741">
                <text:p>108.6741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07.38">
                <text:p>107.38</text:p>
              </table:table-cell>
              <table:table-cell office:value-type="float" office:value="108.5929">
                <text:p>108.5929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06.49">
                <text:p>106.49</text:p>
              </table:table-cell>
              <table:table-cell office:value-type="float" office:value="108.4998">
                <text:p>108.4998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06.72">
                <text:p>106.72</text:p>
              </table:table-cell>
              <table:table-cell office:value-type="float" office:value="108.4011">
                <text:p>108.4011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07.42">
                <text:p>107.42</text:p>
              </table:table-cell>
              <table:table-cell office:value-type="float" office:value="108.2926">
                <text:p>108.2926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08.53">
                <text:p>108.53</text:p>
              </table:table-cell>
              <table:table-cell office:value-type="float" office:value="108.199">
                <text:p>108.199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09.23">
                <text:p>109.23</text:p>
              </table:table-cell>
              <table:table-cell office:value-type="float" office:value="108.114">
                <text:p>108.114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11.28">
                <text:p>111.28</text:p>
              </table:table-cell>
              <table:table-cell office:value-type="float" office:value="108.0375">
                <text:p>108.0375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11.74">
                <text:p>111.74</text:p>
              </table:table-cell>
              <table:table-cell office:value-type="float" office:value="107.9645">
                <text:p>107.9645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11.49">
                <text:p>111.49</text:p>
              </table:table-cell>
              <table:table-cell office:value-type="float" office:value="107.8927">
                <text:p>107.8927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12.75">
                <text:p>112.75</text:p>
              </table:table-cell>
              <table:table-cell office:value-type="float" office:value="107.8959">
                <text:p>107.8959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13.35">
                <text:p>113.35</text:p>
              </table:table-cell>
              <table:table-cell office:value-type="float" office:value="107.986">
                <text:p>107.986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14.29">
                <text:p>114.29</text:p>
              </table:table-cell>
              <table:table-cell office:value-type="float" office:value="108.0995">
                <text:p>108.0995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14.69">
                <text:p>114.69</text:p>
              </table:table-cell>
              <table:table-cell office:value-type="float" office:value="108.2387">
                <text:p>108.2387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11.91">
                <text:p>111.91</text:p>
              </table:table-cell>
              <table:table-cell office:value-type="float" office:value="108.2998">
                <text:p>108.2998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12.4">
                <text:p>112.4</text:p>
              </table:table-cell>
              <table:table-cell office:value-type="float" office:value="108.4245">
                <text:p>108.4245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09.23">
                <text:p>109.23</text:p>
              </table:table-cell>
              <table:table-cell office:value-type="float" office:value="108.4854">
                <text:p>108.4854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09.85">
                <text:p>109.85</text:p>
              </table:table-cell>
              <table:table-cell office:value-type="float" office:value="108.55">
                <text:p>108.55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10.65">
                <text:p>110.65</text:p>
              </table:table-cell>
              <table:table-cell office:value-type="float" office:value="108.6255">
                <text:p>108.6255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12.5">
                <text:p>112.5</text:p>
              </table:table-cell>
              <table:table-cell office:value-type="float" office:value="108.7086">
                <text:p>108.7086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12.14">
                <text:p>112.14</text:p>
              </table:table-cell>
              <table:table-cell office:value-type="float" office:value="108.7608">
                <text:p>108.7608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12.16">
                <text:p>112.16</text:p>
              </table:table-cell>
              <table:table-cell office:value-type="float" office:value="108.8289">
                <text:p>108.8289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12.35">
                <text:p>112.35</text:p>
              </table:table-cell>
              <table:table-cell office:value-type="float" office:value="108.8694">
                <text:p>108.8694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14.68">
                <text:p>114.68</text:p>
              </table:table-cell>
              <table:table-cell office:value-type="float" office:value="108.9425">
                <text:p>108.9425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15.29">
                <text:p>115.29</text:p>
              </table:table-cell>
              <table:table-cell office:value-type="float" office:value="109.0091">
                <text:p>109.0091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13.93">
                <text:p>113.93</text:p>
              </table:table-cell>
              <table:table-cell office:value-type="float" office:value="109.0627">
                <text:p>109.0627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12.82">
                <text:p>112.82</text:p>
              </table:table-cell>
              <table:table-cell office:value-type="float" office:value="109.1046">
                <text:p>109.1046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12.02">
                <text:p>112.02</text:p>
              </table:table-cell>
              <table:table-cell office:value-type="float" office:value="109.1412">
                <text:p>109.1412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13.95">
                <text:p>113.95</text:p>
              </table:table-cell>
              <table:table-cell office:value-type="float" office:value="109.2244">
                <text:p>109.2244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14.56">
                <text:p>114.56</text:p>
              </table:table-cell>
              <table:table-cell office:value-type="float" office:value="109.3122">
                <text:p>109.3122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15.59">
                <text:p>115.59</text:p>
              </table:table-cell>
              <table:table-cell office:value-type="float" office:value="109.406">
                <text:p>109.406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17.22">
                <text:p>117.22</text:p>
              </table:table-cell>
              <table:table-cell office:value-type="float" office:value="109.5455">
                <text:p>109.5455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14.22">
                <text:p>114.22</text:p>
              </table:table-cell>
              <table:table-cell office:value-type="float" office:value="109.6406">
                <text:p>109.6406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12.75">
                <text:p>112.75</text:p>
              </table:table-cell>
              <table:table-cell office:value-type="float" office:value="109.722">
                <text:p>109.722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11.99">
                <text:p>111.99</text:p>
              </table:table-cell>
              <table:table-cell office:value-type="float" office:value="109.7812">
                <text:p>109.7812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11.29">
                <text:p>111.29</text:p>
              </table:table-cell>
              <table:table-cell office:value-type="float" office:value="109.821">
                <text:p>109.821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13.26">
                <text:p>113.26</text:p>
              </table:table-cell>
              <table:table-cell office:value-type="float" office:value="109.862">
                <text:p>109.862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14.2">
                <text:p>114.2</text:p>
              </table:table-cell>
              <table:table-cell office:value-type="float" office:value="109.9094">
                <text:p>109.9094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14.26">
                <text:p>114.26</text:p>
              </table:table-cell>
              <table:table-cell office:value-type="float" office:value="109.9672">
                <text:p>109.9672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14.02">
                <text:p>114.02</text:p>
              </table:table-cell>
              <table:table-cell office:value-type="float" office:value="110.0216">
                <text:p>110.0216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12.91">
                <text:p>112.91</text:p>
              </table:table-cell>
              <table:table-cell office:value-type="float" office:value="110.0688">
                <text:p>110.0688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10.73">
                <text:p>110.73</text:p>
              </table:table-cell>
              <table:table-cell office:value-type="float" office:value="110.1114">
                <text:p>110.1114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12.24">
                <text:p>112.24</text:p>
              </table:table-cell>
              <table:table-cell office:value-type="float" office:value="110.1843">
                <text:p>110.1843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12.29">
                <text:p>112.29</text:p>
              </table:table-cell>
              <table:table-cell office:value-type="float" office:value="110.2706">
                <text:p>110.2706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11.61">
                <text:p>111.61</text:p>
              </table:table-cell>
              <table:table-cell office:value-type="float" office:value="110.357">
                <text:p>110.357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10.64">
                <text:p>110.64</text:p>
              </table:table-cell>
              <table:table-cell office:value-type="float" office:value="110.4331">
                <text:p>110.4331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12.24">
                <text:p>112.24</text:p>
              </table:table-cell>
              <table:table-cell office:value-type="float" office:value="110.5203">
                <text:p>110.5203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12.7">
                <text:p>112.7</text:p>
              </table:table-cell>
              <table:table-cell office:value-type="float" office:value="110.6262">
                <text:p>110.6262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12.71">
                <text:p>112.71</text:p>
              </table:table-cell>
              <table:table-cell office:value-type="float" office:value="110.7264">
                <text:p>110.7264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14.71">
                <text:p>114.71</text:p>
              </table:table-cell>
              <table:table-cell office:value-type="float" office:value="110.8505">
                <text:p>110.8505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15.98">
                <text:p>115.98</text:p>
              </table:table-cell>
              <table:table-cell office:value-type="float" office:value="110.9798">
                <text:p>110.9798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15.39">
                <text:p>115.39</text:p>
              </table:table-cell>
              <table:table-cell office:value-type="float" office:value="111.0957">
                <text:p>111.0957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15.94">
                <text:p>115.94</text:p>
              </table:table-cell>
              <table:table-cell office:value-type="float" office:value="111.2321">
                <text:p>111.2321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15.03">
                <text:p>115.03</text:p>
              </table:table-cell>
              <table:table-cell office:value-type="float" office:value="111.3641">
                <text:p>111.3641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16.45">
                <text:p>116.45</text:p>
              </table:table-cell>
              <table:table-cell office:value-type="float" office:value="111.4859">
                <text:p>111.4859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14.69">
                <text:p>114.69</text:p>
              </table:table-cell>
              <table:table-cell office:value-type="float" office:value="111.5831">
                <text:p>111.5831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14.36">
                <text:p>114.36</text:p>
              </table:table-cell>
              <table:table-cell office:value-type="float" office:value="111.6545">
                <text:p>111.6545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13.76">
                <text:p>113.76</text:p>
              </table:table-cell>
              <table:table-cell office:value-type="float" office:value="111.699">
                <text:p>111.699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14.14">
                <text:p>114.14</text:p>
              </table:table-cell>
              <table:table-cell office:value-type="float" office:value="111.7431">
                <text:p>111.7431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13.68">
                <text:p>113.68</text:p>
              </table:table-cell>
              <table:table-cell office:value-type="float" office:value="111.7587">
                <text:p>111.7587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14.5">
                <text:p>114.5</text:p>
              </table:table-cell>
              <table:table-cell office:value-type="float" office:value="111.7789">
                <text:p>111.7789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17.22">
                <text:p>117.22</text:p>
              </table:table-cell>
              <table:table-cell office:value-type="float" office:value="111.8111">
                <text:p>111.8111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18.22">
                <text:p>118.22</text:p>
              </table:table-cell>
              <table:table-cell office:value-type="float" office:value="111.8614">
                <text:p>111.8614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19.78">
                <text:p>119.78</text:p>
              </table:table-cell>
              <table:table-cell office:value-type="float" office:value="111.9122">
                <text:p>111.9122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18.12">
                <text:p>118.12</text:p>
              </table:table-cell>
              <table:table-cell office:value-type="float" office:value="111.976">
                <text:p>111.976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18.79">
                <text:p>118.79</text:p>
              </table:table-cell>
              <table:table-cell office:value-type="float" office:value="112.0805">
                <text:p>112.0805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19.29">
                <text:p>119.29</text:p>
              </table:table-cell>
              <table:table-cell office:value-type="float" office:value="112.1897">
                <text:p>112.1897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17.68">
                <text:p>117.68</text:p>
              </table:table-cell>
              <table:table-cell office:value-type="float" office:value="112.2666">
                <text:p>112.2666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19.03">
                <text:p>119.03</text:p>
              </table:table-cell>
              <table:table-cell office:value-type="float" office:value="112.3631">
                <text:p>112.3631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17.35">
                <text:p>117.35</text:p>
              </table:table-cell>
              <table:table-cell office:value-type="float" office:value="112.4586">
                <text:p>112.4586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17.02">
                <text:p>117.02</text:p>
              </table:table-cell>
              <table:table-cell office:value-type="float" office:value="112.5364">
                <text:p>112.5364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17.08">
                <text:p>117.08</text:p>
              </table:table-cell>
              <table:table-cell office:value-type="float" office:value="112.5967">
                <text:p>112.5967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15.97">
                <text:p>115.97</text:p>
              </table:table-cell>
              <table:table-cell office:value-type="float" office:value="112.6344">
                <text:p>112.6344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14.51">
                <text:p>114.51</text:p>
              </table:table-cell>
              <table:table-cell office:value-type="float" office:value="112.6684">
                <text:p>112.6684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14.77">
                <text:p>114.77</text:p>
              </table:table-cell>
              <table:table-cell office:value-type="float" office:value="112.6742">
                <text:p>112.6742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15.92">
                <text:p>115.92</text:p>
              </table:table-cell>
              <table:table-cell office:value-type="float" office:value="112.6954">
                <text:p>112.6954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16.63">
                <text:p>116.63</text:p>
              </table:table-cell>
              <table:table-cell office:value-type="float" office:value="112.7124">
                <text:p>112.7124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15.38">
                <text:p>115.38</text:p>
              </table:table-cell>
              <table:table-cell office:value-type="float" office:value="112.7119">
                <text:p>112.7119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17.8">
                <text:p>117.8</text:p>
              </table:table-cell>
              <table:table-cell office:value-type="float" office:value="112.7507">
                <text:p>112.7507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17.14">
                <text:p>117.14</text:p>
              </table:table-cell>
              <table:table-cell office:value-type="float" office:value="112.793">
                <text:p>112.793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16.54">
                <text:p>116.54</text:p>
              </table:table-cell>
              <table:table-cell office:value-type="float" office:value="112.8361">
                <text:p>112.8361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15.98">
                <text:p>115.98</text:p>
              </table:table-cell>
              <table:table-cell office:value-type="float" office:value="112.8793">
                <text:p>112.879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18.25">
                <text:p>118.25</text:p>
              </table:table-cell>
              <table:table-cell office:value-type="float" office:value="112.9841">
                <text:p>112.9841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19.54">
                <text:p>119.54</text:p>
              </table:table-cell>
              <table:table-cell office:value-type="float" office:value="113.099">
                <text:p>113.099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19.54">
                <text:p>119.54</text:p>
              </table:table-cell>
              <table:table-cell office:value-type="float" office:value="113.209">
                <text:p>113.209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18.82">
                <text:p>118.82</text:p>
              </table:table-cell>
              <table:table-cell office:value-type="float" office:value="113.2979">
                <text:p>113.2979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17.76">
                <text:p>117.76</text:p>
              </table:table-cell>
              <table:table-cell office:value-type="float" office:value="113.3676">
                <text:p>113.3676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14.68">
                <text:p>114.68</text:p>
              </table:table-cell>
              <table:table-cell office:value-type="float" office:value="113.4104">
                <text:p>113.4104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17.41">
                <text:p>117.41</text:p>
              </table:table-cell>
              <table:table-cell office:value-type="float" office:value="113.4701">
                <text:p>113.4701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16.54">
                <text:p>116.54</text:p>
              </table:table-cell>
              <table:table-cell office:value-type="float" office:value="113.5067">
                <text:p>113.5067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16.69">
                <text:p>116.69</text:p>
              </table:table-cell>
              <table:table-cell office:value-type="float" office:value="113.5546">
                <text:p>113.5546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18.15">
                <text:p>118.15</text:p>
              </table:table-cell>
              <table:table-cell office:value-type="float" office:value="113.6197">
                <text:p>113.6197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19.42">
                <text:p>119.42</text:p>
              </table:table-cell>
              <table:table-cell office:value-type="float" office:value="113.7175">
                <text:p>113.7175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19.22">
                <text:p>119.22</text:p>
              </table:table-cell>
              <table:table-cell office:value-type="float" office:value="113.836">
                <text:p>113.836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19.11">
                <text:p>119.11</text:p>
              </table:table-cell>
              <table:table-cell office:value-type="float" office:value="113.9547">
                <text:p>113.9547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20.53">
                <text:p>120.53</text:p>
              </table:table-cell>
              <table:table-cell office:value-type="float" office:value="114.0949">
                <text:p>114.0949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20.99">
                <text:p>120.99</text:p>
              </table:table-cell>
              <table:table-cell office:value-type="float" office:value="114.2453">
                <text:p>114.2453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20.34">
                <text:p>120.34</text:p>
              </table:table-cell>
              <table:table-cell office:value-type="float" office:value="114.3807">
                <text:p>114.3807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22.65">
                <text:p>122.65</text:p>
              </table:table-cell>
              <table:table-cell office:value-type="float" office:value="114.5489">
                <text:p>114.5489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25.36">
                <text:p>125.36</text:p>
              </table:table-cell>
              <table:table-cell office:value-type="float" office:value="114.7412">
                <text:p>114.7412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21.05">
                <text:p>121.05</text:p>
              </table:table-cell>
              <table:table-cell office:value-type="float" office:value="114.8757">
                <text:p>114.8757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18.49">
                <text:p>118.49</text:p>
              </table:table-cell>
              <table:table-cell office:value-type="float" office:value="114.9868">
                <text:p>114.9868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22.91">
                <text:p>122.91</text:p>
              </table:table-cell>
              <table:table-cell office:value-type="float" office:value="115.151">
                <text:p>115.151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24.61">
                <text:p>124.61</text:p>
              </table:table-cell>
              <table:table-cell office:value-type="float" office:value="115.3299">
                <text:p>115.3299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24.03">
                <text:p>124.03</text:p>
              </table:table-cell>
              <table:table-cell office:value-type="float" office:value="115.496">
                <text:p>115.496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26.54">
                <text:p>126.54</text:p>
              </table:table-cell>
              <table:table-cell office:value-type="float" office:value="115.6761">
                <text:p>115.6761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30.2">
                <text:p>130.2</text:p>
              </table:table-cell>
              <table:table-cell office:value-type="float" office:value="115.8858">
                <text:p>115.8858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29.13">
                <text:p>129.13</text:p>
              </table:table-cell>
              <table:table-cell office:value-type="float" office:value="116.0643">
                <text:p>116.0643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29.89">
                <text:p>129.89</text:p>
              </table:table-cell>
              <table:table-cell office:value-type="float" office:value="116.2458">
                <text:p>116.2458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30.46">
                <text:p>130.46</text:p>
              </table:table-cell>
              <table:table-cell office:value-type="float" office:value="116.4355">
                <text:p>116.4355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33.61">
                <text:p>133.61</text:p>
              </table:table-cell>
              <table:table-cell office:value-type="float" office:value="116.6441">
                <text:p>116.644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33.64">
                <text:p>133.64</text:p>
              </table:table-cell>
              <table:table-cell office:value-type="float" office:value="116.847">
                <text:p>116.847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34.97">
                <text:p>134.97</text:p>
              </table:table-cell>
              <table:table-cell office:value-type="float" office:value="117.0538">
                <text:p>117.0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8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</office:automatic-styles>
  <office:body>
    <office:chart>
      <chart:chart svg:width="11.151cm" svg:height="7.942cm" xlink:href=".." xlink:type="simple" chart:class="chart:line" chart:style-name="ch1">
        <chart:title svg:x="2.917cm" svg:y="0.294cm" chart:style-name="ch2">
          <text:p>Weekly Average Forecast</text:p>
        </chart:title>
        <chart:subtitle svg:x="3.707cm" svg:y="1.231cm" chart:style-name="ch2">
          <text:p><text:span text:style-name="T1">( First Quarter 2026)</text:span></text:p>
        </chart:subtitle>
        <chart:plot-area chart:style-name="ch3" svg:x="0.223cm" svg:y="2.072cm" svg:width="10.705cm" svg:height="5.712cm">
          <chart:coordinate-region svg:x="1.609cm" svg:y="2.271cm" svg:width="9.319cm" svg:height="3.739cm"/>
          <chart:axis chart:dimension="x" chart:name="primary-x" chart:style-name="ch4" chartooo:axis-type="date">
            <chartooo:date-scale/>
            <chart:categories table:cell-range-address="'Pivot Table_Stock Data_1'.A2:'Pivot Table_Stock Data_1'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tock Data_1'.B2:'Pivot Table_Stock Data_1'.B120" chart:label-cell-address="'Pivot Table_Stock Data_1'.B1:'Pivot Table_Stock Data_1'.B1" chart:class="chart:line">
            <chart:data-point chart:repeated="119"/>
          </chart:series>
          <chart:series chart:style-name="ch8" chart:values-cell-range-address="'Pivot Table_Stock Data_1'.C2:'Pivot Table_Stock Data_1'.C120" chart:label-cell-address="'Pivot Table_Stock Data_1'.C1:'Pivot Table_Stock Data_1'.C1" chart:class="chart:line">
            <chart:data-point chart:repeated="119"/>
          </chart:series>
          <chart:series chart:style-name="ch9" chart:values-cell-range-address="'Pivot Table_Stock Data_1'.E2:'Pivot Table_Stock Data_1'.E120" chart:label-cell-address="'Pivot Table_Stock Data_1'.E1:'Pivot Table_Stock Data_1'.E1" chart:class="chart:line">
            <chart:data-point chart:repeated="119"/>
          </chart:series>
          <chart:series chart:style-name="ch10" chart:values-cell-range-address="'Pivot Table_Stock Data_1'.F2:'Pivot Table_Stock Data_1'.F120" chart:label-cell-address="'Pivot Table_Stock Data_1'.F1:'Pivot Table_Stock Data_1'.F1" chart:class="chart:line"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'Pivot Table_Stock Data_1'.B1:'Pivot Table_Stock Data_1'.B1</svg:desc>
                </draw:g>
              </table:table-cell>
              <table:table-cell office:value-type="string">
                <text:p>Forecast</text:p>
                <draw:g>
                  <svg:desc>'Pivot Table_Stock Data_1'.C1:'Pivot Table_Stock Data_1'.C1</svg:desc>
                </draw:g>
              </table:table-cell>
              <table:table-cell office:value-type="string">
                <text:p>Lower</text:p>
                <draw:g>
                  <svg:desc>'Pivot Table_Stock Data_1'.E1:'Pivot Table_Stock Data_1'.E1</svg:desc>
                </draw:g>
              </table:table-cell>
              <table:table-cell office:value-type="string">
                <text:p>Upper</text:p>
                <draw:g>
                  <svg:desc>'Pivot Table_Stock Data_1'.F1:'Pivot Table_Stock Data_1'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'Pivot Table_Stock Data_1'.A2:'Pivot Table_Stock Data_1'.A120</svg:desc>
                </draw:g>
              </table:table-cell>
              <table:table-cell office:value-type="float" office:value="102.6325">
                <text:p>102.6325</text:p>
                <draw:g>
                  <svg:desc>'Pivot Table_Stock Data_1'.B2:'Pivot Table_Stock Data_1'.B120</svg:desc>
                </draw:g>
              </table:table-cell>
              <table:table-cell office:value-type="float" office:value="NaN">
                <text:p>NaN</text:p>
                <draw:g>
                  <svg:desc>'Pivot Table_Stock Data_1'.C2:'Pivot Table_Stock Data_1'.C120</svg:desc>
                </draw:g>
              </table:table-cell>
              <table:table-cell office:value-type="float" office:value="NaN">
                <text:p>NaN</text:p>
                <draw:g>
                  <svg:desc>'Pivot Table_Stock Data_1'.E2:'Pivot Table_Stock Data_1'.E120</svg:desc>
                </draw:g>
              </table:table-cell>
              <table:table-cell office:value-type="float" office:value="NaN">
                <text:p>NaN</text:p>
                <draw:g>
                  <svg:desc>'Pivot Table_Stock Data_1'.F2:'Pivot Table_Stock Data_1'.F120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99.58">
                <text:p>99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97.105">
                <text:p>97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99.892">
                <text:p>99.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03.03">
                <text:p>10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02.352">
                <text:p>102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2.562">
                <text:p>102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04.05">
                <text:p>10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04.592">
                <text:p>104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06.504">
                <text:p>106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09.922">
                <text:p>109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13.072">
                <text:p>113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14.9125">
                <text:p>114.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19.332">
                <text:p>119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21.218">
                <text:p>121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19.08">
                <text:p>11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20.386">
                <text:p>120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17.236">
                <text:p>117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17.094">
                <text:p>117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18.334">
                <text:p>118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15.786">
                <text:p>11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14.935">
                <text:p>114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13.392">
                <text:p>113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11.066">
                <text:p>111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10.06">
                <text:p>11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14.57">
                <text:p>114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14.3175">
                <text:p>114.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12.312">
                <text:p>112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16.752">
                <text:p>116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5.69">
                <text:p>11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17.338">
                <text:p>117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16.27">
                <text:p>116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18.542">
                <text:p>118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15.602">
                <text:p>115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17.816">
                <text:p>117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13.835">
                <text:p>113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11.586">
                <text:p>11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14.548">
                <text:p>114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15.56">
                <text:p>11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21.216">
                <text:p>121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23.25">
                <text:p>1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21.09">
                <text:p>12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20.026">
                <text:p>12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16.92">
                <text:p>11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20.166">
                <text:p>12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20.432">
                <text:p>12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20.596">
                <text:p>120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18.39">
                <text:p>11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15.63">
                <text:p>11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12.03">
                <text:p>112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06.856">
                <text:p>106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06.4175">
                <text:p>106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07.125">
                <text:p>107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07.49">
                <text:p>107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10.832">
                <text:p>110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09.9525">
                <text:p>109.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08.656">
                <text:p>108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08.85">
                <text:p>108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09.272">
                <text:p>109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10.7825">
                <text:p>110.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10.388">
                <text:p>11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07.476">
                <text:p>107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10.132">
                <text:p>110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14.842">
                <text:p>114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17.256">
                <text:p>11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14.682">
                <text:p>114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02.516">
                <text:p>102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04.4">
                <text:p>10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07.644">
                <text:p>107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06.922">
                <text:p>106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05.194">
                <text:p>105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08.774">
                <text:p>108.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04.216">
                <text:p>104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02.655">
                <text:p>102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03.05">
                <text:p>10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08.67">
                <text:p>10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13.5925">
                <text:p>113.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09.564">
                <text:p>109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10.0725">
                <text:p>110.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13.892">
                <text:p>113.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11.698">
                <text:p>111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09.542">
                <text:p>109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11.5">
                <text:p>1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06.774">
                <text:p>106.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06.686">
                <text:p>106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08.636">
                <text:p>108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12.724">
                <text:p>112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12.0575">
                <text:p>112.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11.46">
                <text:p>111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13.814">
                <text:p>113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14.668">
                <text:p>114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12.702">
                <text:p>112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13.224">
                <text:p>113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11.804">
                <text:p>111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14.298">
                <text:p>114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15.294">
                <text:p>115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14.66">
                <text:p>114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18.84">
                <text:p>118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17.632">
                <text:p>117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15.2925">
                <text:p>115.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16.698">
                <text:p>116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18.426">
                <text:p>118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16.616">
                <text:p>116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18.975">
                <text:p>118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21.1275">
                <text:p>121.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22.484">
                <text:p>122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27.958">
                <text:p>127.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133.17">
                <text:p>13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NaN">
                <text:p>NaN</text:p>
              </table:table-cell>
              <table:table-cell office:value-type="float" office:value="135.582448440348">
                <text:p>135.582448440348</text:p>
              </table:table-cell>
              <table:table-cell office:value-type="float" office:value="130.887712202004">
                <text:p>130.887712202004</text:p>
              </table:table-cell>
              <table:table-cell office:value-type="float" office:value="140.277184678691">
                <text:p>140.277184678691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139.454780787661">
                <text:p>139.454780787661</text:p>
              </table:table-cell>
              <table:table-cell office:value-type="float" office:value="133.785466839785">
                <text:p>133.785466839785</text:p>
              </table:table-cell>
              <table:table-cell office:value-type="float" office:value="145.124094735538">
                <text:p>145.124094735538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144.491147647153">
                <text:p>144.491147647153</text:p>
              </table:table-cell>
              <table:table-cell office:value-type="float" office:value="137.767317580776">
                <text:p>137.767317580776</text:p>
              </table:table-cell>
              <table:table-cell office:value-type="float" office:value="151.214977713529">
                <text:p>151.214977713529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149.369775687421">
                <text:p>149.369775687421</text:p>
              </table:table-cell>
              <table:table-cell office:value-type="float" office:value="141.322843702293">
                <text:p>141.322843702293</text:p>
              </table:table-cell>
              <table:table-cell office:value-type="float" office:value="157.41670767255">
                <text:p>157.41670767255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153.921037538972">
                <text:p>153.921037538972</text:p>
              </table:table-cell>
              <table:table-cell office:value-type="float" office:value="144.770229652324">
                <text:p>144.770229652324</text:p>
              </table:table-cell>
              <table:table-cell office:value-type="float" office:value="163.071845425619">
                <text:p>163.071845425619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160.328621865271">
                <text:p>160.328621865271</text:p>
              </table:table-cell>
              <table:table-cell office:value-type="float" office:value="149.918963384344">
                <text:p>149.918963384344</text:p>
              </table:table-cell>
              <table:table-cell office:value-type="float" office:value="170.738280346198">
                <text:p>170.738280346198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164.205627549691">
                <text:p>164.205627549691</text:p>
              </table:table-cell>
              <table:table-cell office:value-type="float" office:value="152.397834694457">
                <text:p>152.397834694457</text:p>
              </table:table-cell>
              <table:table-cell office:value-type="float" office:value="176.013420404924">
                <text:p>176.013420404924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163.931946967817">
                <text:p>163.931946967817</text:p>
              </table:table-cell>
              <table:table-cell office:value-type="float" office:value="151.925807336276">
                <text:p>151.925807336276</text:p>
              </table:table-cell>
              <table:table-cell office:value-type="float" office:value="175.938086599358">
                <text:p>175.938086599358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165.83501797852">
                <text:p>165.83501797852</text:p>
              </table:table-cell>
              <table:table-cell office:value-type="float" office:value="152.709935341284">
                <text:p>152.709935341284</text:p>
              </table:table-cell>
              <table:table-cell office:value-type="float" office:value="178.960100615757">
                <text:p>178.960100615757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166.541641674415">
                <text:p>166.541641674415</text:p>
              </table:table-cell>
              <table:table-cell office:value-type="float" office:value="152.361056974962">
                <text:p>152.361056974962</text:p>
              </table:table-cell>
              <table:table-cell office:value-type="float" office:value="180.722226373869">
                <text:p>180.722226373869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168.358961927887">
                <text:p>168.358961927887</text:p>
              </table:table-cell>
              <table:table-cell office:value-type="float" office:value="153.103295753728">
                <text:p>153.103295753728</text:p>
              </table:table-cell>
              <table:table-cell office:value-type="float" office:value="183.614628102046">
                <text:p>183.6146281020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